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Source Sans Pro Paris2024&quot;" svg:font-family="'&quot;Source Sans Pro Paris2024&quot;'" style:font-pitch="variable"/>
    <style:font-face style:name="Arial1" svg:font-family="Arial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12.054cm"/>
    </style:style>
    <style:style style:name="co6" style:family="table-column">
      <style:table-column-properties fo:break-before="auto" style:column-width="38.44cm"/>
    </style:style>
    <style:style style:name="co21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5.562cm"/>
    </style:style>
    <style:style style:name="co8" style:family="table-column">
      <style:table-column-properties fo:break-before="auto" style:column-width="5.6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639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4.694cm"/>
    </style:style>
    <style:style style:name="co14" style:family="table-column">
      <style:table-column-properties fo:break-before="auto" style:column-width="12.241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4.58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6.16cm" fo:break-before="auto" style:use-optimal-row-height="true"/>
    </style:style>
    <style:style style:name="ro14" style:family="table-row">
      <style:table-row-properties style:row-height="5.95cm" fo:break-before="auto" style:use-optimal-row-height="true"/>
    </style:style>
    <style:style style:name="ro15" style:family="table-row">
      <style:table-row-properties style:row-height="5.316cm" fo:break-before="auto" style:use-optimal-row-height="true"/>
    </style:style>
    <style:style style:name="ro16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ta1" style:family="table" style:master-page-name="PageStyle_5f_Instructions_20_">
      <style:table-properties table:display="true" style:writing-mode="lr-tb"/>
    </style:style>
    <style:style style:name="ta3" style:family="table" style:master-page-name="PageStyle_5f_Venues">
      <style:table-properties table:display="true" style:writing-mode="lr-tb"/>
    </style:style>
    <style:style style:name="ta4" style:family="table" style:master-page-name="PageStyle_5f_Daily">
      <style:table-properties table:display="false" style:writing-mode="lr-tb"/>
    </style:style>
    <style:style style:name="ta8" style:family="table" style:master-page-name="PageStyle_5f_My_20_Picks">
      <style:table-properties table:display="true" style:writing-mode="lr-tb"/>
    </style:style>
    <style:style style:name="ta6" style:family="table" style:master-page-name="PageStyle_5f_GoogleCal.csv">
      <style:table-properties table:display="true" style:writing-mode="lr-tb"/>
    </style:style>
    <style:style style:name="ta7" style:family="table" style:master-page-name="PageStyle_5f_All_20_events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ext-style style:name="N100">
      <number:text-content/>
    </number:text-style>
    <number:date-style style:name="N8036" number:language="da" number:country="DK" number:automatic-order="true">
      <number:day number:style="long"/>
      <number:text>-</number:text>
      <number:month number:style="long"/>
      <number:text>-</number:text>
      <number:year number:style="long"/>
    </number:date-style>
    <number:text-style style:name="N8100" number:language="da" number:country="DK">
      <number:text-content/>
    </number:text-style>
    <style:style style:name="ce1" style:family="table-cell" style:parent-style-name="Excel_20_Built-in_20_Normal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999999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18" style:family="table-cell" style:parent-style-name="Excel_20_Built-in_20_Normal">
      <style:table-cell-properties fo:background-color="#f9f9f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&quot;Source Sans Pro Paris2024&quot;" fo:font-size="5pt" fo:font-style="normal" fo:text-shadow="none" style:text-underline-style="none" fo:font-weight="normal" style:font-size-asian="5pt" style:font-style-asian="normal" style:font-weight-asian="normal" style:font-name-complex="&quot;Source Sans Pro Paris2024&quot;" style:font-size-complex="5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19" style:family="table-cell" style:parent-style-name="Excel_20_Built-in_20_Normal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0" style:family="table-cell" style:parent-style-name="Excel_20_Built-in_20_Normal">
      <style:table-cell-properties fo:background-color="#999999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1" style:family="table-cell" style:parent-style-name="Excel_20_Built-in_20_Normal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25" style:family="table-cell" style:parent-style-name="Excel_20_Built-in_20_Normal">
      <style:text-properties fo:color="#000000" style:text-outline="false" style:text-line-through-style="none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31" style:family="table-cell" style:parent-style-name="Excel_20_Built-in_20_Normal" style:data-style-name="N108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32" style:family="table-cell" style:parent-style-name="Excel_20_Built-in_20_Normal" style:data-style-name="N108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bold" style:font-size-asian="5pt" style:font-style-asian="normal" style:font-weight-asian="bold" style:font-name-complex="Arial1" style:font-size-complex="5pt" style:font-style-complex="normal" style:font-weight-complex="bold"/>
    </style:style>
    <style:style style:name="ce35" style:family="table-cell" style:parent-style-name="Excel_20_Built-in_20_Normal" style:data-style-name="N109"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 style:data-style-name="N110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 style:data-style-name="N109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 style:data-style-name="N36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3" style:family="table-cell" style:parent-style-name="Excel_20_Built-in_20_Normal" style:data-style-name="N8036"/>
    <style:style style:name="ce44" style:family="table-cell" style:parent-style-name="Excel_20_Built-in_20_Normal" style:data-style-name="N100"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5" style:family="table-cell" style:parent-style-name="Excel_20_Built-in_20_Normal" style:data-style-name="N8100"/>
    <style:style style:name="ce4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7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ce48" style:family="table-cell" style:parent-style-name="Excel_20_Built-in_20_Normal" style:data-style-name="N8100">
      <style:text-properties fo:color="#000000" style:text-outline="false" style:text-line-through-style="none" style:font-name="Arial1" fo:font-size="5pt" fo:font-style="normal" fo:text-shadow="none" style:text-underline-style="none" fo:font-weight="normal" style:font-size-asian="5pt" style:font-style-asian="normal" style:font-weight-asian="normal" style:font-name-complex="Arial1" style:font-size-complex="5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Verdana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 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Instructions 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1. Go to share &amp; export &gt; save a copy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2. Filter to your favourite events in 'all events' tab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3. Copy and paste into 'my picks'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1" office:value-type="string">
            <text:p>Import to Google Calendar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1. Prepare file: move GoogleCal.csv to tab 1 position, download this document then open and save as CSV (or convert using Cloud Convertor)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<text:a xlink:href="https:/calendar.google.com/">2. Open Google Calendar from desktop (web)</text:a></text:p>
          </table:table-cell>
          <table:table-cell table:style-name="ce2" office:value-type="string">
            <text:p>(if on iPad or mobile, use desktop view)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3. Click settings &gt; change time zone to Paris (GMT+02:00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4. Click back to calendar &gt; other calendars + &gt; import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5. Click select file from your computer and select the .csv file. 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6. Choose which calendar to add the imported events to. I recommend creating a new calendar for this task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By default, events are imported into your primary calendar.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7. Change timezone back. Event times will now show based on where you are (your time zone settings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Import to iCal/Outlook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1. Follow the above (unless you have a paid app to convert .csv to .ics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2. Click the three dots next to the calendar your events are in, click setting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3. Scroll down to the section "integrate calendar" 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4. Copy the link under "secret address in iCal format."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5. Paste the link as directed by your other calendar application (for example, Outlook or Apple Calendar).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<text:a xlink:href="https:/cloudconvert.com/xlsx-to-csv">XLS TO CSV</text:a></text:p>
          </table:table-cell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ll events" table:style-name="ta7" table:print="false">
        <office:forms form:automatic-focus="false" form:apply-design-mode="false"/>
        <table:table-column table:style-name="co10" table:default-cell-style-name="ce43"/>
        <table:table-column table:style-name="co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ce45"/>
        <table:table-column table:style-name="co14" table:default-cell-style-name="ce45"/>
        <table:table-column table:style-name="co2" table:default-cell-style-name="ce45"/>
        <table:table-column table:style-name="co15" table:default-cell-style-name="ce45"/>
        <table:table-column table:style-name="co16" table:default-cell-style-name="ce45"/>
        <table:table-column table:style-name="co2" table:number-columns-repeated="1012" table:default-cell-style-name="Excel_20_Built-in_20_Normal"/>
        <table:table-column table:style-name="co2" table:number-columns-repeated="3" table:default-cell-style-name="Default"/>
        <table:table-row table:style-name="ro4">
          <table:table-cell table:style-name="ce42" office:value-type="string">
            <text:p>date</text:p>
          </table:table-cell>
          <table:table-cell table:style-name="ce9" office:value-type="string">
            <text:p>sport</text:p>
          </table:table-cell>
          <table:table-cell table:style-name="ce9" office:value-type="string">
            <text:p>event</text:p>
          </table:table-cell>
          <table:table-cell table:style-name="ce9" office:value-type="string">
            <text:p>time</text:p>
          </table:table-cell>
          <table:table-cell table:style-name="ce44" office:value-type="string">
            <text:p>venue</text:p>
          </table:table-cell>
          <table:table-cell table:style-name="ce44" office:value-type="string">
            <text:p>metro</text:p>
          </table:table-cell>
          <table:table-cell table:style-name="ce44" office:value-type="string">
            <text:p>start</text:p>
          </table:table-cell>
          <table:table-cell table:style-name="ce44" office:value-type="string">
            <text:p>end</text:p>
          </table:table-cell>
          <table:table-cell table:style-name="ce46" office:value-type="string">
            <text:p>detail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4">
            <text:p>24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Pool Rounds (Men’s)</text:p>
          </table:table-cell>
          <table:table-cell table:style-name="ce9" office:value-type="string">
            <text:p>1530-22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4">
            <text:p>24-07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Group Stage (Men’s)</text:p>
          </table:table-cell>
          <table:table-cell table:style-name="ce9" office:value-type="string">
            <text:p>1500-23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/>
          <table:table-cell table:style-name="ce44" office:value-type="string">
            <text:p>15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8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Preliminaries (Women’s)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Preliminaries (Women’s)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Preliminaries (Women’s)</text:p>
          </table:table-cell>
          <table:table-cell table:style-name="ce9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Pool Rounds (Men’s)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Placement Matches, Quarters (Men’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Group Stage (Women’s)</text:p>
          </table:table-cell>
          <table:table-cell table:style-name="ce9" office:value-type="string">
            <text:p>1700-23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6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Ranking Round (Women’s)</text:p>
          </table:table-cell>
          <table:table-cell table:style-name="ce9" office:value-type="string">
            <text:p>0930-1230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5">
            <text:p>25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Ranking Round (Men’s)</text:p>
          </table:table-cell>
          <table:table-cell table:style-name="ce9" office:value-type="string">
            <text:p>1415-171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4:15</text:p>
          </table:table-cell>
          <table:table-cell table:style-name="ce44" office:value-type="string">
            <text:p>17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6">
            <text:p>26-07-2024</text:p>
          </table:table-cell>
          <table:table-cell table:style-name="ce9" office:value-type="string">
            <text:p>Ceremony</text:p>
          </table:table-cell>
          <table:table-cell table:style-name="ce9" office:value-type="string">
            <text:p>Opening Ceremony</text:p>
          </table:table-cell>
          <table:table-cell table:style-name="ce9" office:value-type="string">
            <text:p>1830-2300</text:p>
          </table:table-cell>
          <table:table-cell table:style-name="ce44" table:number-columns-repeated="2"/>
          <table:table-cell table:style-name="ce44" office:value-type="string">
            <text:p>18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Canoe Slalom</text:p>
          </table:table-cell>
          <table:table-cell table:style-name="ce10" office:value-type="string">
            <text:p>Heats (M/W)</text:p>
          </table:table-cell>
          <table:table-cell table:style-name="ce10" office:value-type="string">
            <text:p>1500-191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9:10</text:p>
          </table:table-cell>
          <table:table-cell table:style-name="ce47" office:value-type="string">
            <text:p>M C1, W K1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Rowing</text:p>
          </table:table-cell>
          <table:table-cell table:style-name="ce10" office:value-type="string">
            <text:p>Heats (M/W)</text:p>
          </table:table-cell>
          <table:table-cell table:style-name="ce10" office:value-type="string">
            <text:p>0900-131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10</text:p>
          </table:table-cell>
          <table:table-cell table:style-name="ce47" office:value-type="string">
            <text:p>Single Sculls, Double Sculls, Quadruple Scull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omen’s -48kg, Men’s -60kg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 office:value-type="string">
            <text:p>Elimination &amp; Medal Round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omen’s -48kg, Men’s -60kg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Elimination &amp; Medal Round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Hockey</text:p>
          </table:table-cell>
          <table:table-cell table:style-name="ce10" office:value-type="string">
            <text:p>Pool Stage (M/W)</text:p>
          </table:table-cell>
          <table:table-cell table:style-name="ce10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Pool Stage (M/W)</text:p>
          </table:table-cell>
          <table:table-cell table:style-name="ce9" office:value-type="string">
            <text:p>1030-15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5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Pool Stage (M/W)</text:p>
          </table:table-cell>
          <table:table-cell table:style-name="ce9" office:value-type="string">
            <text:p>17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Pool Stage (M/W)</text:p>
          </table:table-cell>
          <table:table-cell table:style-name="ce9" office:value-type="string">
            <text:p>173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adminton</text:p>
          </table:table-cell>
          <table:table-cell table:style-name="ce10" office:value-type="string">
            <text:p>Group Stage (M/W/Mixed)</text:p>
          </table:table-cell>
          <table:table-cell table:style-name="ce10" office:value-type="string">
            <text:p>0830-1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2:00</text:p>
          </table:table-cell>
          <table:table-cell table:style-name="ce47" office:value-type="string">
            <text:p>Singles &amp; Doubl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adminton</text:p>
          </table:table-cell>
          <table:table-cell table:style-name="ce10" office:value-type="string">
            <text:p>Group Stage (M/W/Mixed)</text:p>
          </table:table-cell>
          <table:table-cell table:style-name="ce10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7" office:value-type="string">
            <text:p>Singles &amp; Doubl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adminton</text:p>
          </table:table-cell>
          <table:table-cell table:style-name="ce10" office:value-type="string">
            <text:p>Group Stage (M/W/Mixed)</text:p>
          </table:table-cell>
          <table:table-cell table:style-name="ce10" office:value-type="string">
            <text:p>1930-2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style-name="ce47" office:value-type="string">
            <text:p>Singles &amp; Doubl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Handball</text:p>
          </table:table-cell>
          <table:table-cell table:style-name="ce10" office:value-type="string">
            <text:p>Men’s Preliminaries</text:p>
          </table:table-cell>
          <table:table-cell table:style-name="ce10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Handball</text:p>
          </table:table-cell>
          <table:table-cell table:style-name="ce10" office:value-type="string">
            <text:p>Men’s Preliminaries</text:p>
          </table:table-cell>
          <table:table-cell table:style-name="ce10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Handball</text:p>
          </table:table-cell>
          <table:table-cell table:style-name="ce10" office:value-type="string">
            <text:p>Men’s Preliminaries</text:p>
          </table:table-cell>
          <table:table-cell table:style-name="ce10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Rugby Sevens</text:p>
          </table:table-cell>
          <table:table-cell table:style-name="ce10" office:value-type="string">
            <text:p>Placement Matches, Semis, Finals (M)</text:p>
          </table:table-cell>
          <table:table-cell table:style-name="ce10" office:value-type="string">
            <text:p>1430-20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20:4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Diving</text:p>
          </table:table-cell>
          <table:table-cell table:style-name="ce10" office:value-type="string">
            <text:p>Women’s Synchro 3m Springboard Final</text:p>
          </table:table-cell>
          <table:table-cell table:style-name="ce10" office:value-type="string">
            <text:p>11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2:00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 (2 matches)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 (2 matches)</text:p>
          </table:table-cell>
          <table:table-cell table:style-name="ce9" office:value-type="string">
            <text:p>1830-21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oxing</text:p>
          </table:table-cell>
          <table:table-cell table:style-name="ce10" office:value-type="string">
            <text:p>Round of 32 or 16 (W/M)</text:p>
          </table:table-cell>
          <table:table-cell table:style-name="ce10" office:value-type="string">
            <text:p>1530-175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55</text:p>
          </table:table-cell>
          <table:table-cell table:style-name="ce47" office:value-type="string">
            <text:p>W 54kg, W 60kg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oxing</text:p>
          </table:table-cell>
          <table:table-cell table:style-name="ce10" office:value-type="string">
            <text:p>Round of 32 or 16 (W/M)</text:p>
          </table:table-cell>
          <table:table-cell table:style-name="ce10" office:value-type="string">
            <text:p>2000-225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55</text:p>
          </table:table-cell>
          <table:table-cell table:style-name="ce47" office:value-type="string">
            <text:p>M 63.5kg, M 80kg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900-23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Suzanne Lenglen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Simonne Mathieu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Outside court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preliminary round, Mixed doubles round of 16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1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M/W round 1</text:p>
          </table:table-cell>
          <table:table-cell table:style-name="ce9" office:value-type="string">
            <text:p>1900-04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04:30</text:p>
          </table:table-cell>
          <table:table-cell table:style-name="ce46" office:value-type="string">
            <text:p>0700-1630 Tahiti time</text:p>
          </table:table-cell>
          <table:table-cell table:number-columns-repeated="1015"/>
        </table:table-row>
        <table:table-row table:style-name="ro5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100m fly, W 400m free, M 100m breast, M 400m free, W 4x100m free relay, M 4x100m free relay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100m fly semis, M 400m free, W 400m free finals, M 100m breast semis, W 4x100m free relay, M 4x100m free relay finals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Football</text:p>
          </table:table-cell>
          <table:table-cell table:style-name="ce10" office:value-type="string">
            <text:p>Men’s Group Stage</text:p>
          </table:table-cell>
          <table:table-cell table:style-name="ce10" office:value-type="string">
            <text:p>1500-23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23:00</text:p>
          </table:table-cell>
          <table:table-cell table:style-name="ce47" office:value-type="string">
            <text:p>8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M street preliminaries</text:p>
          </table:table-cell>
          <table:table-cell table:style-name="ce9" office:value-type="string">
            <text:p>1200-153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M street medal final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en’s &amp; Women’s 10m Air Pistol Qualification</text:p>
          </table:table-cell>
          <table:table-cell table:style-name="ce9" office:value-type="string">
            <text:p>0900-134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ixed Team 10m Air Rifle (Qualification &amp; Final)</text:p>
          </table:table-cell>
          <table:table-cell table:style-name="ce9" office:value-type="string">
            <text:p>1030-115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1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Fencing</text:p>
          </table:table-cell>
          <table:table-cell table:style-name="ce10" office:value-type="string">
            <text:p>Women’s Epee, Men’s Sabre (Through Quarters)</text:p>
          </table:table-cell>
          <table:table-cell table:style-name="ce10" office:value-type="string">
            <text:p>1000-164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6:40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Fencing</text:p>
          </table:table-cell>
          <table:table-cell table:style-name="ce10" office:value-type="string">
            <text:p>Women’s Epee, Men’s Sabre (Semis, Finals)</text:p>
          </table:table-cell>
          <table:table-cell table:style-name="ce10" office:value-type="string">
            <text:p>1900-225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50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each Volleyball</text:p>
          </table:table-cell>
          <table:table-cell table:style-name="ce10" office:value-type="string">
            <text:p>Preliminary Phase (M/W)</text:p>
          </table:table-cell>
          <table:table-cell table:style-name="ce10" office:value-type="string">
            <text:p>1400-16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0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each Volleyball</text:p>
          </table:table-cell>
          <table:table-cell table:style-name="ce10" office:value-type="string">
            <text:p>Preliminary Phase (M/W)</text:p>
          </table:table-cell>
          <table:table-cell table:style-name="ce10" office:value-type="string">
            <text:p>1800-20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0:0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each Volleyball</text:p>
          </table:table-cell>
          <table:table-cell table:style-name="ce10" office:value-type="string">
            <text:p>Preliminary Phase (M/W)</text:p>
          </table:table-cell>
          <table:table-cell table:style-name="ce10" office:value-type="string">
            <text:p>2200-00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2:00</text:p>
          </table:table-cell>
          <table:table-cell table:style-name="ce44" office:value-type="string">
            <text:p>00:00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Equestrian</text:p>
          </table:table-cell>
          <table:table-cell table:style-name="ce10" office:value-type="string">
            <text:p>Eventing Dressage</text:p>
          </table:table-cell>
          <table:table-cell table:style-name="ce10" office:value-type="string">
            <text:p>0930-18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8:30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Road Cycling (time trial)</text:p>
          </table:table-cell>
          <table:table-cell table:style-name="ce10" office:value-type="string">
            <text:p>Men’s &amp; Women’s Individual Time Trial Finals</text:p>
          </table:table-cell>
          <table:table-cell table:style-name="ce10" office:value-type="string">
            <text:p>1430-1830</text:p>
          </table:table-cell>
          <table:table-cell table:style-name="ce44" office:value-type="string">
            <text:p>Pont Alexandre III</text:p>
          </table:table-cell>
          <table:table-cell table:style-name="ce44" office:value-type="string">
            <text:p>Invalides (RER C and Metro 13/8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8:30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Artistic Gymnastics</text:p>
          </table:table-cell>
          <table:table-cell table:style-name="ce10" office:value-type="string">
            <text:p>Qualifications (M)</text:p>
          </table:table-cell>
          <table:table-cell table:style-name="ce10" office:value-type="string">
            <text:p>1100-13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30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Artistic Gymnastics</text:p>
          </table:table-cell>
          <table:table-cell table:style-name="ce10" office:value-type="string">
            <text:p>Qualifications (M)</text:p>
          </table:table-cell>
          <table:table-cell table:style-name="ce10" office:value-type="string">
            <text:p>1530-18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00</text:p>
          </table:table-cell>
          <table:table-cell table:style-name="ce47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Artistic Gymnastics</text:p>
          </table:table-cell>
          <table:table-cell table:style-name="ce10" office:value-type="string">
            <text:p>Qualifications (M)</text:p>
          </table:table-cell>
          <table:table-cell table:style-name="ce10" office:value-type="string">
            <text:p>2000-22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30</text:p>
          </table:table-cell>
          <table:table-cell table:style-name="ce47"/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asketball (Group)</text:p>
          </table:table-cell>
          <table:table-cell table:style-name="ce10" office:value-type="string">
            <text:p>Group Phase (M)</text:p>
          </table:table-cell>
          <table:table-cell table:style-name="ce10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7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asketball (Group)</text:p>
          </table:table-cell>
          <table:table-cell table:style-name="ce10" office:value-type="string">
            <text:p>Group Phase (M)</text:p>
          </table:table-cell>
          <table:table-cell table:style-name="ce10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7" office:value-type="string">
            <text:p>1 mat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7">
            <text:p>27-07-2024</text:p>
          </table:table-cell>
          <table:table-cell table:style-name="ce10" office:value-type="string">
            <text:p>Basketball (Group)</text:p>
          </table:table-cell>
          <table:table-cell table:style-name="ce10" office:value-type="string">
            <text:p>Group Phase (M)</text:p>
          </table:table-cell>
          <table:table-cell table:style-name="ce10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7" office:value-type="string">
            <text:p>1 mat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W K1 semis, finals</text:p>
          </table:table-cell>
          <table:table-cell table:style-name="ce9" office:value-type="string">
            <text:p>1530-18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50</text:p>
          </table:table-cell>
          <table:table-cell table:style-name="ce46"/>
          <table:table-cell table:number-columns-repeated="1015"/>
        </table:table-row>
        <table:table-row table:style-name="ro6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single sculls, M single sculls, W double sculls, M double sculls repechage, W coxless pair, M coxless pair, W lightweight double sculls, M lightweight double sculls, W coxless four, M coxless four heats</text:p>
          </table:table-cell>
          <table:table-cell table:style-name="ce9" office:value-type="string">
            <text:p>0900-131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52kg, M -66kg elimination rounds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52kg, M -66kg medal rounds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30-15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2 matches)</text:p>
          </table:table-cell>
          <table:table-cell table:style-name="ce9" office:value-type="string">
            <text:p>17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2 matches)</text:p>
          </table:table-cell>
          <table:table-cell table:style-name="ce9" office:value-type="string">
            <text:p>173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/Mixed singles &amp; doubles group stage</text:p>
          </table:table-cell>
          <table:table-cell table:style-name="ce9" office:value-type="string">
            <text:p>0830-1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/Mixed singles &amp; doubles group stage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/Mixed singles &amp; doubles group stage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W pool rounds</text:p>
          </table:table-cell>
          <table:table-cell table:style-name="ce9" office:value-type="string">
            <text:p>1530-22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030-13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930-22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66kg, M 51kg, M 57kg, M 71kg, M 92kg round of 32 or round of 16</text:p>
          </table:table-cell>
          <table:table-cell table:style-name="ce9" office:value-type="string">
            <text:p>1100-13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66kg, M 51kg, M 57kg, M 71kg, M 92kg round of 32 or round of 16</text:p>
          </table:table-cell>
          <table:table-cell table:style-name="ce9" office:value-type="string">
            <text:p>1530-17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75kg, M 71kg, M 92kg round of 32 or round of 16</text:p>
          </table:table-cell>
          <table:table-cell table:style-name="ce9" office:value-type="string">
            <text:p>2000-22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900-23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Suzanne Lenglen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Simonne Mathieu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Outside court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1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ixed doubles quarters</text:p>
          </table:table-cell>
          <table:table-cell table:style-name="ce9" office:value-type="string">
            <text:p>16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1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M/W round 2</text:p>
          </table:table-cell>
          <table:table-cell table:style-name="ce9" office:value-type="string">
            <text:p>1900-04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04:30</text:p>
          </table:table-cell>
          <table:table-cell table:style-name="ce46" office:value-type="string">
            <text:p>0700-1630 Tahiti time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200m free, M 400m IM, W 100m breast, M 100m back, W 200m free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400m IM, W 100m fly finals, M 200m free, W 100m breast, M 100m back semis, M 100m breast final, W 200m free semis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group stage (6 matches)</text:p>
          </table:table-cell>
          <table:table-cell table:style-name="ce9" office:value-type="string">
            <text:p>1700-23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windsurfing, skiff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W team eliminations</text:p>
          </table:table-cell>
          <table:table-cell table:style-name="ce9" office:value-type="string">
            <text:p>0930-110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W team medal rounds</text:p>
          </table:table-cell>
          <table:table-cell table:style-name="ce9" office:value-type="string">
            <text:p>1415-175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4:15</text:p>
          </table:table-cell>
          <table:table-cell table:style-name="ce44" office:value-type="string">
            <text:p>17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/W 10m air rifle qualification</text:p>
          </table:table-cell>
          <table:table-cell table:style-name="ce9" office:value-type="string">
            <text:p>0915-123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15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/W 10m air pistol finals</text:p>
          </table:table-cell>
          <table:table-cell table:style-name="ce9" office:value-type="string">
            <text:p>0930-130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3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street preliminaries</text:p>
          </table:table-cell>
          <table:table-cell table:style-name="ce9" office:value-type="string">
            <text:p>1200-153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street medal final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épée, W foil through quarters</text:p>
          </table:table-cell>
          <table:table-cell table:style-name="ce9" office:value-type="string">
            <text:p>0930-165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6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épée, W foil semis, medal finals</text:p>
          </table:table-cell>
          <table:table-cell table:style-name="ce9" office:value-type="string">
            <text:p>1900-231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Eventing cross-country</text:p>
          </table:table-cell>
          <table:table-cell table:style-name="ce9" office:value-type="string">
            <text:p>1030-15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9" office:value-type="string">
            <text:p>Mountain bike</text:p>
          </table:table-cell>
          <table:table-cell table:style-name="ce9" office:value-type="string">
            <text:p>W cross-country final</text:p>
          </table:table-cell>
          <table:table-cell table:style-name="ce9" office:value-type="string">
            <text:p>1400-16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W qualifications</text:p>
          </table:table-cell>
          <table:table-cell table:style-name="ce9" office:value-type="string">
            <text:p>0930-132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3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W qualifications</text:p>
          </table:table-cell>
          <table:table-cell table:style-name="ce9" office:value-type="string">
            <text:p>1450-16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4:5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W qualifications</text:p>
          </table:table-cell>
          <table:table-cell table:style-name="ce9" office:value-type="string">
            <text:p>1800-194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19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8">
            <text:p>28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W qualifications</text:p>
          </table:table-cell>
          <table:table-cell table:style-name="ce9" office:value-type="string">
            <text:p>2110-225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1:10</text:p>
          </table:table-cell>
          <table:table-cell table:style-name="ce44" office:value-type="string">
            <text:p>22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M C1 semis, finals</text:p>
          </table:table-cell>
          <table:table-cell table:style-name="ce9" office:value-type="string">
            <text:p>1530-183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30</text:p>
          </table:table-cell>
          <table:table-cell table:style-name="ce46"/>
          <table:table-cell table:number-columns-repeated="1015"/>
        </table:table-row>
        <table:table-row table:style-name="ro6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Rowing: M single sculls, W single sculls semis E/F, M coxless pair, W pairs, M lightweight double sculls, W lightweight double sculls, M quadruple sculls, W quadruple sculls repechage, M eight, W eight heats</text:p>
          </table:table-cell>
          <table:table-cell table:style-name="ce9" office:value-type="string">
            <text:p>0930-122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57kg, M -73kg elimination rounds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57kg, M -73kg medal rounds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2 matches)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30-15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3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/Mixed singles &amp; doubles group stage</text:p>
          </table:table-cell>
          <table:table-cell table:style-name="ce9" office:value-type="string">
            <text:p>0830-1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/Mixed singles &amp; doubles group stage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/Mixed singles &amp; doubles group stage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 (2 matches)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 (2 matches)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 (2 matches)</text:p>
          </table:table-cell>
          <table:table-cell table:style-name="ce9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Rugby sevens: W pool rounds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Rugby sevens: W placement matches, quarters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synchro 10m platform final</text:p>
          </table:table-cell>
          <table:table-cell table:style-name="ce9" office:value-type="string">
            <text:p>11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830-21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60kg, M 63.5kg, M +92kg round of 32 or 16</text:p>
          </table:table-cell>
          <table:table-cell table:style-name="ce9" office:value-type="string">
            <text:p>1100-13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60kg, M 63.5kg, M +92kg round of 32 or 16</text:p>
          </table:table-cell>
          <table:table-cell table:style-name="ce9" office:value-type="string">
            <text:p>1530-17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60kg, M 63.5kg, M +92kg round of 32 or 16</text:p>
          </table:table-cell>
          <table:table-cell table:style-name="ce9" office:value-type="string">
            <text:p>2000-22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M/W/Mixed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Suzanne Lenglen, Court Simonne Mathieu, outside court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900-23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1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ixed Doubles Semis</text:p>
          </table:table-cell>
          <table:table-cell table:style-name="ce9" office:value-type="string">
            <text:p>16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2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Surfing: M/W round 3</text:p>
          </table:table-cell>
          <table:table-cell table:style-name="ce9" office:value-type="string">
            <text:p>1900-04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04:30</text:p>
          </table:table-cell>
          <table:table-cell table:style-name="ce46" office:value-type="string">
            <text:p>0700-1630 Tahiti time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: W 400m IM, W 100m back, M 800m free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: W 400m IM, M 200m free finals, W 100m back semis, M 100m back, W 100m breast, W 200m free finals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Sailing: M/W windsurfing, skiff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 team eliminations</text:p>
          </table:table-cell>
          <table:table-cell table:style-name="ce9" office:value-type="string">
            <text:p>0930-110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 team medal rounds</text:p>
          </table:table-cell>
          <table:table-cell table:style-name="ce9" office:value-type="string">
            <text:p>1415-175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4:15</text:p>
          </table:table-cell>
          <table:table-cell table:style-name="ce44" office:value-type="string">
            <text:p>17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Shooting: Mixed team 10m air pistol qualification, M/W 10m air rifle finals</text:p>
          </table:table-cell>
          <table:table-cell table:style-name="ce9" office:value-type="string">
            <text:p>0915-130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15</text:p>
          </table:table-cell>
          <table:table-cell table:style-name="ce44" office:value-type="string">
            <text:p>13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Shooting: M trap qualification day 1</text:p>
          </table:table-cell>
          <table:table-cell table:style-name="ce9" office:value-type="string">
            <text:p>0900-14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foil, W sabre through quarters</text:p>
          </table:table-cell>
          <table:table-cell table:style-name="ce9" office:value-type="string">
            <text:p>0930-165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6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foil, W sabre semis, medal finals</text:p>
          </table:table-cell>
          <table:table-cell table:style-name="ce9" office:value-type="string">
            <text:p>1900-231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Eventing jumping team final, ind. final</text:p>
          </table:table-cell>
          <table:table-cell table:style-name="ce9" office:value-type="string">
            <text:p>1100-16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9" office:value-type="string">
            <text:p>Mountain bike</text:p>
          </table:table-cell>
          <table:table-cell table:style-name="ce9" office:value-type="string">
            <text:p>Mountain bike: M cross-country final</text:p>
          </table:table-cell>
          <table:table-cell table:style-name="ce9" office:value-type="string">
            <text:p>1400-16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M team final</text:p>
          </table:table-cell>
          <table:table-cell table:style-name="ce9" office:value-type="string">
            <text:p>1730-20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W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W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29">
            <text:p>29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W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M K1 heats, W C1 heats</text:p>
          </table:table-cell>
          <table:table-cell table:style-name="ce9" office:value-type="string">
            <text:p>1500-191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9:1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single sculls, M single sculls quarters, W double sculls, M double sculls semis, W four, M four repechage</text:p>
          </table:table-cell>
          <table:table-cell table:style-name="ce9" office:value-type="string">
            <text:p>0930-11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63kg, M -81kg elimination rounds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2 matches)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&amp; doubles group stage</text:p>
          </table:table-cell>
          <table:table-cell table:style-name="ce9" office:value-type="string">
            <text:p>0830-1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&amp; doubles group stage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&amp; doubles group stage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Rugby Sevens</text:p>
          </table:table-cell>
          <table:table-cell table:style-name="ce9" office:value-type="string">
            <text:p>W placement matches, semis, medal finals</text:p>
          </table:table-cell>
          <table:table-cell table:style-name="ce9" office:value-type="string">
            <text:p>1430-20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20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MX freestyle</text:p>
          </table:table-cell>
          <table:table-cell table:style-name="ce9" office:value-type="string">
            <text:p>M/W seeding round</text:p>
          </table:table-cell>
          <table:table-cell table:style-name="ce9" office:value-type="string">
            <text:p>1325-16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3:25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030-13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930-22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4kg, W 57kg, M 51kg, M 80kg round of 32 or round of 16</text:p>
          </table:table-cell>
          <table:table-cell table:style-name="ce9" office:value-type="string">
            <text:p>1100-13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4kg, W 57kg, M 51kg, M 80kg round of 32 or round of 16</text:p>
          </table:table-cell>
          <table:table-cell table:style-name="ce9" office:value-type="string">
            <text:p>1530-18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4kg, W 57kg, M 51kg, M 80kg round of 32 or round of 16</text:p>
          </table:table-cell>
          <table:table-cell table:style-name="ce9" office:value-type="string">
            <text:p>2000-22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 office:value-type="string">
            <text:p>(Court Philippe Chartrier)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900-23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(Court Philippe Chartrier)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M/W/Mixed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(Court Suzanne Lenglen)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M/W/Mixed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(Court Simonne Mathieu)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, M/W/Mixed doubl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(outside courts)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2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ixed doubles medal finals</text:p>
          </table:table-cell>
          <table:table-cell table:style-name="ce9" office:value-type="string">
            <text:p>1330-16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6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Triathlon</text:p>
          </table:table-cell>
          <table:table-cell table:style-name="ce9" office:value-type="string">
            <text:p>M ind. final</text:p>
          </table:table-cell>
          <table:table-cell table:style-name="ce9" office:value-type="string">
            <text:p>0800-1030</text:p>
          </table:table-cell>
          <table:table-cell table:style-name="ce44" office:value-type="string">
            <text:p>Pont Alexandre III (start/finish)</text:p>
          </table:table-cell>
          <table:table-cell table:style-name="ce44" office:value-type="string">
            <text:p>Invalides (RER C and Metro 13/8) or Franklin D. Roosevelt (Metro 1/9). Check ticket location and official website as bridge is closed. </text:p>
          </table:table-cell>
          <table:table-cell table:style-name="ce44" office:value-type="string">
            <text:p>08:00</text:p>
          </table:table-cell>
          <table:table-cell table:style-name="ce44" office:value-type="string">
            <text:p>1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M/W quarters, semis, finals</text:p>
          </table:table-cell>
          <table:table-cell table:style-name="ce9" office:value-type="string">
            <text:p>1900-0515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05:15</text:p>
          </table:table-cell>
          <table:table-cell table:style-name="ce46" office:value-type="string">
            <text:p>(0700-1715 Tahiti time)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200m fly, M 100m free, W 1500m free, W 100m free, M 200m breast, M 4x200m free relay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100m free, W 200m fly semis, W 100m back, M 800m free finals, W 100m free, M 200m breast semis, M 4x200m free relay final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M group stage (8 matches)</text:p>
          </table:table-cell>
          <table:table-cell table:style-name="ce9" office:value-type="string">
            <text:p>1500-23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windsurfing, skiff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/W ind. eliminations</text:p>
          </table:table-cell>
          <table:table-cell table:style-name="ce9" office:value-type="string">
            <text:p>1200-155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5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ixed team 10m air pistol finals</text:p>
          </table:table-cell>
          <table:table-cell table:style-name="ce9" office:value-type="string">
            <text:p>0930-105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0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trap qualification day 1, M trap qualification day 2 and finals</text:p>
          </table:table-cell>
          <table:table-cell table:style-name="ce9" office:value-type="string">
            <text:p>0900-170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7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W épée team through semis, placement matches</text:p>
          </table:table-cell>
          <table:table-cell table:style-name="ce9" office:value-type="string">
            <text:p>1200-17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W épée team medal finals</text:p>
          </table:table-cell>
          <table:table-cell table:style-name="ce9" office:value-type="string">
            <text:p>1930-214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Dressage Grand Prix qualifier</text:p>
          </table:table-cell>
          <table:table-cell table:style-name="ce9" office:value-type="string">
            <text:p>1100-16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W team final</text:p>
          </table:table-cell>
          <table:table-cell table:style-name="ce9" office:value-type="string">
            <text:p>1815-20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8:15</text:p>
          </table:table-cell>
          <table:table-cell table:style-name="ce44" office:value-type="string">
            <text:p>2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0">
            <text:p>30-07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W C1 semis, finals</text:p>
          </table:table-cell>
          <table:table-cell table:style-name="ce9" office:value-type="string">
            <text:p>1530-183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M lightweight double sculls, W lightweight…</text:p>
          </table:table-cell>
          <table:table-cell table:style-name="ce9" office:value-type="string">
            <text:p>0930-131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3:10</text:p>
          </table:table-cell>
          <table:table-cell table:style-name="ce46" office:value-type="string">
            <text:p>Finals and semifinal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70kg, M -90kg elimination rounds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70kg, M -90kg medal rounds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4 matches)</text:p>
          </table:table-cell>
          <table:table-cell table:style-name="ce9" office:value-type="string">
            <text:p>10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/W pool stage (4 matches)</text:p>
          </table:table-cell>
          <table:table-cell table:style-name="ce9" office:value-type="string">
            <text:p>170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group stage</text:p>
          </table:table-cell>
          <table:table-cell table:style-name="ce9" office:value-type="string">
            <text:p>0830-1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group stage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group play stage, Mixed doubles quarters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 (6 matches)</text:p>
          </table:table-cell>
          <table:table-cell table:style-name="ce9" office:value-type="string">
            <text:p>0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MX freestyle</text:p>
          </table:table-cell>
          <table:table-cell table:style-name="ce9" office:value-type="string">
            <text:p>M/W final</text:p>
          </table:table-cell>
          <table:table-cell table:style-name="ce9" office:value-type="string">
            <text:p>1310-16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3:1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synchro 10m platform final</text:p>
          </table:table-cell>
          <table:table-cell table:style-name="ce9" office:value-type="string">
            <text:p>11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60kg quarters, W 66kg, M 57kg, M 71kg round of 32 or round of 16</text:p>
          </table:table-cell>
          <table:table-cell table:style-name="ce9" office:value-type="string">
            <text:p>1100-13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60kg quarters, W 66kg, M 57kg, M 71kg round of 32 or round of 16</text:p>
          </table:table-cell>
          <table:table-cell table:style-name="ce9" office:value-type="string">
            <text:p>1530-18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60kg quarters, W 66kg, M 57kg, M 71kg round of 32 or round of 16</text:p>
          </table:table-cell>
          <table:table-cell table:style-name="ce9" office:value-type="string">
            <text:p>2000-22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W singles</text:p>
          </table:table-cell>
          <table:table-cell table:style-name="ce9" office:value-type="string">
            <text:p>1900-23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2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3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round 3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Reserve day</text:p>
          </table:table-cell>
          <table:table-cell table:style-name="ce9"/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table:number-columns-repeated="2"/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200m breast, M 200m back, W 200m fly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100m free, M 200m fly finals, W 200m fly…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Finals and semifinal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group stage (6 matches)</text:p>
          </table:table-cell>
          <table:table-cell table:style-name="ce9" office:value-type="string">
            <text:p>1700-23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windsurfing, skiff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/W ind. eliminations</text:p>
          </table:table-cell>
          <table:table-cell table:style-name="ce9" office:value-type="string">
            <text:p>1200-155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5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/W ind. eliminations</text:p>
          </table:table-cell>
          <table:table-cell table:style-name="ce9" office:value-type="string">
            <text:p>1745-202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7:45</text:p>
          </table:table-cell>
          <table:table-cell table:style-name="ce44" office:value-type="string">
            <text:p>20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 50m rifle 3 pos. qualification</text:p>
          </table:table-cell>
          <table:table-cell table:style-name="ce9" office:value-type="string">
            <text:p>0900-103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trap qualification day 2 and finals</text:p>
          </table:table-cell>
          <table:table-cell table:style-name="ce9" office:value-type="string">
            <text:p>0900-170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7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sabre team through semis, placement matches</text:p>
          </table:table-cell>
          <table:table-cell table:style-name="ce9" office:value-type="string">
            <text:p>1200-17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sabre team medal finals</text:p>
          </table:table-cell>
          <table:table-cell table:style-name="ce9" office:value-type="string">
            <text:p>1930-214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Dressage Grand Prix qualifier</text:p>
          </table:table-cell>
          <table:table-cell table:style-name="ce9" office:value-type="string">
            <text:p>1000-15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M ind. all-around final</text:p>
          </table:table-cell>
          <table:table-cell table:style-name="ce9" office:value-type="string">
            <text:p>1730-2015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0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7-31">
            <text:p>31-07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Canoe slalom: M K1 semis, finals</text:p>
          </table:table-cell>
          <table:table-cell table:style-name="ce9" office:value-type="string">
            <text:p>1530-1835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Various rowing events</text:p>
          </table:table-cell>
          <table:table-cell table:style-name="ce9" office:value-type="string">
            <text:p>0930-124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40</text:p>
          </table:table-cell>
          <table:table-cell table:style-name="ce46" office:value-type="string">
            <text:p>Semis and finals for various event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78kg, M -100kg elimination rounds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-78kg, M -100kg medal rounds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4 matches)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 office:value-type="string">
            <text:p>2 sets of 2 matches ea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Badminton: M singles round of 16, W doubles quarters</text:p>
          </table:table-cell>
          <table:table-cell table:style-name="ce9" office:value-type="string">
            <text:p>0830-11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Badminton: M doubles quarters, M singles round of 16</text:p>
          </table:table-cell>
          <table:table-cell table:style-name="ce9" office:value-type="string">
            <text:p>1300-16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Badminton: W singles round of 16, Mixed doubles semis</text:p>
          </table:table-cell>
          <table:table-cell table:style-name="ce9" office:value-type="string">
            <text:p>1830-2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6 matches)</text:p>
          </table:table-cell>
          <table:table-cell table:style-name="ce9" office:value-type="string">
            <text:p>0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3 sets of 2 matches ea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Athletics: M 20km race walk final</text:p>
          </table:table-cell>
          <table:table-cell table:style-name="ce9" office:value-type="string">
            <text:p>0730-09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7:30</text:p>
          </table:table-cell>
          <table:table-cell table:style-name="ce44" office:value-type="string">
            <text:p>09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Athletics: W 20km race walk final</text:p>
          </table:table-cell>
          <table:table-cell table:style-name="ce9" office:value-type="string">
            <text:p>0920-11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9:20</text:p>
          </table:table-cell>
          <table:table-cell table:style-name="ce44" office:value-type="string">
            <text:p>11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6 matches)</text:p>
          </table:table-cell>
          <table:table-cell table:style-name="ce9" office:value-type="string">
            <text:p>1030-22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3 sets of 2 matches ea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MX racing</text:p>
          </table:table-cell>
          <table:table-cell table:style-name="ce9" office:value-type="string">
            <text:p>BMX racing: M/W quarters and last-chance runs</text:p>
          </table:table-cell>
          <table:table-cell table:style-name="ce9" office:value-type="string">
            <text:p>2000-2220</text:p>
          </table:table-cell>
          <table:table-cell table:style-name="ce44" office:value-type="string">
            <text:p>Saint-Quentin-en-Yvelines BMX Stadium</text:p>
          </table:table-cell>
          <table:table-cell table:style-name="ce44" office:value-type="string">
            <text:p>Saint-Quentin-en-Yvelines (RER C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Boxing: W 50kg, W 75kg round of 32 or round of 16, W 54kg, M 63.5kg, M 92kg quarters</text:p>
          </table:table-cell>
          <table:table-cell table:style-name="ce9" office:value-type="string">
            <text:p>1100-13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Boxing: W 50kg, W 75kg round of 32 or round of 16, W 54kg, M 63.5kg, M 92kg quarters</text:p>
          </table:table-cell>
          <table:table-cell table:style-name="ce9" office:value-type="string">
            <text:p>1530-18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Boxing: W 50kg, W 75kg round of 32 or round of 16, W 54kg, M 63.5kg, M 92kg quarters</text:p>
          </table:table-cell>
          <table:table-cell table:style-name="ce9" office:value-type="string">
            <text:p>2000-22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Tennis matches</text:p>
          </table:table-cell>
          <table:table-cell table:style-name="ce9" office:value-type="string">
            <text:p>1200-23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Quarters and semifinals in various categories and court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quarters</text:p>
          </table:table-cell>
          <table:table-cell table:style-name="ce9" office:value-type="string">
            <text:p>1000-1300,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30:0,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quarters</text:p>
          </table:table-cell>
          <table:table-cell table:style-name="ce9" office:value-type="string">
            <text:p>1500-1800,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80:0,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quarters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Reserve day</text:p>
          </table:table-cell>
          <table:table-cell table:style-name="ce9"/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table:number-columns-repeated="2"/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 heats and finals</text:p>
          </table:table-cell>
          <table:table-cell table:style-name="ce9" office:value-type="string">
            <text:p>1100-1300,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30:0,</text:p>
          </table:table-cell>
          <table:table-cell table:style-name="ce46" office:value-type="string">
            <text:p>Various swimming events and heats and final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 heats and finals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skiff medal races, windsurfing, dinghy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Archery: M/W ind. eliminations</text:p>
          </table:table-cell>
          <table:table-cell table:style-name="ce9" office:value-type="string">
            <text:p>0930-132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3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Archery: M/W ind. eliminations</text:p>
          </table:table-cell>
          <table:table-cell table:style-name="ce9" office:value-type="string">
            <text:p>1530-192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9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 50m rifle 3 pos. finals, W 50m rifle 3 pos.</text:p>
          </table:table-cell>
          <table:table-cell table:style-name="ce9" office:value-type="string">
            <text:p>0930-133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09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23:30</text:p>
          </table:table-cell>
          <table:table-cell table:style-name="ce46" office:value-type="string">
            <text:p>Four rounds of preliminary matches for women’s team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W foil team through semis, placement matches</text:p>
          </table:table-cell>
          <table:table-cell table:style-name="ce9" office:value-type="string">
            <text:p>1000-171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7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W foil team medal finals</text:p>
          </table:table-cell>
          <table:table-cell table:style-name="ce9" office:value-type="string">
            <text:p>1910-220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1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M golf round 1</text:p>
          </table:table-cell>
          <table:table-cell table:style-name="ce9" office:value-type="string">
            <text:p>0900-180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Beach volleyball: 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Beach volleyball: M/W preliminary phase (3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Beach volleyball: M/W preliminary phase (3 matche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Jumping team qualifier</text:p>
          </table:table-cell>
          <table:table-cell table:style-name="ce9" office:value-type="string">
            <text:p>1100-14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Artistic gymnastics: W ind. all-around final</text:p>
          </table:table-cell>
          <table:table-cell table:style-name="ce9" office:value-type="string">
            <text:p>1815-2025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8:15</text:p>
          </table:table-cell>
          <table:table-cell table:style-name="ce44" office:value-type="string">
            <text:p>20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Basketball: W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Basketball: W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Basketball: W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Basketball 3X3: M/W pool round (4 matches)</text:p>
          </table:table-cell>
          <table:table-cell table:style-name="ce9" office:value-type="string">
            <text:p>0900-11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Basketball 3X3: M/W pool round (4 matches)</text:p>
          </table:table-cell>
          <table:table-cell table:style-name="ce9" office:value-type="string">
            <text:p>1230-14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2:30</text:p>
          </table:table-cell>
          <table:table-cell table:style-name="ce44" office:value-type="string">
            <text:p>14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Basketball 3X3: M/W pool round (4 matches)</text:p>
          </table:table-cell>
          <table:table-cell table:style-name="ce9" office:value-type="string">
            <text:p>1800-20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1">
            <text:p>01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Basketball 3X3: M/W pool round (4 matches)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M single sculls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single sculls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M coxless pair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coxless pair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M lightweight double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lightweight double final b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M coxless pair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coxless pair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F/E/D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M lightweight double final</text:p>
          </table:table-cell>
          <table:table-cell table:style-name="ce9" office:value-type="string">
            <text:p>0930-12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50</text:p>
          </table:table-cell>
          <table:table-cell table:style-name="ce46" office:value-type="string">
            <text:p>Medal final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+78kg, M +100kg elim.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 office:value-type="string">
            <text:p>Elimination round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W +78kg, M +100kg medal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Medal round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</text:p>
          </table:table-cell>
          <table:table-cell table:style-name="ce9" office:value-type="string">
            <text:p>1030-15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5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</text:p>
          </table:table-cell>
          <table:table-cell table:style-name="ce9" office:value-type="string">
            <text:p>17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doubles semis</text:p>
          </table:table-cell>
          <table:table-cell table:style-name="ce9" office:value-type="string">
            <text:p>0830-1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 singles quarters</text:p>
          </table:table-cell>
          <table:table-cell table:style-name="ce9" office:value-type="string">
            <text:p>15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ixed doubles medal matches</text:p>
          </table:table-cell>
          <table:table-cell table:style-name="ce9" office:value-type="string">
            <text:p>15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</text:p>
          </table:table-cell>
          <table:table-cell table:style-name="ce9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100m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ammer throw qualification A</text:p>
          </table:table-cell>
          <table:table-cell table:style-name="ce9" office:value-type="float" office:value="1010">
            <text:p>10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igh jump qualification</text:p>
          </table:table-cell>
          <table:table-cell table:style-name="ce9" office:value-type="float" office:value="1015">
            <text:p>10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preliminary round</text:p>
          </table:table-cell>
          <table:table-cell table:style-name="ce9" office:value-type="float" office:value="1035">
            <text:p>10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long jump</text:p>
          </table:table-cell>
          <table:table-cell table:style-name="ce9" office:value-type="float" office:value="1055">
            <text:p>10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500m round 1</text:p>
          </table:table-cell>
          <table:table-cell table:style-name="ce9" office:value-type="float" office:value="1105">
            <text:p>11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ammer throw qualification B</text:p>
          </table:table-cell>
          <table:table-cell table:style-name="ce9" office:value-type="float" office:value="1135">
            <text:p>11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round 1</text:p>
          </table:table-cell>
          <table:table-cell table:style-name="ce9" office:value-type="float" office:value="1150">
            <text:p>11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shot put</text:p>
          </table:table-cell>
          <table:table-cell table:style-name="ce9" office:value-type="float" office:value="1215">
            <text:p>12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high jump</text:p>
          </table:table-cell>
          <table:table-cell table:style-name="ce9" office:value-type="float" office:value="1800">
            <text:p>18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5000m round 1</text:p>
          </table:table-cell>
          <table:table-cell table:style-name="ce9" office:value-type="float" office:value="1810">
            <text:p>18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triple jump qualification</text:p>
          </table:table-cell>
          <table:table-cell table:style-name="ce9" office:value-type="float" office:value="1815">
            <text:p>18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8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discus throw qualification A</text:p>
          </table:table-cell>
          <table:table-cell table:style-name="ce9" office:value-type="float" office:value="1855">
            <text:p>18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8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ixed 4x400m relay round 1</text:p>
          </table:table-cell>
          <table:table-cell table:style-name="ce9" office:value-type="float" office:value="1910">
            <text:p>19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800m round 1</text:p>
          </table:table-cell>
          <table:table-cell table:style-name="ce9" office:value-type="float" office:value="1945">
            <text:p>19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shot put qualification</text:p>
          </table:table-cell>
          <table:table-cell table:style-name="ce9" office:value-type="float" office:value="2010">
            <text:p>20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discus throw qualification B</text:p>
          </table:table-cell>
          <table:table-cell table:style-name="ce9" office:value-type="float" office:value="2020">
            <text:p>20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400m</text:p>
          </table:table-cell>
          <table:table-cell table:style-name="ce9" office:value-type="float" office:value="2050">
            <text:p>20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,000m final</text:p>
          </table:table-cell>
          <table:table-cell table:style-name="ce9" office:value-type="float" office:value="2120">
            <text:p>21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synchro 3m springboard final</text:p>
          </table:table-cell>
          <table:table-cell table:style-name="ce9" office:value-type="string">
            <text:p>11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 (2 matches)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 (2 matches)</text:p>
          </table:table-cell>
          <table:table-cell table:style-name="ce9" office:value-type="string">
            <text:p>1830-21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MX racing</text:p>
          </table:table-cell>
          <table:table-cell table:style-name="ce9" office:value-type="string">
            <text:p>M/W semis and finals</text:p>
          </table:table-cell>
          <table:table-cell table:style-name="ce9" office:value-type="string">
            <text:p>2000-2230</text:p>
          </table:table-cell>
          <table:table-cell table:style-name="ce44" office:value-type="string">
            <text:p>Saint-Quentin-en-Yvelines BMX Stadium</text:p>
          </table:table-cell>
          <table:table-cell table:style-name="ce44" office:value-type="string">
            <text:p>Saint-Quentin-en-Yvelines (RER C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7kg round of 32 or round of 16</text:p>
          </table:table-cell>
          <table:table-cell table:style-name="ce9" office:value-type="string">
            <text:p>1530-18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M 51kg, M 80kg, M +92kg quarters</text:p>
          </table:table-cell>
          <table:table-cell table:style-name="ce9" office:value-type="string">
            <text:p>1530-181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7kg round of 32 or round of 16</text:p>
          </table:table-cell>
          <table:table-cell table:style-name="ce9" office:value-type="string">
            <text:p>2000-22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M 51kg, M 80kg, M +92kg quarters</text:p>
          </table:table-cell>
          <table:table-cell table:style-name="ce9" office:value-type="string">
            <text:p>2000-22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 singles semis, W singles bronze medal final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 singles semis, Mixed doubles gold medal final</text:p>
          </table:table-cell>
          <table:table-cell table:style-name="ce9" office:value-type="string">
            <text:p>1900-23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3:3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/Mixed doubles bronze medal final</text:p>
          </table:table-cell>
          <table:table-cell table:style-name="ce9" office:value-type="string">
            <text:p>1200-17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00</text:p>
          </table:table-cell>
          <table:table-cell table:style-name="ce46" office:value-type="string">
            <text:p>Court Suzanne Lenglen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semis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singles semis</text:p>
          </table:table-cell>
          <table:table-cell table:style-name="ce9" office:value-type="string">
            <text:p>1330-153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urfing</text:p>
          </table:table-cell>
          <table:table-cell table:style-name="ce9" office:value-type="string">
            <text:p>Reserve day</text:p>
          </table:table-cell>
          <table:table-cell table:style-name="ce9"/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table:number-columns-repeated="2"/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100m fly, W 200m IM, W 800m free, Mixed 4x100m medley relay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50m free, W 200m back, M 200m IM finals, M 100m fly, W 200m IM semis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M quarters (4 matches)</text:p>
          </table:table-cell>
          <table:table-cell table:style-name="ce9" office:value-type="string">
            <text:p>1500-00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0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windsurfing medal series, M/W/Mixed dinghy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ixed team eliminations</text:p>
          </table:table-cell>
          <table:table-cell table:style-name="ce9" office:value-type="string">
            <text:p>0930-120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2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ixed team medal rounds</text:p>
          </table:table-cell>
          <table:table-cell table:style-name="ce9" office:value-type="string">
            <text:p>1415-172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4:15</text:p>
          </table:table-cell>
          <table:table-cell table:style-name="ce44" office:value-type="string">
            <text:p>17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25m pistol qualification</text:p>
          </table:table-cell>
          <table:table-cell table:style-name="ce9" office:value-type="string">
            <text:p>0900-14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50m rifle 3 pos. finals</text:p>
          </table:table-cell>
          <table:table-cell table:style-name="ce9" office:value-type="string">
            <text:p>0930-105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0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 skeet qualification day 1</text:p>
          </table:table-cell>
          <table:table-cell table:style-name="ce9" office:value-type="string">
            <text:p>0900-14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épée team through semis, placement matches</text:p>
          </table:table-cell>
          <table:table-cell table:style-name="ce9" office:value-type="string">
            <text:p>1200-17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épée team medal finals</text:p>
          </table:table-cell>
          <table:table-cell table:style-name="ce9" office:value-type="string">
            <text:p>1930-214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M golf round 2</text:p>
          </table:table-cell>
          <table:table-cell table:style-name="ce9" office:value-type="string">
            <text:p>0900-180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3 matches)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Jumping team final</text:p>
          </table:table-cell>
          <table:table-cell table:style-name="ce9" office:value-type="string">
            <text:p>1400-16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0900-11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1230-14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2:30</text:p>
          </table:table-cell>
          <table:table-cell table:style-name="ce44" office:value-type="string">
            <text:p>14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pool round (4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rampoline gymnastics</text:p>
          </table:table-cell>
          <table:table-cell table:style-name="ce9" office:value-type="string">
            <text:p>W final</text:p>
          </table:table-cell>
          <table:table-cell table:style-name="ce9" office:value-type="string">
            <text:p>1200-14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4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2">
            <text:p>02-08-2024</text:p>
          </table:table-cell>
          <table:table-cell table:style-name="ce9" office:value-type="string">
            <text:p>Trampoline gymnastics</text:p>
          </table:table-cell>
          <table:table-cell table:style-name="ce9" office:value-type="string">
            <text:p>M final</text:p>
          </table:table-cell>
          <table:table-cell table:style-name="ce9" office:value-type="string">
            <text:p>1800-20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M/W kayak cross single Round 1 and repechage</text:p>
          </table:table-cell>
          <table:table-cell table:style-name="ce9" office:value-type="string">
            <text:p>1530-1915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9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Rowing</text:p>
          </table:table-cell>
          <table:table-cell table:style-name="ce9" office:value-type="string">
            <text:p>W single sculls, M single sculls finals C/B and medal final, W eight, M eight medal final</text:p>
          </table:table-cell>
          <table:table-cell table:style-name="ce9" office:value-type="string">
            <text:p>0930-114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Mixed team elimination rounds, repechage, semis</text:p>
          </table:table-cell>
          <table:table-cell table:style-name="ce9" office:value-type="string">
            <text:p>0800-14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08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Judo</text:p>
          </table:table-cell>
          <table:table-cell table:style-name="ce9" office:value-type="string">
            <text:p>Mixed team medal rounds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string">
            <text:p>Palais Royal-Musée du Louvre (Metro 1/7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30-15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00-22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preliminaries (2 matches)</text:p>
          </table:table-cell>
          <table:table-cell table:style-name="ce9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W singles quarters; W doubles medal matches</text:p>
          </table:table-cell>
          <table:table-cell table:style-name="ce9" office:value-type="string">
            <text:p>0830-1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W singles quarters; W doubles medal matches</text:p>
          </table:table-cell>
          <table:table-cell table:style-name="ce9" office:value-type="string">
            <text:p>15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110m hurdles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pole vault qualification</text:p>
          </table:table-cell>
          <table:table-cell table:style-name="ce9" office:value-type="float" office:value="1010">
            <text:p>10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preliminary round</text:p>
          </table:table-cell>
          <table:table-cell table:style-name="ce9" office:value-type="float" office:value="1035">
            <text:p>10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discus throw A</text:p>
          </table:table-cell>
          <table:table-cell table:style-name="ce9" office:value-type="float" office:value="1055">
            <text:p>10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800m repechage</text:p>
          </table:table-cell>
          <table:table-cell table:style-name="ce9" office:value-type="float" office:value="1110">
            <text:p>11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round 1</text:p>
          </table:table-cell>
          <table:table-cell table:style-name="ce9" office:value-type="float" office:value="1145">
            <text:p>1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discus throw B</text:p>
          </table:table-cell>
          <table:table-cell table:style-name="ce9" office:value-type="float" office:value="1200">
            <text:p>12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pole vault</text:p>
          </table:table-cell>
          <table:table-cell table:style-name="ce9" office:value-type="float" office:value="1340">
            <text:p>13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3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javelin throw A</text:p>
          </table:table-cell>
          <table:table-cell table:style-name="ce9" office:value-type="float" office:value="1910">
            <text:p>19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500m repechage</text:p>
          </table:table-cell>
          <table:table-cell table:style-name="ce9" office:value-type="float" office:value="1915">
            <text:p>19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shot put final</text:p>
          </table:table-cell>
          <table:table-cell table:style-name="ce9" office:value-type="float" office:value="1935">
            <text:p>19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semis</text:p>
          </table:table-cell>
          <table:table-cell table:style-name="ce9" office:value-type="float" office:value="1950">
            <text:p>19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javelin throw B</text:p>
          </table:table-cell>
          <table:table-cell table:style-name="ce9" office:value-type="float" office:value="2010">
            <text:p>20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triple jump final</text:p>
          </table:table-cell>
          <table:table-cell table:style-name="ce9" office:value-type="float" office:value="2020">
            <text:p>20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ixed 4x400m relay final</text:p>
          </table:table-cell>
          <table:table-cell table:style-name="ce9" office:value-type="float" office:value="2055">
            <text:p>20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final</text:p>
          </table:table-cell>
          <table:table-cell table:style-name="ce9" office:value-type="float" office:value="2120">
            <text:p>21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1500m final</text:p>
          </table:table-cell>
          <table:table-cell table:style-name="ce9" office:value-type="float" office:value="2145">
            <text:p>2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66kg, M 57kg, M 71kg quarters, W 60kg semis</text:p>
          </table:table-cell>
          <table:table-cell table:style-name="ce9" office:value-type="string">
            <text:p>1530-175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66kg, M 57kg, M 71kg quarters, W 60kg semis</text:p>
          </table:table-cell>
          <table:table-cell table:style-name="ce9" office:value-type="string">
            <text:p>2000-22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quarters (4 matches)</text:p>
          </table:table-cell>
          <table:table-cell table:style-name="ce9" office:value-type="string">
            <text:p>1500-00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0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/Mixed dinghy, Mixed multihull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W ind. eliminations; W ind. medal rounds</text:p>
          </table:table-cell>
          <table:table-cell table:style-name="ce9" office:value-type="string">
            <text:p>0930-111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W ind. eliminations; W ind. medal rounds</text:p>
          </table:table-cell>
          <table:table-cell table:style-name="ce9" office:value-type="string">
            <text:p>1300-1520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25m pistol finals</text:p>
          </table:table-cell>
          <table:table-cell table:style-name="ce9" office:value-type="string">
            <text:p>0930-105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0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skeet qualification day 1</text:p>
          </table:table-cell>
          <table:table-cell table:style-name="ce9" office:value-type="string">
            <text:p>0900-1705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7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50m free, M 1500m free, M 4x100m medley relay, W 4x100m medley relay heat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W singles medal finals</text:p>
          </table:table-cell>
          <table:table-cell table:style-name="ce9" office:value-type="string">
            <text:p>1330-160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6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 skeet qualification day 2 and finals</text:p>
          </table:table-cell>
          <table:table-cell table:style-name="ce9" office:value-type="string">
            <text:p>0900-1705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7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100m fly final, W 50m free semis, W 200m IM, W 800m free, Mixed 4x100m medley relay finals</text:p>
          </table:table-cell>
          <table:table-cell table:style-name="ce9" office:value-type="string">
            <text:p>2030-22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M singles bronze medal final, W singles, M doubles gold medal final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preliminary round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030-13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2 matches)</text:p>
          </table:table-cell>
          <table:table-cell table:style-name="ce9" office:value-type="string">
            <text:p>1930-223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Champs-Élysées - Clemenceau (Metro 1, closed during Olympics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W sabre team through semis, placement matches</text:p>
          </table:table-cell>
          <table:table-cell table:style-name="ce9" office:value-type="string">
            <text:p>1130-170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1:3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W sabre team medal finals</text:p>
          </table:table-cell>
          <table:table-cell table:style-name="ce9" office:value-type="string">
            <text:p>1900-211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1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M golf round 3</text:p>
          </table:table-cell>
          <table:table-cell table:style-name="ce9" office:value-type="string">
            <text:p>0900-180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(4 matches)</text:p>
          </table:table-cell>
          <table:table-cell table:style-name="ce9" office:value-type="string">
            <text:p>0900-1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preliminary phase or lucky loser round (3 matches)</text:p>
          </table:table-cell>
          <table:table-cell table:style-name="ce9" office:value-type="string">
            <text:p>1600-19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lucky loser round (3 matches)</text:p>
          </table:table-cell>
          <table:table-cell table:style-name="ce9" office:value-type="string">
            <text:p>2100-00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0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Dressage Grand Prix Special team final</text:p>
          </table:table-cell>
          <table:table-cell table:style-name="ce9" office:value-type="string">
            <text:p>1000-16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Road cycling</text:p>
          </table:table-cell>
          <table:table-cell table:style-name="ce9" office:value-type="string">
            <text:p>M road race</text:p>
          </table:table-cell>
          <table:table-cell table:style-name="ce9" office:value-type="string">
            <text:p>1100-1815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8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Reserve day</text:p>
          </table:table-cell>
          <table:table-cell table:style-name="ce9" office:value-type="string">
            <text:p>Surfing</text:p>
          </table:table-cell>
          <table:table-cell table:style-name="ce9"/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table:number-columns-repeated="2"/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M floor, W vault, M pommel horse finals</text:p>
          </table:table-cell>
          <table:table-cell table:style-name="ce9" office:value-type="string">
            <text:p>1530-18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2 matches)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1 match)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M/W group phase (1 match)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W Pool round (4 matches)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3">
            <text:p>03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W Play-in round (2 matches)</text:p>
          </table:table-cell>
          <table:table-cell table:style-name="ce9" office:value-type="string">
            <text:p>21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M/W kayak cross single heats</text:p>
          </table:table-cell>
          <table:table-cell table:style-name="ce9" office:value-type="string">
            <text:p>1530-1725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73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/W singles semis</text:p>
          </table:table-cell>
          <table:table-cell table:style-name="ce9" office:value-type="string">
            <text:p>0830-13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8:3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 doubles medal matches</text:p>
          </table:table-cell>
          <table:table-cell table:style-name="ce9" office:value-type="string">
            <text:p>15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</text:p>
          </table:table-cell>
          <table:table-cell table:style-name="ce9" office:value-type="string">
            <text:p>14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preliminaries</text:p>
          </table:table-cell>
          <table:table-cell table:style-name="ce9" office:value-type="string">
            <text:p>1900-2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3000m steeplechase round 1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ammer throw qualification A</text:p>
          </table:table-cell>
          <table:table-cell table:style-name="ce9" office:value-type="float" office:value="1020">
            <text:p>10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200m round 1</text:p>
          </table:table-cell>
          <table:table-cell table:style-name="ce9" office:value-type="float" office:value="1055">
            <text:p>10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long jump qualification</text:p>
          </table:table-cell>
          <table:table-cell table:style-name="ce9" office:value-type="float" office:value="1100">
            <text:p>11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ammer throw qualification B</text:p>
          </table:table-cell>
          <table:table-cell table:style-name="ce9" office:value-type="float" office:value="1145">
            <text:p>1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10m hurdles round 1</text:p>
          </table:table-cell>
          <table:table-cell table:style-name="ce9" office:value-type="float" office:value="1150">
            <text:p>11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400m hurdles round 1</text:p>
          </table:table-cell>
          <table:table-cell table:style-name="ce9" office:value-type="float" office:value="1235">
            <text:p>12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round 1</text:p>
          </table:table-cell>
          <table:table-cell table:style-name="ce9" office:value-type="float" office:value="1905">
            <text:p>19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igh jump final</text:p>
          </table:table-cell>
          <table:table-cell table:style-name="ce9" office:value-type="float" office:value="1950">
            <text:p>19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semis</text:p>
          </table:table-cell>
          <table:table-cell table:style-name="ce9" office:value-type="float" office:value="2000">
            <text:p>20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ammer throw final</text:p>
          </table:table-cell>
          <table:table-cell table:style-name="ce9" office:value-type="float" office:value="2030">
            <text:p>203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800m semis</text:p>
          </table:table-cell>
          <table:table-cell table:style-name="ce9" office:value-type="float" office:value="2035">
            <text:p>20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500m semis</text:p>
          </table:table-cell>
          <table:table-cell table:style-name="ce9" office:value-type="float" office:value="2110">
            <text:p>21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final</text:p>
          </table:table-cell>
          <table:table-cell table:style-name="ce9" office:value-type="float" office:value="2150">
            <text:p>21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830-21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7kg, W 75kg quarters</text:p>
          </table:table-cell>
          <table:table-cell table:style-name="ce9" office:value-type="string">
            <text:p>1100-13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4kg, M 51kg, M 63.5kg, M 80kg, M 92kg semis</text:p>
          </table:table-cell>
          <table:table-cell table:style-name="ce9" office:value-type="string">
            <text:p>1100-13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7kg, W 75kg quarters</text:p>
          </table:table-cell>
          <table:table-cell table:style-name="ce9" office:value-type="string">
            <text:p>1530-175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4kg, M 51kg, M 63.5kg, M 80kg, M 92kg semis</text:p>
          </table:table-cell>
          <table:table-cell table:style-name="ce9" office:value-type="string">
            <text:p>1530-175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Tennis</text:p>
          </table:table-cell>
          <table:table-cell table:style-name="ce9" office:value-type="string">
            <text:p>W doubles bronze, gold medal finals, M singles gold medal final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Court Philippe Chartrier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 singles medal finals</text:p>
          </table:table-cell>
          <table:table-cell table:style-name="ce9" office:value-type="string">
            <text:p>1330-16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6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50m free, M 1500m free, M 4x100m medley relay, W 4x100m medley relay finals</text:p>
          </table:table-cell>
          <table:table-cell table:style-name="ce9" office:value-type="string">
            <text:p>1830-20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Kite, M/W/Mixed dinghy, Mixed multihull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 ind. eliminations</text:p>
          </table:table-cell>
          <table:table-cell table:style-name="ce9" office:value-type="string">
            <text:p>0930-1115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Archery</text:p>
          </table:table-cell>
          <table:table-cell table:style-name="ce9" office:value-type="string">
            <text:p>M ind. medal rounds</text:p>
          </table:table-cell>
          <table:table-cell table:style-name="ce9" office:value-type="string">
            <text:p>1300-1520</text:p>
          </table:table-cell>
          <table:table-cell table:style-name="ce44" office:value-type="string">
            <text:p>La Defense Arena (tentative)</text:p>
          </table:table-cell>
          <table:table-cell table:style-name="ce44" office:value-type="string">
            <text:p>Puteaux (Metro 1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 25m rapid fire pistol qualification</text:p>
          </table:table-cell>
          <table:table-cell table:style-name="ce9" office:value-type="string">
            <text:p>0900-17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W skeet qualification day 2 and finals</text:p>
          </table:table-cell>
          <table:table-cell table:style-name="ce9" office:value-type="string">
            <text:p>0930-170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7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preliminary round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foil team through semis, placement matches</text:p>
          </table:table-cell>
          <table:table-cell table:style-name="ce9" office:value-type="string">
            <text:p>1000-171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7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Fencing</text:p>
          </table:table-cell>
          <table:table-cell table:style-name="ce9" office:value-type="string">
            <text:p>M foil team medal finals</text:p>
          </table:table-cell>
          <table:table-cell table:style-name="ce9" office:value-type="string">
            <text:p>1910-2200</text:p>
          </table:table-cell>
          <table:table-cell table:style-name="ce44" office:value-type="string">
            <text:p>Grand Palais Éphémère</text:p>
          </table:table-cell>
          <table:table-cell table:style-name="ce44" office:value-type="string">
            <text:p>Franklin D. Roosevelt (Metro 9), if Champs-Élysées - Clemenceau is closed</text:p>
          </table:table-cell>
          <table:table-cell table:style-name="ce44" office:value-type="string">
            <text:p>19:1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M golf round 4 (medal final)</text:p>
          </table:table-cell>
          <table:table-cell table:style-name="ce9" office:value-type="string">
            <text:p>0900-183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</text:p>
          </table:table-cell>
          <table:table-cell table:style-name="ce9" office:value-type="string">
            <text:p>0900-11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</text:p>
          </table:table-cell>
          <table:table-cell table:style-name="ce9" office:value-type="string">
            <text:p>1300-15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Dressage Grand Prix Freestyle ind. final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Road cycling</text:p>
          </table:table-cell>
          <table:table-cell table:style-name="ce9" office:value-type="string">
            <text:p>W road race</text:p>
          </table:table-cell>
          <table:table-cell table:style-name="ce9" office:value-type="string">
            <text:p>1400-1845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8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M rings, W uneven bars, M vault finals</text:p>
          </table:table-cell>
          <table:table-cell table:style-name="ce9" office:value-type="string">
            <text:p>1500-174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W group phase</text:p>
          </table:table-cell>
          <table:table-cell table:style-name="ce9" office:value-type="string">
            <text:p>1100-151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5:15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W group phase</text:p>
          </table:table-cell>
          <table:table-cell table:style-name="ce9" office:value-type="string">
            <text:p>1715-1900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00</text:p>
          </table:table-cell>
          <table:table-cell table:style-name="ce46" office:value-type="string">
            <text:p>1 mat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10" office:value-type="string">
            <text:p>Basketball (Group)</text:p>
          </table:table-cell>
          <table:table-cell table:style-name="ce9" office:value-type="string">
            <text:p>W group phase</text:p>
          </table:table-cell>
          <table:table-cell table:style-name="ce9" office:value-type="string">
            <text:p>2100-2245</text:p>
          </table:table-cell>
          <table:table-cell table:style-name="ce44" office:value-type="string">
            <text:p>Pierre Mauroy Stadium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45</text:p>
          </table:table-cell>
          <table:table-cell table:style-name="ce46" office:value-type="string">
            <text:p>1 match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 pool round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style-name="ce46" office:value-type="string">
            <text:p>4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4">
            <text:p>04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 Play-in round</text:p>
          </table:table-cell>
          <table:table-cell table:style-name="ce9" office:value-type="string">
            <text:p>2130-22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2:30</text:p>
          </table:table-cell>
          <table:table-cell table:style-name="ce46" office:value-type="string">
            <text:p>2 matches</text:p>
          </table:table-cell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10" office:value-type="string">
            <text:p>Canoe Slalom</text:p>
          </table:table-cell>
          <table:table-cell table:style-name="ce9" office:value-type="string">
            <text:p>M/W kayak cross semis, finals</text:p>
          </table:table-cell>
          <table:table-cell table:style-name="ce9" office:value-type="string">
            <text:p>1530-173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Greco-Roman 60kg, M Greco-Roman 130kg, W freestyle 68kg round of 16, quarters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Greco-Roman 60kg, M Greco-Roman 130kg, W freestyle 68kg semis</text:p>
          </table:table-cell>
          <table:table-cell table:style-name="ce9" office:value-type="string">
            <text:p>2100-220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quarters (2 matches)</text:p>
          </table:table-cell>
          <table:table-cell table:style-name="ce9" office:value-type="string">
            <text:p>1000-15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5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quarters (2 matches)</text:p>
          </table:table-cell>
          <table:table-cell table:style-name="ce9" office:value-type="string">
            <text:p>173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W singles medal matches</text:p>
          </table:table-cell>
          <table:table-cell table:style-name="ce9" office:value-type="string">
            <text:p>0945-12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45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Badminton</text:p>
          </table:table-cell>
          <table:table-cell table:style-name="ce9" office:value-type="string">
            <text:p>M singles medal matches</text:p>
          </table:table-cell>
          <table:table-cell table:style-name="ce9" office:value-type="string">
            <text:p>143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00m hurdles round 1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discus throw qualification A</text:p>
          </table:table-cell>
          <table:table-cell table:style-name="ce9" office:value-type="float" office:value="1010">
            <text:p>10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pole vault qualification</text:p>
          </table:table-cell>
          <table:table-cell table:style-name="ce9" office:value-type="float" office:value="1040">
            <text:p>10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hurdles repechage</text:p>
          </table:table-cell>
          <table:table-cell table:style-name="ce9" office:value-type="float" office:value="1050">
            <text:p>10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00m repechage</text:p>
          </table:table-cell>
          <table:table-cell table:style-name="ce9" office:value-type="float" office:value="1120">
            <text:p>11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discus throw qualification B</text:p>
          </table:table-cell>
          <table:table-cell table:style-name="ce9" office:value-type="float" office:value="1135">
            <text:p>11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round 1</text:p>
          </table:table-cell>
          <table:table-cell table:style-name="ce9" office:value-type="float" office:value="1155">
            <text:p>11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200m repechage</text:p>
          </table:table-cell>
          <table:table-cell table:style-name="ce9" office:value-type="float" office:value="1250">
            <text:p>12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pole vault final</text:p>
          </table:table-cell>
          <table:table-cell table:style-name="ce9" office:value-type="float" office:value="1900">
            <text:p>19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3000m steeplechase round 1</text:p>
          </table:table-cell>
          <table:table-cell table:style-name="ce9" office:value-type="float" office:value="1904">
            <text:p>1904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04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200m round 1</text:p>
          </table:table-cell>
          <table:table-cell table:style-name="ce9" office:value-type="float" office:value="1955">
            <text:p>19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5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discus throw final</text:p>
          </table:table-cell>
          <table:table-cell table:style-name="ce9" office:value-type="float" office:value="2035">
            <text:p>20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200m semis</text:p>
          </table:table-cell>
          <table:table-cell table:style-name="ce9" office:value-type="float" office:value="2045">
            <text:p>20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5000m final</text:p>
          </table:table-cell>
          <table:table-cell table:style-name="ce9" office:value-type="float" office:value="2110">
            <text:p>21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800m final</text:p>
          </table:table-cell>
          <table:table-cell table:style-name="ce9" office:value-type="float" office:value="2145">
            <text:p>2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10m platform preliminary</text:p>
          </table:table-cell>
          <table:table-cell table:style-name="ce9" office:value-type="string">
            <text:p>1000-121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10m platform semis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3 matches)</text:p>
          </table:table-cell>
          <table:table-cell table:style-name="ce9" office:value-type="string">
            <text:p>1200-163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6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preliminary round (3 matches)</text:p>
          </table:table-cell>
          <table:table-cell table:style-name="ce9" office:value-type="string">
            <text:p>1830-23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8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team sprint qualifying, M team pursuit qualifying, W team sprint qualifying, first round, medal finals</text:p>
          </table:table-cell>
          <table:table-cell table:style-name="ce9" office:value-type="string">
            <text:p>1700-202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0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round of 16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round of 16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round of 16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Triathlon</text:p>
          </table:table-cell>
          <table:table-cell table:style-name="ce9" office:value-type="string">
            <text:p>Mixed team relay final</text:p>
          </table:table-cell>
          <table:table-cell table:style-name="ce9" office:value-type="string">
            <text:p>0800-1010</text:p>
          </table:table-cell>
          <table:table-cell table:style-name="ce44" office:value-type="string">
            <text:p>Pont Alexandre III (start/finish)</text:p>
          </table:table-cell>
          <table:table-cell table:style-name="ce44" office:value-type="string">
            <text:p>Invalides (RER C and Metro 13/8) or Franklin D. Roosevelt (Metro 1/9). Check ticket location and official website as bridge is closed. </text:p>
          </table:table-cell>
          <table:table-cell table:style-name="ce44" office:value-type="string">
            <text:p>08:00</text:p>
          </table:table-cell>
          <table:table-cell table:style-name="ce44" office:value-type="string">
            <text:p>10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Sport climbing</text:p>
          </table:table-cell>
          <table:table-cell table:style-name="ce9" office:value-type="string">
            <text:p>M boulder/lead semis (boulder), W speed qualification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800-21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2100-00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0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Kite, M/W/Mixed dinghy, Mixed multihull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 25m rapid fire pistol finals</text:p>
          </table:table-cell>
          <table:table-cell table:style-name="ce9" office:value-type="string">
            <text:p>0930-105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0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Shooting</text:p>
          </table:table-cell>
          <table:table-cell table:style-name="ce9" office:value-type="string">
            <text:p>Mixed team skeet qualification and finals</text:p>
          </table:table-cell>
          <table:table-cell table:style-name="ce9" office:value-type="string">
            <text:p>0900-1635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6:3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 (2 matches)</text:p>
          </table:table-cell>
          <table:table-cell table:style-name="ce9" office:value-type="string">
            <text:p>0900-11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 (2 matches)</text:p>
          </table:table-cell>
          <table:table-cell table:style-name="ce9" office:value-type="string">
            <text:p>1300-15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 (2 matches)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round of 16 (2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Jumping ind. qualifier</text:p>
          </table:table-cell>
          <table:table-cell table:style-name="ce9" office:value-type="string">
            <text:p>1400-18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10" office:value-type="string">
            <text:p>Artistic Gymnastics</text:p>
          </table:table-cell>
          <table:table-cell table:style-name="ce9" office:value-type="string">
            <text:p>M parallel bars, W balance beam, M horizontal bar, W floor finals</text:p>
          </table:table-cell>
          <table:table-cell table:style-name="ce9" office:value-type="string">
            <text:p>1145-1515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1:45</text:p>
          </table:table-cell>
          <table:table-cell table:style-name="ce44" office:value-type="string">
            <text:p>15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Artistic swimming</text:p>
          </table:table-cell>
          <table:table-cell table:style-name="ce9" office:value-type="string">
            <text:p>Team technical routine</text:p>
          </table:table-cell>
          <table:table-cell table:style-name="ce9" office:value-type="string">
            <text:p>1930-21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semis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5">
            <text:p>05-08-2024</text:p>
          </table:table-cell>
          <table:table-cell table:style-name="ce9" office:value-type="string">
            <text:p>Basketball 3X3</text:p>
          </table:table-cell>
          <table:table-cell table:style-name="ce9" office:value-type="string">
            <text:p>M/W medal finals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Canoe sprint</text:p>
          </table:table-cell>
          <table:table-cell table:style-name="ce9" office:value-type="string">
            <text:p>M C2 500m, M K1 1000m, M K4 500m, W C2 500m, W K1 500m, W K4 500m heats and quarters</text:p>
          </table:table-cell>
          <table:table-cell table:style-name="ce9" office:value-type="string">
            <text:p>0930-145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4:50</text:p>
          </table:table-cell>
          <table:table-cell table:number-columns-repeated="1016"/>
        </table:table-row>
        <table:table-row table:style-name="ro10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Greco-Roman 60kg, M Greco-Roman 130kg, W freestyle 68kg repechage, M Greco-Roman 77kg, M Greco-Roman 97kg, W freestyle 50kg round of 16 and quarters</text:p>
          </table:table-cell>
          <table:table-cell table:style-name="ce9" office:value-type="string">
            <text:p>1100-133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30</text:p>
          </table:table-cell>
          <table:table-cell table:number-columns-repeated="1016"/>
        </table:table-row>
        <table:table-row table:style-name="ro10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Greco-Roman 77kg, M Greco-Roman 97kg, W freestyle 50kg semis, M Greco-Roman 60kg, M Greco-Roman 130kg, W freestyle 68kg medal finals</text:p>
          </table:table-cell>
          <table:table-cell table:style-name="ce9" office:value-type="string">
            <text:p>1815-2145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15</text:p>
          </table:table-cell>
          <table:table-cell table:style-name="ce44" office:value-type="string">
            <text:p>21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400-16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900-21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1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0930-11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330-15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5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500m round 1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javelin throw qualification A</text:p>
          </table:table-cell>
          <table:table-cell table:style-name="ce9" office:value-type="float" office:value="1020">
            <text:p>10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2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10m hurdles repechage</text:p>
          </table:table-cell>
          <table:table-cell table:style-name="ce9" office:value-type="float" office:value="1050">
            <text:p>10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5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long jump qualification</text:p>
          </table:table-cell>
          <table:table-cell table:style-name="ce9" office:value-type="float" office:value="1115">
            <text:p>11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400m repechage</text:p>
          </table:table-cell>
          <table:table-cell table:style-name="ce9" office:value-type="float" office:value="1120">
            <text:p>11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2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javelin throw qualification B</text:p>
          </table:table-cell>
          <table:table-cell table:style-name="ce9" office:value-type="float" office:value="1150">
            <text:p>11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5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hurdles repechage</text:p>
          </table:table-cell>
          <table:table-cell table:style-name="ce9" office:value-type="float" office:value="1200">
            <text:p>12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200m repechage</text:p>
          </table:table-cell>
          <table:table-cell table:style-name="ce9" office:value-type="float" office:value="1230">
            <text:p>123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semis</text:p>
          </table:table-cell>
          <table:table-cell table:style-name="ce9" office:value-type="float" office:value="1935">
            <text:p>19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ammer throw final</text:p>
          </table:table-cell>
          <table:table-cell table:style-name="ce9" office:value-type="float" office:value="1955">
            <text:p>19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5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400m hurdles semis</text:p>
          </table:table-cell>
          <table:table-cell table:style-name="ce9" office:value-type="float" office:value="2007">
            <text:p>2007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07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long jump final</text:p>
          </table:table-cell>
          <table:table-cell table:style-name="ce9" office:value-type="float" office:value="2015">
            <text:p>20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500m final</text:p>
          </table:table-cell>
          <table:table-cell table:style-name="ce9" office:value-type="float" office:value="2050">
            <text:p>20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5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3000m steeplechase final</text:p>
          </table:table-cell>
          <table:table-cell table:style-name="ce9" office:value-type="float" office:value="2110">
            <text:p>21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1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200m final</text:p>
          </table:table-cell>
          <table:table-cell table:style-name="ce9" office:value-type="float" office:value="2140">
            <text:p>21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4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3m springboard preliminary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10m platform final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quarters (2 matches)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quarters (2 matches)</text:p>
          </table:table-cell>
          <table:table-cell table:style-name="ce9" office:value-type="string">
            <text:p>1900-2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66kg, M 71kg semis, W 60kg final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team sprint first round, medal finals, M team pursuit first round, W team pursuit qualifying</text:p>
          </table:table-cell>
          <table:table-cell table:style-name="ce9" office:value-type="string">
            <text:p>1730-20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0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round of 16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quarters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quarters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Sport climbing</text:p>
          </table:table-cell>
          <table:table-cell table:style-name="ce9" office:value-type="string">
            <text:p>W boulder/lead semis (boulder), M speed qualification</text:p>
          </table:table-cell>
          <table:table-cell table:style-name="ce9" office:value-type="string">
            <text:p>1000-14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4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800-21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1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2100-00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0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dinghy medal races, M/W Kite, Mixed dinghy, Mixed multihull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park preliminaries</text:p>
          </table:table-cell>
          <table:table-cell table:style-name="ce9" office:value-type="string">
            <text:p>1230-16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2:3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park medal final</text:p>
          </table:table-cell>
          <table:table-cell table:style-name="ce9" office:value-type="string">
            <text:p>1730-19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0900-11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300-15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700-19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2100-23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quarters (2 matches)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quarters (2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Equestrian</text:p>
          </table:table-cell>
          <table:table-cell table:style-name="ce9" office:value-type="string">
            <text:p>Jumping ind. final</text:p>
          </table:table-cell>
          <table:table-cell table:style-name="ce9" office:value-type="string">
            <text:p>1000-12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Artistic swimming</text:p>
          </table:table-cell>
          <table:table-cell table:style-name="ce9" office:value-type="string">
            <text:p>Team free routine</text:p>
          </table:table-cell>
          <table:table-cell table:style-name="ce9" office:value-type="string">
            <text:p>1930-21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430-16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6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800-20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6">
            <text:p>06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Canoe sprint</text:p>
          </table:table-cell>
          <table:table-cell table:style-name="ce9" office:value-type="string">
            <text:p>M C1 1000m, M K2 500m, W C1 200m, W K2 500m heats and quarters</text:p>
          </table:table-cell>
          <table:table-cell table:style-name="ce9" office:value-type="string">
            <text:p>0930-151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5:10</text:p>
          </table:table-cell>
          <table:table-cell table:number-columns-repeated="1016"/>
        </table:table-row>
        <table:table-row table:style-name="ro10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Greco-Roman 77kg, M Greco-Roman 97kg, W freestyle 50kg repechage, M Greco-Roman 67kg, M Greco-Roman 87kg, W freestyle 53kg round of 16 and quarters</text:p>
          </table:table-cell>
          <table:table-cell table:style-name="ce9" office:value-type="string">
            <text:p>1100-133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30</text:p>
          </table:table-cell>
          <table:table-cell table:number-columns-repeated="1016"/>
        </table:table-row>
        <table:table-row table:style-name="ro5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Greco-Roman 67kg, M Greco-Roman 87kg, W freestyle 53kg semis, M Greco-Roman 77kg, M Greco-Roman 97kg, W freestyle 50kg medal finals</text:p>
          </table:table-cell>
          <table:table-cell table:style-name="ce9" office:value-type="string">
            <text:p>1815-2145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15</text:p>
          </table:table-cell>
          <table:table-cell table:style-name="ce44" office:value-type="string">
            <text:p>21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400-16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900-21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1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0930-11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330-15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5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quarters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arathon race walk mixed relay final</text:p>
          </table:table-cell>
          <table:table-cell table:style-name="ce9" office:value-type="string">
            <text:p>0730-10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7:30</text:p>
          </table:table-cell>
          <table:table-cell table:style-name="ce44" office:value-type="string">
            <text:p>10:5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igh jump qualification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hurdles round 1</text:p>
          </table:table-cell>
          <table:table-cell table:style-name="ce9" office:value-type="float" office:value="1015">
            <text:p>10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javelin throw qualification A</text:p>
          </table:table-cell>
          <table:table-cell table:style-name="ce9" office:value-type="float" office:value="1025">
            <text:p>10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2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5000m round 1</text:p>
          </table:table-cell>
          <table:table-cell table:style-name="ce9" office:value-type="float" office:value="1100">
            <text:p>11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800m round 1</text:p>
          </table:table-cell>
          <table:table-cell table:style-name="ce9" office:value-type="float" office:value="1145">
            <text:p>1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javelin throw qualification B</text:p>
          </table:table-cell>
          <table:table-cell table:style-name="ce9" office:value-type="float" office:value="1150">
            <text:p>115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5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500m repechage</text:p>
          </table:table-cell>
          <table:table-cell table:style-name="ce9" office:value-type="float" office:value="1235">
            <text:p>12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pole vault final</text:p>
          </table:table-cell>
          <table:table-cell table:style-name="ce9" office:value-type="float" office:value="1900">
            <text:p>19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10m hurdles semis</text:p>
          </table:table-cell>
          <table:table-cell table:style-name="ce9" office:value-type="float" office:value="1905">
            <text:p>19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triple jump qualification</text:p>
          </table:table-cell>
          <table:table-cell table:style-name="ce9" office:value-type="float" office:value="1915">
            <text:p>19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hurdles semis</text:p>
          </table:table-cell>
          <table:table-cell table:style-name="ce9" office:value-type="float" office:value="1935">
            <text:p>19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200m semis</text:p>
          </table:table-cell>
          <table:table-cell table:style-name="ce9" office:value-type="float" office:value="2002">
            <text:p>2002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02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iscus throw final</text:p>
          </table:table-cell>
          <table:table-cell table:style-name="ce9" office:value-type="float" office:value="2025">
            <text:p>20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2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400m semis</text:p>
          </table:table-cell>
          <table:table-cell table:style-name="ce9" office:value-type="float" office:value="2045">
            <text:p>20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final</text:p>
          </table:table-cell>
          <table:table-cell table:style-name="ce9" office:value-type="float" office:value="2120">
            <text:p>21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2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3000m steeplechase final</text:p>
          </table:table-cell>
          <table:table-cell table:style-name="ce9" office:value-type="float" office:value="2140">
            <text:p>21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4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3m springboard semis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3m springboard preliminary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quarters (2 matches)</text:p>
          </table:table-cell>
          <table:table-cell table:style-name="ce9" office:value-type="string">
            <text:p>14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quarters (2 matches)</text:p>
          </table:table-cell>
          <table:table-cell table:style-name="ce9" office:value-type="string">
            <text:p>1900-2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7kg, M +92kg semis, M 63.5kg, M 80kg final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5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sprint qualifying, early rounds, repechage rounds, W keirin first round, repechage, W team pursuit first round</text:p>
          </table:table-cell>
          <table:table-cell table:style-name="ce9" office:value-type="string">
            <text:p>1245-154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2:45</text:p>
          </table:table-cell>
          <table:table-cell table:style-name="ce44" office:value-type="string">
            <text:p>15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sprint early rounds, repechage rounds, M team pursuit medal finals, W team pursuit medal finals</text:p>
          </table:table-cell>
          <table:table-cell table:style-name="ce9" office:value-type="string">
            <text:p>1730-202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0:2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quarters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/W team quarters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 team semis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Sport climbing</text:p>
          </table:table-cell>
          <table:table-cell table:style-name="ce9" office:value-type="string">
            <text:p>M boulder/lead semis (lead), W speed medal finals</text:p>
          </table:table-cell>
          <table:table-cell table:style-name="ce9" office:value-type="string">
            <text:p>1000-1315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ixed dinghy, Mixed multihull medal races, M/W Kite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Men’s 61kg final</text:p>
          </table:table-cell>
          <table:table-cell table:style-name="ce9" office:value-type="string">
            <text:p>1500-173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W 49kg final</text:p>
          </table:table-cell>
          <table:table-cell table:style-name="ce9" office:value-type="string">
            <text:p>1930-220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M park preliminaries</text:p>
          </table:table-cell>
          <table:table-cell table:style-name="ce9" office:value-type="string">
            <text:p>1230-16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2:3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M park medal final</text:p>
          </table:table-cell>
          <table:table-cell table:style-name="ce9" office:value-type="string">
            <text:p>1730-1900</text:p>
          </table:table-cell>
          <table:table-cell table:style-name="ce44" office:value-type="string">
            <text:p>La Courneuve Shooting Range</text:p>
          </table:table-cell>
          <table:table-cell table:style-name="ce44" office:value-type="string">
            <text:p>La Courneuve (Metro 13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600-18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2000-22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W golf round 1</text:p>
          </table:table-cell>
          <table:table-cell table:style-name="ce9" office:value-type="string">
            <text:p>0900-180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quarters (2 matches)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quarters (2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58kg, W 49kg qualification rounds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58kg, W 49kg quarters, semis</text:p>
          </table:table-cell>
          <table:table-cell table:style-name="ce9" office:value-type="string">
            <text:p>1430-17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7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58kg, W 49kg repechage rounds and medal finals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Artistic swimming</text:p>
          </table:table-cell>
          <table:table-cell table:style-name="ce9" office:value-type="string">
            <text:p>Team acrobatic routine (medal final)</text:p>
          </table:table-cell>
          <table:table-cell table:style-name="ce9" office:value-type="string">
            <text:p>1930-2115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430-16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6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1800-20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7">
            <text:p>07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quarters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Canoe sprint</text:p>
          </table:table-cell>
          <table:table-cell table:style-name="ce9" office:value-type="string">
            <text:p>M C2 500m, M K4 500m, W C2 500m, W K4 500m semis and finals</text:p>
          </table:table-cell>
          <table:table-cell table:style-name="ce9" office:value-type="string">
            <text:p>1030-143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4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1400-16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1900-21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9:00</text:p>
          </table:table-cell>
          <table:table-cell table:style-name="ce44" office:value-type="string">
            <text:p>2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630-18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6:30</text:p>
          </table:table-cell>
          <table:table-cell table:style-name="ce44" office:value-type="string">
            <text:p>18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100m hurdles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shot put qualification</text:p>
          </table:table-cell>
          <table:table-cell table:style-name="ce9" office:value-type="float" office:value="1025">
            <text:p>10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2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00m hurdles repechage</text:p>
          </table:table-cell>
          <table:table-cell table:style-name="ce9" office:value-type="float" office:value="1035">
            <text:p>10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high jump</text:p>
          </table:table-cell>
          <table:table-cell table:style-name="ce9" office:value-type="float" office:value="1105">
            <text:p>11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x100m relay round 1</text:p>
          </table:table-cell>
          <table:table-cell table:style-name="ce9" office:value-type="float" office:value="1110">
            <text:p>11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1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x100m relay round 1</text:p>
          </table:table-cell>
          <table:table-cell table:style-name="ce9" office:value-type="float" office:value="1135">
            <text:p>11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800m repechage</text:p>
          </table:table-cell>
          <table:table-cell table:style-name="ce9" office:value-type="float" office:value="1200">
            <text:p>12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shot put</text:p>
          </table:table-cell>
          <table:table-cell table:style-name="ce9" office:value-type="float" office:value="1935">
            <text:p>19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500m semis</text:p>
          </table:table-cell>
          <table:table-cell table:style-name="ce9" office:value-type="float" office:value="1935">
            <text:p>193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3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long jump final</text:p>
          </table:table-cell>
          <table:table-cell table:style-name="ce9" office:value-type="float" office:value="2000">
            <text:p>20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javelin throw final</text:p>
          </table:table-cell>
          <table:table-cell table:style-name="ce9" office:value-type="float" office:value="2025">
            <text:p>20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2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200m final</text:p>
          </table:table-cell>
          <table:table-cell table:style-name="ce9" office:value-type="float" office:value="2030">
            <text:p>203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200m</text:p>
          </table:table-cell>
          <table:table-cell table:style-name="ce9" office:value-type="float" office:value="2055">
            <text:p>20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5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hurdles final</text:p>
          </table:table-cell>
          <table:table-cell table:style-name="ce9" office:value-type="float" office:value="2125">
            <text:p>21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2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110m hurdles final</text:p>
          </table:table-cell>
          <table:table-cell table:style-name="ce9" office:value-type="float" office:value="2145">
            <text:p>2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3m springboard semis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3m springboard final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75kg, M 57kg semis, W 54kg, M 51kg final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sprint quarters, classification races, M omnium (medal final), W keirin</text:p>
          </table:table-cell>
          <table:table-cell table:style-name="ce9"/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table:number-columns-repeated="2"/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 team semis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W team semis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W team semis</text:p>
          </table:table-cell>
          <table:table-cell table:style-name="ce9" office:value-type="string">
            <text:p>2000-2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Sport climbing</text:p>
          </table:table-cell>
          <table:table-cell table:style-name="ce9" office:value-type="string">
            <text:p>W boulder/lead semis (lead), M speed medal finals</text:p>
          </table:table-cell>
          <table:table-cell table:style-name="ce9" office:value-type="string">
            <text:p>1000-1315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Marathon Swimming</text:p>
          </table:table-cell>
          <table:table-cell table:style-name="ce9" office:value-type="string">
            <text:p>W 10km marathon final</text:p>
          </table:table-cell>
          <table:table-cell table:style-name="ce9" office:value-type="string">
            <text:p>0730-1030</text:p>
          </table:table-cell>
          <table:table-cell table:style-name="ce44" office:value-type="string">
            <text:p>Pont Alexandre III</text:p>
          </table:table-cell>
          <table:table-cell table:style-name="ce44" office:value-type="string">
            <text:p>Invalides (RER C and Metro 13/8) or Franklin D. Roosevelt (Metro 1/8). Check ticket location and official website as bridge is closed. </text:p>
          </table:table-cell>
          <table:table-cell table:style-name="ce44" office:value-type="string">
            <text:p>07:30</text:p>
          </table:table-cell>
          <table:table-cell table:style-name="ce44" office:value-type="string">
            <text:p>10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1700-20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Sailing</text:p>
          </table:table-cell>
          <table:table-cell table:style-name="ce9" office:value-type="string">
            <text:p>M/W Kite medal series</text:p>
          </table:table-cell>
          <table:table-cell table:style-name="ce9" office:value-type="string">
            <text:p>1200-1900</text:p>
          </table:table-cell>
          <table:table-cell table:style-name="ce44" office:value-type="string">
            <text:p>Marseille Marina</text:p>
          </table:table-cell>
          <table:table-cell table:style-name="ce44" office:value-type="string">
            <text:p>Vieux-Port - Hôtel de Ville (Metro 1)</text:p>
          </table:table-cell>
          <table:table-cell table:style-name="ce44" office:value-type="string">
            <text:p>12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W golf round 2</text:p>
          </table:table-cell>
          <table:table-cell table:style-name="ce9" office:value-type="string">
            <text:p>0900-180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semis (2 matches)</text:p>
          </table:table-cell>
          <table:table-cell table:style-name="ce9" office:value-type="string">
            <text:p>1700-19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/W semis (2 matches)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Modern pentathlon</text:p>
          </table:table-cell>
          <table:table-cell table:style-name="ce9" office:value-type="string">
            <text:p>M/W fencing ranking round</text:p>
          </table:table-cell>
          <table:table-cell table:style-name="ce9" office:value-type="string">
            <text:p>1100-17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7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Rhythmic gymnastics</text:p>
          </table:table-cell>
          <table:table-cell table:style-name="ce9" office:value-type="string">
            <text:p>Ind. All-around qualification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Rhythmic gymnastics</text:p>
          </table:table-cell>
          <table:table-cell table:style-name="ce9" office:value-type="string">
            <text:p>Ind. all-around qualification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68kg, W 57kg qualification rounds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68kg, W 57kg quarters, semis</text:p>
          </table:table-cell>
          <table:table-cell table:style-name="ce9" office:value-type="string">
            <text:p>1430-17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7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68kg, W 57kg repechage rounds and medal finals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W 59kg final</text:p>
          </table:table-cell>
          <table:table-cell table:style-name="ce9" office:value-type="string">
            <text:p>1500-173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8">
            <text:p>08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M 73kg final </text:p>
          </table:table-cell>
          <table:table-cell table:style-name="ce9" office:value-type="string">
            <text:p>1930-220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Canoe sprint</text:p>
          </table:table-cell>
          <table:table-cell table:style-name="ce9" office:value-type="string">
            <text:p>M K2 500m, W C1 200m, W K2 500m semis and finals</text:p>
          </table:table-cell>
          <table:table-cell table:style-name="ce9" office:value-type="string">
            <text:p>1030-144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4:40</text:p>
          </table:table-cell>
          <table:table-cell table:number-columns-repeated="1016"/>
        </table:table-row>
        <table:table-row table:style-name="ro5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freestyle 57kg, M freestyle 86kg, W freestyle 57kg repechage, M freestyle 74kg, M freestyle 125kg, W freestyle 62kg round of 16 and quarters</text:p>
          </table:table-cell>
          <table:table-cell table:style-name="ce9" office:value-type="string">
            <text:p>1100-133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30</text:p>
          </table:table-cell>
          <table:table-cell table:number-columns-repeated="1016"/>
        </table:table-row>
        <table:table-row table:style-name="ro5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freestyle 74kg, M freestyle 125kg, W freestyle 62kg semis, M freestyle 57kg, M freestyle 86kg, W freestyle 57kg medal finals</text:p>
          </table:table-cell>
          <table:table-cell table:style-name="ce9" office:value-type="string">
            <text:p>1815-2145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15</text:p>
          </table:table-cell>
          <table:table-cell table:style-name="ce44" office:value-type="string">
            <text:p>21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1400-160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gold-medal game</text:p>
          </table:table-cell>
          <table:table-cell table:style-name="ce9" office:value-type="string">
            <text:p>2000-2230</text:p>
          </table:table-cell>
          <table:table-cell table:style-name="ce44" office:value-type="string">
            <text:p>Stade Roland Garros (Court Suzanne Lenglen)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630-18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6:30</text:p>
          </table:table-cell>
          <table:table-cell table:style-name="ce44" office:value-type="string">
            <text:p>18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long jump</text:p>
          </table:table-cell>
          <table:table-cell table:style-name="ce9" office:value-type="float" office:value="1005">
            <text:p>10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x400m relay round 1</text:p>
          </table:table-cell>
          <table:table-cell table:style-name="ce9" office:value-type="float" office:value="1040">
            <text:p>10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0:4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x400m relay round 1</text:p>
          </table:table-cell>
          <table:table-cell table:style-name="ce9" office:value-type="float" office:value="1105">
            <text:p>11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javelin throw A</text:p>
          </table:table-cell>
          <table:table-cell table:style-name="ce9" office:value-type="float" office:value="1120">
            <text:p>112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2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800m semis</text:p>
          </table:table-cell>
          <table:table-cell table:style-name="ce9" office:value-type="float" office:value="1130">
            <text:p>113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00m hurdles semis</text:p>
          </table:table-cell>
          <table:table-cell table:style-name="ce9" office:value-type="float" office:value="1205">
            <text:p>120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0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javelin throw B</text:p>
          </table:table-cell>
          <table:table-cell table:style-name="ce9" office:value-type="float" office:value="1230">
            <text:p>123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x100m relay final</text:p>
          </table:table-cell>
          <table:table-cell table:style-name="ce9" office:value-type="float" office:value="1930">
            <text:p>193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shot put final</text:p>
          </table:table-cell>
          <table:table-cell table:style-name="ce9" office:value-type="float" office:value="1940">
            <text:p>19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4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x100m relay final</text:p>
          </table:table-cell>
          <table:table-cell table:style-name="ce9" office:value-type="float" office:value="1945">
            <text:p>19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final</text:p>
          </table:table-cell>
          <table:table-cell table:style-name="ce9" office:value-type="float" office:value="2000">
            <text:p>20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triple jump final</text:p>
          </table:table-cell>
          <table:table-cell table:style-name="ce9" office:value-type="float" office:value="2010">
            <text:p>20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1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800m final</text:p>
          </table:table-cell>
          <table:table-cell table:style-name="ce9" office:value-type="float" office:value="2015">
            <text:p>20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0,000m final</text:p>
          </table:table-cell>
          <table:table-cell table:style-name="ce9" office:value-type="float" office:value="2055">
            <text:p>205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5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00m hurdles final</text:p>
          </table:table-cell>
          <table:table-cell table:style-name="ce9" office:value-type="float" office:value="2145">
            <text:p>21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4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10m platform preliminary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W 3m springboard final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classification matches &amp; semis (2 matches)</text:p>
          </table:table-cell>
          <table:table-cell table:style-name="ce9" office:value-type="string">
            <text:p>1300-16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classification matches &amp; semis (2 matches)</text:p>
          </table:table-cell>
          <table:table-cell table:style-name="ce9" office:value-type="string">
            <text:p>1800-21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1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0kg, W 66kg, M 71kg, M 92kg final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Breaking</text:p>
          </table:table-cell>
          <table:table-cell table:style-name="ce9" office:value-type="string">
            <text:p>W ind. qualifying</text:p>
          </table:table-cell>
          <table:table-cell table:style-name="ce9" office:value-type="string">
            <text:p>1600-181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1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Breaking</text:p>
          </table:table-cell>
          <table:table-cell table:style-name="ce9" office:value-type="string">
            <text:p>W ind. final</text:p>
          </table:table-cell>
          <table:table-cell table:style-name="ce9" office:value-type="string">
            <text:p>2000-22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sprint semis, W sprint qualifying, early rounds, repechage rounds</text:p>
          </table:table-cell>
          <table:table-cell table:style-name="ce9" office:value-type="string">
            <text:p>1400-160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6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sprint medal finals, W Madison final, W sprint early rounds, repechage rounds</text:p>
          </table:table-cell>
          <table:table-cell table:style-name="ce9" office:value-type="string">
            <text:p>1800-2015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0:15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 team bronze medal final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M team gold medal final</text:p>
          </table:table-cell>
          <table:table-cell table:style-name="ce9" office:value-type="string">
            <text:p>1500-183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Sport climbing</text:p>
          </table:table-cell>
          <table:table-cell table:style-name="ce9" office:value-type="string">
            <text:p>M boulder/lead medal final</text:p>
          </table:table-cell>
          <table:table-cell table:style-name="ce9" office:value-type="string">
            <text:p>1000-13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Marathon Swimming</text:p>
          </table:table-cell>
          <table:table-cell table:style-name="ce9" office:value-type="string">
            <text:p>M 10km marathon final</text:p>
          </table:table-cell>
          <table:table-cell table:style-name="ce9" office:value-type="string">
            <text:p>0730-1030</text:p>
          </table:table-cell>
          <table:table-cell table:style-name="ce44" office:value-type="string">
            <text:p>Pont Alexandre III</text:p>
          </table:table-cell>
          <table:table-cell table:style-name="ce44" office:value-type="string">
            <text:p>Invalides (RER C and Metro 13/8) or Franklin D. Roosevelt (Metro 1/8). Check ticket location and official website as bridge is closed. </text:p>
          </table:table-cell>
          <table:table-cell table:style-name="ce44" office:value-type="string">
            <text:p>07:30</text:p>
          </table:table-cell>
          <table:table-cell table:style-name="ce44" office:value-type="string">
            <text:p>10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1500-180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1800-213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00</text:p>
          </table:table-cell>
          <table:table-cell table:style-name="ce44" office:value-type="string">
            <text:p>2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M 89kg final</text:p>
          </table:table-cell>
          <table:table-cell table:style-name="ce9" office:value-type="string">
            <text:p>1500-173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W 71kg final</text:p>
          </table:table-cell>
          <table:table-cell table:style-name="ce9" office:value-type="string">
            <text:p>1930-220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1600-1830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W golf round 3</text:p>
          </table:table-cell>
          <table:table-cell table:style-name="ce9" office:value-type="string">
            <text:p>0900-180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 or W medal finals (2 matches)</text:p>
          </table:table-cell>
          <table:table-cell table:style-name="ce9" office:value-type="string">
            <text:p>2100-00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00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Modern pentathlon</text:p>
          </table:table-cell>
          <table:table-cell table:style-name="ce9" office:value-type="string">
            <text:p>M semi-final 1 and semi-final 2</text:p>
          </table:table-cell>
          <table:table-cell table:style-name="ce9" office:value-type="string">
            <text:p>1300-19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9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Rhythmic gymnastics</text:p>
          </table:table-cell>
          <table:table-cell table:style-name="ce9" office:value-type="string">
            <text:p>Group all-around qualification</text:p>
          </table:table-cell>
          <table:table-cell table:style-name="ce9" office:value-type="string">
            <text:p>1000-12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Rhythmic gymnastics</text:p>
          </table:table-cell>
          <table:table-cell table:style-name="ce9" office:value-type="string">
            <text:p>Ind. all-around final</text:p>
          </table:table-cell>
          <table:table-cell table:style-name="ce9" office:value-type="string">
            <text:p>1430-17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7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80kg, W 67kg qualification rounds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80kg, W 67kg quarters, semis</text:p>
          </table:table-cell>
          <table:table-cell table:style-name="ce9" office:value-type="string">
            <text:p>1430-17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7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80kg, W 67kg repechage rounds and medal finals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Artistic swimming</text:p>
          </table:table-cell>
          <table:table-cell table:style-name="ce9" office:value-type="string">
            <text:p>Duet technical routine</text:p>
          </table:table-cell>
          <table:table-cell table:style-name="ce9" office:value-type="string">
            <text:p>1930-21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1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730-19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19:3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09">
            <text:p>09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2100-23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23:00</text:p>
          </table:table-cell>
          <table:table-cell table:number-columns-repeated="1016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Canoe sprint</text:p>
          </table:table-cell>
          <table:table-cell table:style-name="ce9" office:value-type="string">
            <text:p>M C1 1000m, M K1 1000m, W K1 500m semis and finals</text:p>
          </table:table-cell>
          <table:table-cell table:style-name="ce9" office:value-type="string">
            <text:p>1030-1420</text:p>
          </table:table-cell>
          <table:table-cell table:style-name="ce44" office:value-type="string">
            <text:p>Vaires-sur-Marne Nautical Stadium</text:p>
          </table:table-cell>
          <table:table-cell table:style-name="ce44" office:value-type="string">
            <text:p>Vaires (Transilien Paris-Est)</text:p>
          </table:table-cell>
          <table:table-cell table:style-name="ce44" office:value-type="string">
            <text:p>10:30</text:p>
          </table:table-cell>
          <table:table-cell table:style-name="ce44" office:value-type="string">
            <text:p>14:2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freestyle 74kg, M freestyle 125kg, W freestyle 62kg repechage, M freestyle 65kg, M freestyle 97kg, W freestyle 76kg round of 16 and quarters</text:p>
          </table:table-cell>
          <table:table-cell table:style-name="ce9" office:value-type="string">
            <text:p>1100-1330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freestyle 65kg, M freestyle 97kg, W freestyle 76kg semis, M freestyle 74kg, M freestyle 125kg, W freestyle 62kg medal finals</text:p>
          </table:table-cell>
          <table:table-cell table:style-name="ce9" office:value-type="string">
            <text:p>1815-2145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8:15</text:p>
          </table:table-cell>
          <table:table-cell table:style-name="ce44" office:value-type="string">
            <text:p>21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W gold-medal game</text:p>
          </table:table-cell>
          <table:table-cell table:style-name="ce9" office:value-type="string">
            <text:p>1500-173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marathon final</text:p>
          </table:table-cell>
          <table:table-cell table:style-name="ce9" office:value-type="string">
            <text:p>0800-11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8:00</text:p>
          </table:table-cell>
          <table:table-cell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high jump final</text:p>
          </table:table-cell>
          <table:table-cell table:style-name="ce9" office:value-type="float" office:value="1910">
            <text:p>191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800m final</text:p>
          </table:table-cell>
          <table:table-cell table:style-name="ce9" office:value-type="float" office:value="1925">
            <text:p>19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javelin throw final</text:p>
          </table:table-cell>
          <table:table-cell table:style-name="ce9" office:value-type="float" office:value="1940">
            <text:p>194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00m hurdles final</text:p>
          </table:table-cell>
          <table:table-cell table:style-name="ce9" office:value-type="float" office:value="1945">
            <text:p>194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19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5000m final</text:p>
          </table:table-cell>
          <table:table-cell table:style-name="ce9" office:value-type="float" office:value="2000">
            <text:p>2000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500m final</text:p>
          </table:table-cell>
          <table:table-cell table:style-name="ce9" office:value-type="float" office:value="2025">
            <text:p>202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0:2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x400m relay final</text:p>
          </table:table-cell>
          <table:table-cell table:style-name="ce9" office:value-type="float" office:value="2112">
            <text:p>2112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12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x400m relay final</text:p>
          </table:table-cell>
          <table:table-cell table:style-name="ce9" office:value-type="float" office:value="2122">
            <text:p>2122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number-columns-repeated="2" table:style-name="ce44" office:value-type="string">
            <text:p>21:22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10m platform semis</text:p>
          </table:table-cell>
          <table:table-cell table:style-name="ce9" office:value-type="string">
            <text:p>10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Diving</text:p>
          </table:table-cell>
          <table:table-cell table:style-name="ce9" office:value-type="string">
            <text:p>M 10m platform final</text:p>
          </table:table-cell>
          <table:table-cell table:style-name="ce9" office:value-type="string">
            <text:p>1500-17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7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09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W/M classification matches, W gold-medal game</text:p>
          </table:table-cell>
          <table:table-cell table:style-name="ce9" office:value-type="string">
            <text:p>1400-21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2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Boxing</text:p>
          </table:table-cell>
          <table:table-cell table:style-name="ce9" office:value-type="string">
            <text:p>W 57kg, W 75kg, M 57kg, M +92kg final</text:p>
          </table:table-cell>
          <table:table-cell table:style-name="ce9" office:value-type="string">
            <text:p>2130-233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2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Breaking</text:p>
          </table:table-cell>
          <table:table-cell table:style-name="ce9" office:value-type="string">
            <text:p>M ind. qualifying</text:p>
          </table:table-cell>
          <table:table-cell table:style-name="ce9" office:value-type="string">
            <text:p>1600-181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1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Breaking</text:p>
          </table:table-cell>
          <table:table-cell table:style-name="ce9" office:value-type="string">
            <text:p>M ind. final</text:p>
          </table:table-cell>
          <table:table-cell table:style-name="ce9" office:value-type="string">
            <text:p>2000-220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20:0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keirin first round, repechage, M Madison final, W sprint quarters, classification races</text:p>
          </table:table-cell>
          <table:table-cell table:style-name="ce9" office:value-type="string">
            <text:p>1700-202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0:2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W team bronze medal final</text:p>
          </table:table-cell>
          <table:table-cell table:style-name="ce9" office:value-type="string">
            <text:p>1000-130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Table tennis</text:p>
          </table:table-cell>
          <table:table-cell table:style-name="ce9" office:value-type="string">
            <text:p>W team gold medal final</text:p>
          </table:table-cell>
          <table:table-cell table:style-name="ce9" office:value-type="string">
            <text:p>1500-1830</text:p>
          </table:table-cell>
          <table:table-cell table:style-name="ce44" office:value-type="string">
            <text:p>Porte de Versailles Exhibition Centre</text:p>
          </table:table-cell>
          <table:table-cell table:style-name="ce44" office:value-type="string">
            <text:p>Porte de Versailles (Metro 12)</text:p>
          </table:table-cell>
          <table:table-cell table:style-name="ce44" office:value-type="string">
            <text:p>15:00</text:p>
          </table:table-cell>
          <table:table-cell table:style-name="ce44" office:value-type="string">
            <text:p>18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Sport climbing</text:p>
          </table:table-cell>
          <table:table-cell table:style-name="ce9" office:value-type="string">
            <text:p>W boulder/lead medal final</text:p>
          </table:table-cell>
          <table:table-cell table:style-name="ce9" office:value-type="string">
            <text:p>1000-1330</text:p>
          </table:table-cell>
          <table:table-cell table:style-name="ce44" office:value-type="string">
            <text:p>Place de la Concorde</text:p>
          </table:table-cell>
          <table:table-cell table:style-name="ce44" office:value-type="string">
            <text:p>Palais Royal-Musée du Louvre (Metro 1/7) closed 3-4 August. Second best: Auber (RER)</text:p>
          </table:table-cell>
          <table:table-cell table:style-name="ce44" office:value-type="string">
            <text:p>10:0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Football</text:p>
          </table:table-cell>
          <table:table-cell table:style-name="ce9" office:value-type="string">
            <text:p>W gold-medal game</text:p>
          </table:table-cell>
          <table:table-cell table:style-name="ce9" office:value-type="string">
            <text:p>1700-2030</text:p>
          </table:table-cell>
          <table:table-cell table:style-name="ce44" office:value-type="string">
            <text:p>Multiple locations -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7:00</text:p>
          </table:table-cell>
          <table:table-cell table:style-name="ce44" office:value-type="string">
            <text:p>20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M 102kg final</text:p>
          </table:table-cell>
          <table:table-cell table:style-name="ce9" office:value-type="string">
            <text:p>1130-140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1:3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W 81kg final</text:p>
          </table:table-cell>
          <table:table-cell table:style-name="ce9" office:value-type="string">
            <text:p>1600-183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6:00</text:p>
          </table:table-cell>
          <table:table-cell table:style-name="ce44" office:value-type="string">
            <text:p>18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M +102kg final</text:p>
          </table:table-cell>
          <table:table-cell table:style-name="ce9" office:value-type="string">
            <text:p>2030-230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20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1300-1545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1715-1945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7:15</text:p>
          </table:table-cell>
          <table:table-cell table:style-name="ce44" office:value-type="string">
            <text:p>19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Golf</text:p>
          </table:table-cell>
          <table:table-cell table:style-name="ce9" office:value-type="string">
            <text:p>W golf round 4 (medal final)</text:p>
          </table:table-cell>
          <table:table-cell table:style-name="ce9" office:value-type="string">
            <text:p>0900-1830</text:p>
          </table:table-cell>
          <table:table-cell table:style-name="ce44" office:value-type="string">
            <text:p>Golf National</text:p>
          </table:table-cell>
          <table:table-cell table:style-name="ce44" office:value-type="string">
            <text:p>Guyancourt (RER C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8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10" office:value-type="string">
            <text:p>Beach Volleyball</text:p>
          </table:table-cell>
          <table:table-cell table:style-name="ce9" office:value-type="string">
            <text:p>M or W medal finals (2 matches)</text:p>
          </table:table-cell>
          <table:table-cell table:style-name="ce9" office:value-type="string">
            <text:p>2100-0000</text:p>
          </table:table-cell>
          <table:table-cell table:style-name="ce44" office:value-type="string">
            <text:p>Eiffel Tower Beach Volleyball Stadium</text:p>
          </table:table-cell>
          <table:table-cell table:style-name="ce44" office:value-type="string">
            <text:p>Bir-Hakeim (Metro 6)</text:p>
          </table:table-cell>
          <table:table-cell table:style-name="ce44" office:value-type="string">
            <text:p>21:00</text:p>
          </table:table-cell>
          <table:table-cell table:style-name="ce44" office:value-type="string">
            <text:p>0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Modern pentathlon</text:p>
          </table:table-cell>
          <table:table-cell table:style-name="ce9" office:value-type="string">
            <text:p>W semi-final 1 and semi-final 2</text:p>
          </table:table-cell>
          <table:table-cell table:style-name="ce9" office:value-type="string">
            <text:p>0930-15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09:30</text:p>
          </table:table-cell>
          <table:table-cell table:style-name="ce44" office:value-type="string">
            <text:p>15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Modern pentathlon</text:p>
          </table:table-cell>
          <table:table-cell table:style-name="ce9" office:value-type="string">
            <text:p>M final</text:p>
          </table:table-cell>
          <table:table-cell table:style-name="ce9" office:value-type="string">
            <text:p>1730-200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7:30</text:p>
          </table:table-cell>
          <table:table-cell table:style-name="ce44" office:value-type="string">
            <text:p>2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Rhythmic gymnastics</text:p>
          </table:table-cell>
          <table:table-cell table:style-name="ce9" office:value-type="string">
            <text:p>Group all-around final</text:p>
          </table:table-cell>
          <table:table-cell table:style-name="ce9" office:value-type="string">
            <text:p>1400-1545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5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+80kg, W +67kg qualification rounds</text:p>
          </table:table-cell>
          <table:table-cell table:style-name="ce9" office:value-type="string">
            <text:p>0900-12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+80kg, W +67kg quarters, semis</text:p>
          </table:table-cell>
          <table:table-cell table:style-name="ce9" office:value-type="string">
            <text:p>1430-173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4:30</text:p>
          </table:table-cell>
          <table:table-cell table:style-name="ce44" office:value-type="string">
            <text:p>17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Taekwondo</text:p>
          </table:table-cell>
          <table:table-cell table:style-name="ce9" office:value-type="string">
            <text:p>M +80kg, W +67kg repechage rounds and medal finals</text:p>
          </table:table-cell>
          <table:table-cell table:style-name="ce9" office:value-type="string">
            <text:p>1930-2300</text:p>
          </table:table-cell>
          <table:table-cell table:style-name="ce44" office:value-type="string">
            <text:p>Champ de Mars Arena</text:p>
          </table:table-cell>
          <table:table-cell table:style-name="ce44" office:value-type="string">
            <text:p>Ecole Militaire (Metro 8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Artistic swimming</text:p>
          </table:table-cell>
          <table:table-cell table:style-name="ce9" office:value-type="string">
            <text:p>Duet free routine (medal final)</text:p>
          </table:table-cell>
          <table:table-cell table:style-name="ce9" office:value-type="string">
            <text:p>1930-22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9:30</text:p>
          </table:table-cell>
          <table:table-cell table:style-name="ce44" office:value-type="string">
            <text:p>2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1100-13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0">
            <text:p>10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2130-00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21:30</text:p>
          </table:table-cell>
          <table:table-cell table:style-name="ce44" office:value-type="string">
            <text:p>00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marathon final</text:p>
          </table:table-cell>
          <table:table-cell table:style-name="ce9" office:value-type="string">
            <text:p>0800-1115</text:p>
          </table:table-cell>
          <table:table-cell table:style-name="ce44" office:value-type="string">
            <text:p>Stade de Franc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8:00</text:p>
          </table:table-cell>
          <table:table-cell table:style-name="ce44" office:value-type="string">
            <text:p>11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1130-133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1:3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Basketball</text:p>
          </table:table-cell>
          <table:table-cell table:style-name="ce9" office:value-type="string">
            <text:p>W gold-medal game</text:p>
          </table:table-cell>
          <table:table-cell table:style-name="ce9" office:value-type="string">
            <text:p>1530-1800</text:p>
          </table:table-cell>
          <table:table-cell table:style-name="ce44" office:value-type="string">
            <text:p>Bercy Arena</text:p>
          </table:table-cell>
          <table:table-cell table:style-name="ce44" office:value-type="string">
            <text:p>Bercy (Metro 6)</text:p>
          </table:table-cell>
          <table:table-cell table:style-name="ce44" office:value-type="string">
            <text:p>15:30</text:p>
          </table:table-cell>
          <table:table-cell table:style-name="ce44" office:value-type="string">
            <text:p>18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0900-11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1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Handball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1330-1600</text:p>
          </table:table-cell>
          <table:table-cell table:style-name="ce44" office:value-type="string">
            <text:p>Stade Pierre de Coubertin</text:p>
          </table:table-cell>
          <table:table-cell table:style-name="ce44" office:value-type="string">
            <text:p>Porte de Vincennes (Metro 1)</text:p>
          </table:table-cell>
          <table:table-cell table:style-name="ce44" office:value-type="string">
            <text:p>13:30</text:p>
          </table:table-cell>
          <table:table-cell table:style-name="ce44" office:value-type="string">
            <text:p>16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Modern pentathlon</text:p>
          </table:table-cell>
          <table:table-cell table:style-name="ce9" office:value-type="string">
            <text:p>W final</text:p>
          </table:table-cell>
          <table:table-cell table:style-name="ce9" office:value-type="string">
            <text:p>1100-1330</text:p>
          </table:table-cell>
          <table:table-cell table:style-name="ce44" office:value-type="string">
            <text:p>Château de Versailles</text:p>
          </table:table-cell>
          <table:table-cell table:style-name="ce44" office:value-type="string">
            <text:p>Versailles Château - Rive Gauche (RER C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3:3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Track cycling</text:p>
          </table:table-cell>
          <table:table-cell table:style-name="ce9" office:value-type="string">
            <text:p>M keirin quarters, semis, medal finals, W sprint semis, medal finals, W omnium (medal final)</text:p>
          </table:table-cell>
          <table:table-cell table:style-name="ce9" office:value-type="string">
            <text:p>1100-1440</text:p>
          </table:table-cell>
          <table:table-cell table:style-name="ce44" office:value-type="string">
            <text:p>Roland-Garros Stadium</text:p>
          </table:table-cell>
          <table:table-cell table:style-name="ce44" office:value-type="string">
            <text:p>Porte d'Auteuil (Metro 10)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4:4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Volleyball</text:p>
          </table:table-cell>
          <table:table-cell table:style-name="ce9" office:value-type="string">
            <text:p>W gold-medal game</text:p>
          </table:table-cell>
          <table:table-cell table:style-name="ce9" office:value-type="string">
            <text:p>1300-1545</text:p>
          </table:table-cell>
          <table:table-cell table:style-name="ce44" office:value-type="string">
            <text:p>Hall 6 Exhibition Centre Paris-Le Bourget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3:00</text:p>
          </table:table-cell>
          <table:table-cell table:style-name="ce44" office:value-type="string">
            <text:p>15:4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0900-120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09:00</text:p>
          </table:table-cell>
          <table:table-cell table:style-name="ce44" office:value-type="string">
            <text:p>12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Water polo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1400-1550</text:p>
          </table:table-cell>
          <table:table-cell table:style-name="ce44" office:value-type="string">
            <text:p>Stade Aquatique</text:p>
          </table:table-cell>
          <table:table-cell table:style-name="ce44" office:value-type="string">
            <text:p>Stade de France - Saint-Denis (RER D)</text:p>
          </table:table-cell>
          <table:table-cell table:style-name="ce44" office:value-type="string">
            <text:p>14:00</text:p>
          </table:table-cell>
          <table:table-cell table:style-name="ce44" office:value-type="string">
            <text:p>15:5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Weightlifting</text:p>
          </table:table-cell>
          <table:table-cell table:style-name="ce9" office:value-type="string">
            <text:p>W +81kg final</text:p>
          </table:table-cell>
          <table:table-cell table:style-name="ce9" office:value-type="string">
            <text:p>1130-1400</text:p>
          </table:table-cell>
          <table:table-cell table:style-name="ce44" office:value-type="string">
            <text:p>Le Bourget Exhibition Centre</text:p>
          </table:table-cell>
          <table:table-cell table:style-name="ce44" office:value-type="string">
            <text:p>Le Bourget (RER B)</text:p>
          </table:table-cell>
          <table:table-cell table:style-name="ce44" office:value-type="string">
            <text:p>11:30</text:p>
          </table:table-cell>
          <table:table-cell table:style-name="ce44" office:value-type="string">
            <text:p>14:00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Wrestling</text:p>
          </table:table-cell>
          <table:table-cell table:style-name="ce9" office:value-type="string">
            <text:p>M freestyle 65kg, M freestyle 97kg, W freestyle 76kg repechage and medal finals</text:p>
          </table:table-cell>
          <table:table-cell table:style-name="ce9" office:value-type="string">
            <text:p>1100-1415</text:p>
          </table:table-cell>
          <table:table-cell table:style-name="ce44" office:value-type="string">
            <text:p>Two locations – check official documentation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11:00</text:p>
          </table:table-cell>
          <table:table-cell table:style-name="ce44" office:value-type="string">
            <text:p>14:15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42" office:value-type="date" office:date-value="2024-08-11">
            <text:p>11-08-2024</text:p>
          </table:table-cell>
          <table:table-cell table:style-name="ce9" office:value-type="string">
            <text:p>Ceremony</text:p>
          </table:table-cell>
          <table:table-cell table:style-name="ce9" office:value-type="string">
            <text:p>Closing Ceremony</text:p>
          </table:table-cell>
          <table:table-cell table:style-name="ce9"/>
          <table:table-cell table:style-name="ce44" table:number-columns-repeated="4"/>
          <table:table-cell table:style-name="ce46"/>
          <table:table-cell table:number-columns-repeated="1015"/>
        </table:table-row>
        <table:table-row table:style-name="ro3" table:number-rows-repeated="104776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Instructions '.$A$1" table:cell-range-address="$'All events'.$A$2:.$H$813"/>
        </table:named-expressions>
      </table:table>
      <table:table table:name="Venues" table:style-name="ta3" table:print="false"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21" table:default-cell-style-name="Excel_20_Built-in_20_Normal"/>
        <table:table-row table:style-name="ro4">
          <table:table-cell table:style-name="ce16" office:value-type="string">
            <text:p>Sport</text:p>
          </table:table-cell>
          <table:table-cell table:style-name="ce16" office:value-type="string">
            <text:p>Venue(s)</text:p>
          </table:table-cell>
          <table:table-cell table:style-name="ce16" office:value-type="string">
            <text:p>Closest Metro Station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Aquatics</text:p>
          </table:table-cell>
          <table:table-cell table:style-name="ce17" office:value-type="string">
            <text:p>Stade Aquatique</text:p>
          </table:table-cell>
          <table:table-cell table:style-name="ce17" office:value-type="string">
            <text:p>Stade de France - Saint-Denis (RER D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Archery</text:p>
          </table:table-cell>
          <table:table-cell table:style-name="ce17" office:value-type="string">
            <text:p>La Defense Arena (tentative)</text:p>
          </table:table-cell>
          <table:table-cell table:style-name="ce17" office:value-type="string">
            <text:p>Puteaux (Metro 1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Artistic Gymnastics</text:p>
          </table:table-cell>
          <table:table-cell table:style-name="ce17" office:value-type="string">
            <text:p>Bercy Arena</text:p>
          </table:table-cell>
          <table:table-cell table:style-name="ce17" office:value-type="string">
            <text:p>Bercy (Metro 6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Athletics</text:p>
          </table:table-cell>
          <table:table-cell table:style-name="ce17" office:value-type="string">
            <text:p>Stade de France</text:p>
          </table:table-cell>
          <table:table-cell table:style-name="ce17" office:value-type="string">
            <text:p>Stade de France - Saint-Denis (RER D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adminton</text:p>
          </table:table-cell>
          <table:table-cell table:style-name="ce17" office:value-type="string">
            <text:p>Stade Pierre de Coubertin</text:p>
          </table:table-cell>
          <table:table-cell table:style-name="ce17" office:value-type="string">
            <text:p>Porte de Vincennes (Metro 1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aseball</text:p>
          </table:table-cell>
          <table:table-cell table:style-name="ce17" office:value-type="string">
            <text:p>Stade de Baseball de Softball (tentative)</text:p>
          </table:table-cell>
          <table:table-cell table:style-name="ce17" office:value-type="string">
            <text:p>La Courneuve (Metro 13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asketball</text:p>
          </table:table-cell>
          <table:table-cell table:style-name="ce17" office:value-type="string">
            <text:p>Bercy Arena</text:p>
          </table:table-cell>
          <table:table-cell table:style-name="ce17" office:value-type="string">
            <text:p>Bercy (Metro 6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asketball (Group)</text:p>
          </table:table-cell>
          <table:table-cell table:style-name="ce17" office:value-type="string">
            <text:p>Pierre Mauroy Stadium</text:p>
          </table:table-cell>
          <table:table-cell table:style-name="ce17" office:value-type="string">
            <text:p>Lille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9" office:value-type="string">
            <text:p>Basketball 3X3</text:p>
          </table:table-cell>
          <table:table-cell table:style-name="ce17" office:value-type="string">
            <text:p>Place de la Concorde</text:p>
          </table:table-cell>
          <table:table-cell table:style-name="ce17" office:value-type="string">
            <text:p>Palais Royal-Musée du Louvre (Metro 1/7) closed 3-4 August. Second best: Auber (RER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each Volleyball</text:p>
          </table:table-cell>
          <table:table-cell table:style-name="ce17" office:value-type="string">
            <text:p>Eiffel Tower Beach Volleyball Stadium</text:p>
          </table:table-cell>
          <table:table-cell table:style-name="ce17" office:value-type="string">
            <text:p>Bir-Hakeim (Metro 6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MX Freestyle</text:p>
          </table:table-cell>
          <table:table-cell table:style-name="ce17" office:value-type="string">
            <text:p>Place de la Concorde</text:p>
          </table:table-cell>
          <table:table-cell table:style-name="ce17" office:value-type="string">
            <text:p>Palais Royal-Musée du Louvre (Metro 1/7) closed 3-4 August. Second best: Auber (RER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MX Racing</text:p>
          </table:table-cell>
          <table:table-cell table:style-name="ce17" office:value-type="string">
            <text:p>Saint-Quentin-en-Yvelines BMX Stadium</text:p>
          </table:table-cell>
          <table:table-cell table:style-name="ce17" office:value-type="string">
            <text:p>Saint-Quentin-en-Yvelines (RER C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oxing</text:p>
          </table:table-cell>
          <table:table-cell table:style-name="ce17" office:value-type="string">
            <text:p>Roland-Garros Stadium</text:p>
          </table:table-cell>
          <table:table-cell table:style-name="ce17" office:value-type="string">
            <text:p>Porte d'Auteuil (Metro 10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Breaking</text:p>
          </table:table-cell>
          <table:table-cell table:style-name="ce17" office:value-type="string">
            <text:p>Place de la Concorde</text:p>
          </table:table-cell>
          <table:table-cell table:style-name="ce17" office:value-type="string">
            <text:p>Palais Royal-Musée du Louvre (Metro 1/7) closed 3-4 August. Second best: Auber (RER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Canoe Slalom</text:p>
          </table:table-cell>
          <table:table-cell table:style-name="ce17" office:value-type="string">
            <text:p>Vaires-sur-Marne Nautical Stadium</text:p>
          </table:table-cell>
          <table:table-cell table:style-name="ce17" office:value-type="string">
            <text:p>Vaires (Transilien Paris-Est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Canoe Sprint</text:p>
          </table:table-cell>
          <table:table-cell table:style-name="ce17" office:value-type="string">
            <text:p>Vaires-sur-Marne Nautical Stadium</text:p>
          </table:table-cell>
          <table:table-cell table:style-name="ce17" office:value-type="string">
            <text:p>Vaires (Transilien Paris-Est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Cycling Mountain Bike</text:p>
          </table:table-cell>
          <table:table-cell table:style-name="ce17" office:value-type="string">
            <text:p>Vélodrome National de Saint-Quentin-en-Yvelines</text:p>
          </table:table-cell>
          <table:table-cell table:style-name="ce17" office:value-type="string">
            <text:p>Saint-Quentin-en-Yvelines (RER C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Diving</text:p>
          </table:table-cell>
          <table:table-cell table:style-name="ce17" office:value-type="string">
            <text:p>Stade Aquatique</text:p>
          </table:table-cell>
          <table:table-cell table:style-name="ce17" office:value-type="string">
            <text:p>Stade de France - Saint-Denis (RER D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Equestrian</text:p>
          </table:table-cell>
          <table:table-cell table:style-name="ce17" office:value-type="string">
            <text:p>Château de Versailles</text:p>
          </table:table-cell>
          <table:table-cell table:style-name="ce17" office:value-type="string">
            <text:p>Versailles Château - Rive Gauche (RER C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Fencing</text:p>
          </table:table-cell>
          <table:table-cell table:style-name="ce17" office:value-type="string">
            <text:p>Grand Palais Éphémère</text:p>
          </table:table-cell>
          <table:table-cell table:style-name="ce17" office:value-type="string">
            <text:p>Franklin D. Roosevelt (Metro 9), if Champs-Élysées - Clemenceau is closed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Football</text:p>
          </table:table-cell>
          <table:table-cell table:style-name="ce17" office:value-type="string">
            <text:p>Multiple locations - check official documentation</text:p>
          </table:table-cell>
          <table:table-cell table:style-name="ce17" table:number-columns-repeated="3"/>
          <table:table-cell table:number-columns-repeated="1019"/>
        </table:table-row>
        <table:table-row table:style-name="ro4">
          <table:table-cell table:style-name="ce17" office:value-type="string">
            <text:p>Football (Soccer)</text:p>
          </table:table-cell>
          <table:table-cell table:style-name="ce17" office:value-type="string">
            <text:p>Parc des Princes</text:p>
          </table:table-cell>
          <table:table-cell table:style-name="ce17" office:value-type="string">
            <text:p>Porte de Saint-Cloud (Metro 9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Football (Soccer)</text:p>
          </table:table-cell>
          <table:table-cell table:style-name="ce17" office:value-type="string">
            <text:p>Bordeaux Stadium</text:p>
          </table:table-cell>
          <table:table-cell table:style-name="ce17" office:value-type="string">
            <text:p>Stade de Bordeaux (Tram B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Football (Soccer)</text:p>
          </table:table-cell>
          <table:table-cell table:style-name="ce17" office:value-type="string">
            <text:p>Vélodrome Stadium</text:p>
          </table:table-cell>
          <table:table-cell table:style-name="ce17" office:value-type="string">
            <text:p>Rond-Point du Prado (Metro 2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Golf</text:p>
          </table:table-cell>
          <table:table-cell table:style-name="ce17" office:value-type="string">
            <text:p>Golf National</text:p>
          </table:table-cell>
          <table:table-cell table:style-name="ce17" office:value-type="string">
            <text:p>Guyancourt (RER C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Handball</text:p>
          </table:table-cell>
          <table:table-cell table:style-name="ce17" office:value-type="string">
            <text:p>Stade Pierre de Coubertin</text:p>
          </table:table-cell>
          <table:table-cell table:style-name="ce17" office:value-type="string">
            <text:p>Porte de Vincennes (Metro 1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Hockey</text:p>
          </table:table-cell>
          <table:table-cell table:style-name="ce17" office:value-type="string">
            <text:p>Stade Roland Garros (Court Suzanne Lenglen)</text:p>
          </table:table-cell>
          <table:table-cell table:style-name="ce17" office:value-type="string">
            <text:p>Porte d'Auteuil (Metro 10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Judo</text:p>
          </table:table-cell>
          <table:table-cell table:style-name="ce17" office:value-type="string">
            <text:p>Two locations – check official documentation</text:p>
          </table:table-cell>
          <table:table-cell table:style-name="ce18" office:value-type="string">
            <text:p>Palais Royal-Musée du Louvre (Metro 1/7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Judo 1</text:p>
          </table:table-cell>
          <table:table-cell table:style-name="ce17" office:value-type="string">
            <text:p>Champ de Mars Arena</text:p>
          </table:table-cell>
          <table:table-cell table:style-name="ce17" office:value-type="string">
            <text:p>Ecole Militaire (Metro 8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Judo 2</text:p>
          </table:table-cell>
          <table:table-cell table:style-name="ce17" office:value-type="string">
            <text:p>Grand Palais Éphémère</text:p>
          </table:table-cell>
          <table:table-cell table:style-name="ce17" office:value-type="string">
            <text:p>Champs-Élysées - Clemenceau (Metro 1, closed during Olympics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Marathon Swimming</text:p>
          </table:table-cell>
          <table:table-cell table:style-name="ce17" office:value-type="string">
            <text:p>Pont Alexandre III</text:p>
          </table:table-cell>
          <table:table-cell table:style-name="ce17" office:value-type="string">
            <text:p>Invalides (RER C and Metro 13/8) or Franklin D. Roosevelt (Metro 1/8). Check ticket location and official website as bridge is closed. 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Modern Pentathlon</text:p>
          </table:table-cell>
          <table:table-cell table:style-name="ce17" office:value-type="string">
            <text:p>Château de Versailles</text:p>
          </table:table-cell>
          <table:table-cell table:style-name="ce17" office:value-type="string">
            <text:p>Versailles Château - Rive Gauche (RER C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0" office:value-type="string">
            <text:p>Road Cycling (time trial)</text:p>
          </table:table-cell>
          <table:table-cell table:style-name="ce17" office:value-type="string">
            <text:p>Pont Alexandre III</text:p>
          </table:table-cell>
          <table:table-cell table:style-name="ce17" office:value-type="string">
            <text:p>Invalides (RER C and Metro 13/8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Rowing</text:p>
          </table:table-cell>
          <table:table-cell table:style-name="ce17" office:value-type="string">
            <text:p>Vaires-sur-Marne Nautical Stadium</text:p>
          </table:table-cell>
          <table:table-cell table:style-name="ce17" office:value-type="string">
            <text:p>Vaires (Transilien Paris-Est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Rugby Sevens</text:p>
          </table:table-cell>
          <table:table-cell table:style-name="ce17" office:value-type="string">
            <text:p>Stade de France</text:p>
          </table:table-cell>
          <table:table-cell table:style-name="ce17" office:value-type="string">
            <text:p>Stade de France - Saint-Denis (RER D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Sailing</text:p>
          </table:table-cell>
          <table:table-cell table:style-name="ce17" office:value-type="string">
            <text:p>Marseille Marina</text:p>
          </table:table-cell>
          <table:table-cell table:style-name="ce17" office:value-type="string">
            <text:p>Vieux-Port - Hôtel de Ville (Metro 1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Shooting</text:p>
          </table:table-cell>
          <table:table-cell table:style-name="ce17" office:value-type="string">
            <text:p>La Courneuve Shooting Range</text:p>
          </table:table-cell>
          <table:table-cell table:style-name="ce17" office:value-type="string">
            <text:p>La Courneuve (Metro 13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Skateboarding</text:p>
          </table:table-cell>
          <table:table-cell table:style-name="ce17" office:value-type="string">
            <text:p>Place de la Concorde</text:p>
          </table:table-cell>
          <table:table-cell table:style-name="ce17" office:value-type="string">
            <text:p>Palais Royal-Musée du Louvre (Metro 1/7) closed 3-4 August. Second best: Auber (RER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Table Tennis</text:p>
          </table:table-cell>
          <table:table-cell table:style-name="ce17" office:value-type="string">
            <text:p>Porte de Versailles Exhibition Centre</text:p>
          </table:table-cell>
          <table:table-cell table:style-name="ce17" office:value-type="string">
            <text:p>Porte de Versailles (Metro 12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Taekwondo</text:p>
          </table:table-cell>
          <table:table-cell table:style-name="ce17" office:value-type="string">
            <text:p>Champ de Mars Arena</text:p>
          </table:table-cell>
          <table:table-cell table:style-name="ce17" office:value-type="string">
            <text:p>Ecole Militaire (Metro 8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Tennis</text:p>
          </table:table-cell>
          <table:table-cell table:style-name="ce17" office:value-type="string">
            <text:p>Roland-Garros Stadium</text:p>
          </table:table-cell>
          <table:table-cell table:style-name="ce17" office:value-type="string">
            <text:p>Porte d'Auteuil (Metro 10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Trampoline</text:p>
          </table:table-cell>
          <table:table-cell table:style-name="ce17" office:value-type="string">
            <text:p>Bercy Arena</text:p>
          </table:table-cell>
          <table:table-cell table:style-name="ce17" office:value-type="string">
            <text:p>Bercy (Metro 6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Triathlon</text:p>
          </table:table-cell>
          <table:table-cell table:style-name="ce17" office:value-type="string">
            <text:p>Pont Alexandre III (start/finish)</text:p>
          </table:table-cell>
          <table:table-cell table:style-name="ce17" office:value-type="string">
            <text:p>Invalides (RER C and Metro 13/8) or Franklin D. Roosevelt (Metro 1/9). Check ticket location and official website as bridge is closed. 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Volleyball</text:p>
          </table:table-cell>
          <table:table-cell table:style-name="ce17" office:value-type="string">
            <text:p>Hall 6 Exhibition Centre Paris-Le Bourget</text:p>
          </table:table-cell>
          <table:table-cell table:style-name="ce17" office:value-type="string">
            <text:p>Le Bourget (RER B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Water Polo</text:p>
          </table:table-cell>
          <table:table-cell table:style-name="ce17" office:value-type="string">
            <text:p>Stade Aquatique</text:p>
          </table:table-cell>
          <table:table-cell table:style-name="ce17" office:value-type="string">
            <text:p>Stade de France - Saint-Denis (RER D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Weightlifting</text:p>
          </table:table-cell>
          <table:table-cell table:style-name="ce17" office:value-type="string">
            <text:p>Le Bourget Exhibition Centre</text:p>
          </table:table-cell>
          <table:table-cell table:style-name="ce17" office:value-type="string">
            <text:p>Le Bourget (RER B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Wrestling</text:p>
          </table:table-cell>
          <table:table-cell table:style-name="ce17" office:value-type="string">
            <text:p>Two locations – check official documentation</text:p>
          </table:table-cell>
          <table:table-cell table:style-name="ce17" table:number-columns-repeated="3"/>
          <table:table-cell table:number-columns-repeated="1019"/>
        </table:table-row>
        <table:table-row table:style-name="ro4">
          <table:table-cell table:style-name="ce17" office:value-type="string">
            <text:p>Wrestling 1</text:p>
          </table:table-cell>
          <table:table-cell table:style-name="ce17" office:value-type="string">
            <text:p>Champ de Mars Arena</text:p>
          </table:table-cell>
          <table:table-cell table:style-name="ce17" office:value-type="string">
            <text:p>Ecole Militaire (Metro 8)</text:p>
          </table:table-cell>
          <table:table-cell table:style-name="ce17" table:number-columns-repeated="2"/>
          <table:table-cell table:number-columns-repeated="1019"/>
        </table:table-row>
        <table:table-row table:style-name="ro4">
          <table:table-cell table:style-name="ce17" office:value-type="string">
            <text:p>Wrestling 2</text:p>
          </table:table-cell>
          <table:table-cell table:style-name="ce17" office:value-type="string">
            <text:p>Grand Palais Éphémère</text:p>
          </table:table-cell>
          <table:table-cell table:style-name="ce17" office:value-type="string">
            <text:p>Franklin D. Roosevelt (Metro 9), if Champs-Élysées - Clemenceau is closed</text:p>
          </table:table-cell>
          <table:table-cell table:style-name="ce17" table:number-columns-repeated="2"/>
          <table:table-cell table:number-columns-repeated="1019"/>
        </table:table-row>
        <table:table-row table:style-name="ro4" table:number-rows-repeated="950">
          <table:table-cell table:style-name="ce17" table:number-columns-repeated="5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Instructions '.$A$1" table:cell-range-address="$Venues.$A$1:.$E$1000"/>
        </table:named-expressions>
      </table:table>
      <table:table table:name="Daily" table:style-name="ta4" table:print="false">
        <table:table-column table:style-name="co6" table:default-cell-style-name="Excel_20_Built-in_20_Normal"/>
        <table:table-column table:style-name="co2" table:number-columns-repeated="1023" table:default-cell-style-name="Excel_20_Built-in_20_Normal"/>
        <table:table-row table:style-name="ro12">
          <table:table-cell table:style-name="ce19" office:value-type="string">
            <text:p><text:span text:style-name="T1">Wednesday 24 July 2024</text:span></text:p>
            <text:p><text:span text:style-name="T1">Football: 1500-2300: M group stage (8 matches) Rugby sevens: 1530-2200: M pool rounds</text:span></text:p>
            <text:p><text:span text:style-name="T1">Thursday 25 July 2024</text:span></text:p>
            <text:p><text:span text:style-name="T1">Archery: 0930-1230: W ranking round; 1415-1715: M ranking round Football: 1700-2300: W group stage (6 matches)</text:span></text:p>
            <text:p><text:span text:style-name="T1">Handball: 0900-1230: W preliminaries (2 matches); 1400-1730: W</text:span></text:p>
            <text:p><text:span text:style-name="T1">preliminaries (2 matches); 1900-2230: W preliminaries (2 matches)</text:span></text:p>
            <text:p><text:span text:style-name="T1">Rugby sevens: 1400-1700: M pool rounds; 2000-2300: M placement matches, quarters</text:span></text:p>
            <text:p><text:span text:style-name="T1">Friday 26 July 2024</text:span></text:p>
            <text:p><text:span text:style-name="T1">Opening Ceremony</text:span></text:p>
          </table:table-cell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Saturday 27 July 2024 (14 gold medal events)</text:p>
            <text:p>Artistic gymnastics: 1100-1330; 1530-1800; 2000-2230: M qualifications</text:p>
            <text:p>Badminton: 0830-1200: M/W/Mixed singles &amp; doubles group stage; 1400- 1730: M/W/Mixed singles &amp; doubles group stage; 1930-2300: M/W singles &amp; doubles group stage</text:p>
            <text:p>Basketball: 1100-1515: M group phase (2 matches); 1715-1900: M group phase (1 match); 2100-2245: M group phase (1 match)</text:p>
            <text:p>Beach volleyball: 1400-1600: M/W preliminary phase (2 matches); 1800-2000: M/W preliminary phase (2 matches); 2200-0000: M/W preliminary phase (2 matches)</text:p>
            <text:p>Boxing: 1530-1755: W 54kg, W 60kg, M 63.5kg, M 80kg round of 32 or round of 16; 2000-2255: W 54kg, W 60kg, M 63.5kg, M 80kg round of 32 or round of 16</text:p>
            <text:p>Canoe slalom: 1500-1910: M C1 heats, W K1 heats</text:p>
            <text:p>Diving: 1100-1200: W synchro 3m springboard final</text:p>
            <text:p>Equestrian: 0930-1830: Eventing dressage</text:p>
            <text:p>Fencing: 1000-1640: W épée, M sabre through quarters; 1900-2250: W épée, M sabre semis, medal finals</text:p>
            <text:p>Football: 1500-2300: M group stage (8 matches)</text:p>
            <text:p>Handball: 0900-1230: M preliminaries (2 matches); 1400-1730: M preliminaries (2 matches); 1900-2230: M preliminaries (2 matches)</text:p>
            <text:p>Hockey: 1000-1500: M pool stage (2 matches); 1030-1530: M pool stage (2 matches); 1700-2200: M/W pool stage (2 matches); 1730-2230: M/W pool stage (2 matches)</text:p>
            <text:p>Judo: 1000-1400: W -48kg, M -60kg elimination rounds; 1600-1900: W -48kg, M -60kg medal rounds</text:p>
            <text:p>Road cycling: 1430-1830: M/W ind. time trial finals</text:p>
            <text:p>Rowing: 0900-1310: M single sculls, W single sculls, M double sculls, W double sculls, M quadruple sculls, W quadruple sculls heats</text:p>
            <text:p/>
            <text:p><text:s/>Rugby sevens: 1430-2045: M placement matches, semis, medal finals Shooting: 0900-1345: M/W 10m air pistol, Mixed team 10m air rifle</text:p>
            <text:p>qualification; 1030-1150: Mixed team 10m air rifle finals</text:p>
            <text:p>Skateboard: 1200-1530: M street preliminaries; 1700-1900: M street medal</text:p>
            <text:p>final</text:p>
            <text:p>Surfing: 1900-0430 (0700-1630 Tahiti time): M/W round 1</text:p>
            <text:p>Swimming: 1100-1300: W 100m fly, W 400m free, M 100m breast, M 400m free, W 4x100m free relay, M 4x100m free relay heats; 2030-2230: W 100m fly semis, M 400m free, W 400m free finals, M 100m breast semis, W 4x100m free relay, M 4x100m free relay finals</text:p>
            <text:p>Table tennis: 1500-1800: M/W singles preliminary round, Mixed doubles round of 16; 2000-2300: M/W singles round 1</text:p>
            <text:p>Tennis: 1200-1700 (Court Philippe Chartrier): M/W singles; 1900-2300 (Court Philippe Chartrier): M/W singles; 1200-1900 (Court Suzanne Lenglen): M/W singles, doubles; 1200-1900 (Court Simonne Mathieu): M/W singles, doubles; 1200-1900 (outside courts): M/W singles, doubles</text:p>
            <text:p>Volleyball: 0900-1130: M preliminary round; 1300-1530: M preliminary round; 1700-1930: M preliminary round; 2100-2330: M preliminary round</text:p>
            <text:p>Water polo: 1400-1700: W preliminary round (2 matches); 1830-2130: W preliminary round (2 matches)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Sunday 28 July 2024 (13 gold medal events)</text:p>
            <text:p>Archery: 0930-1105: W team eliminations; 1415-1755: W team medal rounds</text:p>
            <text:p>Artistic gymnastics: 0930-1320; 1450-1630; 1800-1940; 2110-2250: W qualifications</text:p>
            <text:p>Badminton: 0830-1200: M/W/Mixed singles &amp; doubles group stage; 1400- 1730: M/W/Mixed singles &amp; doubles group stage; 1930-2300: M/W/Mixed singles &amp; doubles group stage</text:p>
            <text:p>Basketball: 1100-1515: M/W group phase (2 matches); 1715-1900: M/W group</text:p>
            <text:p/>
            <text:p>Basketball: 1100-1515: M/W group phase (2 matches); 1715-1900: M/W group</text:p>
            <text:p><text:s/>phase (1 match); 2100-2245: M/W group phase (1 match)</text:p>
            <text:p>Beach volleyball: 0900-1300: M/W preliminary phase (4 matches); 1500-1800: M/W preliminary phase (3 matches); 2000-2300: M/W preliminary phase (3 matches)</text:p>
            <text:p>Boxing: 1100-1310: W 50kg, W 66kg, M 51kg, M 57kg, M 71kg, M 92kg round of 32 or round of 16; 1530-1740: W 50kg, W 66kg, M 51kg, M 57kg, M 71kg, M 92kg round of 32 or round of 16; 2000-2210: W 50kg, W 75kg, M 71kg, M 92kg round of 32 or round of 16</text:p>
            <text:p>Canoe slalom: 1530-1850: W K1 semis, finals Equestrian: 1030-1530: Eventing cross-country</text:p>
            <text:p>Fencing: 0930-1650: M épée, W foil through quarters; 1900-2310: M épée, W foil semis, medal finals</text:p>
            <text:p>Football: 1700-2300: W group stage (6 matches)</text:p>
            <text:p>Handball: 0900-1230: W preliminaries (2 matches); 1400-1730: W preliminaries (2 matches); 1900-2230: W preliminaries (2 matches)</text:p>
            <text:p>Hockey: 1000-1500: W pool stage (2 matches); 1030-1530: W pool stage (2 matches); 1700-2200: M pool stage (2 matches); 1730-2230</text:p>
            <text:p>Judo: 1000-1400: W -52kg, M -66kg elimination rounds; 1600-1900: W -52kg, M -66kg medal rounds</text:p>
            <text:p>Mountain bike: 1400-1630: W cross-country final</text:p>
            <text:p>Rowing: 0900-1310: W single sculls, M single sculls, W double sculls, M double sculls repechage, W coxless pair, M coxless pair, W lightweight double sculls, M lightweight double sculls, W coxless four, M coxless four heats</text:p>
            <text:p>Rugby sevens: 1530-2200: W pool rounds Sailing: 1200-1900: M/W windsurfing, skiff</text:p>
            <text:p>Shooting: 0915-1230: M/W 10m air rifle qualification; 0930-1305: M/W 10m air pistol finals</text:p>
            <text:p>Skateboard: 1200-1530: W street preliminaries; 1700-1900: W street medal</text:p>
            <text:p/>
            <text:p><text:s/>final</text:p>
            <text:p>Surfing: 1900-0430 (0700-1630 Tahiti time): M/W round 2</text:p>
            <text:p>Swimming: 1100-1300: M 200m free, M 400m IM, W 100m breast, M 100m back, W 200m free heats; 2030-2230: M 400m IM, W 100m fly finals, M 200m free, W 100m breast, M 100m back semis, M 100m breast final, W 200m free semis</text:p>
            <text:p>Table tennis: 1000-1400: M/W singles round 1; 1600-1800: Mixed doubles quarters; 2000-2300: M/W singles round 1</text:p>
            <text:p>Tennis: 1200-1700 (Court Philippe Chartrier): M/W singles; 1900-2300 (Court Philippe Chartrier): M/W singles; 1200-1900 (Court Suzanne Lenglen): M/W singles, doubles; 1200-1900 (Court Simonne Mathieu): M/W singles, doubles; 1200-1900 (outside courts): M/W singles, doubles</text:p>
            <text:p>Volleyball: 0900-1130: W preliminary round; 1300-1530: W preliminary round; 1700-1930: M preliminary round; 2100-2330: M preliminary round</text:p>
            <text:p>Water polo: 1030-1330: M preliminary round (2 matches); 1500-1800: M preliminary round (2 matches); 1930-2230: M preliminary round (2 matches)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Monday 29 July 2024 (18 gold medal events)</text:p>
            <text:p>Archery: 0930-1105: M team eliminations; 1415-1755: M team medal rounds</text:p>
            <text:p>Artistic gymnastics: 1730-2030: M team final</text:p>
            <text:p>Badminton: 0830-1200: M/W/Mixed singles &amp; doubles group stage; 1400- 1730: M/W/Mixed singles &amp; doubles group stage; 1930-2300: M/W/Mixed singles &amp; doubles group stage</text:p>
            <text:p>Basketball: 1100-1515: W group phase (2 matches); 1715-1900: W group phase (1 match); 2100-2245: W group phase (1 match)</text:p>
            <text:p>Beach volleyball: 0900-1300: M/W preliminary phase (4 matches); 1500-1800: M/W preliminary phase (3 matches); 2000-2300: M/W preliminary phase (3 matches)</text:p>
            <text:p><text:s text:c="6"/>Boxing: 1100-1310: W 60kg, M 63.5kg, M +92kg round of 32 or round of 16;</text:p>
            <text:p/>
            <text:p>Boxing: 1100-1310: W 60kg, M 63.5kg, M +92kg round of 32 or round of 16; 1530-1740: W 60kg, M 63.5kg, M +92kg round of 32 or round of 16; 2000-2210: W 60kg, M 63.5kg, M +92kg round of 32 or round of 16</text:p>
            <text:p>Canoe slalom: 1530-1830: M C1 semis, finals Diving: 1100-1200: M synchro 10m platform final</text:p>
            <text:p>Equestrian: 1100-1630: Eventing jumping team final, eventing jumping ind. final</text:p>
            <text:p>Fencing: 0930-1650: M foil, W sabre through quarters; 1900-2310: M foil, W sabre semis, medal finals</text:p>
            <text:p>Handball: 0900-1230: M preliminaries (2 matches); 1400-1730: M preliminaries (2 matches); 1900-2230: M preliminaries (2 matches)</text:p>
            <text:p>Hockey: 1000-1500: M pool stage (2 matches); 1030-1530: W pool stage (2 matches); 1700-2200: W pool stage (2 matches); 1730-2230</text:p>
            <text:p>Judo: 1000-1400: W -57kg, M -73kg elimination rounds; 1600-1900: W -57kg, M -73kg medal rounds</text:p>
            <text:p>Mountain bike: 1400-1630: M cross-country final</text:p>
            <text:p>Rowing: 0930-1220: M single sculls, W single sculls semis E/F, M coxless pair, W pais, M lightweight double sculls, W lightweight double sculls, M quadruple sculls, W quadruple sculls repechage, M eight, W eight heats</text:p>
            <text:p>Rugby sevens: 1400-1700: W pool rounds; 2000-2300: W placement matches, quarters</text:p>
            <text:p>Sailing: 1200-1900: M/W windsurfing, skiff</text:p>
            <text:p>Shooting: 0915-1305: Mixed team 10m air pistol qualification, M/W 10m air</text:p>
            <text:p>rifle finals; 0900-1400: M trap qualification day 1</text:p>
            <text:p>Surfing: 1900-0430 (0700-1630 Tahiti time): M/W round 3</text:p>
            <text:p>Swimming: 1100-1300: W 400m IM, W 100m back, M 800m free heats; 2030- 2230: W 400m IM, M 200m free finals, W 100m back semis, M 100m back, W 100m breast, W 200m free finals</text:p>
            <text:p><text:s text:c="16"/>Table tennis: 1000-1400: M/W singles round 1; 1600-1800: Mixed doubles</text:p>
            <text:p/>
            <text:p>Table tennis: 1000-1400: M/W singles round 1; 1600-1800: Mixed doubles semis; 2000-2300: M/W singles round 2</text:p>
            <text:p>Tennis: 1200-1700 (Court Philippe Chartrier): M/W singles; 1900-2300 (Court Philippe Chartrier): M/W singles; 1200-1900 (Court Suzanne Lenglen): M/W singles, M/W/Mixed doubles; 1200-1900 (Court Simonne Mathieu): M/W singles, M/W/Mixed doubles; 1200-1900 (outside courts): M/W singles, M/W/Mixed doubles</text:p>
            <text:p>Volleyball: 0900-1130: W preliminary round; 1300-1530: W preliminary round; 1700-1930: W preliminary round; 2100-2330: W preliminary round</text:p>
            <text:p>Water polo: 1400-1700: W preliminary round (2 matches); 1830-2130: W preliminary round (2 matches)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13">
          <table:table-cell table:style-name="ce21" office:value-type="string">
            <text:p>Tuesday 30 July 2024 (14 gold medal events)</text:p>
            <text:p>Archery: 1200-1555: M/W ind. eliminations; 1745-2025: M/W ind. eliminations Artistic gymnastics: 1815-2030: W team final</text:p>
            <text:p>Badminton: 0830-1200: M/W singles &amp; doubles group stage; 1400-1730: M/W singles &amp; doubles group stage; 1930-2300: M/W singles &amp; doubles group stage</text:p>
            <text:p>Basketball: 1100-1515: M group phase (2 matches); 1715-1900: M group phase (1 match); 2100-2245: M group phase (1 match)</text:p>
            <text:p>Basketball 3X3: 1730-1930: M/W pool round (4 matches); 2100-2300: M/W pool round (4 matches)</text:p>
            <text:p>Beach volleyball: 0900-1300: M/W preliminary phase (4 matches); 1500-1800: M/W preliminary phase (3 matches); 2000-2300: M/W preliminary phase (3 matches)</text:p>
            <text:p>BMX freestyle: 1325-1630: M/W seeding round</text:p>
            <text:p>Boxing: 1100-1340: W 54kg, W 57kg, M 51kg, M 80kg round of 32 or round of 16; 1530-1810: W 54kg, W 57kg, M 51kg, M 80kg round of 32 or round of 16; 2000-2240: W 54kg, W 57kg, M 51kg, M 80kg round of 32 or round of 16</text:p>
            <text:p>Canoe slalom: 1500-1910: M K1 heats, W C1 heats</text:p>
            <text:p><text:s text:c="13"/></text:p>
            <text:p><text:s/>Canoe slalom: 1500-1910: M K1 heats, W C1 heats</text:p>
            <text:p><text:s/>Equestrian: 1100-1630: Dressage Grand Prix qualifier</text:p>
            <text:p>Fencing: 1200-1730: W épée team through semis, placement matches; 1930-</text:p>
            <text:p>2140: W épée team medal finals</text:p>
            <text:p>Football: 1500-2300: M group stage (8 matches)</text:p>
            <text:p>Handball: 0900-1230: W preliminaries (2 matches); 1400-1730: W preliminaries (2 matches); 1900-2230: W preliminaries (2 matches)</text:p>
            <text:p>Hockey: 1000-1500: M pool stage (2 matches); 1030-1530: M pool stage (2 matches); 1700-2200: M pool stage (2 matches)</text:p>
            <text:p>Judo: 1000-1400: W -63kg, M -81kg elimination rounds; 1600-1900: W -63kg, M -81 kg medal rounds</text:p>
            <text:p>Rowing: 0930-1150: W single sculls, M single sculls quarters, W double sculls, M double sculls semis, W four, M four repechage</text:p>
            <text:p>Rugby sevens: 1430-2045: W placement matches, semis, medal finals Sailing: 1200-1900: M/W windsurfing, skiff</text:p>
            <text:p>Shooting: 0930-1050: Mixed team 10m air pistol finals; 0900-1705: W trap qualification day 1, M trap qualification day 2 and finals</text:p>
            <text:p>Surfing: 1900-0515 (0700-1715 Tahiti time): M/W quarters, semis, finals</text:p>
            <text:p>Swimming: 1100-1300: W 200m fly, M 100m free, W 1500m free, W 100m free, M 200m breast, M 4x200m free relay heats; 2030-2230: M 100m free, W 200m fly semis, W 100m back, M 800m free finals, W 100m free, M 200m breast semis, M 4x200m free relay final</text:p>
            <text:p>Table tennis: 1000-1200: M/W singles round 2; 1330-1600: Mixed doubles medal finals</text:p>
            <text:p>Tennis: 1200-1700 (Court Philippe Chartrier): M/W singles; 1900-2300 (Court Philippe Chartrier): M/W singles; 1200-1900 (Court Suzanne Lenglen): M/W singles, M/W/Mixed doubles; 1200-1900 (Court Simonne Mathieu): M/W singles, M/W/Mixed doubles; 1200-1900 (outside courts): M/W singles, M/W/Mixed doubles</text:p>
            <text:p><text:s text:c="13"/>Triathlon: 0800-1030: M ind. final</text:p>
            <text:p/>
            <text:p><text:s text:c="2"/>Volleyball: 0900-1130: M preliminary round; 1300-1530: M preliminary round; 1700-1930: M preliminary round; 2100-2330: M preliminary round</text:p>
            <text:p>Water polo: 1030-1330: M preliminary round (2 matches); 1500-1800: M preliminary round (2 matches); 1930-2230: M preliminary round (2 matches)</text:p>
          </table:table-cell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Wednesday 31 July 2024 (17 gold medal events)</text:p>
            <text:p>Archery: 1200-1555: M/W ind. eliminations; 1745-2025: M/W ind. eliminations Artistic gymnastics: 1730-2015: M ind. all-around final</text:p>
            <text:p>Badminton: 0830-1200: M/W singles group stage; 1400-1730: M/W singles group stage; 1930-2300: M/W singles group play stage, Mixed doubles quarters</text:p>
            <text:p>Basketball: 1100-1515: M/W group phase (2 matches); 1715-1900: M/W group phase (1 match); 2100-2245: M/W group phase (1 match)</text:p>
            <text:p>Basketball 3X3: 1730-1930: M/W pool round (4 matches); 2100-2300: M/W pool round (4 matches)</text:p>
            <text:p>Beach volleyball: 0900-1300: M/W preliminary phase (4 matches); 1500-1800: M/W preliminary phase (3 matches); 2000-2300: M/W preliminary phase (3 matches)</text:p>
            <text:p>BMX freestyle: 1310-1630: M/W final</text:p>
            <text:p>Boxing: 1100-1325: W 60kg quarters, W 66kg, M 57kg, M 71kg round of 32 or round of 16; 1530-1810: W 60kg quarters, W 66kg, M 57kg, M 71kg round of 32 or round of 16; 2000-2225: W 60kg quarters, W 66kg, M 57kg, M 71kg round of 32 or round of 16</text:p>
            <text:p>Canoe slalom: 1530-1830: W C1 semis, finals Diving: 1100-1200: W synchro 10m platform final</text:p>
            <text:p><text:s text:c="10"/></text:p>
            <text:p>Diving: 1100-1200: W synchro 10m platform final</text:p>
            <text:p><text:s/>Equestrian: 1000-1530: Dressage Grand Prix qualifier</text:p>
            <text:p>Fencing: 1200-1730: M sabre team through semis, placement matches; 1930-</text:p>
            <text:p>2140: M sabre team medal finals</text:p>
            <text:p>Football: 1700-2300: W group stage (6 matches)</text:p>
            <text:p>Handball: 0900-1230: M preliminaries (2 matches); 1400-1730: M preliminaries (2 matches); 1900-2230: M preliminaries (2 matches)</text:p>
            <text:p>Hockey: 1000-1500: W pool stage (2 matches); 1030-1530: W pool stage (2 matches); 1700-2200: M/W pool stage (2 matches); 1730-2230: M/W pool stage (2 matches)</text:p>
            <text:p>Judo: 1000-1400: W -70kg, M -90kg elimination rounds; 1600-1900: W -70kg, M -90kg medal rounds</text:p>
            <text:p>Rowing: 0930-1310: M lightweight double sculls, W lightweight double sculls final C, M single sculls, W single sculls semis C/D, M coxless pair, W coxless pair, M lightweight double sculls, W lightweight double sculls semis, M quadruple sculls, W quadruple sculls final B and medal final</text:p>
            <text:p>Sailing: 1200-1900: M/W windsurfing, skiff</text:p>
            <text:p>Shooting: 0900-1030: M 50m rifle 3 pos. qualification; 0900-1705: W trap</text:p>
            <text:p>qualification day 2 and finals</text:p>
            <text:p>Surfing: Reserve day</text:p>
            <text:p>Swimming: 1100-1300: W 200m breast, M 200m back, W 200m fly heats; 2030-2230: W 100m free, M 200m fly finals, W 200m fly semis, W 1500m free final, M 200m back, W 200m breast, M 200m breast, M 100m free finals</text:p>
            <text:p>Table tennis: 1000-1300: M/W singles round 2; 1500-1800: M/W singles round 3; 2000-2300: M/W singles round 3</text:p>
            <text:p>Tennis: 1200-1700 (Court Philippe Chartrier): M/W singles; 1900-2300 (Court Philippe Chartrier): M/W singles; 1200-1900 (Court Suzanne Lenglen): M/W singles, M/W/Mixed doubles; 1200-1900 (Court Simonne Mathieu): M/W singles, M/W/Mixed doubles; 1200-1900 (outside courts): M singles, W/Mixed</text:p>
            <text:p><text:s text:c="13"/></text:p>
            <text:p><text:s/>doubles</text:p>
            <text:p>Triathlon: 0800-1040: W ind. final</text:p>
            <text:p>Volleyball: 0900-1130: M preliminary round; 1300-1530: M preliminary round; 1700-1930: W preliminary round; 2100-2330: W preliminary round</text:p>
            <text:p>Water polo: 1400-1700: W preliminary round (2 matches); 1830-2130: W preliminary round (2 matches)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14">
          <table:table-cell table:style-name="ce19" office:value-type="string">
            <text:p>Thursday 1 August 2024 (18 gold medal events)</text:p>
            <text:p>Archery: 0930-1325: M/W ind. eliminations; 1530-1925: M/W ind. eliminations Artistic gymnastics: 1815-2025: W ind. all-around final</text:p>
            <text:p>Athletics (track and field): 0730-0905: M 20km race walk final; 0920-1105: W 20km race walk final</text:p>
            <text:p>Badminton: 0830-1100: M singles round of 16, W doubles quarters; 1300- 1630: M doubles quarters, M singles round of 16; 1830-2200: W singles round of 16, Mixed doubles semis</text:p>
            <text:p>Basketball: 1100-1515: W group phase (2 matches); 1715-1900: W group phase (1 match); 2100-2245: W group phase (1 match)</text:p>
            <text:p>Basketball 3X3: 0900-1100: M/W pool round (4 matches); 1230-1430: M/W pool round (4 matches); 1800-2000: M/W pool round (4 matches); 2130-2330: M/W pool round (4 matches)</text:p>
            <text:p>Beach volleyball: 0900-1300: M/W preliminary phase (4 matches); 1500-1800: M/W preliminary phase (3 matches); 2000-2300: M/W preliminary phase (3 matches)</text:p>
            <text:p>BMX racing: 2000-2220: M/W quarters and last-chance runs</text:p>
            <text:p>Boxing: 1100-1325: W 50kg, W 75kg round of 32 or round of 16, W 54kg, M 63.5kg, M 92kg quarters; 1530-1810: W 50kg, W 75kg round of 32 or round of 16, W 54kg, M 63.5kg, M 92kg quarters; 2000-2225: W 50kg, W 75kg round of 32 or round of 16, W 54kg, M 63.5kg, M 92kg quarters</text:p>
            <text:p>Canoe slalom: 1530-1835: M K1 semis, finals</text:p>
            <text:p><text:s text:c="16"/></text:p>
            <text:p><text:s/>Equestrian: 1100-1400: Jumping team qualifier</text:p>
            <text:p>Fencing: 1000-1710: W foil team through semis, placement matches; 1910-</text:p>
            <text:p>2200: W foil team medal finals</text:p>
            <text:p>Golf: 0900-1800: M golf round 1</text:p>
            <text:p>Handball: 0900-1230: W preliminaries (2 matches); 1400-1730: W preliminaries (2 matches); 1900-2230: W preliminaries (2 matches)</text:p>
            <text:p>Hockey: 1000-1500: M pool stage (2 matches); 1030-1530: M pool stage (2 matches); 1700-2200: W pool stage (2 matches); 1730-2230</text:p>
            <text:p>Judo: 1000-1400: W -78kg, M -100kg elimination rounds; 1600-1900: W -78kg, M -100kg medal rounds</text:p>
            <text:p>Rowing: 0930-1240: W single sculls, M single sculls semis, W eight, M eight repechage, W double sculls, M double sculls, W coxless four, M coxless four final B, W double sculls, M double sculls, W coxless four, M coxless four medal final</text:p>
            <text:p>Sailing: 1200-1900: M/W skiff medal races, M/W windsurfing, dinghy Shooting: 0930-1050: M 50m rifle 3 pos. finals; 1200-1330: W 50m rifle 3</text:p>
            <text:p>pos. qualification</text:p>
            <text:p>Surfing: Reserve day</text:p>
            <text:p>Swimming: 1100-1300: W 200m back, M 50m free, M 200m IM, W 4x200m free relay heats; 2030-2230: W 200m fly, M 200m back finals, M 50m free semis, W 200m breast final, W 200m back, M 200m IM semis, W 4x200m free relay final</text:p>
            <text:p>Table tennis: 1000-1300: M/W singles quarters; 1500-1800: M/W singles quarters; 2000-2300: M/W singles quarters</text:p>
            <text:p>Tennis: 1200-1700 (Court Philippe Chartrier): M singles quarters, W singles semis; 1900-2300 (Court Philippe Chartrier): M singles quarters, W singles semis; 1200-1900 (Court Suzanne Lenglen): M singles quarters, W/Mixed doubles semis; 1200-1900 (Court Simonne Mathieu): W/Mixed doubles semis</text:p>
            <text:p>Volleyball: 0900-1130: W preliminary round; 1300-1530: W preliminary</text:p>
            <text:p><text:s text:c="13"/></text:p>
            <text:p><text:s/>round; 1700-1930: W preliminary round; 2100-2330: W preliminary round Water polo: 1030-1330: M preliminary round (2 matches); 1500-1800: M preliminary round (2 matches); 1930-2230: M preliminary round (2 matches)</text:p>
          </table:table-cell>
          <table:table-cell table:number-columns-repeated="1023"/>
        </table:table-row>
        <table:table-row table:style-name="ro13">
          <table:table-cell table:style-name="ce19" office:value-type="string">
            <text:p>Friday 2 August 2024 (23 gold medal events)</text:p>
            <text:p>Archery: 0930-1205: Mixed team eliminations; 1415-1725: Mixed team medal rounds</text:p>
            <text:p>Athletics (track and field): 1005: M decathlon 100m; 1010: M hammer throw qualification A; 1015: W high jump qualification; 1035: W 100m preliminary round; 1055: M decathlon long jump; 1105: M 1500m round 1; 1135: M hammer throw qualification B; 1150: W 100m round 1; 1215: M decathlon shot put; 1800: M decathlon high jump; 1810: W 5000m round 1; 1815: W triple jump qualification; 1855: W discus throw qualification A; 1910: Mixed 4x400m relay round 1; 1945: W 800m round 1; 2010: M shot put qualification; 2020: W discus throw qualification B; 2050: M decathlon 400m; 2120: M 10,000m final</text:p>
            <text:p>Badminton: 0830-1300: M/W doubles semis; 1500-2230: M singles quarters, Mixed doubles medal matches</text:p>
            <text:p>Basketball: 1100-1515: M group phase (2 matches); 1715-1900: M group phase (1 match); 2100-2245: M group phase (1 match)</text:p>
            <text:p>Basketball 3X3: 0900-1100: M/W pool round (4 matches); 1230-1430: M/W pool round (4 matches); 1730-1930: M/W pool round (4 matches); 2100-2300: M/W pool round (4 matches)</text:p>
            <text:p>Beach volleyball: 0900-1300: M/W preliminary phase (4 matches); 1500-1800: M/W preliminary phase (3 matches); 2000-2300: M/W preliminary phase (3 matches)</text:p>
            <text:p>BMX racing: 2000-2230: M/W semis and finals</text:p>
            <text:p>Boxing: 1530-1810: W 57kg round of 32 or round of 16, M 51kg, M 80kg, M +92kg quarters; 2000-2240: W 57kg round of 32 or round of 16, M 51kg, M 80kg, M +92kg quarters</text:p>
            <text:p><text:s text:c="12"/></text:p>
            <text:p><text:s/>Diving: 1100-1200: M synchro 3m springboard final Equestrian: 1400-1630: Jumping team final</text:p>
            <text:p>Fencing: 1200-1730: M épée team through semis, placement matches; 1930- 2140: M épée team medal finals</text:p>
            <text:p>Football: 1500-0000: M quarters (4 matches) Golf: 0900-1800: M golf round 2</text:p>
            <text:p>Handball: 0900-1230: M preliminaries (2 matches); 1400-1730: M preliminaries (2 matches); 1900-2230: M preliminaries (2 matches)</text:p>
            <text:p>Hockey: 1000-1500: W pool stage (2 matches); 1030-1530: M pool stage (2 matches); 1700-2200: M pool stage (2 matches); 1730-2230</text:p>
            <text:p>Judo: 1000-1400: W +78kg, M +100kg elimination rounds; 1600-1900: W +78kg, M +100kg medal rounds</text:p>
            <text:p>Rowing: 0930-1250: M single sculls, W single sculls finals F/E/D, M coxless pair, W coxless pair, M lightweight double sculls, W lightweight double sculls final B, M coxless pair, W coxless pair, M lighweight double sculls, W lightweight double sculls medal final</text:p>
            <text:p>Sailing: 1200-1900: M/W windsurfing medal series, M/W/Mixed dinghy Shooting: 0900-1400: W 25m pistol qualification; 0930-1050: W 50m rifle 3</text:p>
            <text:p>pos. finals; 0900-1400: M skeet qualification day 1</text:p>
            <text:p>Surfing: Reserve day</text:p>
            <text:p>Swimming: 1100-1300: M 100m fly, W 200m IM, W 800m free, Mixed 4x100m medley relay heats; 2030-2230: M 50m free, W 200m back, M 200m IM finals, M 100m fly, W 200m IM semis</text:p>
            <text:p>Table tennis: 1000-1200: M/W singles semis; 1330-1530: M/W singles semis</text:p>
            <text:p>Tennis: 1200-1700 (Court Philippe Chartrier): M singles semis, W singles bronze medal final; 1900-2330 (Court Philippe Chartrier): M singles semis, Mixed doubles gold medal final; 1200-1700 (Court Suzanne Lenglen): M/Mixed doubles bronze medal final</text:p>
            <text:p>Trampoline gymnastics: 1200-1430: W final; 1800-2030: M final</text:p>
            <text:p><text:s text:c="14"/></text:p>
            <text:p>Trampoline gymnastics: 1200-1430: W final; 1800-2030: M final</text:p>
            <text:p><text:s/>Volleyball: 0900-1130: M preliminary round; 1300-1530: M preliminary round; 1700-1930: M preliminary round; 2100-2330: M preliminary round</text:p>
            <text:p>Water polo: 1400-1700: W preliminary round (2 matches); 1830-2130: W preliminary round (2 matches)</text:p>
          </table:table-cell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Saturday 3 August 2024 (28 gold medal events)</text:p>
            <text:p>Archery: 0930-1115: W ind. eliminations; 1300-1520: W ind. medal rounds Artistic gymnastics: 1530-1800: M floor, W vault, M pommel horse finals</text:p>
            <text:p>Athletics (track and field): 1005: M decathlon 110m hurdles; 1010: M pole vault qualification; 1035: M 100m preliminary round; 1055: M decathlon discus throw A; 1110: W 800m repechage; 1145: M 100m round 1; 1200: M decathlon discus throw B; 1340: M decathlon pole vault; 1910: M decathlon javelin throw A; 1915: M 1500m repechage; 1935: M shot put final; 1950: W 100m semis; 2010: M decathlon javelin throw B; 2020: W triple jump final; 2055: Mixed 4x400m relay final; 2120: W 100m final; 2145: M decathlon 1500m final</text:p>
            <text:p>Badminton: 0830-1300: W singles quarters; 1500-1730: W doubles medal matches</text:p>
            <text:p>Basketball: 1100-1515: M/W group phase (2 matches); 1715-1900: M/W group phase (1 match); 2100-2245: M/W group phase (1 match)</text:p>
            <text:p>Basketball 3X3: 1730-1930: W Pool round (4 matches); 2130-2230: W Play-in round (2 matches)</text:p>
            <text:p>Beach volleyball: 0900-1300: M/W preliminary phase (4 matches); 1600-1900: M/W preliminary phase or lucky loser round (3 matches); 2100-0000: M/W lucky loser round (3 matches)</text:p>
            <text:p>Boxing: 1530-1755: W 50kg, W 66kg, M 57kg, M 71kg quarters, W 60kg semis; 2000-2225: W 50kg, W 66kg, M 57kg, M 71kg quarters, W 60kg semis</text:p>
            <text:p>Canoe slalom: 1530-1915: M/W kayak cross single Round 1 and repechage Equestrian: 1000-1630: Dressage Grand Prix Special team final</text:p>
            <text:p><text:s text:c="10"/></text:p>
            <text:p><text:s/>Fencing: 1130-1700: W sabre team through semis, placement matches;</text:p>
            <text:p>1900-2110: W sabre team medal finals</text:p>
            <text:p>Football: 1500-0000: W quarters (4 matches) Golf: 0900-1800: M golf round 3</text:p>
            <text:p>Handball: 0900-1230: W preliminaries (2 matches); 1400-1730: W preliminaries (2 matches); 1900-2230: W preliminaries (2 matches)</text:p>
            <text:p>Hockey: 1000-1500: W pool stage (2 matches); 1030-1530: W pool stage (2 matches); 1700-2200: W pool stage (2 matches)</text:p>
            <text:p>Judo: 0800-1400: Mixed team elimination rounds, repechage, semis; 1600- 1900: Mixed team medal rounds</text:p>
            <text:p>Road cycling: 1100-1815: M road race</text:p>
            <text:p>Rowing: 0930-1140: W single sculls, M single sculls finals C/B and medal</text:p>
            <text:p>final, W eight, M eight medal final</text:p>
            <text:p>Sailing: 1200-1900: M/W/Mixed dinghy, Mixed multihull</text:p>
            <text:p>Shooting: 0930-1050: W 25m pistol finals; 0900-1705: W skeet qualification</text:p>
            <text:p>day 1, M skeet qualification day 2 and finals</text:p>
            <text:p>Surfing: Reserve day</text:p>
            <text:p>Swimming: 1100-1300: W 50m free, M 1500m free, M 4x100m medley relay, W 4x100m medley relay heats; 2030-2230: M 100m fly final, W 50m free semis, W 200m IM, W 800m free, Mixed 4x100m medley relay finals</text:p>
            <text:p>Table tennis: 1330-1600: W singles medal finals</text:p>
            <text:p>Tennis: 1200-1900 (Court Philippe Chartrier): M singles bronze medal final,</text:p>
            <text:p>W singles, M doubles gold medal finals</text:p>
            <text:p>Volleyball: 0900-1130: W preliminary round; 1300-1530: W preliminary round; 1700-1930: M preliminary round; 2100-2330: M preliminary round</text:p>
            <text:p>Water polo: 1030-1330: M preliminary round (2 matches); 1500-1800: M preliminary round (2 matches); 1930-2230: M preliminary round (2 matches)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Sunday 4 August 2024 (20 gold medal events)</text:p>
            <text:p>Archery: 0930-1115: M ind. eliminations; 1300-1520: M ind. medal rounds</text:p>
            <text:p>Artistic gymnastics: 1500-1740: M rings, W uneven bars, M vault finals</text:p>
            <text:p>Athletics (track and field): 1005: W 3000m steeplechase round 1; 1020: W hammer throw qualification A; 1055: W 200m round 1; 1100: M long jump qualification; 1145: W hammer throw qualification B; 1150: M 110m hurdles round 1; 1235: W 400m hurdles round 1; 1905: M 400m round 1; 1950: W high jump final; 2000: M 100m semis; 2030: M hammer throw final; 2035: W 800m semis; 2110: M 1500m semis; 2150: M 100m final</text:p>
            <text:p>Badminton: 0830-1300: M/W singles semis; 1500-1730: M doubles medal matches</text:p>
            <text:p>Basketball: 1100-1515: W group phase (2 matches); 1715-1900: W group phase (1 match); 2100-2245: W group phase (1 match)</text:p>
            <text:p>Basketball 3X3: 1730-1930: M pool round (4 matches); 2130-2230: M Play-in round (2 matches)</text:p>
            <text:p>Beach volleyball: 0900-1100: M/W round of 16 (2 matches); 1300-1500: M/W round of 16 (2 matches); 1700-1900: M/W round of 16 (2 matches); 2100- 2300: M/W round of 16 (2 matches)</text:p>
            <text:p>Boxing: 1100-1325: W 57kg, W 75kg quarters, W 54kg, M 51kg, M 63.5kg, M 80kg, M 92kg semis; 1530-1755: W 57kg, W 75kg quarters, W 54kg, M 51kg, M 63.5kg, M 80kg, M 92kg semis</text:p>
            <text:p>Canoe slalom: 1530-1725: M/W kayak cross single heats Equestrian: 1000-1400: Dressage Grand Prix Freestyle ind. final</text:p>
            <text:p>Fencing: 1000-1710: M foil team through semis, placement matches; 1910- 2200: M foil team medal finals</text:p>
            <text:p>Golf: 0900-1830: M golf round 4 (medal final)</text:p>
            <text:p><text:s text:c="10"/></text:p>
            <text:p><text:s/>Handball: 0900-1230: M preliminaries (2 matches); 1400-1730: M preliminaries (2 matches); 1900-2230: M preliminaries (2 matches)</text:p>
            <text:p>Hockey: 1000-1500: M quarters (2 matches); 1730-2230: M quarters (2 matches)</text:p>
            <text:p>Road cycling: 1400-1845: W road race</text:p>
            <text:p>Rowing: Reserve day</text:p>
            <text:p>Sailing: 1200-1900: M/W Kite, M/W/Mixed dinghy, Mixed multihull</text:p>
            <text:p>Shooting: 0900-1700: M 25m rapid fire pistol qualification; 0930-1705: W skeet qualification day 2 and finals</text:p>
            <text:p>Surfing: Reserve day</text:p>
            <text:p>Swimming: 1830-2030: W 50m free, M 1500m free, M 4x100m medley</text:p>
            <text:p>relay, W 4x100m medley relay finals</text:p>
            <text:p>Table tennis: 1330-1600: M singles medal finals</text:p>
            <text:p>Tennis: 1200-1900 (Court Philippe Chartrier): W doubles bronze, gold medal finals, M singles gold medal final</text:p>
            <text:p>Volleyball: 0900-1130: W preliminary round; 1300-1530: W preliminary round; 1700-1930: W preliminary round; 2100-2330: W preliminary round</text:p>
            <text:p>Water polo: 1400-1700: W preliminary round (2 matches); 1830-2130: W preliminary round (2 matches)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Monday 5 August 2024 (17 gold medal events)</text:p>
            <text:p>Artistic gymnastics: 1145-1515: M parallel bars, W balance beam, M horizontal bar, W floor finals</text:p>
            <text:p>Artistic swimming: 1930-2100: Team technical routine</text:p>
            <text:p>Athletics (track and field): 1005: M 400m hurdles round 1; 1010: M discus throw qualification A; 1040: W pole vault qualification; 1050: W 400m hurdles repechage; 1120: M 400m repechage; 1135: M discus throw qualification B; 1155: W 400m round 1; 1250: W 200m repechage; 1900: M pole vault final;</text:p>
            <text:p><text:s text:c="9"/></text:p>
            <text:p><text:s/>1904: M 3000m steeplechase round 1; 1955: M 200m round 1; 2035: W discus throw final; 2045: W 200m semis; 2110: W 5000m final; 2145: W 800m final</text:p>
            <text:p>Badminton: 0945-1230: W singles medal matches; 1430-1730: M singles medal matches</text:p>
            <text:p><text:s/>Basketball 3X3: 1730-1930: M/W semis; 2100-2330: M/W medal finals</text:p>
            <text:p>Beach volleyball: 0900-1100: M/W round of 16 (2 matches); 1300-1500: M/W round of 16 (2 matches); 1700-1900: M/W round of 16 (2 matches); 2100- 2300: M/W round of 16 (2 matches)</text:p>
            <text:p>Canoe slalom: 1530-1730: M/W kayak cross semis, finals</text:p>
            <text:p>Diving: 1000-1210: W 10m platform preliminary; 1500-1700: W 10m platform</text:p>
            <text:p>semis</text:p>
            <text:p>Equestrian: 1400-1800: Jumping ind. qualifier</text:p>
            <text:p>Football: 1800-2100; 2100-0000: M semis</text:p>
            <text:p>Hockey: 1000-1500: W quarters (2 matches); 1730-2230: W quarters (2 matches)</text:p>
            <text:p>Sailing: 1200-1900: M/W Kite, M/W/Mixed dinghy, Mixed multihull Shooting: 0930-1050: M 25m rapid fire pistol finals; 0900-1635: Mixed</text:p>
            <text:p>team skeet qualification and finals</text:p>
            <text:p>Sport climbing: 1000-1400: M boulder/lead semis (boulder), W speed qualification</text:p>
            <text:p>Table tennis: 1000-1300: M/W team round of 16; 1500-1800: M/W team round of 16; 2000-2300: M/W team round of 16</text:p>
            <text:p>Track cycling: 1700-2020: M team sprint qualifying, M team pursuit qualifying, W team sprint qualifying, first round, medal finals</text:p>
            <text:p>Triathlon: 0800-1010: Mixed team relay final</text:p>
            <text:p>Volleyball: 0900-1130: M quarters; 1300-1530: M quarters; 1700-1930: M</text:p>
            <text:p>quarters; 2100-2330: M quarters</text:p>
            <text:p>Water polo: 1200-1630: M preliminary round (3 matches); 1830-2300: M preliminary round (3 matches)</text:p>
            <text:p><text:s text:c="14"/></text:p>
            <text:p><text:s/>Wrestling: 1500-1700: M Greco-Roman 60kg, M Greco-Roman 130kg, W freestyle 68kg round of 16, quarters; 2100-2200: M Greco-Roman 60kg, M Greco-Roman 130kg, W freestyle 68kg semis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15">
          <table:table-cell table:style-name="ce21" office:value-type="string">
            <text:p>Tuesday 6 August 2024 (15 gold medal events)</text:p>
            <text:p>Artistic swimming: 1930-2100: Team free routine</text:p>
            <text:p>Athletics (track and field): 1005: W 1500m round 1; 1020: M javelin throw qualification A; 1050: M 110m hurdles repechage; 1115: W long jump qualification; 1120: W 400m repechage; 1150: M javelin throw qualification B; 1200: M 400m hurdles repechage; 1230: M 200m repechage; 1935: M 400m semis; 1955: W hammer throw final; 2007: W 400m hurdles semis; 2015: M long jump final; 2050: M 1500m final; 2110: W 3000m steeplechase final; 2140: W 200m final</text:p>
            <text:p>Basketball: 1100-1300: M quarters; 1430-1630: M quarters; 1800-2000: M quarters; 2130-2330: M quarters</text:p>
            <text:p>Beach volleyball: 1700-1900: M/W quarters (2 matches); 2100-2300: M/W quarters (2 matches)</text:p>
            <text:p>Boxing: 2130-2330: W 50kg, W 66kg, M 71kg semis, W 60kg final</text:p>
            <text:p>Canoe sprint: 0930-1450: M C2 500m, M K1 1000m, M K4 500m, W C2 500m, W</text:p>
            <text:p>K1 500m, W K4 500m heats and quarters</text:p>
            <text:p>Diving: 1000-1200: M 3m springboard preliminary; 1500-1700: W 10m</text:p>
            <text:p>platform final</text:p>
            <text:p>Equestrian: 1000-1230: Jumping ind. final</text:p>
            <text:p>Football: 1800-2100; 2100-0000: W semis</text:p>
            <text:p>Handball: 0930-1130: W quarters; 1330-1530: W quarters; 1730-1930: W quarters; 2130-2330: W quarters</text:p>
            <text:p>Hockey: 1400-1600: M semis; 1900-2100: M semis</text:p>
            <text:p>Sailing: 1200-1900: M/W dinghy medal races, M/W Kite, Mixed dinghy,</text:p>
            <text:p><text:s text:c="11"/></text:p>
            <text:p><text:s/>Mixed multihull</text:p>
            <text:p>Skateboard: 1230-1600: W park preliminaries; 1730-1900: W park medal</text:p>
            <text:p>final</text:p>
            <text:p>Sport climbing: 1000-1400: W boulder/lead semis (boulder), M speed qualification</text:p>
            <text:p>Table tennis: 1000-1300: M/W team round of 16; 1500-1800: M/W team quarters; 2000-2300: M/W team quarters</text:p>
            <text:p>Track cycling: 1730-2030: M team sprint first round, medal finals, M team pursuit first round, W team pursuit qualifying</text:p>
            <text:p>Volleyball: 0900-1130: W quarters; 1300-1530: W quarters; 1700-1930: W quarters; 2100-2330: W quarters</text:p>
            <text:p>Water polo: 1400-1700: W quarters (2 matches); 1900-2200: W quarters (2 matches)</text:p>
            <text:p>Wrestling: 1100-1330: M Greco-Roman 60kg, M Greco-Roman 130kg, W freestyle 68kg repechage, M Greco-Roman 77kg, M Greco-Roman 97kg, W freestyle 50kg round of 16 and quarters; 1815-2145: M Greco-Roman 77kg, M Greco-Roman 97kg, W freestyle 50kg semis, M Greco-Roman 60kg, M Greco-Roman 130kg, W freestyle 68kg medal finals</text:p>
          </table:table-cell>
          <table:table-cell table:number-columns-repeated="1023"/>
        </table:table-row>
        <table:table-row table:style-name="ro16">
          <table:table-cell table:style-name="ce19" office:value-type="string">
            <text:p>Wednesday 7 August 2024 (21 gold medal events)</text:p>
            <text:p>Artistic swimming: 1930-2115: Team acrobatic routine (medal final)</text:p>
            <text:p>Athletics (track and field): 0730-1050: Marathon race walk mixed relay final; 1005: M high jump qualification; 1015: W 100m hurdles round 1; 1025: W javelin throw qualification A; 1100: M 5000m round 1; 1145: M 800m round 1; 1150: W javelin throw qualification B; 1235: W 1500m repechage; 1900: W pole vault final; 1905: M 110m hurdles semis; 1915: M triple jump qualification; 1935: M 400m hurdles semis; 2002: M 200m semis; 2025: M discus throw final; 2045: W 400m semis; 2120: M 400m final; 2140: M 3000m steeplechase final</text:p>
            <text:p>Basketball: 1100-1300: W quarters; 1430-1630: W quarters; 1800-2000: W</text:p>
            <text:p><text:s text:c="7"/></text:p>
            <text:p><text:s text:c="2"/>quarters; 2130-2330: W quarters</text:p>
            <text:p>Beach volleyball: 1700-1900: M/W quarters (2 matches); 2100-2300: M/W</text:p>
            <text:p>quarters (2 matches)</text:p>
            <text:p>Boxing: 2130-2330: W 57kg, M +92kg semis, M 63.5kg, M 80kg final</text:p>
            <text:p>Canoe sprint: 0930-1510: M C1 1000m, M K2 500m, W C1 200m, W K2 500m heats and quarters</text:p>
            <text:p>Diving: 1000-1200: M 3m springboard semis; 1500-1700: W 3m springboard preliminary</text:p>
            <text:p>Golf: 0900-1800: W golf round 1</text:p>
            <text:p>Handball: 0930-1130: M quarters; 1330-1530: M quarters; 1730-1930: M quarters; 2130-2330: M quarters</text:p>
            <text:p>Hockey: 1400-1600: W semis; 1900-2100: W semis</text:p>
            <text:p>Sailing: 1200-1900: Mixed dinghy, Mixed multihull medal races, M/W Kite</text:p>
            <text:p>Skateboard: 1230-1600: M park preliminaries; 1730-1900: M park medal final</text:p>
            <text:p>Sport climbing: 1000-1315: M boulder/lead semis (lead), W speed medal finals</text:p>
            <text:p>Table tennis: 1000-1300: M/W team quarters; 1500-1800: M/W team quarters; 2000-2300: M team semis</text:p>
            <text:p>Taekwondo: 0900-1230: M 58kg, W 49kg qualification rounds; 1430-1730: M 58kg, W 49kg quarters, semis; 1930-2300: M 58kg, W 49kg repechage rounds and medal finals</text:p>
            <text:p>Track cycling: 1245-1545: M sprint qualifying, early rounds, repechage rounds, W keirin first round, repechage, W team pursuit first round; 1730- 2025: M sprint early rounds, repechage rounds, M team pursuit medal finals, W team pursuit medal finals</text:p>
            <text:p>Volleyball: 1600-1830: M semis; 2000-2230: M semis</text:p>
            <text:p>Water polo: 1400-1700: M quarters (2 matches); 1900-2200: M quarters (2 matches)</text:p>
            <text:p><text:s text:c="13"/>Weightli"ing: 1500-1730: Men’s 61kg final; 1930-2200: W 49kg final</text:p>
            <text:p/>
            <text:p><text:s/>Weightli"ing: 1500-1730: Men’s 61kg final; 1930-2200: W 49kg final</text:p>
            <text:p>Wrestling: 1100-1330: M Greco-Roman 77kg, M Greco-Roman 97kg, W freestyle 50kg repechage, M Greco-Roman 67kg, M Greco-Roman 87kg, W freestyle 53kg round of 16 and quarters; 1815-2145: M Greco-Roman 67kg, M Greco-Roman 87kg, W freestyle 53kg semis, M Greco-Roman 77kg, M Greco-Roman 97kg, W freestyle 50kg medal finals</text:p>
          </table:table-cell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Thursday 8 August 2024 (26 gold medal events)</text:p>
            <text:p>Athletics (track and field): 1005: W heptathlon 100m hurdles; 1025: W shot put qualification; 1035: W 100m hurdles repechage; 1105: W heptathlon high jump; 1110: W 4x100m relay round 1; 1135: M 4x100m relay round 1; 1200: M 800m repechage; 1935: W heptathlon shot put; 1935: W 1500m semis; 2000: W long jump final; 2025: M javelin throw final; 2030: M 200m final; 2055: W heptathlon 200m; 2125: W 400m hurdles final; 2145: M 110m hurdles final</text:p>
            <text:p>Basketball: 1730-1930: M semis; 2100-2300: M semis</text:p>
            <text:p>Beach volleyball: 1700-1900: M/W semis (2 matches); 2100-2300: M/W semis (2 matches)</text:p>
            <text:p>Boxing: 2130-2330: W 75kg, M 57kg semis, W 54kg, M 51kg final</text:p>
            <text:p>Canoe sprint: 1030-1430: M C2 500m, M K4 500m, W C2 500m, W K4 500m</text:p>
            <text:p>semis and finals</text:p>
            <text:p>Diving: 1000-1200: W 3m springboard semis; 1500-1700: M 3m springboard final</text:p>
            <text:p>Football: 1700-2000: M bronze-medal game</text:p>
            <text:p>Golf: 0900-1800: W golf round 2</text:p>
            <text:p>Handball: 1630-1830: W semis; 2130-2330: W semis</text:p>
            <text:p><text:s text:c="7"/></text:p>
            <text:p>Handball: 1630-1830: W semis; 2130-2330: W semis</text:p>
            <text:p><text:s text:c="2"/>Hockey: 1400-1600: M bronze-medal game; 1900-2130: M gold-medal game</text:p>
            <text:p>Modern pentathlon: 1100-1730: M/W fencing ranking round</text:p>
            <text:p>Rhythmic gymnastics: 1000-1300: Ind. All-around qualification; 1500-1800: Ind. all-around qualification</text:p>
            <text:p>Sailing: 1200-1900: M/W Kite medal series</text:p>
            <text:p>Sport climbing: 1000-1315: W boulder/lead semis (lead), M speed medal</text:p>
            <text:p>finals</text:p>
            <text:p>Swimming: 0730-1030: W 10km marathon final</text:p>
            <text:p>Table tennis: 1000-1300: M team semis; 1500-1800: W team semis; 2000- 2300: W team semis</text:p>
            <text:p>Taekwondo: 0900-1230: M 68kg, W 57kg qualification rounds; 1430-1730: M 68kg, W 57kg quarters, semis; 1930-2300: M 68kg, W 57kg repechage rounds and medal finals</text:p>
            <text:p>Track cycling: 1700-2025: M sprint quarters, classification races, M omnium (medal final), W keirin quarters, semis, medal final</text:p>
            <text:p>Volleyball: 1600-1830: W semis; 2000-2230: W semis</text:p>
            <text:p>Water polo: 1300-1600: W classification matches &amp; semis (2 matches); 1800- 2100: W classification matches &amp; semis (2 matches)</text:p>
            <text:p>Weightli"ing: 1500-1730: W 59kg final; 1930-2200: M 73kg final</text:p>
            <text:p>Wrestling: 1100-1330: M Greco-Roman 67kg, M Greco-Roman 87kg, W freestyle 53kg repechage, M freestyle 57kg, M freestyle 86kg, W freestyle 57kg round of 16 and quarters; 1815-2145: M freestyle 57kg, M freestyle 86kg, W freestyle 57kg semis, M Greco-Roman 67kg, M Greco-Roman 87kg, W freestyle 53kg medal finals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Friday 9 August 2024 (33 gold medal events)</text:p>
            <text:p><text:s text:c="11"/>Artistic swimming: 1930-2130: Duet technical routine</text:p>
            <text:p><text:s/>Athletics (track and field): 1005: W heptathlon long jump; 1040: W 4x400m</text:p>
            <text:p/>
            <text:p><text:s/>Athletics (track and field): 1005: W heptathlon long jump; 1040: W 4x400m</text:p>
            <text:p><text:s/>relay round 1; 1105: M 4x400m relay round 1; 1120: W heptathlon javelin throw A; 1130: M 800m semis; 1205: W 100m hurdles semis; 1230: W heptathlon javelin throw B; 1930: W 4x100m relay final; 1940: W shot put final; 1945: M 4x100m relay final; 2000: W 400m final; 2010: M triple jump final; 2015: W heptathlon 800m final; 2055: W 10,000m final; 2145: M 400m hurdles final</text:p>
            <text:p>Basketball: 1730-1930: W semis; 2100-2300: W semis</text:p>
            <text:p>Beach volleyball: 2100-0000: M or W medal finals (2 matches)</text:p>
            <text:p>Boxing: 2130-2330: W 50kg, W 66kg, M 71kg, M 92kg final</text:p>
            <text:p>Breaking: 1600-1810: W ind. qualifying; 2000-2200: W ind. final</text:p>
            <text:p>Canoe sprint: 1030-1440: M K2 500m, W C1 200m, W K2 500m semis and finals</text:p>
            <text:p>Diving: 1000-1200: M 10m platform preliminary; 1500-1700: W 3m springboard final</text:p>
            <text:p>Football: 1500-1800: W bronze-medal game; 1800-2130: M gold-medal game</text:p>
            <text:p>Golf: 0900-1800: W golf round 3</text:p>
            <text:p>Handball: 1630-1830: M semis; 2130-2330: M semis</text:p>
            <text:p>Hockey: 1400-1600: W bronze-medal game; 2000-2230: W gold-medal game</text:p>
            <text:p>Modern pentathlon: 13:00 – 19:00: M semi-final 1 and semi-final 2 Rhythmic gymnastics: 1000-1230: Group all-around qualification; 1430-</text:p>
            <text:p>1700: Ind. all-around final</text:p>
            <text:p>Sport climbing: 1000-1330: M boulder/lead medal final Swimming: 0730-1030: M 10km marathon final</text:p>
            <text:p>Table tennis: 1000-1300: M team bronze medal final; 1500-1830: M team gold medal final</text:p>
            <text:p><text:s text:c="9"/>Taekwondo: 0900-1230: M 80kg, W 67kg qualification rounds; 1430-1730: M</text:p>
            <text:p/>
            <text:p>Taekwondo: 0900-1230: M 80kg, W 67kg qualification rounds; 1430-1730: M 80kg, W 67kg quarters, semis; 1930-2300: M 80kg, W 67kg repechage rounds and medal finals</text:p>
            <text:p>Track cycling: 1400-1600: M sprint semis, W sprint qualifying, early rounds, repechage rounds; 1800-2015: M sprint medal finals, W Madison final, W sprint early rounds, repechage rounds</text:p>
            <text:p>Volleyball: 1600-1830: M bronze-medal game</text:p>
            <text:p>Water polo: 1300-1600: M classification matches &amp; semis (2 matches); 1800-</text:p>
            <text:p>2100: M classification matches &amp; semis (2 matches)</text:p>
            <text:p>Weightli"ing: 1500-1730: M 89kg final; 1930-2200: W 71kg final</text:p>
            <text:p>Wrestling: 1100-1330: M freestyle 57kg, M freestyle 86kg, W freestyle 57kg repechage, M freestyle 74kg, M freestyle 125kg, W freestyle 62kg round of 16 and quarters; 1815-2145: M freestyle 74kg, M freestyle 125kg, W freestyle 62kg semis, M freestyle 57kg, M freestyle 86kg, W freestyle 57kg medal finals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0" office:value-type="string" table:number-columns-spanned="1" table:number-rows-spanned="2">
            <text:p>Saturday 10 August 2024 (39 gold medal events)</text:p>
            <text:p>Artistic swimming: 1930-2200: Duet free routine (medal final)</text:p>
            <text:p>Athletics (track and field): 0800-1100: M marathon final; 1910: M high jump final; 1925: M 800m final; 1940: W javelin throw final; 1945: W 100m hurdles final; 2000: M 5000m final; 2025: W 1500m final; 2112: M 4x400m relay final; 2122: W 4x400m relay final</text:p>
            <text:p>Basketball: 1100-1300: M bronze-medal game; 2130-0000: M gold-medal game</text:p>
            <text:p>Beach volleyball: 2100-0000: M or W medal finals (2 matches) Boxing: 2130-2330: W 57kg, W 75kg, M 57kg, M +92kg final Breaking: 1600-1810: M ind. qualifying; 2000-2200: M ind. final</text:p>
            <text:p>Canoe sprint: 1030-1420: M C1 1000m, M K1 1000m, W K1 500m semis and finals</text:p>
            <text:p><text:s text:c="13"/></text:p>
            <text:p><text:s/>Diving: 1000-1200: M 10m platform semis; 1500-1700: M 10m platform final</text:p>
            <text:p>Football: 1700-2030: W gold-medal game</text:p>
            <text:p>Golf: 0900-1830: W golf round 4 (medal final)</text:p>
            <text:p>Handball: 1000-1200: W bronze-medal game; 1500-1730: W gold-medal game</text:p>
            <text:p>Modern pentathlon: 09:30 – 15:30: W semi-final 1 and semi-final 2; 17:30 – 20:00: M final</text:p>
            <text:p>Rhythmic gymnastics: 1400-1545: Group all-around final Sport climbing: 1000-1330: W boulder/lead medal final</text:p>
            <text:p>Table tennis: 1000-1300: W team bronze medal final; 1500-1830: W team gold medal final</text:p>
            <text:p>Taekwondo: 0900-1230: M +80kg, W +67kg qualification rounds; 1430-1730: M +80kg, W +67kg quarters, semis; 1930-2300: M +80kg, W +67kg repechage rounds and medal finals</text:p>
            <text:p>Track cycling: 1700-2020: M keirin first round, repechage, M Madison final, W sprint quarters, classification races</text:p>
            <text:p>Volleyball: 1300-1545: M gold-medal game; 1715-1945: W bronze-medal game</text:p>
            <text:p>Water polo: 0900-1200: W bronze-medal game; 1400-2100: W/M classification matches, W gold-medal game</text:p>
            <text:p>Weightli"ing: 1130-1400: M 102kg final; 1600-1830: W 81kg final; 2030- 2300: M +102kg final</text:p>
            <text:p>Wrestling: 1100-1330: M freestyle 74kg, M freestyle 125kg, W freestyle 62kg repechage, M freestyle 65kg, M freestyle 97kg, W freestyle 76kg round of 16 and quarters; 1815-2145: M freestyle 65kg, M freestyle 97kg, W freestyle 76kg semis, M freestyle 74kg, M freestyle 125kg, W freestyle 62kg medal finals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office:value-type="string" table:number-columns-spanned="1" table:number-rows-spanned="2">
            <text:p>Sunday 11 August 2024 (13 gold medal events)</text:p>
            <text:p/>
            <text:p><text:s/>Athletics (track and field): 0800-1115: W marathon final</text:p>
            <text:p>Basketball: 1130-1330: W bronze-medal game; 1530-1800: W gold-medal</text:p>
            <text:p>game</text:p>
            <text:p>Handball: 0900-1100: M bronze-medal game; 1330-1600: M gold-medal game</text:p>
            <text:p>Modern pentathlon: 1100-1330: W final</text:p>
            <text:p>Track cycling: 1100-1440: M keirin quarters, semis, medal finals, W sprint</text:p>
            <text:p>semis, medal finals, W omnium (medal final) Volleyball: 1300-1545: W gold-medal game</text:p>
            <text:p>Water polo: 0900-1200: M bronze-medal game; 1400-1550: M gold-medal game</text:p>
            <text:p>Weightli"ing: 1130-1400: W +81kg final</text:p>
            <text:p>Wrestling: 1100-1415: M freestyle 65kg, M freestyle 97kg, W freestyle</text:p>
            <text:p>76kg repechage and medal finals</text:p>
            <text:p>Closing Ceremony</text:p>
          </table:table-cell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4"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 table:number-rows-repeated="2">
          <table:table-cell table:style-name="ce23"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2" table:number-columns-spanned="1" table:number-rows-spanned="2"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4" table:number-rows-repeated="934">
          <table:table-cell table:style-name="ce24"/>
          <table:table-cell table:number-columns-repeated="1023"/>
        </table:table-row>
        <table:table-row table:style-name="ro4">
          <table:table-cell table:style-name="ce25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My Picks" table:style-name="ta8" table:print="false">
        <office:forms form:automatic-focus="false" form:apply-design-mode="false"/>
        <table:table-column table:style-name="co2" table:number-columns-repeated="7" table:default-cell-style-name="Excel_20_Built-in_20_Normal"/>
        <table:table-column table:style-name="co21" table:default-cell-style-name="Excel_20_Built-in_20_Normal"/>
        <table:table-column table:style-name="co2" table:default-cell-style-name="Excel_20_Built-in_20_Normal"/>
        <table:table-column table:style-name="co2" table:visibility="collapse" table:default-cell-style-name="Excel_20_Built-in_20_Normal"/>
        <table:table-column table:style-name="co2" table:number-columns-repeated="1014" table:default-cell-style-name="Excel_20_Built-in_20_Normal"/>
        <table:table-row table:style-name="ro4">
          <table:table-cell table:style-name="ce31" office:value-type="string">
            <text:p>Date</text:p>
          </table:table-cell>
          <table:table-cell table:style-name="ce33" office:value-type="string">
            <text:p>Sport</text:p>
          </table:table-cell>
          <table:table-cell table:style-name="ce34" office:value-type="string">
            <text:p>Event</text:p>
          </table:table-cell>
          <table:table-cell table:style-name="ce34" office:value-type="string">
            <text:p>Time</text:p>
          </table:table-cell>
          <table:table-cell table:style-name="ce34" office:value-type="string">
            <text:p>Additional details</text:p>
          </table:table-cell>
          <table:table-cell table:style-name="ce10" office:value-type="string">
            <text:p>Location</text:p>
          </table:table-cell>
          <table:table-cell table:style-name="ce10" office:value-type="string">
            <text:p>Closest Metro</text:p>
          </table:table-cell>
          <table:table-cell table:style-name="ce33" office:value-type="string">
            <text:p>LEFT</text:p>
          </table:table-cell>
          <table:table-cell table:style-name="ce33" office:value-type="string">
            <text:p>Start time</text:p>
          </table:table-cell>
          <table:table-cell table:style-name="ce33" office:value-type="string">
            <text:p>RIGHT</text:p>
          </table:table-cell>
          <table:table-cell table:style-name="ce36" office:value-type="string">
            <text:p>End time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7">
            <text:p>juli 27</text:p>
          </table:table-cell>
          <table:table-cell table:style-name="ce10" office:value-type="string">
            <text:p>Hockey</text:p>
          </table:table-cell>
          <table:table-cell table:style-name="ce10" office:value-type="string">
            <text:p>Pool Stage (M/W)</text:p>
          </table:table-cell>
          <table:table-cell table:style-name="ce10" office:value-type="string">
            <text:p>1000-1500</text:p>
          </table:table-cell>
          <table:table-cell table:style-name="ce10" office:value-type="string">
            <text:p>2 matches</text:p>
          </table:table-cell>
          <table:table-cell table:style-name="ce35" table:formula="of:=VLOOKUP([.B2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2];[$Venues.$A$1:.$D$206]; 3)" office:value-type="string" office:string-value="Porte d'Auteuil (Metro 10)">
            <text:p>Porte d'Auteuil (Metro 10)</text:p>
          </table:table-cell>
          <table:table-cell table:style-name="ce35" table:formula="of:=LEFT([.D2];4)" office:value-type="string" office:string-value="1000">
            <text:p>1000</text:p>
          </table:table-cell>
          <table:table-cell table:style-name="ce35" table:formula="of:=LEFT([.H2];2)&amp;&quot;:&quot;&amp;RIGHT([.H2];2)" office:value-type="string" office:string-value="10:00">
            <text:p>10:00</text:p>
          </table:table-cell>
          <table:table-cell table:style-name="ce35" table:formula="of:=RIGHT([.D2];4)" office:value-type="string" office:string-value="1500">
            <text:p>1500</text:p>
          </table:table-cell>
          <table:table-cell table:style-name="ce35" table:formula="of:=LEFT([.J2];2)&amp;&quot;:&quot;&amp;RIGHT([.J2];2)" office:value-type="string" office:string-value="15:00">
            <text:p>15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7">
            <text:p>juli 27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Pool Stage (M/W)</text:p>
          </table:table-cell>
          <table:table-cell table:style-name="ce9" office:value-type="string">
            <text:p>1030-1530</text:p>
          </table:table-cell>
          <table:table-cell table:style-name="ce9" office:value-type="string">
            <text:p>2 matches</text:p>
          </table:table-cell>
          <table:table-cell table:style-name="ce35" table:formula="of:=VLOOKUP([.B3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3];[$Venues.$A$1:.$D$206]; 3)" office:value-type="string" office:string-value="Porte d'Auteuil (Metro 10)">
            <text:p>Porte d'Auteuil (Metro 10)</text:p>
          </table:table-cell>
          <table:table-cell table:style-name="ce35" table:formula="of:=LEFT([.D3];4)" office:value-type="string" office:string-value="1030">
            <text:p>1030</text:p>
          </table:table-cell>
          <table:table-cell table:style-name="ce35" table:formula="of:=LEFT([.H3];2)&amp;&quot;:&quot;&amp;RIGHT([.H3];2)" office:value-type="string" office:string-value="10:30">
            <text:p>10:30</text:p>
          </table:table-cell>
          <table:table-cell table:style-name="ce35" table:formula="of:=RIGHT([.D3];4)" office:value-type="string" office:string-value="1530">
            <text:p>1530</text:p>
          </table:table-cell>
          <table:table-cell table:style-name="ce35" table:formula="of:=LEFT([.J3];2)&amp;&quot;:&quot;&amp;RIGHT([.J3];2)" office:value-type="string" office:string-value="15:30">
            <text:p>15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7">
            <text:p>juli 27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Pool Stage (M/W)</text:p>
          </table:table-cell>
          <table:table-cell table:style-name="ce9" office:value-type="string">
            <text:p>1700-2200</text:p>
          </table:table-cell>
          <table:table-cell table:style-name="ce9" office:value-type="string">
            <text:p>2 matches</text:p>
          </table:table-cell>
          <table:table-cell table:style-name="ce35" table:formula="of:=VLOOKUP([.B4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4];[$Venues.$A$1:.$D$206]; 3)" office:value-type="string" office:string-value="Porte d'Auteuil (Metro 10)">
            <text:p>Porte d'Auteuil (Metro 10)</text:p>
          </table:table-cell>
          <table:table-cell table:style-name="ce35" table:formula="of:=LEFT([.D4];4)" office:value-type="string" office:string-value="1700">
            <text:p>1700</text:p>
          </table:table-cell>
          <table:table-cell table:style-name="ce35" table:formula="of:=LEFT([.H4];2)&amp;&quot;:&quot;&amp;RIGHT([.H4];2)" office:value-type="string" office:string-value="17:00">
            <text:p>17:00</text:p>
          </table:table-cell>
          <table:table-cell table:style-name="ce35" table:formula="of:=RIGHT([.D4];4)" office:value-type="string" office:string-value="2200">
            <text:p>2200</text:p>
          </table:table-cell>
          <table:table-cell table:style-name="ce35" table:formula="of:=LEFT([.J4];2)&amp;&quot;:&quot;&amp;RIGHT([.J4];2)" office:value-type="string" office:string-value="22:00">
            <text:p>22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7">
            <text:p>juli 27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Pool Stage (M/W)</text:p>
          </table:table-cell>
          <table:table-cell table:style-name="ce9" office:value-type="string">
            <text:p>1730-2230</text:p>
          </table:table-cell>
          <table:table-cell table:style-name="ce9" office:value-type="string">
            <text:p>2 matches</text:p>
          </table:table-cell>
          <table:table-cell table:style-name="ce35" table:formula="of:=VLOOKUP([.B5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5];[$Venues.$A$1:.$D$206]; 3)" office:value-type="string" office:string-value="Porte d'Auteuil (Metro 10)">
            <text:p>Porte d'Auteuil (Metro 10)</text:p>
          </table:table-cell>
          <table:table-cell table:style-name="ce35" table:formula="of:=LEFT([.D5];4)" office:value-type="string" office:string-value="1730">
            <text:p>1730</text:p>
          </table:table-cell>
          <table:table-cell table:style-name="ce35" table:formula="of:=LEFT([.H5];2)&amp;&quot;:&quot;&amp;RIGHT([.H5];2)" office:value-type="string" office:string-value="17:30">
            <text:p>17:30</text:p>
          </table:table-cell>
          <table:table-cell table:style-name="ce35" table:formula="of:=RIGHT([.D5];4)" office:value-type="string" office:string-value="2230">
            <text:p>2230</text:p>
          </table:table-cell>
          <table:table-cell table:style-name="ce35" table:formula="of:=LEFT([.J5];2)&amp;&quot;:&quot;&amp;RIGHT([.J5];2)" office:value-type="string" office:string-value="22:30">
            <text:p>22:30</text:p>
          </table:table-cell>
          <table:table-cell table:number-columns-repeated="1013"/>
        </table:table-row>
        <table:table-row table:style-name="ro6">
          <table:table-cell table:style-name="ce32" office:value-type="date" office:date-value="2024-07-27">
            <text:p>juli 27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100m fly, W 400m free, M 100m breast, M 400m free, W 4x100m free relay, M 4x100m free relay heats</text:p>
          </table:table-cell>
          <table:table-cell table:style-name="ce9" office:value-type="string">
            <text:p>1100-1300</text:p>
          </table:table-cell>
          <table:table-cell table:style-name="ce9"/>
          <table:table-cell table:style-name="ce35" table:formula="of:=VLOOKUP([.B6];[$Venues.$A$1:.$D$206]; 2)" office:value-type="string" office:string-value="Place de la Concorde">
            <text:p>Place de la Concorde</text:p>
          </table:table-cell>
          <table:table-cell table:style-name="ce35" table:formula="of:=VLOOKUP([.B6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6];4)" office:value-type="string" office:string-value="1100">
            <text:p>1100</text:p>
          </table:table-cell>
          <table:table-cell table:style-name="ce35" table:formula="of:=LEFT([.H6];2)&amp;&quot;:&quot;&amp;RIGHT([.H6];2)" office:value-type="string" office:string-value="11:00">
            <text:p>11:00</text:p>
          </table:table-cell>
          <table:table-cell table:style-name="ce35" table:formula="of:=RIGHT([.D6];4)" office:value-type="string" office:string-value="1300">
            <text:p>1300</text:p>
          </table:table-cell>
          <table:table-cell table:style-name="ce35" table:formula="of:=LEFT([.J6];2)&amp;&quot;:&quot;&amp;RIGHT([.J6];2)" office:value-type="string" office:string-value="13:00">
            <text:p>13:00</text:p>
          </table:table-cell>
          <table:table-cell table:number-columns-repeated="1013"/>
        </table:table-row>
        <table:table-row table:style-name="ro5">
          <table:table-cell table:style-name="ce32" office:value-type="date" office:date-value="2024-07-28">
            <text:p>juli 28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200m free, M 400m IM, W 100m breast, M 100m back, W 200m free heats</text:p>
          </table:table-cell>
          <table:table-cell table:style-name="ce9" office:value-type="string">
            <text:p>1100-1300</text:p>
          </table:table-cell>
          <table:table-cell table:style-name="ce9"/>
          <table:table-cell table:style-name="ce35" table:formula="of:=VLOOKUP([.B7];[$Venues.$A$1:.$D$206]; 2)" office:value-type="string" office:string-value="Place de la Concorde">
            <text:p>Place de la Concorde</text:p>
          </table:table-cell>
          <table:table-cell table:style-name="ce35" table:formula="of:=VLOOKUP([.B7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7];4)" office:value-type="string" office:string-value="1100">
            <text:p>1100</text:p>
          </table:table-cell>
          <table:table-cell table:style-name="ce35" table:formula="of:=LEFT([.H7];2)&amp;&quot;:&quot;&amp;RIGHT([.H7];2)" office:value-type="string" office:string-value="11:00">
            <text:p>11:00</text:p>
          </table:table-cell>
          <table:table-cell table:style-name="ce35" table:formula="of:=RIGHT([.D7];4)" office:value-type="string" office:string-value="1300">
            <text:p>1300</text:p>
          </table:table-cell>
          <table:table-cell table:style-name="ce35" table:formula="of:=LEFT([.J7];2)&amp;&quot;:&quot;&amp;RIGHT([.J7];2)" office:value-type="string" office:string-value="13:00">
            <text:p>13:00</text:p>
          </table:table-cell>
          <table:table-cell table:number-columns-repeated="1013"/>
        </table:table-row>
        <table:table-row table:style-name="ro17">
          <table:table-cell table:style-name="ce32" office:value-type="date" office:date-value="2024-07-28">
            <text:p>juli 28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400m IM, W 100m fly finals, M 200m free, W 100m breast, M 100m back semis, M 100m breast final, W 200m free semis</text:p>
          </table:table-cell>
          <table:table-cell table:style-name="ce9" office:value-type="string">
            <text:p>2030-2230</text:p>
          </table:table-cell>
          <table:table-cell table:style-name="ce9"/>
          <table:table-cell table:style-name="ce35" table:formula="of:=VLOOKUP([.B8];[$Venues.$A$1:.$D$206]; 2)" office:value-type="string" office:string-value="Place de la Concorde">
            <text:p>Place de la Concorde</text:p>
          </table:table-cell>
          <table:table-cell table:style-name="ce35" table:formula="of:=VLOOKUP([.B8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8];4)" office:value-type="string" office:string-value="2030">
            <text:p>2030</text:p>
          </table:table-cell>
          <table:table-cell table:style-name="ce35" table:formula="of:=LEFT([.H8];2)&amp;&quot;:&quot;&amp;RIGHT([.H8];2)" office:value-type="string" office:string-value="20:30">
            <text:p>20:30</text:p>
          </table:table-cell>
          <table:table-cell table:style-name="ce35" table:formula="of:=RIGHT([.D8];4)" office:value-type="string" office:string-value="2230">
            <text:p>2230</text:p>
          </table:table-cell>
          <table:table-cell table:style-name="ce35" table:formula="of:=LEFT([.J8];2)&amp;&quot;:&quot;&amp;RIGHT([.J8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8">
            <text:p>juli 28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street preliminaries</text:p>
          </table:table-cell>
          <table:table-cell table:style-name="ce9" office:value-type="string">
            <text:p>1200-1530</text:p>
          </table:table-cell>
          <table:table-cell table:style-name="ce9"/>
          <table:table-cell table:style-name="ce35" table:formula="of:=VLOOKUP([.B9];[$Venues.$A$1:.$D$206]; 2)" office:value-type="string" office:string-value="La Courneuve Shooting Range">
            <text:p>La Courneuve Shooting Range</text:p>
          </table:table-cell>
          <table:table-cell table:style-name="ce35" table:formula="of:=VLOOKUP([.B9];[$Venues.$A$1:.$D$206]; 3)" office:value-type="string" office:string-value="La Courneuve (Metro 13)">
            <text:p>La Courneuve (Metro 13)</text:p>
          </table:table-cell>
          <table:table-cell table:style-name="ce35" table:formula="of:=LEFT([.D9];4)" office:value-type="string" office:string-value="1200">
            <text:p>1200</text:p>
          </table:table-cell>
          <table:table-cell table:style-name="ce35" table:formula="of:=LEFT([.H9];2)&amp;&quot;:&quot;&amp;RIGHT([.H9];2)" office:value-type="string" office:string-value="12:00">
            <text:p>12:00</text:p>
          </table:table-cell>
          <table:table-cell table:style-name="ce35" table:formula="of:=RIGHT([.D9];4)" office:value-type="string" office:string-value="1530">
            <text:p>1530</text:p>
          </table:table-cell>
          <table:table-cell table:style-name="ce35" table:formula="of:=LEFT([.J9];2)&amp;&quot;:&quot;&amp;RIGHT([.J9];2)" office:value-type="string" office:string-value="15:30">
            <text:p>15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8">
            <text:p>juli 28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street medal final</text:p>
          </table:table-cell>
          <table:table-cell table:style-name="ce9" office:value-type="string">
            <text:p>1700-1900</text:p>
          </table:table-cell>
          <table:table-cell table:style-name="ce9"/>
          <table:table-cell table:style-name="ce35" table:formula="of:=VLOOKUP([.B10];[$Venues.$A$1:.$D$206]; 2)" office:value-type="string" office:string-value="La Courneuve Shooting Range">
            <text:p>La Courneuve Shooting Range</text:p>
          </table:table-cell>
          <table:table-cell table:style-name="ce35" table:formula="of:=VLOOKUP([.B10];[$Venues.$A$1:.$D$206]; 3)" office:value-type="string" office:string-value="La Courneuve (Metro 13)">
            <text:p>La Courneuve (Metro 13)</text:p>
          </table:table-cell>
          <table:table-cell table:style-name="ce35" table:formula="of:=LEFT([.D10];4)" office:value-type="string" office:string-value="1700">
            <text:p>1700</text:p>
          </table:table-cell>
          <table:table-cell table:style-name="ce35" table:formula="of:=LEFT([.H10];2)&amp;&quot;:&quot;&amp;RIGHT([.H10];2)" office:value-type="string" office:string-value="17:00">
            <text:p>17:00</text:p>
          </table:table-cell>
          <table:table-cell table:style-name="ce35" table:formula="of:=RIGHT([.D10];4)" office:value-type="string" office:string-value="1900">
            <text:p>1900</text:p>
          </table:table-cell>
          <table:table-cell table:style-name="ce35" table:formula="of:=LEFT([.J10];2)&amp;&quot;:&quot;&amp;RIGHT([.J10];2)" office:value-type="string" office:string-value="19:00">
            <text:p>19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9">
            <text:p>juli 29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2 matches)</text:p>
          </table:table-cell>
          <table:table-cell table:style-name="ce9" office:value-type="string">
            <text:p>1000-1500</text:p>
          </table:table-cell>
          <table:table-cell table:style-name="ce9"/>
          <table:table-cell table:style-name="ce35" table:formula="of:=VLOOKUP([.B11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1];[$Venues.$A$1:.$D$206]; 3)" office:value-type="string" office:string-value="Porte d'Auteuil (Metro 10)">
            <text:p>Porte d'Auteuil (Metro 10)</text:p>
          </table:table-cell>
          <table:table-cell table:style-name="ce35" table:formula="of:=LEFT([.D11];4)" office:value-type="string" office:string-value="1000">
            <text:p>1000</text:p>
          </table:table-cell>
          <table:table-cell table:style-name="ce35" table:formula="of:=LEFT([.H11];2)&amp;&quot;:&quot;&amp;RIGHT([.H11];2)" office:value-type="string" office:string-value="10:00">
            <text:p>10:00</text:p>
          </table:table-cell>
          <table:table-cell table:style-name="ce35" table:formula="of:=RIGHT([.D11];4)" office:value-type="string" office:string-value="1500">
            <text:p>1500</text:p>
          </table:table-cell>
          <table:table-cell table:style-name="ce35" table:formula="of:=LEFT([.J11];2)&amp;&quot;:&quot;&amp;RIGHT([.J11];2)" office:value-type="string" office:string-value="15:00">
            <text:p>15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9">
            <text:p>juli 29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30-1530</text:p>
          </table:table-cell>
          <table:table-cell table:style-name="ce9"/>
          <table:table-cell table:style-name="ce35" table:formula="of:=VLOOKUP([.B12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2];[$Venues.$A$1:.$D$206]; 3)" office:value-type="string" office:string-value="Porte d'Auteuil (Metro 10)">
            <text:p>Porte d'Auteuil (Metro 10)</text:p>
          </table:table-cell>
          <table:table-cell table:style-name="ce35" table:formula="of:=LEFT([.D12];4)" office:value-type="string" office:string-value="1030">
            <text:p>1030</text:p>
          </table:table-cell>
          <table:table-cell table:style-name="ce35" table:formula="of:=LEFT([.H12];2)&amp;&quot;:&quot;&amp;RIGHT([.H12];2)" office:value-type="string" office:string-value="10:30">
            <text:p>10:30</text:p>
          </table:table-cell>
          <table:table-cell table:style-name="ce35" table:formula="of:=RIGHT([.D12];4)" office:value-type="string" office:string-value="1530">
            <text:p>1530</text:p>
          </table:table-cell>
          <table:table-cell table:style-name="ce35" table:formula="of:=LEFT([.J12];2)&amp;&quot;:&quot;&amp;RIGHT([.J12];2)" office:value-type="string" office:string-value="15:30">
            <text:p>15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9">
            <text:p>juli 29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00-2200</text:p>
          </table:table-cell>
          <table:table-cell table:style-name="ce9"/>
          <table:table-cell table:style-name="ce35" table:formula="of:=VLOOKUP([.B13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3];[$Venues.$A$1:.$D$206]; 3)" office:value-type="string" office:string-value="Porte d'Auteuil (Metro 10)">
            <text:p>Porte d'Auteuil (Metro 10)</text:p>
          </table:table-cell>
          <table:table-cell table:style-name="ce35" table:formula="of:=LEFT([.D13];4)" office:value-type="string" office:string-value="1700">
            <text:p>1700</text:p>
          </table:table-cell>
          <table:table-cell table:style-name="ce35" table:formula="of:=LEFT([.H13];2)&amp;&quot;:&quot;&amp;RIGHT([.H13];2)" office:value-type="string" office:string-value="17:00">
            <text:p>17:00</text:p>
          </table:table-cell>
          <table:table-cell table:style-name="ce35" table:formula="of:=RIGHT([.D13];4)" office:value-type="string" office:string-value="2200">
            <text:p>2200</text:p>
          </table:table-cell>
          <table:table-cell table:style-name="ce35" table:formula="of:=LEFT([.J13];2)&amp;&quot;:&quot;&amp;RIGHT([.J13];2)" office:value-type="string" office:string-value="22:00">
            <text:p>22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29">
            <text:p>juli 29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30-2230</text:p>
          </table:table-cell>
          <table:table-cell table:style-name="ce9"/>
          <table:table-cell table:style-name="ce35" table:formula="of:=VLOOKUP([.B14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4];[$Venues.$A$1:.$D$206]; 3)" office:value-type="string" office:string-value="Porte d'Auteuil (Metro 10)">
            <text:p>Porte d'Auteuil (Metro 10)</text:p>
          </table:table-cell>
          <table:table-cell table:style-name="ce35" table:formula="of:=LEFT([.D14];4)" office:value-type="string" office:string-value="1730">
            <text:p>1730</text:p>
          </table:table-cell>
          <table:table-cell table:style-name="ce35" table:formula="of:=LEFT([.H14];2)&amp;&quot;:&quot;&amp;RIGHT([.H14];2)" office:value-type="string" office:string-value="17:30">
            <text:p>17:30</text:p>
          </table:table-cell>
          <table:table-cell table:style-name="ce35" table:formula="of:=RIGHT([.D14];4)" office:value-type="string" office:string-value="2230">
            <text:p>2230</text:p>
          </table:table-cell>
          <table:table-cell table:style-name="ce35" table:formula="of:=LEFT([.J14];2)&amp;&quot;:&quot;&amp;RIGHT([.J14];2)" office:value-type="string" office:string-value="22:30">
            <text:p>22:30</text:p>
          </table:table-cell>
          <table:table-cell table:number-columns-repeated="1013"/>
        </table:table-row>
        <table:table-row table:style-name="ro5">
          <table:table-cell table:style-name="ce32" office:value-type="date" office:date-value="2024-07-29">
            <text:p>juli 29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: W 400m IM, W 100m back, M 800m free heats</text:p>
          </table:table-cell>
          <table:table-cell table:style-name="ce9" office:value-type="string">
            <text:p>1100-1300</text:p>
          </table:table-cell>
          <table:table-cell table:style-name="ce9"/>
          <table:table-cell table:style-name="ce35" table:formula="of:=VLOOKUP([.B15];[$Venues.$A$1:.$D$206]; 2)" office:value-type="string" office:string-value="Place de la Concorde">
            <text:p>Place de la Concorde</text:p>
          </table:table-cell>
          <table:table-cell table:style-name="ce35" table:formula="of:=VLOOKUP([.B15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15];4)" office:value-type="string" office:string-value="1100">
            <text:p>1100</text:p>
          </table:table-cell>
          <table:table-cell table:style-name="ce35" table:formula="of:=LEFT([.H15];2)&amp;&quot;:&quot;&amp;RIGHT([.H15];2)" office:value-type="string" office:string-value="11:00">
            <text:p>11:00</text:p>
          </table:table-cell>
          <table:table-cell table:style-name="ce35" table:formula="of:=RIGHT([.D15];4)" office:value-type="string" office:string-value="1300">
            <text:p>1300</text:p>
          </table:table-cell>
          <table:table-cell table:style-name="ce35" table:formula="of:=LEFT([.J15];2)&amp;&quot;:&quot;&amp;RIGHT([.J15];2)" office:value-type="string" office:string-value="13:00">
            <text:p>13:00</text:p>
          </table:table-cell>
          <table:table-cell table:number-columns-repeated="1013"/>
        </table:table-row>
        <table:table-row table:style-name="ro6">
          <table:table-cell table:style-name="ce32" office:value-type="date" office:date-value="2024-07-29">
            <text:p>juli 29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: W 400m IM, M 200m free finals, W 100m back semis, M 100m back, W 100m breast, W 200m free finals</text:p>
          </table:table-cell>
          <table:table-cell table:style-name="ce9" office:value-type="string">
            <text:p>2030-2230</text:p>
          </table:table-cell>
          <table:table-cell table:style-name="ce9"/>
          <table:table-cell table:style-name="ce35" table:formula="of:=VLOOKUP([.B16];[$Venues.$A$1:.$D$206]; 2)" office:value-type="string" office:string-value="Place de la Concorde">
            <text:p>Place de la Concorde</text:p>
          </table:table-cell>
          <table:table-cell table:style-name="ce35" table:formula="of:=VLOOKUP([.B16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16];4)" office:value-type="string" office:string-value="2030">
            <text:p>2030</text:p>
          </table:table-cell>
          <table:table-cell table:style-name="ce35" table:formula="of:=LEFT([.H16];2)&amp;&quot;:&quot;&amp;RIGHT([.H16];2)" office:value-type="string" office:string-value="20:30">
            <text:p>20:30</text:p>
          </table:table-cell>
          <table:table-cell table:style-name="ce35" table:formula="of:=RIGHT([.D16];4)" office:value-type="string" office:string-value="2230">
            <text:p>2230</text:p>
          </table:table-cell>
          <table:table-cell table:style-name="ce35" table:formula="of:=LEFT([.J16];2)&amp;&quot;:&quot;&amp;RIGHT([.J16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30">
            <text:p>juli 30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2 matches)</text:p>
          </table:table-cell>
          <table:table-cell table:style-name="ce9" office:value-type="string">
            <text:p>1000-1500</text:p>
          </table:table-cell>
          <table:table-cell table:style-name="ce9"/>
          <table:table-cell table:style-name="ce35" table:formula="of:=VLOOKUP([.B17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7];[$Venues.$A$1:.$D$206]; 3)" office:value-type="string" office:string-value="Porte d'Auteuil (Metro 10)">
            <text:p>Porte d'Auteuil (Metro 10)</text:p>
          </table:table-cell>
          <table:table-cell table:style-name="ce35" table:formula="of:=LEFT([.D17];4)" office:value-type="string" office:string-value="1000">
            <text:p>1000</text:p>
          </table:table-cell>
          <table:table-cell table:style-name="ce35" table:formula="of:=LEFT([.H17];2)&amp;&quot;:&quot;&amp;RIGHT([.H17];2)" office:value-type="string" office:string-value="10:00">
            <text:p>10:00</text:p>
          </table:table-cell>
          <table:table-cell table:style-name="ce35" table:formula="of:=RIGHT([.D17];4)" office:value-type="string" office:string-value="1500">
            <text:p>1500</text:p>
          </table:table-cell>
          <table:table-cell table:style-name="ce35" table:formula="of:=LEFT([.J17];2)&amp;&quot;:&quot;&amp;RIGHT([.J17];2)" office:value-type="string" office:string-value="15:00">
            <text:p>15:00</text:p>
          </table:table-cell>
          <table:table-cell table:number-columns-repeated="1013"/>
        </table:table-row>
        <table:table-row table:style-name="ro10">
          <table:table-cell table:style-name="ce32" office:value-type="date" office:date-value="2024-07-30">
            <text:p>juli 30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200m fly, M 100m free, W 1500m free, W 100m free, M 200m breast, M 4x200m free relay heats</text:p>
          </table:table-cell>
          <table:table-cell table:style-name="ce9" office:value-type="string">
            <text:p>1100-1300</text:p>
          </table:table-cell>
          <table:table-cell table:style-name="ce9"/>
          <table:table-cell table:style-name="ce35" table:formula="of:=VLOOKUP([.B18];[$Venues.$A$1:.$D$206]; 2)" office:value-type="string" office:string-value="Place de la Concorde">
            <text:p>Place de la Concorde</text:p>
          </table:table-cell>
          <table:table-cell table:style-name="ce35" table:formula="of:=VLOOKUP([.B18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18];4)" office:value-type="string" office:string-value="1100">
            <text:p>1100</text:p>
          </table:table-cell>
          <table:table-cell table:style-name="ce35" table:formula="of:=LEFT([.H18];2)&amp;&quot;:&quot;&amp;RIGHT([.H18];2)" office:value-type="string" office:string-value="11:00">
            <text:p>11:00</text:p>
          </table:table-cell>
          <table:table-cell table:style-name="ce35" table:formula="of:=RIGHT([.D18];4)" office:value-type="string" office:string-value="1300">
            <text:p>1300</text:p>
          </table:table-cell>
          <table:table-cell table:style-name="ce35" table:formula="of:=LEFT([.J18];2)&amp;&quot;:&quot;&amp;RIGHT([.J18];2)" office:value-type="string" office:string-value="13:00">
            <text:p>13:00</text:p>
          </table:table-cell>
          <table:table-cell table:number-columns-repeated="1013"/>
        </table:table-row>
        <table:table-row table:style-name="ro17">
          <table:table-cell table:style-name="ce32" office:value-type="date" office:date-value="2024-07-30">
            <text:p>juli 30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100m free, W 200m fly semis, W 100m back, M 800m free finals, W 100m free, M 200m breast semis, M 4x200m free relay final</text:p>
          </table:table-cell>
          <table:table-cell table:style-name="ce9" office:value-type="string">
            <text:p>2030-2230</text:p>
          </table:table-cell>
          <table:table-cell table:style-name="ce9"/>
          <table:table-cell table:style-name="ce35" table:formula="of:=VLOOKUP([.B19];[$Venues.$A$1:.$D$206]; 2)" office:value-type="string" office:string-value="Place de la Concorde">
            <text:p>Place de la Concorde</text:p>
          </table:table-cell>
          <table:table-cell table:style-name="ce35" table:formula="of:=VLOOKUP([.B19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19];4)" office:value-type="string" office:string-value="2030">
            <text:p>2030</text:p>
          </table:table-cell>
          <table:table-cell table:style-name="ce35" table:formula="of:=LEFT([.H19];2)&amp;&quot;:&quot;&amp;RIGHT([.H19];2)" office:value-type="string" office:string-value="20:30">
            <text:p>20:30</text:p>
          </table:table-cell>
          <table:table-cell table:style-name="ce35" table:formula="of:=RIGHT([.D19];4)" office:value-type="string" office:string-value="2230">
            <text:p>2230</text:p>
          </table:table-cell>
          <table:table-cell table:style-name="ce35" table:formula="of:=LEFT([.J19];2)&amp;&quot;:&quot;&amp;RIGHT([.J19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31">
            <text:p>juli 31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4 matches)</text:p>
          </table:table-cell>
          <table:table-cell table:style-name="ce9" office:value-type="string">
            <text:p>1000-2200</text:p>
          </table:table-cell>
          <table:table-cell table:style-name="ce9"/>
          <table:table-cell table:style-name="ce35" table:formula="of:=VLOOKUP([.B20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20];[$Venues.$A$1:.$D$206]; 3)" office:value-type="string" office:string-value="Porte d'Auteuil (Metro 10)">
            <text:p>Porte d'Auteuil (Metro 10)</text:p>
          </table:table-cell>
          <table:table-cell table:style-name="ce35" table:formula="of:=LEFT([.D20];4)" office:value-type="string" office:string-value="1000">
            <text:p>1000</text:p>
          </table:table-cell>
          <table:table-cell table:style-name="ce35" table:formula="of:=LEFT([.H20];2)&amp;&quot;:&quot;&amp;RIGHT([.H20];2)" office:value-type="string" office:string-value="10:00">
            <text:p>10:00</text:p>
          </table:table-cell>
          <table:table-cell table:style-name="ce35" table:formula="of:=RIGHT([.D20];4)" office:value-type="string" office:string-value="2200">
            <text:p>2200</text:p>
          </table:table-cell>
          <table:table-cell table:style-name="ce35" table:formula="of:=LEFT([.J20];2)&amp;&quot;:&quot;&amp;RIGHT([.J20];2)" office:value-type="string" office:string-value="22:00">
            <text:p>22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31">
            <text:p>juli 31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/W pool stage (4 matches)</text:p>
          </table:table-cell>
          <table:table-cell table:style-name="ce9" office:value-type="string">
            <text:p>1700-2230</text:p>
          </table:table-cell>
          <table:table-cell table:style-name="ce9"/>
          <table:table-cell table:style-name="ce35" table:formula="of:=VLOOKUP([.B21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21];[$Venues.$A$1:.$D$206]; 3)" office:value-type="string" office:string-value="Porte d'Auteuil (Metro 10)">
            <text:p>Porte d'Auteuil (Metro 10)</text:p>
          </table:table-cell>
          <table:table-cell table:style-name="ce35" table:formula="of:=LEFT([.D21];4)" office:value-type="string" office:string-value="1700">
            <text:p>1700</text:p>
          </table:table-cell>
          <table:table-cell table:style-name="ce35" table:formula="of:=LEFT([.H21];2)&amp;&quot;:&quot;&amp;RIGHT([.H21];2)" office:value-type="string" office:string-value="17:00">
            <text:p>17:00</text:p>
          </table:table-cell>
          <table:table-cell table:style-name="ce35" table:formula="of:=RIGHT([.D21];4)" office:value-type="string" office:string-value="2230">
            <text:p>2230</text:p>
          </table:table-cell>
          <table:table-cell table:style-name="ce35" table:formula="of:=LEFT([.J21];2)&amp;&quot;:&quot;&amp;RIGHT([.J21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31">
            <text:p>juli 31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200m breast, M 200m back, W 200m fly heats</text:p>
          </table:table-cell>
          <table:table-cell table:style-name="ce9" office:value-type="string">
            <text:p>1100-1300</text:p>
          </table:table-cell>
          <table:table-cell table:style-name="ce9"/>
          <table:table-cell table:style-name="ce35" table:formula="of:=VLOOKUP([.B22];[$Venues.$A$1:.$D$206]; 2)" office:value-type="string" office:string-value="Place de la Concorde">
            <text:p>Place de la Concorde</text:p>
          </table:table-cell>
          <table:table-cell table:style-name="ce35" table:formula="of:=VLOOKUP([.B22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22];4)" office:value-type="string" office:string-value="1100">
            <text:p>1100</text:p>
          </table:table-cell>
          <table:table-cell table:style-name="ce35" table:formula="of:=LEFT([.H22];2)&amp;&quot;:&quot;&amp;RIGHT([.H22];2)" office:value-type="string" office:string-value="11:00">
            <text:p>11:00</text:p>
          </table:table-cell>
          <table:table-cell table:style-name="ce35" table:formula="of:=RIGHT([.D22];4)" office:value-type="string" office:string-value="1300">
            <text:p>1300</text:p>
          </table:table-cell>
          <table:table-cell table:style-name="ce35" table:formula="of:=LEFT([.J22];2)&amp;&quot;:&quot;&amp;RIGHT([.J22];2)" office:value-type="string" office:string-value="13:00">
            <text:p>13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7-31">
            <text:p>juli 31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100m free, M 200m fly finals, W 200m fly…</text:p>
          </table:table-cell>
          <table:table-cell table:style-name="ce9" office:value-type="string">
            <text:p>2030-2230</text:p>
          </table:table-cell>
          <table:table-cell table:style-name="ce9" office:value-type="string">
            <text:p>Finals and semifinals</text:p>
          </table:table-cell>
          <table:table-cell table:style-name="ce35" table:formula="of:=VLOOKUP([.B23];[$Venues.$A$1:.$D$206]; 2)" office:value-type="string" office:string-value="Place de la Concorde">
            <text:p>Place de la Concorde</text:p>
          </table:table-cell>
          <table:table-cell table:style-name="ce35" table:formula="of:=VLOOKUP([.B23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23];4)" office:value-type="string" office:string-value="2030">
            <text:p>2030</text:p>
          </table:table-cell>
          <table:table-cell table:style-name="ce35" table:formula="of:=LEFT([.H23];2)&amp;&quot;:&quot;&amp;RIGHT([.H23];2)" office:value-type="string" office:string-value="20:30">
            <text:p>20:30</text:p>
          </table:table-cell>
          <table:table-cell table:style-name="ce35" table:formula="of:=RIGHT([.D23];4)" office:value-type="string" office:string-value="2230">
            <text:p>2230</text:p>
          </table:table-cell>
          <table:table-cell table:style-name="ce35" table:formula="of:=LEFT([.J23];2)&amp;&quot;:&quot;&amp;RIGHT([.J23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1">
            <text:p>august 1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 (4 matches)</text:p>
          </table:table-cell>
          <table:table-cell table:style-name="ce9" office:value-type="string">
            <text:p>1000-1500</text:p>
          </table:table-cell>
          <table:table-cell table:style-name="ce9" office:value-type="string">
            <text:p>2 sets of 2 matches each</text:p>
          </table:table-cell>
          <table:table-cell table:style-name="ce35" table:formula="of:=VLOOKUP([.B24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24];[$Venues.$A$1:.$D$206]; 3)" office:value-type="string" office:string-value="Porte d'Auteuil (Metro 10)">
            <text:p>Porte d'Auteuil (Metro 10)</text:p>
          </table:table-cell>
          <table:table-cell table:style-name="ce35" table:formula="of:=LEFT([.D24];4)" office:value-type="string" office:string-value="1000">
            <text:p>1000</text:p>
          </table:table-cell>
          <table:table-cell table:style-name="ce35" table:formula="of:=LEFT([.H24];2)&amp;&quot;:&quot;&amp;RIGHT([.H24];2)" office:value-type="string" office:string-value="10:00">
            <text:p>10:00</text:p>
          </table:table-cell>
          <table:table-cell table:style-name="ce35" table:formula="of:=RIGHT([.D24];4)" office:value-type="string" office:string-value="1500">
            <text:p>1500</text:p>
          </table:table-cell>
          <table:table-cell table:style-name="ce35" table:formula="of:=LEFT([.J24];2)&amp;&quot;:&quot;&amp;RIGHT([.J24];2)" office:value-type="string" office:string-value="15:00">
            <text:p>15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1">
            <text:p>august 1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00-2200</text:p>
          </table:table-cell>
          <table:table-cell table:style-name="ce9"/>
          <table:table-cell table:style-name="ce35" table:formula="of:=VLOOKUP([.B25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25];[$Venues.$A$1:.$D$206]; 3)" office:value-type="string" office:string-value="Porte d'Auteuil (Metro 10)">
            <text:p>Porte d'Auteuil (Metro 10)</text:p>
          </table:table-cell>
          <table:table-cell table:style-name="ce35" table:formula="of:=LEFT([.D25];4)" office:value-type="string" office:string-value="1700">
            <text:p>1700</text:p>
          </table:table-cell>
          <table:table-cell table:style-name="ce35" table:formula="of:=LEFT([.H25];2)&amp;&quot;:&quot;&amp;RIGHT([.H25];2)" office:value-type="string" office:string-value="17:00">
            <text:p>17:00</text:p>
          </table:table-cell>
          <table:table-cell table:style-name="ce35" table:formula="of:=RIGHT([.D25];4)" office:value-type="string" office:string-value="2200">
            <text:p>2200</text:p>
          </table:table-cell>
          <table:table-cell table:style-name="ce35" table:formula="of:=LEFT([.J25];2)&amp;&quot;:&quot;&amp;RIGHT([.J25];2)" office:value-type="string" office:string-value="22:00">
            <text:p>22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1">
            <text:p>august 1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Athletics: M 20km race walk final</text:p>
          </table:table-cell>
          <table:table-cell table:style-name="ce9" office:value-type="string">
            <text:p>0730-0905</text:p>
          </table:table-cell>
          <table:table-cell table:style-name="ce9"/>
          <table:table-cell table:style-name="ce35" table:formula="of:=VLOOKUP([.B26];[$Venues.$A$1:.$D$206]; 2)" office:value-type="string" office:string-value="Stade de France">
            <text:p>Stade de France</text:p>
          </table:table-cell>
          <table:table-cell table:style-name="ce35" table:formula="of:=VLOOKUP([.B2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26];4)" office:value-type="string" office:string-value="0730">
            <text:p>0730</text:p>
          </table:table-cell>
          <table:table-cell table:style-name="ce35" table:formula="of:=LEFT([.H26];2)&amp;&quot;:&quot;&amp;RIGHT([.H26];2)" office:value-type="string" office:string-value="07:30">
            <text:p>07:30</text:p>
          </table:table-cell>
          <table:table-cell table:style-name="ce35" table:formula="of:=RIGHT([.D26];4)" office:value-type="string" office:string-value="0905">
            <text:p>0905</text:p>
          </table:table-cell>
          <table:table-cell table:style-name="ce35" table:formula="of:=LEFT([.J26];2)&amp;&quot;:&quot;&amp;RIGHT([.J26];2)" office:value-type="string" office:string-value="09:05">
            <text:p>09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1">
            <text:p>august 1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Athletics: W 20km race walk final</text:p>
          </table:table-cell>
          <table:table-cell table:style-name="ce9" office:value-type="string">
            <text:p>0920-1105</text:p>
          </table:table-cell>
          <table:table-cell table:style-name="ce9"/>
          <table:table-cell table:style-name="ce35" table:formula="of:=VLOOKUP([.B27];[$Venues.$A$1:.$D$206]; 2)" office:value-type="string" office:string-value="Stade de France">
            <text:p>Stade de France</text:p>
          </table:table-cell>
          <table:table-cell table:style-name="ce35" table:formula="of:=VLOOKUP([.B2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27];4)" office:value-type="string" office:string-value="0920">
            <text:p>0920</text:p>
          </table:table-cell>
          <table:table-cell table:style-name="ce35" table:formula="of:=LEFT([.H27];2)&amp;&quot;:&quot;&amp;RIGHT([.H27];2)" office:value-type="string" office:string-value="09:20">
            <text:p>09:20</text:p>
          </table:table-cell>
          <table:table-cell table:style-name="ce35" table:formula="of:=RIGHT([.D27];4)" office:value-type="string" office:string-value="1105">
            <text:p>1105</text:p>
          </table:table-cell>
          <table:table-cell table:style-name="ce35" table:formula="of:=LEFT([.J27];2)&amp;&quot;:&quot;&amp;RIGHT([.J27];2)" office:value-type="string" office:string-value="11:05">
            <text:p>11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1">
            <text:p>august 1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 heats and finals</text:p>
          </table:table-cell>
          <table:table-cell table:style-name="ce9" office:value-type="string">
            <text:p>1100-1300,</text:p>
          </table:table-cell>
          <table:table-cell table:style-name="ce9" office:value-type="string">
            <text:p>Various swimming events and heats and finals</text:p>
          </table:table-cell>
          <table:table-cell table:style-name="ce35" table:formula="of:=VLOOKUP([.B28];[$Venues.$A$1:.$D$206]; 2)" office:value-type="string" office:string-value="Place de la Concorde">
            <text:p>Place de la Concorde</text:p>
          </table:table-cell>
          <table:table-cell table:style-name="ce35" table:formula="of:=VLOOKUP([.B28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28];4)" office:value-type="string" office:string-value="1100">
            <text:p>1100</text:p>
          </table:table-cell>
          <table:table-cell table:style-name="ce35" table:formula="of:=LEFT([.H28];2)&amp;&quot;:&quot;&amp;RIGHT([.H28];2)" office:value-type="string" office:string-value="11:00">
            <text:p>11:00</text:p>
          </table:table-cell>
          <table:table-cell table:style-name="ce35" table:formula="of:=RIGHT([.D28];4)" office:value-type="string" office:string-value="300,">
            <text:p>300,</text:p>
          </table:table-cell>
          <table:table-cell table:style-name="ce35" table:formula="of:=LEFT([.J28];2)&amp;&quot;:&quot;&amp;RIGHT([.J28];2)" office:value-type="string" office:string-value="30:0,">
            <text:p>30:0,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1">
            <text:p>august 1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Swimming heats and finals</text:p>
          </table:table-cell>
          <table:table-cell table:style-name="ce9" office:value-type="string">
            <text:p>2030-2230</text:p>
          </table:table-cell>
          <table:table-cell table:style-name="ce9"/>
          <table:table-cell table:style-name="ce35" table:formula="of:=VLOOKUP([.B29];[$Venues.$A$1:.$D$206]; 2)" office:value-type="string" office:string-value="Place de la Concorde">
            <text:p>Place de la Concorde</text:p>
          </table:table-cell>
          <table:table-cell table:style-name="ce35" table:formula="of:=VLOOKUP([.B29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29];4)" office:value-type="string" office:string-value="2030">
            <text:p>2030</text:p>
          </table:table-cell>
          <table:table-cell table:style-name="ce35" table:formula="of:=LEFT([.H29];2)&amp;&quot;:&quot;&amp;RIGHT([.H29];2)" office:value-type="string" office:string-value="20:30">
            <text:p>20:30</text:p>
          </table:table-cell>
          <table:table-cell table:style-name="ce35" table:formula="of:=RIGHT([.D29];4)" office:value-type="string" office:string-value="2230">
            <text:p>2230</text:p>
          </table:table-cell>
          <table:table-cell table:style-name="ce35" table:formula="of:=LEFT([.J29];2)&amp;&quot;:&quot;&amp;RIGHT([.J29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</text:p>
          </table:table-cell>
          <table:table-cell table:style-name="ce9" office:value-type="string">
            <text:p>1000-1500</text:p>
          </table:table-cell>
          <table:table-cell table:style-name="ce9" office:value-type="string">
            <text:p>2 matches</text:p>
          </table:table-cell>
          <table:table-cell table:style-name="ce35" table:formula="of:=VLOOKUP([.B30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30];[$Venues.$A$1:.$D$206]; 3)" office:value-type="string" office:string-value="Porte d'Auteuil (Metro 10)">
            <text:p>Porte d'Auteuil (Metro 10)</text:p>
          </table:table-cell>
          <table:table-cell table:style-name="ce35" table:formula="of:=LEFT([.D30];4)" office:value-type="string" office:string-value="1000">
            <text:p>1000</text:p>
          </table:table-cell>
          <table:table-cell table:style-name="ce35" table:formula="of:=LEFT([.H30];2)&amp;&quot;:&quot;&amp;RIGHT([.H30];2)" office:value-type="string" office:string-value="10:00">
            <text:p>10:00</text:p>
          </table:table-cell>
          <table:table-cell table:style-name="ce35" table:formula="of:=RIGHT([.D30];4)" office:value-type="string" office:string-value="1500">
            <text:p>1500</text:p>
          </table:table-cell>
          <table:table-cell table:style-name="ce35" table:formula="of:=LEFT([.J30];2)&amp;&quot;:&quot;&amp;RIGHT([.J30];2)" office:value-type="string" office:string-value="15:00">
            <text:p>15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</text:p>
          </table:table-cell>
          <table:table-cell table:style-name="ce9" office:value-type="string">
            <text:p>1030-1530</text:p>
          </table:table-cell>
          <table:table-cell table:style-name="ce9" office:value-type="string">
            <text:p>2 matches</text:p>
          </table:table-cell>
          <table:table-cell table:style-name="ce35" table:formula="of:=VLOOKUP([.B31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31];[$Venues.$A$1:.$D$206]; 3)" office:value-type="string" office:string-value="Porte d'Auteuil (Metro 10)">
            <text:p>Porte d'Auteuil (Metro 10)</text:p>
          </table:table-cell>
          <table:table-cell table:style-name="ce35" table:formula="of:=LEFT([.D31];4)" office:value-type="string" office:string-value="1030">
            <text:p>1030</text:p>
          </table:table-cell>
          <table:table-cell table:style-name="ce35" table:formula="of:=LEFT([.H31];2)&amp;&quot;:&quot;&amp;RIGHT([.H31];2)" office:value-type="string" office:string-value="10:30">
            <text:p>10:30</text:p>
          </table:table-cell>
          <table:table-cell table:style-name="ce35" table:formula="of:=RIGHT([.D31];4)" office:value-type="string" office:string-value="1530">
            <text:p>1530</text:p>
          </table:table-cell>
          <table:table-cell table:style-name="ce35" table:formula="of:=LEFT([.J31];2)&amp;&quot;:&quot;&amp;RIGHT([.J31];2)" office:value-type="string" office:string-value="15:30">
            <text:p>15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pool stage</text:p>
          </table:table-cell>
          <table:table-cell table:style-name="ce9" office:value-type="string">
            <text:p>1700-2200</text:p>
          </table:table-cell>
          <table:table-cell table:style-name="ce9" office:value-type="string">
            <text:p>2 matches</text:p>
          </table:table-cell>
          <table:table-cell table:style-name="ce35" table:formula="of:=VLOOKUP([.B32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32];[$Venues.$A$1:.$D$206]; 3)" office:value-type="string" office:string-value="Porte d'Auteuil (Metro 10)">
            <text:p>Porte d'Auteuil (Metro 10)</text:p>
          </table:table-cell>
          <table:table-cell table:style-name="ce35" table:formula="of:=LEFT([.D32];4)" office:value-type="string" office:string-value="1700">
            <text:p>1700</text:p>
          </table:table-cell>
          <table:table-cell table:style-name="ce35" table:formula="of:=LEFT([.H32];2)&amp;&quot;:&quot;&amp;RIGHT([.H32];2)" office:value-type="string" office:string-value="17:00">
            <text:p>17:00</text:p>
          </table:table-cell>
          <table:table-cell table:style-name="ce35" table:formula="of:=RIGHT([.D32];4)" office:value-type="string" office:string-value="2200">
            <text:p>2200</text:p>
          </table:table-cell>
          <table:table-cell table:style-name="ce35" table:formula="of:=LEFT([.J32];2)&amp;&quot;:&quot;&amp;RIGHT([.J32];2)" office:value-type="string" office:string-value="22:00">
            <text:p>22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100m</text:p>
          </table:table-cell>
          <table:table-cell table:style-name="ce9" office:value-type="float" office:value="1005">
            <text:p>1005</text:p>
          </table:table-cell>
          <table:table-cell table:style-name="ce9"/>
          <table:table-cell table:style-name="ce35" table:formula="of:=VLOOKUP([.B33];[$Venues.$A$1:.$D$206]; 2)" office:value-type="string" office:string-value="Stade de France">
            <text:p>Stade de France</text:p>
          </table:table-cell>
          <table:table-cell table:style-name="ce35" table:formula="of:=VLOOKUP([.B3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33];4)" office:value-type="string" office:string-value="1005">
            <text:p>1005</text:p>
          </table:table-cell>
          <table:table-cell table:style-name="ce35" table:formula="of:=LEFT([.H33];2)&amp;&quot;:&quot;&amp;RIGHT([.H33];2)" office:value-type="string" office:string-value="10:05">
            <text:p>10:05</text:p>
          </table:table-cell>
          <table:table-cell table:style-name="ce35" table:formula="of:=RIGHT([.D33];4)" office:value-type="string" office:string-value="1005">
            <text:p>1005</text:p>
          </table:table-cell>
          <table:table-cell table:style-name="ce35" table:formula="of:=LEFT([.J33];2)&amp;&quot;:&quot;&amp;RIGHT([.J33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ammer throw qualification A</text:p>
          </table:table-cell>
          <table:table-cell table:style-name="ce9" office:value-type="float" office:value="1010">
            <text:p>1010</text:p>
          </table:table-cell>
          <table:table-cell table:style-name="ce9"/>
          <table:table-cell table:style-name="ce35" table:formula="of:=VLOOKUP([.B34];[$Venues.$A$1:.$D$206]; 2)" office:value-type="string" office:string-value="Stade de France">
            <text:p>Stade de France</text:p>
          </table:table-cell>
          <table:table-cell table:style-name="ce35" table:formula="of:=VLOOKUP([.B34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34];4)" office:value-type="string" office:string-value="1010">
            <text:p>1010</text:p>
          </table:table-cell>
          <table:table-cell table:style-name="ce35" table:formula="of:=LEFT([.H34];2)&amp;&quot;:&quot;&amp;RIGHT([.H34];2)" office:value-type="string" office:string-value="10:10">
            <text:p>10:10</text:p>
          </table:table-cell>
          <table:table-cell table:style-name="ce35" table:formula="of:=RIGHT([.D34];4)" office:value-type="string" office:string-value="1010">
            <text:p>1010</text:p>
          </table:table-cell>
          <table:table-cell table:style-name="ce35" table:formula="of:=LEFT([.J34];2)&amp;&quot;:&quot;&amp;RIGHT([.J34];2)" office:value-type="string" office:string-value="10:10">
            <text:p>10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igh jump qualification</text:p>
          </table:table-cell>
          <table:table-cell table:style-name="ce9" office:value-type="float" office:value="1015">
            <text:p>1015</text:p>
          </table:table-cell>
          <table:table-cell table:style-name="ce9"/>
          <table:table-cell table:style-name="ce35" table:formula="of:=VLOOKUP([.B35];[$Venues.$A$1:.$D$206]; 2)" office:value-type="string" office:string-value="Stade de France">
            <text:p>Stade de France</text:p>
          </table:table-cell>
          <table:table-cell table:style-name="ce35" table:formula="of:=VLOOKUP([.B3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35];4)" office:value-type="string" office:string-value="1015">
            <text:p>1015</text:p>
          </table:table-cell>
          <table:table-cell table:style-name="ce35" table:formula="of:=LEFT([.H35];2)&amp;&quot;:&quot;&amp;RIGHT([.H35];2)" office:value-type="string" office:string-value="10:15">
            <text:p>10:15</text:p>
          </table:table-cell>
          <table:table-cell table:style-name="ce35" table:formula="of:=RIGHT([.D35];4)" office:value-type="string" office:string-value="1015">
            <text:p>1015</text:p>
          </table:table-cell>
          <table:table-cell table:style-name="ce35" table:formula="of:=LEFT([.J35];2)&amp;&quot;:&quot;&amp;RIGHT([.J35];2)" office:value-type="string" office:string-value="10:15">
            <text:p>10:1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preliminary round</text:p>
          </table:table-cell>
          <table:table-cell table:style-name="ce9" office:value-type="float" office:value="1035">
            <text:p>1035</text:p>
          </table:table-cell>
          <table:table-cell table:style-name="ce9"/>
          <table:table-cell table:style-name="ce35" table:formula="of:=VLOOKUP([.B36];[$Venues.$A$1:.$D$206]; 2)" office:value-type="string" office:string-value="Stade de France">
            <text:p>Stade de France</text:p>
          </table:table-cell>
          <table:table-cell table:style-name="ce35" table:formula="of:=VLOOKUP([.B3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36];4)" office:value-type="string" office:string-value="1035">
            <text:p>1035</text:p>
          </table:table-cell>
          <table:table-cell table:style-name="ce35" table:formula="of:=LEFT([.H36];2)&amp;&quot;:&quot;&amp;RIGHT([.H36];2)" office:value-type="string" office:string-value="10:35">
            <text:p>10:35</text:p>
          </table:table-cell>
          <table:table-cell table:style-name="ce35" table:formula="of:=RIGHT([.D36];4)" office:value-type="string" office:string-value="1035">
            <text:p>1035</text:p>
          </table:table-cell>
          <table:table-cell table:style-name="ce35" table:formula="of:=LEFT([.J36];2)&amp;&quot;:&quot;&amp;RIGHT([.J36];2)" office:value-type="string" office:string-value="10:35">
            <text:p>10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long jump</text:p>
          </table:table-cell>
          <table:table-cell table:style-name="ce9" office:value-type="float" office:value="1055">
            <text:p>1055</text:p>
          </table:table-cell>
          <table:table-cell table:style-name="ce9"/>
          <table:table-cell table:style-name="ce35" table:formula="of:=VLOOKUP([.B37];[$Venues.$A$1:.$D$206]; 2)" office:value-type="string" office:string-value="Stade de France">
            <text:p>Stade de France</text:p>
          </table:table-cell>
          <table:table-cell table:style-name="ce35" table:formula="of:=VLOOKUP([.B3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37];4)" office:value-type="string" office:string-value="1055">
            <text:p>1055</text:p>
          </table:table-cell>
          <table:table-cell table:style-name="ce35" table:formula="of:=LEFT([.H37];2)&amp;&quot;:&quot;&amp;RIGHT([.H37];2)" office:value-type="string" office:string-value="10:55">
            <text:p>10:55</text:p>
          </table:table-cell>
          <table:table-cell table:style-name="ce35" table:formula="of:=RIGHT([.D37];4)" office:value-type="string" office:string-value="1055">
            <text:p>1055</text:p>
          </table:table-cell>
          <table:table-cell table:style-name="ce35" table:formula="of:=LEFT([.J37];2)&amp;&quot;:&quot;&amp;RIGHT([.J37];2)" office:value-type="string" office:string-value="10:55">
            <text:p>10:5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2">
            <text:p>august 2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,000m final</text:p>
          </table:table-cell>
          <table:table-cell table:style-name="ce9" office:value-type="float" office:value="2120">
            <text:p>2120</text:p>
          </table:table-cell>
          <table:table-cell table:style-name="ce9"/>
          <table:table-cell table:style-name="ce35" table:formula="of:=VLOOKUP([.B38];[$Venues.$A$1:.$D$206]; 2)" office:value-type="string" office:string-value="Stade de France">
            <text:p>Stade de France</text:p>
          </table:table-cell>
          <table:table-cell table:style-name="ce35" table:formula="of:=VLOOKUP([.B3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38];4)" office:value-type="string" office:string-value="2120">
            <text:p>2120</text:p>
          </table:table-cell>
          <table:table-cell table:style-name="ce35" table:formula="of:=LEFT([.H38];2)&amp;&quot;:&quot;&amp;RIGHT([.H38];2)" office:value-type="string" office:string-value="21:20">
            <text:p>21:20</text:p>
          </table:table-cell>
          <table:table-cell table:style-name="ce35" table:formula="of:=RIGHT([.D38];4)" office:value-type="string" office:string-value="2120">
            <text:p>2120</text:p>
          </table:table-cell>
          <table:table-cell table:style-name="ce35" table:formula="of:=LEFT([.J38];2)&amp;&quot;:&quot;&amp;RIGHT([.J38];2)" office:value-type="string" office:string-value="21:20">
            <text:p>21:20</text:p>
          </table:table-cell>
          <table:table-cell table:number-columns-repeated="1013"/>
        </table:table-row>
        <table:table-row table:style-name="ro10">
          <table:table-cell table:style-name="ce32" office:value-type="date" office:date-value="2024-08-02">
            <text:p>august 2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100m fly, W 200m IM, W 800m free, Mixed 4x100m medley relay heats</text:p>
          </table:table-cell>
          <table:table-cell table:style-name="ce9" office:value-type="string">
            <text:p>1100-1300</text:p>
          </table:table-cell>
          <table:table-cell table:style-name="ce9"/>
          <table:table-cell table:style-name="ce35" table:formula="of:=VLOOKUP([.B39];[$Venues.$A$1:.$D$206]; 2)" office:value-type="string" office:string-value="Place de la Concorde">
            <text:p>Place de la Concorde</text:p>
          </table:table-cell>
          <table:table-cell table:style-name="ce35" table:formula="of:=VLOOKUP([.B39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39];4)" office:value-type="string" office:string-value="1100">
            <text:p>1100</text:p>
          </table:table-cell>
          <table:table-cell table:style-name="ce35" table:formula="of:=LEFT([.H39];2)&amp;&quot;:&quot;&amp;RIGHT([.H39];2)" office:value-type="string" office:string-value="11:00">
            <text:p>11:00</text:p>
          </table:table-cell>
          <table:table-cell table:style-name="ce35" table:formula="of:=RIGHT([.D39];4)" office:value-type="string" office:string-value="1300">
            <text:p>1300</text:p>
          </table:table-cell>
          <table:table-cell table:style-name="ce35" table:formula="of:=LEFT([.J39];2)&amp;&quot;:&quot;&amp;RIGHT([.J39];2)" office:value-type="string" office:string-value="13:00">
            <text:p>13:00</text:p>
          </table:table-cell>
          <table:table-cell table:number-columns-repeated="1013"/>
        </table:table-row>
        <table:table-row table:style-name="ro10">
          <table:table-cell table:style-name="ce32" office:value-type="date" office:date-value="2024-08-02">
            <text:p>august 2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50m free, W 200m back, M 200m IM finals, M 100m fly, W 200m IM semis</text:p>
          </table:table-cell>
          <table:table-cell table:style-name="ce9" office:value-type="string">
            <text:p>2030-2230</text:p>
          </table:table-cell>
          <table:table-cell table:style-name="ce9"/>
          <table:table-cell table:style-name="ce35" table:formula="of:=VLOOKUP([.B40];[$Venues.$A$1:.$D$206]; 2)" office:value-type="string" office:string-value="Place de la Concorde">
            <text:p>Place de la Concorde</text:p>
          </table:table-cell>
          <table:table-cell table:style-name="ce35" table:formula="of:=VLOOKUP([.B40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40];4)" office:value-type="string" office:string-value="2030">
            <text:p>2030</text:p>
          </table:table-cell>
          <table:table-cell table:style-name="ce35" table:formula="of:=LEFT([.H40];2)&amp;&quot;:&quot;&amp;RIGHT([.H40];2)" office:value-type="string" office:string-value="20:30">
            <text:p>20:30</text:p>
          </table:table-cell>
          <table:table-cell table:style-name="ce35" table:formula="of:=RIGHT([.D40];4)" office:value-type="string" office:string-value="2230">
            <text:p>2230</text:p>
          </table:table-cell>
          <table:table-cell table:style-name="ce35" table:formula="of:=LEFT([.J40];2)&amp;&quot;:&quot;&amp;RIGHT([.J40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00-1500</text:p>
          </table:table-cell>
          <table:table-cell table:style-name="ce9"/>
          <table:table-cell table:style-name="ce35" table:formula="of:=VLOOKUP([.B41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41];[$Venues.$A$1:.$D$206]; 3)" office:value-type="string" office:string-value="Porte d'Auteuil (Metro 10)">
            <text:p>Porte d'Auteuil (Metro 10)</text:p>
          </table:table-cell>
          <table:table-cell table:style-name="ce35" table:formula="of:=LEFT([.D41];4)" office:value-type="string" office:string-value="1000">
            <text:p>1000</text:p>
          </table:table-cell>
          <table:table-cell table:style-name="ce35" table:formula="of:=LEFT([.H41];2)&amp;&quot;:&quot;&amp;RIGHT([.H41];2)" office:value-type="string" office:string-value="10:00">
            <text:p>10:00</text:p>
          </table:table-cell>
          <table:table-cell table:style-name="ce35" table:formula="of:=RIGHT([.D41];4)" office:value-type="string" office:string-value="1500">
            <text:p>1500</text:p>
          </table:table-cell>
          <table:table-cell table:style-name="ce35" table:formula="of:=LEFT([.J41];2)&amp;&quot;:&quot;&amp;RIGHT([.J41];2)" office:value-type="string" office:string-value="15:00">
            <text:p>15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030-1530</text:p>
          </table:table-cell>
          <table:table-cell table:style-name="ce9"/>
          <table:table-cell table:style-name="ce35" table:formula="of:=VLOOKUP([.B42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42];[$Venues.$A$1:.$D$206]; 3)" office:value-type="string" office:string-value="Porte d'Auteuil (Metro 10)">
            <text:p>Porte d'Auteuil (Metro 10)</text:p>
          </table:table-cell>
          <table:table-cell table:style-name="ce35" table:formula="of:=LEFT([.D42];4)" office:value-type="string" office:string-value="1030">
            <text:p>1030</text:p>
          </table:table-cell>
          <table:table-cell table:style-name="ce35" table:formula="of:=LEFT([.H42];2)&amp;&quot;:&quot;&amp;RIGHT([.H42];2)" office:value-type="string" office:string-value="10:30">
            <text:p>10:30</text:p>
          </table:table-cell>
          <table:table-cell table:style-name="ce35" table:formula="of:=RIGHT([.D42];4)" office:value-type="string" office:string-value="1530">
            <text:p>1530</text:p>
          </table:table-cell>
          <table:table-cell table:style-name="ce35" table:formula="of:=LEFT([.J42];2)&amp;&quot;:&quot;&amp;RIGHT([.J42];2)" office:value-type="string" office:string-value="15:30">
            <text:p>15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pool stage (2 matches)</text:p>
          </table:table-cell>
          <table:table-cell table:style-name="ce9" office:value-type="string">
            <text:p>1700-2200</text:p>
          </table:table-cell>
          <table:table-cell table:style-name="ce9"/>
          <table:table-cell table:style-name="ce35" table:formula="of:=VLOOKUP([.B43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43];[$Venues.$A$1:.$D$206]; 3)" office:value-type="string" office:string-value="Porte d'Auteuil (Metro 10)">
            <text:p>Porte d'Auteuil (Metro 10)</text:p>
          </table:table-cell>
          <table:table-cell table:style-name="ce35" table:formula="of:=LEFT([.D43];4)" office:value-type="string" office:string-value="1700">
            <text:p>1700</text:p>
          </table:table-cell>
          <table:table-cell table:style-name="ce35" table:formula="of:=LEFT([.H43];2)&amp;&quot;:&quot;&amp;RIGHT([.H43];2)" office:value-type="string" office:string-value="17:00">
            <text:p>17:00</text:p>
          </table:table-cell>
          <table:table-cell table:style-name="ce35" table:formula="of:=RIGHT([.D43];4)" office:value-type="string" office:string-value="2200">
            <text:p>2200</text:p>
          </table:table-cell>
          <table:table-cell table:style-name="ce35" table:formula="of:=LEFT([.J43];2)&amp;&quot;:&quot;&amp;RIGHT([.J43];2)" office:value-type="string" office:string-value="22:00">
            <text:p>22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110m hurdles</text:p>
          </table:table-cell>
          <table:table-cell table:style-name="ce9" office:value-type="float" office:value="1005">
            <text:p>1005</text:p>
          </table:table-cell>
          <table:table-cell table:style-name="ce9"/>
          <table:table-cell table:style-name="ce35" table:formula="of:=VLOOKUP([.B44];[$Venues.$A$1:.$D$206]; 2)" office:value-type="string" office:string-value="Stade de France">
            <text:p>Stade de France</text:p>
          </table:table-cell>
          <table:table-cell table:style-name="ce35" table:formula="of:=VLOOKUP([.B44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44];4)" office:value-type="string" office:string-value="1005">
            <text:p>1005</text:p>
          </table:table-cell>
          <table:table-cell table:style-name="ce35" table:formula="of:=LEFT([.H44];2)&amp;&quot;:&quot;&amp;RIGHT([.H44];2)" office:value-type="string" office:string-value="10:05">
            <text:p>10:05</text:p>
          </table:table-cell>
          <table:table-cell table:style-name="ce35" table:formula="of:=RIGHT([.D44];4)" office:value-type="string" office:string-value="1005">
            <text:p>1005</text:p>
          </table:table-cell>
          <table:table-cell table:style-name="ce35" table:formula="of:=LEFT([.J44];2)&amp;&quot;:&quot;&amp;RIGHT([.J44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pole vault qualification</text:p>
          </table:table-cell>
          <table:table-cell table:style-name="ce9" office:value-type="float" office:value="1010">
            <text:p>1010</text:p>
          </table:table-cell>
          <table:table-cell table:style-name="ce9"/>
          <table:table-cell table:style-name="ce35" table:formula="of:=VLOOKUP([.B45];[$Venues.$A$1:.$D$206]; 2)" office:value-type="string" office:string-value="Stade de France">
            <text:p>Stade de France</text:p>
          </table:table-cell>
          <table:table-cell table:style-name="ce35" table:formula="of:=VLOOKUP([.B4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45];4)" office:value-type="string" office:string-value="1010">
            <text:p>1010</text:p>
          </table:table-cell>
          <table:table-cell table:style-name="ce35" table:formula="of:=LEFT([.H45];2)&amp;&quot;:&quot;&amp;RIGHT([.H45];2)" office:value-type="string" office:string-value="10:10">
            <text:p>10:10</text:p>
          </table:table-cell>
          <table:table-cell table:style-name="ce35" table:formula="of:=RIGHT([.D45];4)" office:value-type="string" office:string-value="1010">
            <text:p>1010</text:p>
          </table:table-cell>
          <table:table-cell table:style-name="ce35" table:formula="of:=LEFT([.J45];2)&amp;&quot;:&quot;&amp;RIGHT([.J45];2)" office:value-type="string" office:string-value="10:10">
            <text:p>10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preliminary round</text:p>
          </table:table-cell>
          <table:table-cell table:style-name="ce9" office:value-type="float" office:value="1035">
            <text:p>1035</text:p>
          </table:table-cell>
          <table:table-cell table:style-name="ce9"/>
          <table:table-cell table:style-name="ce35" table:formula="of:=VLOOKUP([.B46];[$Venues.$A$1:.$D$206]; 2)" office:value-type="string" office:string-value="Stade de France">
            <text:p>Stade de France</text:p>
          </table:table-cell>
          <table:table-cell table:style-name="ce35" table:formula="of:=VLOOKUP([.B4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46];4)" office:value-type="string" office:string-value="1035">
            <text:p>1035</text:p>
          </table:table-cell>
          <table:table-cell table:style-name="ce35" table:formula="of:=LEFT([.H46];2)&amp;&quot;:&quot;&amp;RIGHT([.H46];2)" office:value-type="string" office:string-value="10:35">
            <text:p>10:35</text:p>
          </table:table-cell>
          <table:table-cell table:style-name="ce35" table:formula="of:=RIGHT([.D46];4)" office:value-type="string" office:string-value="1035">
            <text:p>1035</text:p>
          </table:table-cell>
          <table:table-cell table:style-name="ce35" table:formula="of:=LEFT([.J46];2)&amp;&quot;:&quot;&amp;RIGHT([.J46];2)" office:value-type="string" office:string-value="10:35">
            <text:p>10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3">
            <text:p>august 3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ecathlon discus throw A</text:p>
          </table:table-cell>
          <table:table-cell table:style-name="ce9" office:value-type="float" office:value="1055">
            <text:p>1055</text:p>
          </table:table-cell>
          <table:table-cell table:style-name="ce9"/>
          <table:table-cell table:style-name="ce35" table:formula="of:=VLOOKUP([.B47];[$Venues.$A$1:.$D$206]; 2)" office:value-type="string" office:string-value="Stade de France">
            <text:p>Stade de France</text:p>
          </table:table-cell>
          <table:table-cell table:style-name="ce35" table:formula="of:=VLOOKUP([.B4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47];4)" office:value-type="string" office:string-value="1055">
            <text:p>1055</text:p>
          </table:table-cell>
          <table:table-cell table:style-name="ce35" table:formula="of:=LEFT([.H47];2)&amp;&quot;:&quot;&amp;RIGHT([.H47];2)" office:value-type="string" office:string-value="10:55">
            <text:p>10:55</text:p>
          </table:table-cell>
          <table:table-cell table:style-name="ce35" table:formula="of:=RIGHT([.D47];4)" office:value-type="string" office:string-value="1055">
            <text:p>1055</text:p>
          </table:table-cell>
          <table:table-cell table:style-name="ce35" table:formula="of:=LEFT([.J47];2)&amp;&quot;:&quot;&amp;RIGHT([.J47];2)" office:value-type="string" office:string-value="10:55">
            <text:p>10:5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400m hurdles round 1</text:p>
          </table:table-cell>
          <table:table-cell table:style-name="ce9" office:value-type="float" office:value="1235">
            <text:p>1235</text:p>
          </table:table-cell>
          <table:table-cell table:style-name="ce9"/>
          <table:table-cell table:style-name="ce35" table:formula="of:=VLOOKUP([.B48];[$Venues.$A$1:.$D$206]; 2)" office:value-type="string" office:string-value="Stade de France">
            <text:p>Stade de France</text:p>
          </table:table-cell>
          <table:table-cell table:style-name="ce35" table:formula="of:=VLOOKUP([.B4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48];4)" office:value-type="string" office:string-value="1235">
            <text:p>1235</text:p>
          </table:table-cell>
          <table:table-cell table:style-name="ce35" table:formula="of:=LEFT([.H48];2)&amp;&quot;:&quot;&amp;RIGHT([.H48];2)" office:value-type="string" office:string-value="12:35">
            <text:p>12:35</text:p>
          </table:table-cell>
          <table:table-cell table:style-name="ce35" table:formula="of:=RIGHT([.D48];4)" office:value-type="string" office:string-value="1235">
            <text:p>1235</text:p>
          </table:table-cell>
          <table:table-cell table:style-name="ce35" table:formula="of:=LEFT([.J48];2)&amp;&quot;:&quot;&amp;RIGHT([.J48];2)" office:value-type="string" office:string-value="12:35">
            <text:p>12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round 1</text:p>
          </table:table-cell>
          <table:table-cell table:style-name="ce9" office:value-type="float" office:value="1905">
            <text:p>1905</text:p>
          </table:table-cell>
          <table:table-cell table:style-name="ce9"/>
          <table:table-cell table:style-name="ce35" table:formula="of:=VLOOKUP([.B49];[$Venues.$A$1:.$D$206]; 2)" office:value-type="string" office:string-value="Stade de France">
            <text:p>Stade de France</text:p>
          </table:table-cell>
          <table:table-cell table:style-name="ce35" table:formula="of:=VLOOKUP([.B4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49];4)" office:value-type="string" office:string-value="1905">
            <text:p>1905</text:p>
          </table:table-cell>
          <table:table-cell table:style-name="ce35" table:formula="of:=LEFT([.H49];2)&amp;&quot;:&quot;&amp;RIGHT([.H49];2)" office:value-type="string" office:string-value="19:05">
            <text:p>19:05</text:p>
          </table:table-cell>
          <table:table-cell table:style-name="ce35" table:formula="of:=RIGHT([.D49];4)" office:value-type="string" office:string-value="1905">
            <text:p>1905</text:p>
          </table:table-cell>
          <table:table-cell table:style-name="ce35" table:formula="of:=LEFT([.J49];2)&amp;&quot;:&quot;&amp;RIGHT([.J49];2)" office:value-type="string" office:string-value="19:05">
            <text:p>19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high jump final</text:p>
          </table:table-cell>
          <table:table-cell table:style-name="ce9" office:value-type="float" office:value="1950">
            <text:p>1950</text:p>
          </table:table-cell>
          <table:table-cell table:style-name="ce9"/>
          <table:table-cell table:style-name="ce35" table:formula="of:=VLOOKUP([.B50];[$Venues.$A$1:.$D$206]; 2)" office:value-type="string" office:string-value="Stade de France">
            <text:p>Stade de France</text:p>
          </table:table-cell>
          <table:table-cell table:style-name="ce35" table:formula="of:=VLOOKUP([.B5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0];4)" office:value-type="string" office:string-value="1950">
            <text:p>1950</text:p>
          </table:table-cell>
          <table:table-cell table:style-name="ce35" table:formula="of:=LEFT([.H50];2)&amp;&quot;:&quot;&amp;RIGHT([.H50];2)" office:value-type="string" office:string-value="19:50">
            <text:p>19:50</text:p>
          </table:table-cell>
          <table:table-cell table:style-name="ce35" table:formula="of:=RIGHT([.D50];4)" office:value-type="string" office:string-value="1950">
            <text:p>1950</text:p>
          </table:table-cell>
          <table:table-cell table:style-name="ce35" table:formula="of:=LEFT([.J50];2)&amp;&quot;:&quot;&amp;RIGHT([.J50];2)" office:value-type="string" office:string-value="19:50">
            <text:p>19:5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semis</text:p>
          </table:table-cell>
          <table:table-cell table:style-name="ce9" office:value-type="float" office:value="2000">
            <text:p>2000</text:p>
          </table:table-cell>
          <table:table-cell table:style-name="ce9"/>
          <table:table-cell table:style-name="ce35" table:formula="of:=VLOOKUP([.B51];[$Venues.$A$1:.$D$206]; 2)" office:value-type="string" office:string-value="Stade de France">
            <text:p>Stade de France</text:p>
          </table:table-cell>
          <table:table-cell table:style-name="ce35" table:formula="of:=VLOOKUP([.B5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1];4)" office:value-type="string" office:string-value="2000">
            <text:p>2000</text:p>
          </table:table-cell>
          <table:table-cell table:style-name="ce35" table:formula="of:=LEFT([.H51];2)&amp;&quot;:&quot;&amp;RIGHT([.H51];2)" office:value-type="string" office:string-value="20:00">
            <text:p>20:00</text:p>
          </table:table-cell>
          <table:table-cell table:style-name="ce35" table:formula="of:=RIGHT([.D51];4)" office:value-type="string" office:string-value="2000">
            <text:p>2000</text:p>
          </table:table-cell>
          <table:table-cell table:style-name="ce35" table:formula="of:=LEFT([.J51];2)&amp;&quot;:&quot;&amp;RIGHT([.J51];2)" office:value-type="string" office:string-value="20:00">
            <text:p>20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ammer throw final</text:p>
          </table:table-cell>
          <table:table-cell table:style-name="ce9" office:value-type="float" office:value="2030">
            <text:p>2030</text:p>
          </table:table-cell>
          <table:table-cell table:style-name="ce9"/>
          <table:table-cell table:style-name="ce35" table:formula="of:=VLOOKUP([.B52];[$Venues.$A$1:.$D$206]; 2)" office:value-type="string" office:string-value="Stade de France">
            <text:p>Stade de France</text:p>
          </table:table-cell>
          <table:table-cell table:style-name="ce35" table:formula="of:=VLOOKUP([.B5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2];4)" office:value-type="string" office:string-value="2030">
            <text:p>2030</text:p>
          </table:table-cell>
          <table:table-cell table:style-name="ce35" table:formula="of:=LEFT([.H52];2)&amp;&quot;:&quot;&amp;RIGHT([.H52];2)" office:value-type="string" office:string-value="20:30">
            <text:p>20:30</text:p>
          </table:table-cell>
          <table:table-cell table:style-name="ce35" table:formula="of:=RIGHT([.D52];4)" office:value-type="string" office:string-value="2030">
            <text:p>2030</text:p>
          </table:table-cell>
          <table:table-cell table:style-name="ce35" table:formula="of:=LEFT([.J52];2)&amp;&quot;:&quot;&amp;RIGHT([.J52];2)" office:value-type="string" office:string-value="20:30">
            <text:p>20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800m semis</text:p>
          </table:table-cell>
          <table:table-cell table:style-name="ce9" office:value-type="float" office:value="2035">
            <text:p>2035</text:p>
          </table:table-cell>
          <table:table-cell table:style-name="ce9"/>
          <table:table-cell table:style-name="ce35" table:formula="of:=VLOOKUP([.B53];[$Venues.$A$1:.$D$206]; 2)" office:value-type="string" office:string-value="Stade de France">
            <text:p>Stade de France</text:p>
          </table:table-cell>
          <table:table-cell table:style-name="ce35" table:formula="of:=VLOOKUP([.B5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3];4)" office:value-type="string" office:string-value="2035">
            <text:p>2035</text:p>
          </table:table-cell>
          <table:table-cell table:style-name="ce35" table:formula="of:=LEFT([.H53];2)&amp;&quot;:&quot;&amp;RIGHT([.H53];2)" office:value-type="string" office:string-value="20:35">
            <text:p>20:35</text:p>
          </table:table-cell>
          <table:table-cell table:style-name="ce35" table:formula="of:=RIGHT([.D53];4)" office:value-type="string" office:string-value="2035">
            <text:p>2035</text:p>
          </table:table-cell>
          <table:table-cell table:style-name="ce35" table:formula="of:=LEFT([.J53];2)&amp;&quot;:&quot;&amp;RIGHT([.J53];2)" office:value-type="string" office:string-value="20:35">
            <text:p>20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500m semis</text:p>
          </table:table-cell>
          <table:table-cell table:style-name="ce9" office:value-type="float" office:value="2110">
            <text:p>2110</text:p>
          </table:table-cell>
          <table:table-cell table:style-name="ce9"/>
          <table:table-cell table:style-name="ce35" table:formula="of:=VLOOKUP([.B54];[$Venues.$A$1:.$D$206]; 2)" office:value-type="string" office:string-value="Stade de France">
            <text:p>Stade de France</text:p>
          </table:table-cell>
          <table:table-cell table:style-name="ce35" table:formula="of:=VLOOKUP([.B54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4];4)" office:value-type="string" office:string-value="2110">
            <text:p>2110</text:p>
          </table:table-cell>
          <table:table-cell table:style-name="ce35" table:formula="of:=LEFT([.H54];2)&amp;&quot;:&quot;&amp;RIGHT([.H54];2)" office:value-type="string" office:string-value="21:10">
            <text:p>21:10</text:p>
          </table:table-cell>
          <table:table-cell table:style-name="ce35" table:formula="of:=RIGHT([.D54];4)" office:value-type="string" office:string-value="2110">
            <text:p>2110</text:p>
          </table:table-cell>
          <table:table-cell table:style-name="ce35" table:formula="of:=LEFT([.J54];2)&amp;&quot;:&quot;&amp;RIGHT([.J54];2)" office:value-type="string" office:string-value="21:10">
            <text:p>21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4">
            <text:p>august 4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00m final</text:p>
          </table:table-cell>
          <table:table-cell table:style-name="ce9" office:value-type="float" office:value="2150">
            <text:p>2150</text:p>
          </table:table-cell>
          <table:table-cell table:style-name="ce9"/>
          <table:table-cell table:style-name="ce35" table:formula="of:=VLOOKUP([.B55];[$Venues.$A$1:.$D$206]; 2)" office:value-type="string" office:string-value="Stade de France">
            <text:p>Stade de France</text:p>
          </table:table-cell>
          <table:table-cell table:style-name="ce35" table:formula="of:=VLOOKUP([.B5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5];4)" office:value-type="string" office:string-value="2150">
            <text:p>2150</text:p>
          </table:table-cell>
          <table:table-cell table:style-name="ce35" table:formula="of:=LEFT([.H55];2)&amp;&quot;:&quot;&amp;RIGHT([.H55];2)" office:value-type="string" office:string-value="21:50">
            <text:p>21:50</text:p>
          </table:table-cell>
          <table:table-cell table:style-name="ce35" table:formula="of:=RIGHT([.D55];4)" office:value-type="string" office:string-value="2150">
            <text:p>2150</text:p>
          </table:table-cell>
          <table:table-cell table:style-name="ce35" table:formula="of:=LEFT([.J55];2)&amp;&quot;:&quot;&amp;RIGHT([.J55];2)" office:value-type="string" office:string-value="21:50">
            <text:p>21:50</text:p>
          </table:table-cell>
          <table:table-cell table:number-columns-repeated="1013"/>
        </table:table-row>
        <table:table-row table:style-name="ro10">
          <table:table-cell table:style-name="ce32" office:value-type="date" office:date-value="2024-08-04">
            <text:p>august 4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50m free, M 1500m free, M 4x100m medley relay, W 4x100m medley relay finals</text:p>
          </table:table-cell>
          <table:table-cell table:style-name="ce9" office:value-type="string">
            <text:p>1830-2030</text:p>
          </table:table-cell>
          <table:table-cell table:style-name="ce9"/>
          <table:table-cell table:style-name="ce35" table:formula="of:=VLOOKUP([.B56];[$Venues.$A$1:.$D$206]; 2)" office:value-type="string" office:string-value="Place de la Concorde">
            <text:p>Place de la Concorde</text:p>
          </table:table-cell>
          <table:table-cell table:style-name="ce35" table:formula="of:=VLOOKUP([.B56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56];4)" office:value-type="string" office:string-value="1830">
            <text:p>1830</text:p>
          </table:table-cell>
          <table:table-cell table:style-name="ce35" table:formula="of:=LEFT([.H56];2)&amp;&quot;:&quot;&amp;RIGHT([.H56];2)" office:value-type="string" office:string-value="18:30">
            <text:p>18:30</text:p>
          </table:table-cell>
          <table:table-cell table:style-name="ce35" table:formula="of:=RIGHT([.D56];4)" office:value-type="string" office:string-value="2030">
            <text:p>2030</text:p>
          </table:table-cell>
          <table:table-cell table:style-name="ce35" table:formula="of:=LEFT([.J56];2)&amp;&quot;:&quot;&amp;RIGHT([.J56];2)" office:value-type="string" office:string-value="20:30">
            <text:p>20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quarters (2 matches)</text:p>
          </table:table-cell>
          <table:table-cell table:style-name="ce9" office:value-type="string">
            <text:p>1000-1500</text:p>
          </table:table-cell>
          <table:table-cell table:style-name="ce9"/>
          <table:table-cell table:style-name="ce35" table:formula="of:=VLOOKUP([.B57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57];[$Venues.$A$1:.$D$206]; 3)" office:value-type="string" office:string-value="Porte d'Auteuil (Metro 10)">
            <text:p>Porte d'Auteuil (Metro 10)</text:p>
          </table:table-cell>
          <table:table-cell table:style-name="ce35" table:formula="of:=LEFT([.D57];4)" office:value-type="string" office:string-value="1000">
            <text:p>1000</text:p>
          </table:table-cell>
          <table:table-cell table:style-name="ce35" table:formula="of:=LEFT([.H57];2)&amp;&quot;:&quot;&amp;RIGHT([.H57];2)" office:value-type="string" office:string-value="10:00">
            <text:p>10:00</text:p>
          </table:table-cell>
          <table:table-cell table:style-name="ce35" table:formula="of:=RIGHT([.D57];4)" office:value-type="string" office:string-value="1500">
            <text:p>1500</text:p>
          </table:table-cell>
          <table:table-cell table:style-name="ce35" table:formula="of:=LEFT([.J57];2)&amp;&quot;:&quot;&amp;RIGHT([.J57];2)" office:value-type="string" office:string-value="15:00">
            <text:p>15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quarters (2 matches)</text:p>
          </table:table-cell>
          <table:table-cell table:style-name="ce9" office:value-type="string">
            <text:p>1730-2230</text:p>
          </table:table-cell>
          <table:table-cell table:style-name="ce9"/>
          <table:table-cell table:style-name="ce35" table:formula="of:=VLOOKUP([.B58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58];[$Venues.$A$1:.$D$206]; 3)" office:value-type="string" office:string-value="Porte d'Auteuil (Metro 10)">
            <text:p>Porte d'Auteuil (Metro 10)</text:p>
          </table:table-cell>
          <table:table-cell table:style-name="ce35" table:formula="of:=LEFT([.D58];4)" office:value-type="string" office:string-value="1730">
            <text:p>1730</text:p>
          </table:table-cell>
          <table:table-cell table:style-name="ce35" table:formula="of:=LEFT([.H58];2)&amp;&quot;:&quot;&amp;RIGHT([.H58];2)" office:value-type="string" office:string-value="17:30">
            <text:p>17:30</text:p>
          </table:table-cell>
          <table:table-cell table:style-name="ce35" table:formula="of:=RIGHT([.D58];4)" office:value-type="string" office:string-value="2230">
            <text:p>2230</text:p>
          </table:table-cell>
          <table:table-cell table:style-name="ce35" table:formula="of:=LEFT([.J58];2)&amp;&quot;:&quot;&amp;RIGHT([.J58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00m hurdles round 1</text:p>
          </table:table-cell>
          <table:table-cell table:style-name="ce9" office:value-type="float" office:value="1005">
            <text:p>1005</text:p>
          </table:table-cell>
          <table:table-cell table:style-name="ce9"/>
          <table:table-cell table:style-name="ce35" table:formula="of:=VLOOKUP([.B59];[$Venues.$A$1:.$D$206]; 2)" office:value-type="string" office:string-value="Stade de France">
            <text:p>Stade de France</text:p>
          </table:table-cell>
          <table:table-cell table:style-name="ce35" table:formula="of:=VLOOKUP([.B5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59];4)" office:value-type="string" office:string-value="1005">
            <text:p>1005</text:p>
          </table:table-cell>
          <table:table-cell table:style-name="ce35" table:formula="of:=LEFT([.H59];2)&amp;&quot;:&quot;&amp;RIGHT([.H59];2)" office:value-type="string" office:string-value="10:05">
            <text:p>10:05</text:p>
          </table:table-cell>
          <table:table-cell table:style-name="ce35" table:formula="of:=RIGHT([.D59];4)" office:value-type="string" office:string-value="1005">
            <text:p>1005</text:p>
          </table:table-cell>
          <table:table-cell table:style-name="ce35" table:formula="of:=LEFT([.J59];2)&amp;&quot;:&quot;&amp;RIGHT([.J59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discus throw qualification A</text:p>
          </table:table-cell>
          <table:table-cell table:style-name="ce9" office:value-type="float" office:value="1010">
            <text:p>1010</text:p>
          </table:table-cell>
          <table:table-cell table:style-name="ce9"/>
          <table:table-cell table:style-name="ce35" table:formula="of:=VLOOKUP([.B60];[$Venues.$A$1:.$D$206]; 2)" office:value-type="string" office:string-value="Stade de France">
            <text:p>Stade de France</text:p>
          </table:table-cell>
          <table:table-cell table:style-name="ce35" table:formula="of:=VLOOKUP([.B6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0];4)" office:value-type="string" office:string-value="1010">
            <text:p>1010</text:p>
          </table:table-cell>
          <table:table-cell table:style-name="ce35" table:formula="of:=LEFT([.H60];2)&amp;&quot;:&quot;&amp;RIGHT([.H60];2)" office:value-type="string" office:string-value="10:10">
            <text:p>10:10</text:p>
          </table:table-cell>
          <table:table-cell table:style-name="ce35" table:formula="of:=RIGHT([.D60];4)" office:value-type="string" office:string-value="1010">
            <text:p>1010</text:p>
          </table:table-cell>
          <table:table-cell table:style-name="ce35" table:formula="of:=LEFT([.J60];2)&amp;&quot;:&quot;&amp;RIGHT([.J60];2)" office:value-type="string" office:string-value="10:10">
            <text:p>10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pole vault qualification</text:p>
          </table:table-cell>
          <table:table-cell table:style-name="ce9" office:value-type="float" office:value="1040">
            <text:p>1040</text:p>
          </table:table-cell>
          <table:table-cell table:style-name="ce9"/>
          <table:table-cell table:style-name="ce35" table:formula="of:=VLOOKUP([.B61];[$Venues.$A$1:.$D$206]; 2)" office:value-type="string" office:string-value="Stade de France">
            <text:p>Stade de France</text:p>
          </table:table-cell>
          <table:table-cell table:style-name="ce35" table:formula="of:=VLOOKUP([.B6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1];4)" office:value-type="string" office:string-value="1040">
            <text:p>1040</text:p>
          </table:table-cell>
          <table:table-cell table:style-name="ce35" table:formula="of:=LEFT([.H61];2)&amp;&quot;:&quot;&amp;RIGHT([.H61];2)" office:value-type="string" office:string-value="10:40">
            <text:p>10:40</text:p>
          </table:table-cell>
          <table:table-cell table:style-name="ce35" table:formula="of:=RIGHT([.D61];4)" office:value-type="string" office:string-value="1040">
            <text:p>1040</text:p>
          </table:table-cell>
          <table:table-cell table:style-name="ce35" table:formula="of:=LEFT([.J61];2)&amp;&quot;:&quot;&amp;RIGHT([.J61];2)" office:value-type="string" office:string-value="10:40">
            <text:p>10:4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hurdles repechage</text:p>
          </table:table-cell>
          <table:table-cell table:style-name="ce9" office:value-type="float" office:value="1050">
            <text:p>1050</text:p>
          </table:table-cell>
          <table:table-cell table:style-name="ce9"/>
          <table:table-cell table:style-name="ce35" table:formula="of:=VLOOKUP([.B62];[$Venues.$A$1:.$D$206]; 2)" office:value-type="string" office:string-value="Stade de France">
            <text:p>Stade de France</text:p>
          </table:table-cell>
          <table:table-cell table:style-name="ce35" table:formula="of:=VLOOKUP([.B6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2];4)" office:value-type="string" office:string-value="1050">
            <text:p>1050</text:p>
          </table:table-cell>
          <table:table-cell table:style-name="ce35" table:formula="of:=LEFT([.H62];2)&amp;&quot;:&quot;&amp;RIGHT([.H62];2)" office:value-type="string" office:string-value="10:50">
            <text:p>10:50</text:p>
          </table:table-cell>
          <table:table-cell table:style-name="ce35" table:formula="of:=RIGHT([.D62];4)" office:value-type="string" office:string-value="1050">
            <text:p>1050</text:p>
          </table:table-cell>
          <table:table-cell table:style-name="ce35" table:formula="of:=LEFT([.J62];2)&amp;&quot;:&quot;&amp;RIGHT([.J62];2)" office:value-type="string" office:string-value="10:50">
            <text:p>10:5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00m repechage</text:p>
          </table:table-cell>
          <table:table-cell table:style-name="ce9" office:value-type="float" office:value="1120">
            <text:p>1120</text:p>
          </table:table-cell>
          <table:table-cell table:style-name="ce9"/>
          <table:table-cell table:style-name="ce35" table:formula="of:=VLOOKUP([.B63];[$Venues.$A$1:.$D$206]; 2)" office:value-type="string" office:string-value="Stade de France">
            <text:p>Stade de France</text:p>
          </table:table-cell>
          <table:table-cell table:style-name="ce35" table:formula="of:=VLOOKUP([.B6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3];4)" office:value-type="string" office:string-value="1120">
            <text:p>1120</text:p>
          </table:table-cell>
          <table:table-cell table:style-name="ce35" table:formula="of:=LEFT([.H63];2)&amp;&quot;:&quot;&amp;RIGHT([.H63];2)" office:value-type="string" office:string-value="11:20">
            <text:p>11:20</text:p>
          </table:table-cell>
          <table:table-cell table:style-name="ce35" table:formula="of:=RIGHT([.D63];4)" office:value-type="string" office:string-value="1120">
            <text:p>1120</text:p>
          </table:table-cell>
          <table:table-cell table:style-name="ce35" table:formula="of:=LEFT([.J63];2)&amp;&quot;:&quot;&amp;RIGHT([.J63];2)" office:value-type="string" office:string-value="11:20">
            <text:p>11:2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discus throw qualification B</text:p>
          </table:table-cell>
          <table:table-cell table:style-name="ce9" office:value-type="float" office:value="1135">
            <text:p>1135</text:p>
          </table:table-cell>
          <table:table-cell table:style-name="ce9"/>
          <table:table-cell table:style-name="ce35" table:formula="of:=VLOOKUP([.B64];[$Venues.$A$1:.$D$206]; 2)" office:value-type="string" office:string-value="Stade de France">
            <text:p>Stade de France</text:p>
          </table:table-cell>
          <table:table-cell table:style-name="ce35" table:formula="of:=VLOOKUP([.B64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4];4)" office:value-type="string" office:string-value="1135">
            <text:p>1135</text:p>
          </table:table-cell>
          <table:table-cell table:style-name="ce35" table:formula="of:=LEFT([.H64];2)&amp;&quot;:&quot;&amp;RIGHT([.H64];2)" office:value-type="string" office:string-value="11:35">
            <text:p>11:35</text:p>
          </table:table-cell>
          <table:table-cell table:style-name="ce35" table:formula="of:=RIGHT([.D64];4)" office:value-type="string" office:string-value="1135">
            <text:p>1135</text:p>
          </table:table-cell>
          <table:table-cell table:style-name="ce35" table:formula="of:=LEFT([.J64];2)&amp;&quot;:&quot;&amp;RIGHT([.J64];2)" office:value-type="string" office:string-value="11:35">
            <text:p>11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round 1</text:p>
          </table:table-cell>
          <table:table-cell table:style-name="ce9" office:value-type="float" office:value="1155">
            <text:p>1155</text:p>
          </table:table-cell>
          <table:table-cell table:style-name="ce9"/>
          <table:table-cell table:style-name="ce35" table:formula="of:=VLOOKUP([.B65];[$Venues.$A$1:.$D$206]; 2)" office:value-type="string" office:string-value="Stade de France">
            <text:p>Stade de France</text:p>
          </table:table-cell>
          <table:table-cell table:style-name="ce35" table:formula="of:=VLOOKUP([.B6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5];4)" office:value-type="string" office:string-value="1155">
            <text:p>1155</text:p>
          </table:table-cell>
          <table:table-cell table:style-name="ce35" table:formula="of:=LEFT([.H65];2)&amp;&quot;:&quot;&amp;RIGHT([.H65];2)" office:value-type="string" office:string-value="11:55">
            <text:p>11:55</text:p>
          </table:table-cell>
          <table:table-cell table:style-name="ce35" table:formula="of:=RIGHT([.D65];4)" office:value-type="string" office:string-value="1155">
            <text:p>1155</text:p>
          </table:table-cell>
          <table:table-cell table:style-name="ce35" table:formula="of:=LEFT([.J65];2)&amp;&quot;:&quot;&amp;RIGHT([.J65];2)" office:value-type="string" office:string-value="11:55">
            <text:p>11:5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200m repechage</text:p>
          </table:table-cell>
          <table:table-cell table:style-name="ce9" office:value-type="float" office:value="1250">
            <text:p>1250</text:p>
          </table:table-cell>
          <table:table-cell table:style-name="ce9"/>
          <table:table-cell table:style-name="ce35" table:formula="of:=VLOOKUP([.B66];[$Venues.$A$1:.$D$206]; 2)" office:value-type="string" office:string-value="Stade de France">
            <text:p>Stade de France</text:p>
          </table:table-cell>
          <table:table-cell table:style-name="ce35" table:formula="of:=VLOOKUP([.B6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6];4)" office:value-type="string" office:string-value="1250">
            <text:p>1250</text:p>
          </table:table-cell>
          <table:table-cell table:style-name="ce35" table:formula="of:=LEFT([.H66];2)&amp;&quot;:&quot;&amp;RIGHT([.H66];2)" office:value-type="string" office:string-value="12:50">
            <text:p>12:50</text:p>
          </table:table-cell>
          <table:table-cell table:style-name="ce35" table:formula="of:=RIGHT([.D66];4)" office:value-type="string" office:string-value="1250">
            <text:p>1250</text:p>
          </table:table-cell>
          <table:table-cell table:style-name="ce35" table:formula="of:=LEFT([.J66];2)&amp;&quot;:&quot;&amp;RIGHT([.J66];2)" office:value-type="string" office:string-value="12:50">
            <text:p>12:5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pole vault final</text:p>
          </table:table-cell>
          <table:table-cell table:style-name="ce9" office:value-type="float" office:value="1900">
            <text:p>1900</text:p>
          </table:table-cell>
          <table:table-cell table:style-name="ce9"/>
          <table:table-cell table:style-name="ce35" table:formula="of:=VLOOKUP([.B67];[$Venues.$A$1:.$D$206]; 2)" office:value-type="string" office:string-value="Stade de France">
            <text:p>Stade de France</text:p>
          </table:table-cell>
          <table:table-cell table:style-name="ce35" table:formula="of:=VLOOKUP([.B6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7];4)" office:value-type="string" office:string-value="1900">
            <text:p>1900</text:p>
          </table:table-cell>
          <table:table-cell table:style-name="ce35" table:formula="of:=LEFT([.H67];2)&amp;&quot;:&quot;&amp;RIGHT([.H67];2)" office:value-type="string" office:string-value="19:00">
            <text:p>19:00</text:p>
          </table:table-cell>
          <table:table-cell table:style-name="ce35" table:formula="of:=RIGHT([.D67];4)" office:value-type="string" office:string-value="1900">
            <text:p>1900</text:p>
          </table:table-cell>
          <table:table-cell table:style-name="ce35" table:formula="of:=LEFT([.J67];2)&amp;&quot;:&quot;&amp;RIGHT([.J67];2)" office:value-type="string" office:string-value="19:00">
            <text:p>19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3000m steeplechase round 1</text:p>
          </table:table-cell>
          <table:table-cell table:style-name="ce9" office:value-type="float" office:value="1904">
            <text:p>1904</text:p>
          </table:table-cell>
          <table:table-cell table:style-name="ce9"/>
          <table:table-cell table:style-name="ce35" table:formula="of:=VLOOKUP([.B68];[$Venues.$A$1:.$D$206]; 2)" office:value-type="string" office:string-value="Stade de France">
            <text:p>Stade de France</text:p>
          </table:table-cell>
          <table:table-cell table:style-name="ce35" table:formula="of:=VLOOKUP([.B6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8];4)" office:value-type="string" office:string-value="1904">
            <text:p>1904</text:p>
          </table:table-cell>
          <table:table-cell table:style-name="ce35" table:formula="of:=LEFT([.H68];2)&amp;&quot;:&quot;&amp;RIGHT([.H68];2)" office:value-type="string" office:string-value="19:04">
            <text:p>19:04</text:p>
          </table:table-cell>
          <table:table-cell table:style-name="ce35" table:formula="of:=RIGHT([.D68];4)" office:value-type="string" office:string-value="1904">
            <text:p>1904</text:p>
          </table:table-cell>
          <table:table-cell table:style-name="ce35" table:formula="of:=LEFT([.J68];2)&amp;&quot;:&quot;&amp;RIGHT([.J68];2)" office:value-type="string" office:string-value="19:04">
            <text:p>19:04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200m round 1</text:p>
          </table:table-cell>
          <table:table-cell table:style-name="ce9" office:value-type="float" office:value="1955">
            <text:p>1955</text:p>
          </table:table-cell>
          <table:table-cell table:style-name="ce9"/>
          <table:table-cell table:style-name="ce35" table:formula="of:=VLOOKUP([.B69];[$Venues.$A$1:.$D$206]; 2)" office:value-type="string" office:string-value="Stade de France">
            <text:p>Stade de France</text:p>
          </table:table-cell>
          <table:table-cell table:style-name="ce35" table:formula="of:=VLOOKUP([.B6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69];4)" office:value-type="string" office:string-value="1955">
            <text:p>1955</text:p>
          </table:table-cell>
          <table:table-cell table:style-name="ce35" table:formula="of:=LEFT([.H69];2)&amp;&quot;:&quot;&amp;RIGHT([.H69];2)" office:value-type="string" office:string-value="19:55">
            <text:p>19:55</text:p>
          </table:table-cell>
          <table:table-cell table:style-name="ce35" table:formula="of:=RIGHT([.D69];4)" office:value-type="string" office:string-value="1955">
            <text:p>1955</text:p>
          </table:table-cell>
          <table:table-cell table:style-name="ce35" table:formula="of:=LEFT([.J69];2)&amp;&quot;:&quot;&amp;RIGHT([.J69];2)" office:value-type="string" office:string-value="19:55">
            <text:p>19:5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discus throw final</text:p>
          </table:table-cell>
          <table:table-cell table:style-name="ce9" office:value-type="float" office:value="2035">
            <text:p>2035</text:p>
          </table:table-cell>
          <table:table-cell table:style-name="ce9"/>
          <table:table-cell table:style-name="ce35" table:formula="of:=VLOOKUP([.B70];[$Venues.$A$1:.$D$206]; 2)" office:value-type="string" office:string-value="Stade de France">
            <text:p>Stade de France</text:p>
          </table:table-cell>
          <table:table-cell table:style-name="ce35" table:formula="of:=VLOOKUP([.B7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0];4)" office:value-type="string" office:string-value="2035">
            <text:p>2035</text:p>
          </table:table-cell>
          <table:table-cell table:style-name="ce35" table:formula="of:=LEFT([.H70];2)&amp;&quot;:&quot;&amp;RIGHT([.H70];2)" office:value-type="string" office:string-value="20:35">
            <text:p>20:35</text:p>
          </table:table-cell>
          <table:table-cell table:style-name="ce35" table:formula="of:=RIGHT([.D70];4)" office:value-type="string" office:string-value="2035">
            <text:p>2035</text:p>
          </table:table-cell>
          <table:table-cell table:style-name="ce35" table:formula="of:=LEFT([.J70];2)&amp;&quot;:&quot;&amp;RIGHT([.J70];2)" office:value-type="string" office:string-value="20:35">
            <text:p>20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200m semis</text:p>
          </table:table-cell>
          <table:table-cell table:style-name="ce9" office:value-type="float" office:value="2045">
            <text:p>2045</text:p>
          </table:table-cell>
          <table:table-cell table:style-name="ce9"/>
          <table:table-cell table:style-name="ce35" table:formula="of:=VLOOKUP([.B71];[$Venues.$A$1:.$D$206]; 2)" office:value-type="string" office:string-value="Stade de France">
            <text:p>Stade de France</text:p>
          </table:table-cell>
          <table:table-cell table:style-name="ce35" table:formula="of:=VLOOKUP([.B7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1];4)" office:value-type="string" office:string-value="2045">
            <text:p>2045</text:p>
          </table:table-cell>
          <table:table-cell table:style-name="ce35" table:formula="of:=LEFT([.H71];2)&amp;&quot;:&quot;&amp;RIGHT([.H71];2)" office:value-type="string" office:string-value="20:45">
            <text:p>20:45</text:p>
          </table:table-cell>
          <table:table-cell table:style-name="ce35" table:formula="of:=RIGHT([.D71];4)" office:value-type="string" office:string-value="2045">
            <text:p>2045</text:p>
          </table:table-cell>
          <table:table-cell table:style-name="ce35" table:formula="of:=LEFT([.J71];2)&amp;&quot;:&quot;&amp;RIGHT([.J71];2)" office:value-type="string" office:string-value="20:45">
            <text:p>20:4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5000m final</text:p>
          </table:table-cell>
          <table:table-cell table:style-name="ce9" office:value-type="float" office:value="2110">
            <text:p>2110</text:p>
          </table:table-cell>
          <table:table-cell table:style-name="ce9"/>
          <table:table-cell table:style-name="ce35" table:formula="of:=VLOOKUP([.B72];[$Venues.$A$1:.$D$206]; 2)" office:value-type="string" office:string-value="Stade de France">
            <text:p>Stade de France</text:p>
          </table:table-cell>
          <table:table-cell table:style-name="ce35" table:formula="of:=VLOOKUP([.B7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2];4)" office:value-type="string" office:string-value="2110">
            <text:p>2110</text:p>
          </table:table-cell>
          <table:table-cell table:style-name="ce35" table:formula="of:=LEFT([.H72];2)&amp;&quot;:&quot;&amp;RIGHT([.H72];2)" office:value-type="string" office:string-value="21:10">
            <text:p>21:10</text:p>
          </table:table-cell>
          <table:table-cell table:style-name="ce35" table:formula="of:=RIGHT([.D72];4)" office:value-type="string" office:string-value="2110">
            <text:p>2110</text:p>
          </table:table-cell>
          <table:table-cell table:style-name="ce35" table:formula="of:=LEFT([.J72];2)&amp;&quot;:&quot;&amp;RIGHT([.J72];2)" office:value-type="string" office:string-value="21:10">
            <text:p>21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5">
            <text:p>august 5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800m final</text:p>
          </table:table-cell>
          <table:table-cell table:style-name="ce9" office:value-type="float" office:value="2145">
            <text:p>2145</text:p>
          </table:table-cell>
          <table:table-cell table:style-name="ce9"/>
          <table:table-cell table:style-name="ce35" table:formula="of:=VLOOKUP([.B73];[$Venues.$A$1:.$D$206]; 2)" office:value-type="string" office:string-value="Stade de France">
            <text:p>Stade de France</text:p>
          </table:table-cell>
          <table:table-cell table:style-name="ce35" table:formula="of:=VLOOKUP([.B7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3];4)" office:value-type="string" office:string-value="2145">
            <text:p>2145</text:p>
          </table:table-cell>
          <table:table-cell table:style-name="ce35" table:formula="of:=LEFT([.H73];2)&amp;&quot;:&quot;&amp;RIGHT([.H73];2)" office:value-type="string" office:string-value="21:45">
            <text:p>21:45</text:p>
          </table:table-cell>
          <table:table-cell table:style-name="ce35" table:formula="of:=RIGHT([.D73];4)" office:value-type="string" office:string-value="2145">
            <text:p>2145</text:p>
          </table:table-cell>
          <table:table-cell table:style-name="ce35" table:formula="of:=LEFT([.J73];2)&amp;&quot;:&quot;&amp;RIGHT([.J73];2)" office:value-type="string" office:string-value="21:45">
            <text:p>21:4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400-1600</text:p>
          </table:table-cell>
          <table:table-cell/>
          <table:table-cell table:style-name="ce35" table:formula="of:=VLOOKUP([.B74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74];[$Venues.$A$1:.$D$206]; 3)" office:value-type="string" office:string-value="Porte d'Auteuil (Metro 10)">
            <text:p>Porte d'Auteuil (Metro 10)</text:p>
          </table:table-cell>
          <table:table-cell table:style-name="ce35" table:formula="of:=LEFT([.D74];4)" office:value-type="string" office:string-value="1400">
            <text:p>1400</text:p>
          </table:table-cell>
          <table:table-cell table:style-name="ce35" table:formula="of:=LEFT([.H74];2)&amp;&quot;:&quot;&amp;RIGHT([.H74];2)" office:value-type="string" office:string-value="14:00">
            <text:p>14:00</text:p>
          </table:table-cell>
          <table:table-cell table:style-name="ce35" table:formula="of:=RIGHT([.D74];4)" office:value-type="string" office:string-value="1600">
            <text:p>1600</text:p>
          </table:table-cell>
          <table:table-cell table:style-name="ce35" table:formula="of:=LEFT([.J74];2)&amp;&quot;:&quot;&amp;RIGHT([.J74];2)" office:value-type="string" office:string-value="16:00">
            <text:p>16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semis</text:p>
          </table:table-cell>
          <table:table-cell table:style-name="ce9" office:value-type="string">
            <text:p>1900-2100</text:p>
          </table:table-cell>
          <table:table-cell/>
          <table:table-cell table:style-name="ce35" table:formula="of:=VLOOKUP([.B75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75];[$Venues.$A$1:.$D$206]; 3)" office:value-type="string" office:string-value="Porte d'Auteuil (Metro 10)">
            <text:p>Porte d'Auteuil (Metro 10)</text:p>
          </table:table-cell>
          <table:table-cell table:style-name="ce35" table:formula="of:=LEFT([.D75];4)" office:value-type="string" office:string-value="1900">
            <text:p>1900</text:p>
          </table:table-cell>
          <table:table-cell table:style-name="ce35" table:formula="of:=LEFT([.H75];2)&amp;&quot;:&quot;&amp;RIGHT([.H75];2)" office:value-type="string" office:string-value="19:00">
            <text:p>19:00</text:p>
          </table:table-cell>
          <table:table-cell table:style-name="ce35" table:formula="of:=RIGHT([.D75];4)" office:value-type="string" office:string-value="2100">
            <text:p>2100</text:p>
          </table:table-cell>
          <table:table-cell table:style-name="ce35" table:formula="of:=LEFT([.J75];2)&amp;&quot;:&quot;&amp;RIGHT([.J75];2)" office:value-type="string" office:string-value="21:00">
            <text:p>21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500m round 1</text:p>
          </table:table-cell>
          <table:table-cell table:style-name="ce9" office:value-type="float" office:value="1005">
            <text:p>1005</text:p>
          </table:table-cell>
          <table:table-cell/>
          <table:table-cell table:style-name="ce35" table:formula="of:=VLOOKUP([.B76];[$Venues.$A$1:.$D$206]; 2)" office:value-type="string" office:string-value="Stade de France">
            <text:p>Stade de France</text:p>
          </table:table-cell>
          <table:table-cell table:style-name="ce35" table:formula="of:=VLOOKUP([.B7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6];4)" office:value-type="string" office:string-value="1005">
            <text:p>1005</text:p>
          </table:table-cell>
          <table:table-cell table:style-name="ce35" table:formula="of:=LEFT([.H76];2)&amp;&quot;:&quot;&amp;RIGHT([.H76];2)" office:value-type="string" office:string-value="10:05">
            <text:p>10:05</text:p>
          </table:table-cell>
          <table:table-cell table:style-name="ce35" table:formula="of:=RIGHT([.D76];4)" office:value-type="string" office:string-value="1005">
            <text:p>1005</text:p>
          </table:table-cell>
          <table:table-cell table:style-name="ce35" table:formula="of:=LEFT([.J76];2)&amp;&quot;:&quot;&amp;RIGHT([.J76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javelin throw qualification A</text:p>
          </table:table-cell>
          <table:table-cell table:style-name="ce9" office:value-type="float" office:value="1020">
            <text:p>1020</text:p>
          </table:table-cell>
          <table:table-cell/>
          <table:table-cell table:style-name="ce35" table:formula="of:=VLOOKUP([.B77];[$Venues.$A$1:.$D$206]; 2)" office:value-type="string" office:string-value="Stade de France">
            <text:p>Stade de France</text:p>
          </table:table-cell>
          <table:table-cell table:style-name="ce35" table:formula="of:=VLOOKUP([.B7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7];4)" office:value-type="string" office:string-value="1020">
            <text:p>1020</text:p>
          </table:table-cell>
          <table:table-cell table:style-name="ce35" table:formula="of:=LEFT([.H77];2)&amp;&quot;:&quot;&amp;RIGHT([.H77];2)" office:value-type="string" office:string-value="10:20">
            <text:p>10:20</text:p>
          </table:table-cell>
          <table:table-cell table:style-name="ce35" table:formula="of:=RIGHT([.D77];4)" office:value-type="string" office:string-value="1020">
            <text:p>1020</text:p>
          </table:table-cell>
          <table:table-cell table:style-name="ce35" table:formula="of:=LEFT([.J77];2)&amp;&quot;:&quot;&amp;RIGHT([.J77];2)" office:value-type="string" office:string-value="10:20">
            <text:p>10:2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10m hurdles repechage</text:p>
          </table:table-cell>
          <table:table-cell table:style-name="ce9" office:value-type="float" office:value="1050">
            <text:p>1050</text:p>
          </table:table-cell>
          <table:table-cell/>
          <table:table-cell table:style-name="ce35" table:formula="of:=VLOOKUP([.B78];[$Venues.$A$1:.$D$206]; 2)" office:value-type="string" office:string-value="Stade de France">
            <text:p>Stade de France</text:p>
          </table:table-cell>
          <table:table-cell table:style-name="ce35" table:formula="of:=VLOOKUP([.B7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8];4)" office:value-type="string" office:string-value="1050">
            <text:p>1050</text:p>
          </table:table-cell>
          <table:table-cell table:style-name="ce35" table:formula="of:=LEFT([.H78];2)&amp;&quot;:&quot;&amp;RIGHT([.H78];2)" office:value-type="string" office:string-value="10:50">
            <text:p>10:50</text:p>
          </table:table-cell>
          <table:table-cell table:style-name="ce35" table:formula="of:=RIGHT([.D78];4)" office:value-type="string" office:string-value="1050">
            <text:p>1050</text:p>
          </table:table-cell>
          <table:table-cell table:style-name="ce35" table:formula="of:=LEFT([.J78];2)&amp;&quot;:&quot;&amp;RIGHT([.J78];2)" office:value-type="string" office:string-value="10:50">
            <text:p>10:5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3000m steeplechase final</text:p>
          </table:table-cell>
          <table:table-cell table:style-name="ce9" office:value-type="float" office:value="2110">
            <text:p>2110</text:p>
          </table:table-cell>
          <table:table-cell/>
          <table:table-cell table:style-name="ce35" table:formula="of:=VLOOKUP([.B79];[$Venues.$A$1:.$D$206]; 2)" office:value-type="string" office:string-value="Stade de France">
            <text:p>Stade de France</text:p>
          </table:table-cell>
          <table:table-cell table:style-name="ce35" table:formula="of:=VLOOKUP([.B7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79];4)" office:value-type="string" office:string-value="2110">
            <text:p>2110</text:p>
          </table:table-cell>
          <table:table-cell table:style-name="ce35" table:formula="of:=LEFT([.H79];2)&amp;&quot;:&quot;&amp;RIGHT([.H79];2)" office:value-type="string" office:string-value="21:10">
            <text:p>21:10</text:p>
          </table:table-cell>
          <table:table-cell table:style-name="ce35" table:formula="of:=RIGHT([.D79];4)" office:value-type="string" office:string-value="2110">
            <text:p>2110</text:p>
          </table:table-cell>
          <table:table-cell table:style-name="ce35" table:formula="of:=LEFT([.J79];2)&amp;&quot;:&quot;&amp;RIGHT([.J79];2)" office:value-type="string" office:string-value="21:10">
            <text:p>21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200m final</text:p>
          </table:table-cell>
          <table:table-cell table:style-name="ce9" office:value-type="float" office:value="2140">
            <text:p>2140</text:p>
          </table:table-cell>
          <table:table-cell/>
          <table:table-cell table:style-name="ce35" table:formula="of:=VLOOKUP([.B80];[$Venues.$A$1:.$D$206]; 2)" office:value-type="string" office:string-value="Stade de France">
            <text:p>Stade de France</text:p>
          </table:table-cell>
          <table:table-cell table:style-name="ce35" table:formula="of:=VLOOKUP([.B8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80];4)" office:value-type="string" office:string-value="2140">
            <text:p>2140</text:p>
          </table:table-cell>
          <table:table-cell table:style-name="ce35" table:formula="of:=LEFT([.H80];2)&amp;&quot;:&quot;&amp;RIGHT([.H80];2)" office:value-type="string" office:string-value="21:40">
            <text:p>21:40</text:p>
          </table:table-cell>
          <table:table-cell table:style-name="ce35" table:formula="of:=RIGHT([.D80];4)" office:value-type="string" office:string-value="2140">
            <text:p>2140</text:p>
          </table:table-cell>
          <table:table-cell table:style-name="ce35" table:formula="of:=LEFT([.J80];2)&amp;&quot;:&quot;&amp;RIGHT([.J80];2)" office:value-type="string" office:string-value="21:40">
            <text:p>21:4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park preliminaries</text:p>
          </table:table-cell>
          <table:table-cell table:style-name="ce9" office:value-type="string">
            <text:p>1230-1600</text:p>
          </table:table-cell>
          <table:table-cell/>
          <table:table-cell table:style-name="ce35" table:formula="of:=VLOOKUP([.B81];[$Venues.$A$1:.$D$206]; 2)" office:value-type="string" office:string-value="La Courneuve Shooting Range">
            <text:p>La Courneuve Shooting Range</text:p>
          </table:table-cell>
          <table:table-cell table:style-name="ce35" table:formula="of:=VLOOKUP([.B81];[$Venues.$A$1:.$D$206]; 3)" office:value-type="string" office:string-value="La Courneuve (Metro 13)">
            <text:p>La Courneuve (Metro 13)</text:p>
          </table:table-cell>
          <table:table-cell table:style-name="ce35" table:formula="of:=LEFT([.D81];4)" office:value-type="string" office:string-value="1230">
            <text:p>1230</text:p>
          </table:table-cell>
          <table:table-cell table:style-name="ce35" table:formula="of:=LEFT([.H81];2)&amp;&quot;:&quot;&amp;RIGHT([.H81];2)" office:value-type="string" office:string-value="12:30">
            <text:p>12:30</text:p>
          </table:table-cell>
          <table:table-cell table:style-name="ce35" table:formula="of:=RIGHT([.D81];4)" office:value-type="string" office:string-value="1600">
            <text:p>1600</text:p>
          </table:table-cell>
          <table:table-cell table:style-name="ce35" table:formula="of:=LEFT([.J81];2)&amp;&quot;:&quot;&amp;RIGHT([.J81];2)" office:value-type="string" office:string-value="16:00">
            <text:p>16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6">
            <text:p>august 6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W park medal final</text:p>
          </table:table-cell>
          <table:table-cell table:style-name="ce9" office:value-type="string">
            <text:p>1730-1900</text:p>
          </table:table-cell>
          <table:table-cell/>
          <table:table-cell table:style-name="ce35" table:formula="of:=VLOOKUP([.B82];[$Venues.$A$1:.$D$206]; 2)" office:value-type="string" office:string-value="La Courneuve Shooting Range">
            <text:p>La Courneuve Shooting Range</text:p>
          </table:table-cell>
          <table:table-cell table:style-name="ce35" table:formula="of:=VLOOKUP([.B82];[$Venues.$A$1:.$D$206]; 3)" office:value-type="string" office:string-value="La Courneuve (Metro 13)">
            <text:p>La Courneuve (Metro 13)</text:p>
          </table:table-cell>
          <table:table-cell table:style-name="ce35" table:formula="of:=LEFT([.D82];4)" office:value-type="string" office:string-value="1730">
            <text:p>1730</text:p>
          </table:table-cell>
          <table:table-cell table:style-name="ce35" table:formula="of:=LEFT([.H82];2)&amp;&quot;:&quot;&amp;RIGHT([.H82];2)" office:value-type="string" office:string-value="17:30">
            <text:p>17:30</text:p>
          </table:table-cell>
          <table:table-cell table:style-name="ce35" table:formula="of:=RIGHT([.D82];4)" office:value-type="string" office:string-value="1900">
            <text:p>1900</text:p>
          </table:table-cell>
          <table:table-cell table:style-name="ce35" table:formula="of:=LEFT([.J82];2)&amp;&quot;:&quot;&amp;RIGHT([.J82];2)" office:value-type="string" office:string-value="19:00">
            <text:p>19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400-1600</text:p>
          </table:table-cell>
          <table:table-cell/>
          <table:table-cell table:style-name="ce35" table:formula="of:=VLOOKUP([.B83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83];[$Venues.$A$1:.$D$206]; 3)" office:value-type="string" office:string-value="Porte d'Auteuil (Metro 10)">
            <text:p>Porte d'Auteuil (Metro 10)</text:p>
          </table:table-cell>
          <table:table-cell table:style-name="ce35" table:formula="of:=LEFT([.D83];4)" office:value-type="string" office:string-value="1400">
            <text:p>1400</text:p>
          </table:table-cell>
          <table:table-cell table:style-name="ce35" table:formula="of:=LEFT([.H83];2)&amp;&quot;:&quot;&amp;RIGHT([.H83];2)" office:value-type="string" office:string-value="14:00">
            <text:p>14:00</text:p>
          </table:table-cell>
          <table:table-cell table:style-name="ce35" table:formula="of:=RIGHT([.D83];4)" office:value-type="string" office:string-value="1600">
            <text:p>1600</text:p>
          </table:table-cell>
          <table:table-cell table:style-name="ce35" table:formula="of:=LEFT([.J83];2)&amp;&quot;:&quot;&amp;RIGHT([.J83];2)" office:value-type="string" office:string-value="16:00">
            <text:p>16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semis</text:p>
          </table:table-cell>
          <table:table-cell table:style-name="ce9" office:value-type="string">
            <text:p>1900-2100</text:p>
          </table:table-cell>
          <table:table-cell/>
          <table:table-cell table:style-name="ce35" table:formula="of:=VLOOKUP([.B84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84];[$Venues.$A$1:.$D$206]; 3)" office:value-type="string" office:string-value="Porte d'Auteuil (Metro 10)">
            <text:p>Porte d'Auteuil (Metro 10)</text:p>
          </table:table-cell>
          <table:table-cell table:style-name="ce35" table:formula="of:=LEFT([.D84];4)" office:value-type="string" office:string-value="1900">
            <text:p>1900</text:p>
          </table:table-cell>
          <table:table-cell table:style-name="ce35" table:formula="of:=LEFT([.H84];2)&amp;&quot;:&quot;&amp;RIGHT([.H84];2)" office:value-type="string" office:string-value="19:00">
            <text:p>19:00</text:p>
          </table:table-cell>
          <table:table-cell table:style-name="ce35" table:formula="of:=RIGHT([.D84];4)" office:value-type="string" office:string-value="2100">
            <text:p>2100</text:p>
          </table:table-cell>
          <table:table-cell table:style-name="ce35" table:formula="of:=LEFT([.J84];2)&amp;&quot;:&quot;&amp;RIGHT([.J84];2)" office:value-type="string" office:string-value="21:00">
            <text:p>21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arathon race walk mixed relay final</text:p>
          </table:table-cell>
          <table:table-cell table:style-name="ce9" office:value-type="string">
            <text:p>0730-1050</text:p>
          </table:table-cell>
          <table:table-cell/>
          <table:table-cell table:style-name="ce35" table:formula="of:=VLOOKUP([.B85];[$Venues.$A$1:.$D$206]; 2)" office:value-type="string" office:string-value="Stade de France">
            <text:p>Stade de France</text:p>
          </table:table-cell>
          <table:table-cell table:style-name="ce35" table:formula="of:=VLOOKUP([.B8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85];4)" office:value-type="string" office:string-value="0730">
            <text:p>0730</text:p>
          </table:table-cell>
          <table:table-cell table:style-name="ce35" table:formula="of:=LEFT([.H85];2)&amp;&quot;:&quot;&amp;RIGHT([.H85];2)" office:value-type="string" office:string-value="07:30">
            <text:p>07:30</text:p>
          </table:table-cell>
          <table:table-cell table:style-name="ce35" table:formula="of:=RIGHT([.D85];4)" office:value-type="string" office:string-value="1050">
            <text:p>1050</text:p>
          </table:table-cell>
          <table:table-cell table:style-name="ce35" table:formula="of:=LEFT([.J85];2)&amp;&quot;:&quot;&amp;RIGHT([.J85];2)" office:value-type="string" office:string-value="10:50">
            <text:p>10:5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high jump qualification</text:p>
          </table:table-cell>
          <table:table-cell table:style-name="ce9" office:value-type="float" office:value="1005">
            <text:p>1005</text:p>
          </table:table-cell>
          <table:table-cell/>
          <table:table-cell table:style-name="ce35" table:formula="of:=VLOOKUP([.B86];[$Venues.$A$1:.$D$206]; 2)" office:value-type="string" office:string-value="Stade de France">
            <text:p>Stade de France</text:p>
          </table:table-cell>
          <table:table-cell table:style-name="ce35" table:formula="of:=VLOOKUP([.B8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86];4)" office:value-type="string" office:string-value="1005">
            <text:p>1005</text:p>
          </table:table-cell>
          <table:table-cell table:style-name="ce35" table:formula="of:=LEFT([.H86];2)&amp;&quot;:&quot;&amp;RIGHT([.H86];2)" office:value-type="string" office:string-value="10:05">
            <text:p>10:05</text:p>
          </table:table-cell>
          <table:table-cell table:style-name="ce35" table:formula="of:=RIGHT([.D86];4)" office:value-type="string" office:string-value="1005">
            <text:p>1005</text:p>
          </table:table-cell>
          <table:table-cell table:style-name="ce35" table:formula="of:=LEFT([.J86];2)&amp;&quot;:&quot;&amp;RIGHT([.J86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00m hurdles round 1</text:p>
          </table:table-cell>
          <table:table-cell table:style-name="ce9" office:value-type="float" office:value="1015">
            <text:p>1015</text:p>
          </table:table-cell>
          <table:table-cell/>
          <table:table-cell table:style-name="ce35" table:formula="of:=VLOOKUP([.B87];[$Venues.$A$1:.$D$206]; 2)" office:value-type="string" office:string-value="Stade de France">
            <text:p>Stade de France</text:p>
          </table:table-cell>
          <table:table-cell table:style-name="ce35" table:formula="of:=VLOOKUP([.B8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87];4)" office:value-type="string" office:string-value="1015">
            <text:p>1015</text:p>
          </table:table-cell>
          <table:table-cell table:style-name="ce35" table:formula="of:=LEFT([.H87];2)&amp;&quot;:&quot;&amp;RIGHT([.H87];2)" office:value-type="string" office:string-value="10:15">
            <text:p>10:15</text:p>
          </table:table-cell>
          <table:table-cell table:style-name="ce35" table:formula="of:=RIGHT([.D87];4)" office:value-type="string" office:string-value="1015">
            <text:p>1015</text:p>
          </table:table-cell>
          <table:table-cell table:style-name="ce35" table:formula="of:=LEFT([.J87];2)&amp;&quot;:&quot;&amp;RIGHT([.J87];2)" office:value-type="string" office:string-value="10:15">
            <text:p>10:1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javelin throw qualification A</text:p>
          </table:table-cell>
          <table:table-cell table:style-name="ce9" office:value-type="float" office:value="1025">
            <text:p>1025</text:p>
          </table:table-cell>
          <table:table-cell/>
          <table:table-cell table:style-name="ce35" table:formula="of:=VLOOKUP([.B88];[$Venues.$A$1:.$D$206]; 2)" office:value-type="string" office:string-value="Stade de France">
            <text:p>Stade de France</text:p>
          </table:table-cell>
          <table:table-cell table:style-name="ce35" table:formula="of:=VLOOKUP([.B8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88];4)" office:value-type="string" office:string-value="1025">
            <text:p>1025</text:p>
          </table:table-cell>
          <table:table-cell table:style-name="ce35" table:formula="of:=LEFT([.H88];2)&amp;&quot;:&quot;&amp;RIGHT([.H88];2)" office:value-type="string" office:string-value="10:25">
            <text:p>10:25</text:p>
          </table:table-cell>
          <table:table-cell table:style-name="ce35" table:formula="of:=RIGHT([.D88];4)" office:value-type="string" office:string-value="1025">
            <text:p>1025</text:p>
          </table:table-cell>
          <table:table-cell table:style-name="ce35" table:formula="of:=LEFT([.J88];2)&amp;&quot;:&quot;&amp;RIGHT([.J88];2)" office:value-type="string" office:string-value="10:25">
            <text:p>10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5000m round 1</text:p>
          </table:table-cell>
          <table:table-cell table:style-name="ce9" office:value-type="float" office:value="1100">
            <text:p>1100</text:p>
          </table:table-cell>
          <table:table-cell/>
          <table:table-cell table:style-name="ce35" table:formula="of:=VLOOKUP([.B89];[$Venues.$A$1:.$D$206]; 2)" office:value-type="string" office:string-value="Stade de France">
            <text:p>Stade de France</text:p>
          </table:table-cell>
          <table:table-cell table:style-name="ce35" table:formula="of:=VLOOKUP([.B8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89];4)" office:value-type="string" office:string-value="1100">
            <text:p>1100</text:p>
          </table:table-cell>
          <table:table-cell table:style-name="ce35" table:formula="of:=LEFT([.H89];2)&amp;&quot;:&quot;&amp;RIGHT([.H89];2)" office:value-type="string" office:string-value="11:00">
            <text:p>11:00</text:p>
          </table:table-cell>
          <table:table-cell table:style-name="ce35" table:formula="of:=RIGHT([.D89];4)" office:value-type="string" office:string-value="1100">
            <text:p>1100</text:p>
          </table:table-cell>
          <table:table-cell table:style-name="ce35" table:formula="of:=LEFT([.J89];2)&amp;&quot;:&quot;&amp;RIGHT([.J89];2)" office:value-type="string" office:string-value="11:00">
            <text:p>11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800m round 1</text:p>
          </table:table-cell>
          <table:table-cell table:style-name="ce9" office:value-type="float" office:value="1145">
            <text:p>1145</text:p>
          </table:table-cell>
          <table:table-cell/>
          <table:table-cell table:style-name="ce35" table:formula="of:=VLOOKUP([.B90];[$Venues.$A$1:.$D$206]; 2)" office:value-type="string" office:string-value="Stade de France">
            <text:p>Stade de France</text:p>
          </table:table-cell>
          <table:table-cell table:style-name="ce35" table:formula="of:=VLOOKUP([.B9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0];4)" office:value-type="string" office:string-value="1145">
            <text:p>1145</text:p>
          </table:table-cell>
          <table:table-cell table:style-name="ce35" table:formula="of:=LEFT([.H90];2)&amp;&quot;:&quot;&amp;RIGHT([.H90];2)" office:value-type="string" office:string-value="11:45">
            <text:p>11:45</text:p>
          </table:table-cell>
          <table:table-cell table:style-name="ce35" table:formula="of:=RIGHT([.D90];4)" office:value-type="string" office:string-value="1145">
            <text:p>1145</text:p>
          </table:table-cell>
          <table:table-cell table:style-name="ce35" table:formula="of:=LEFT([.J90];2)&amp;&quot;:&quot;&amp;RIGHT([.J90];2)" office:value-type="string" office:string-value="11:45">
            <text:p>11:4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javelin throw qualification B</text:p>
          </table:table-cell>
          <table:table-cell table:style-name="ce9" office:value-type="float" office:value="1150">
            <text:p>1150</text:p>
          </table:table-cell>
          <table:table-cell/>
          <table:table-cell table:style-name="ce35" table:formula="of:=VLOOKUP([.B91];[$Venues.$A$1:.$D$206]; 2)" office:value-type="string" office:string-value="Stade de France">
            <text:p>Stade de France</text:p>
          </table:table-cell>
          <table:table-cell table:style-name="ce35" table:formula="of:=VLOOKUP([.B9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1];4)" office:value-type="string" office:string-value="1150">
            <text:p>1150</text:p>
          </table:table-cell>
          <table:table-cell table:style-name="ce35" table:formula="of:=LEFT([.H91];2)&amp;&quot;:&quot;&amp;RIGHT([.H91];2)" office:value-type="string" office:string-value="11:50">
            <text:p>11:50</text:p>
          </table:table-cell>
          <table:table-cell table:style-name="ce35" table:formula="of:=RIGHT([.D91];4)" office:value-type="string" office:string-value="1150">
            <text:p>1150</text:p>
          </table:table-cell>
          <table:table-cell table:style-name="ce35" table:formula="of:=LEFT([.J91];2)&amp;&quot;:&quot;&amp;RIGHT([.J91];2)" office:value-type="string" office:string-value="11:50">
            <text:p>11:5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1500m repechage</text:p>
          </table:table-cell>
          <table:table-cell table:style-name="ce9" office:value-type="float" office:value="1235">
            <text:p>1235</text:p>
          </table:table-cell>
          <table:table-cell/>
          <table:table-cell table:style-name="ce35" table:formula="of:=VLOOKUP([.B92];[$Venues.$A$1:.$D$206]; 2)" office:value-type="string" office:string-value="Stade de France">
            <text:p>Stade de France</text:p>
          </table:table-cell>
          <table:table-cell table:style-name="ce35" table:formula="of:=VLOOKUP([.B9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2];4)" office:value-type="string" office:string-value="1235">
            <text:p>1235</text:p>
          </table:table-cell>
          <table:table-cell table:style-name="ce35" table:formula="of:=LEFT([.H92];2)&amp;&quot;:&quot;&amp;RIGHT([.H92];2)" office:value-type="string" office:string-value="12:35">
            <text:p>12:35</text:p>
          </table:table-cell>
          <table:table-cell table:style-name="ce35" table:formula="of:=RIGHT([.D92];4)" office:value-type="string" office:string-value="1235">
            <text:p>1235</text:p>
          </table:table-cell>
          <table:table-cell table:style-name="ce35" table:formula="of:=LEFT([.J92];2)&amp;&quot;:&quot;&amp;RIGHT([.J92];2)" office:value-type="string" office:string-value="12:35">
            <text:p>12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pole vault final</text:p>
          </table:table-cell>
          <table:table-cell table:style-name="ce9" office:value-type="float" office:value="1900">
            <text:p>1900</text:p>
          </table:table-cell>
          <table:table-cell/>
          <table:table-cell table:style-name="ce35" table:formula="of:=VLOOKUP([.B93];[$Venues.$A$1:.$D$206]; 2)" office:value-type="string" office:string-value="Stade de France">
            <text:p>Stade de France</text:p>
          </table:table-cell>
          <table:table-cell table:style-name="ce35" table:formula="of:=VLOOKUP([.B9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3];4)" office:value-type="string" office:string-value="1900">
            <text:p>1900</text:p>
          </table:table-cell>
          <table:table-cell table:style-name="ce35" table:formula="of:=LEFT([.H93];2)&amp;&quot;:&quot;&amp;RIGHT([.H93];2)" office:value-type="string" office:string-value="19:00">
            <text:p>19:00</text:p>
          </table:table-cell>
          <table:table-cell table:style-name="ce35" table:formula="of:=RIGHT([.D93];4)" office:value-type="string" office:string-value="1900">
            <text:p>1900</text:p>
          </table:table-cell>
          <table:table-cell table:style-name="ce35" table:formula="of:=LEFT([.J93];2)&amp;&quot;:&quot;&amp;RIGHT([.J93];2)" office:value-type="string" office:string-value="19:00">
            <text:p>19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110m hurdles semis</text:p>
          </table:table-cell>
          <table:table-cell table:style-name="ce9" office:value-type="float" office:value="1905">
            <text:p>1905</text:p>
          </table:table-cell>
          <table:table-cell/>
          <table:table-cell table:style-name="ce35" table:formula="of:=VLOOKUP([.B94];[$Venues.$A$1:.$D$206]; 2)" office:value-type="string" office:string-value="Stade de France">
            <text:p>Stade de France</text:p>
          </table:table-cell>
          <table:table-cell table:style-name="ce35" table:formula="of:=VLOOKUP([.B94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4];4)" office:value-type="string" office:string-value="1905">
            <text:p>1905</text:p>
          </table:table-cell>
          <table:table-cell table:style-name="ce35" table:formula="of:=LEFT([.H94];2)&amp;&quot;:&quot;&amp;RIGHT([.H94];2)" office:value-type="string" office:string-value="19:05">
            <text:p>19:05</text:p>
          </table:table-cell>
          <table:table-cell table:style-name="ce35" table:formula="of:=RIGHT([.D94];4)" office:value-type="string" office:string-value="1905">
            <text:p>1905</text:p>
          </table:table-cell>
          <table:table-cell table:style-name="ce35" table:formula="of:=LEFT([.J94];2)&amp;&quot;:&quot;&amp;RIGHT([.J94];2)" office:value-type="string" office:string-value="19:05">
            <text:p>19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triple jump qualification</text:p>
          </table:table-cell>
          <table:table-cell table:style-name="ce9" office:value-type="float" office:value="1915">
            <text:p>1915</text:p>
          </table:table-cell>
          <table:table-cell/>
          <table:table-cell table:style-name="ce35" table:formula="of:=VLOOKUP([.B95];[$Venues.$A$1:.$D$206]; 2)" office:value-type="string" office:string-value="Stade de France">
            <text:p>Stade de France</text:p>
          </table:table-cell>
          <table:table-cell table:style-name="ce35" table:formula="of:=VLOOKUP([.B9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5];4)" office:value-type="string" office:string-value="1915">
            <text:p>1915</text:p>
          </table:table-cell>
          <table:table-cell table:style-name="ce35" table:formula="of:=LEFT([.H95];2)&amp;&quot;:&quot;&amp;RIGHT([.H95];2)" office:value-type="string" office:string-value="19:15">
            <text:p>19:15</text:p>
          </table:table-cell>
          <table:table-cell table:style-name="ce35" table:formula="of:=RIGHT([.D95];4)" office:value-type="string" office:string-value="1915">
            <text:p>1915</text:p>
          </table:table-cell>
          <table:table-cell table:style-name="ce35" table:formula="of:=LEFT([.J95];2)&amp;&quot;:&quot;&amp;RIGHT([.J95];2)" office:value-type="string" office:string-value="19:15">
            <text:p>19:1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hurdles semis</text:p>
          </table:table-cell>
          <table:table-cell table:style-name="ce9" office:value-type="float" office:value="1935">
            <text:p>1935</text:p>
          </table:table-cell>
          <table:table-cell/>
          <table:table-cell table:style-name="ce35" table:formula="of:=VLOOKUP([.B96];[$Venues.$A$1:.$D$206]; 2)" office:value-type="string" office:string-value="Stade de France">
            <text:p>Stade de France</text:p>
          </table:table-cell>
          <table:table-cell table:style-name="ce35" table:formula="of:=VLOOKUP([.B9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6];4)" office:value-type="string" office:string-value="1935">
            <text:p>1935</text:p>
          </table:table-cell>
          <table:table-cell table:style-name="ce35" table:formula="of:=LEFT([.H96];2)&amp;&quot;:&quot;&amp;RIGHT([.H96];2)" office:value-type="string" office:string-value="19:35">
            <text:p>19:35</text:p>
          </table:table-cell>
          <table:table-cell table:style-name="ce35" table:formula="of:=RIGHT([.D96];4)" office:value-type="string" office:string-value="1935">
            <text:p>1935</text:p>
          </table:table-cell>
          <table:table-cell table:style-name="ce35" table:formula="of:=LEFT([.J96];2)&amp;&quot;:&quot;&amp;RIGHT([.J96];2)" office:value-type="string" office:string-value="19:35">
            <text:p>19:3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200m semis</text:p>
          </table:table-cell>
          <table:table-cell table:style-name="ce9" office:value-type="float" office:value="2002">
            <text:p>2002</text:p>
          </table:table-cell>
          <table:table-cell/>
          <table:table-cell table:style-name="ce35" table:formula="of:=VLOOKUP([.B97];[$Venues.$A$1:.$D$206]; 2)" office:value-type="string" office:string-value="Stade de France">
            <text:p>Stade de France</text:p>
          </table:table-cell>
          <table:table-cell table:style-name="ce35" table:formula="of:=VLOOKUP([.B9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7];4)" office:value-type="string" office:string-value="2002">
            <text:p>2002</text:p>
          </table:table-cell>
          <table:table-cell table:style-name="ce35" table:formula="of:=LEFT([.H97];2)&amp;&quot;:&quot;&amp;RIGHT([.H97];2)" office:value-type="string" office:string-value="20:02">
            <text:p>20:02</text:p>
          </table:table-cell>
          <table:table-cell table:style-name="ce35" table:formula="of:=RIGHT([.D97];4)" office:value-type="string" office:string-value="2002">
            <text:p>2002</text:p>
          </table:table-cell>
          <table:table-cell table:style-name="ce35" table:formula="of:=LEFT([.J97];2)&amp;&quot;:&quot;&amp;RIGHT([.J97];2)" office:value-type="string" office:string-value="20:02">
            <text:p>20:02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discus throw final</text:p>
          </table:table-cell>
          <table:table-cell table:style-name="ce9" office:value-type="float" office:value="2025">
            <text:p>2025</text:p>
          </table:table-cell>
          <table:table-cell/>
          <table:table-cell table:style-name="ce35" table:formula="of:=VLOOKUP([.B98];[$Venues.$A$1:.$D$206]; 2)" office:value-type="string" office:string-value="Stade de France">
            <text:p>Stade de France</text:p>
          </table:table-cell>
          <table:table-cell table:style-name="ce35" table:formula="of:=VLOOKUP([.B9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8];4)" office:value-type="string" office:string-value="2025">
            <text:p>2025</text:p>
          </table:table-cell>
          <table:table-cell table:style-name="ce35" table:formula="of:=LEFT([.H98];2)&amp;&quot;:&quot;&amp;RIGHT([.H98];2)" office:value-type="string" office:string-value="20:25">
            <text:p>20:25</text:p>
          </table:table-cell>
          <table:table-cell table:style-name="ce35" table:formula="of:=RIGHT([.D98];4)" office:value-type="string" office:string-value="2025">
            <text:p>2025</text:p>
          </table:table-cell>
          <table:table-cell table:style-name="ce35" table:formula="of:=LEFT([.J98];2)&amp;&quot;:&quot;&amp;RIGHT([.J98];2)" office:value-type="string" office:string-value="20:25">
            <text:p>20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W 400m semis</text:p>
          </table:table-cell>
          <table:table-cell table:style-name="ce9" office:value-type="float" office:value="2045">
            <text:p>2045</text:p>
          </table:table-cell>
          <table:table-cell/>
          <table:table-cell table:style-name="ce35" table:formula="of:=VLOOKUP([.B99];[$Venues.$A$1:.$D$206]; 2)" office:value-type="string" office:string-value="Stade de France">
            <text:p>Stade de France</text:p>
          </table:table-cell>
          <table:table-cell table:style-name="ce35" table:formula="of:=VLOOKUP([.B9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99];4)" office:value-type="string" office:string-value="2045">
            <text:p>2045</text:p>
          </table:table-cell>
          <table:table-cell table:style-name="ce35" table:formula="of:=LEFT([.H99];2)&amp;&quot;:&quot;&amp;RIGHT([.H99];2)" office:value-type="string" office:string-value="20:45">
            <text:p>20:45</text:p>
          </table:table-cell>
          <table:table-cell table:style-name="ce35" table:formula="of:=RIGHT([.D99];4)" office:value-type="string" office:string-value="2045">
            <text:p>2045</text:p>
          </table:table-cell>
          <table:table-cell table:style-name="ce35" table:formula="of:=LEFT([.J99];2)&amp;&quot;:&quot;&amp;RIGHT([.J99];2)" office:value-type="string" office:string-value="20:45">
            <text:p>20:4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400m final</text:p>
          </table:table-cell>
          <table:table-cell table:style-name="ce9" office:value-type="float" office:value="2120">
            <text:p>2120</text:p>
          </table:table-cell>
          <table:table-cell/>
          <table:table-cell table:style-name="ce35" table:formula="of:=VLOOKUP([.B100];[$Venues.$A$1:.$D$206]; 2)" office:value-type="string" office:string-value="Stade de France">
            <text:p>Stade de France</text:p>
          </table:table-cell>
          <table:table-cell table:style-name="ce35" table:formula="of:=VLOOKUP([.B10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00];4)" office:value-type="string" office:string-value="2120">
            <text:p>2120</text:p>
          </table:table-cell>
          <table:table-cell table:style-name="ce35" table:formula="of:=LEFT([.H100];2)&amp;&quot;:&quot;&amp;RIGHT([.H100];2)" office:value-type="string" office:string-value="21:20">
            <text:p>21:20</text:p>
          </table:table-cell>
          <table:table-cell table:style-name="ce35" table:formula="of:=RIGHT([.D100];4)" office:value-type="string" office:string-value="2120">
            <text:p>2120</text:p>
          </table:table-cell>
          <table:table-cell table:style-name="ce35" table:formula="of:=LEFT([.J100];2)&amp;&quot;:&quot;&amp;RIGHT([.J100];2)" office:value-type="string" office:string-value="21:20">
            <text:p>21:2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Athletics</text:p>
          </table:table-cell>
          <table:table-cell table:style-name="ce9" office:value-type="string">
            <text:p>M 3000m steeplechase final</text:p>
          </table:table-cell>
          <table:table-cell table:style-name="ce9" office:value-type="float" office:value="2140">
            <text:p>2140</text:p>
          </table:table-cell>
          <table:table-cell/>
          <table:table-cell table:style-name="ce35" table:formula="of:=VLOOKUP([.B101];[$Venues.$A$1:.$D$206]; 2)" office:value-type="string" office:string-value="Stade de France">
            <text:p>Stade de France</text:p>
          </table:table-cell>
          <table:table-cell table:style-name="ce35" table:formula="of:=VLOOKUP([.B10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01];4)" office:value-type="string" office:string-value="2140">
            <text:p>2140</text:p>
          </table:table-cell>
          <table:table-cell table:style-name="ce35" table:formula="of:=LEFT([.H101];2)&amp;&quot;:&quot;&amp;RIGHT([.H101];2)" office:value-type="string" office:string-value="21:40">
            <text:p>21:40</text:p>
          </table:table-cell>
          <table:table-cell table:style-name="ce35" table:formula="of:=RIGHT([.D101];4)" office:value-type="string" office:string-value="2140">
            <text:p>2140</text:p>
          </table:table-cell>
          <table:table-cell table:style-name="ce35" table:formula="of:=LEFT([.J101];2)&amp;&quot;:&quot;&amp;RIGHT([.J101];2)" office:value-type="string" office:string-value="21:40">
            <text:p>21:4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M park preliminaries</text:p>
          </table:table-cell>
          <table:table-cell table:style-name="ce9" office:value-type="string">
            <text:p>1230-1600</text:p>
          </table:table-cell>
          <table:table-cell/>
          <table:table-cell table:style-name="ce35" table:formula="of:=VLOOKUP([.B102];[$Venues.$A$1:.$D$206]; 2)" office:value-type="string" office:string-value="La Courneuve Shooting Range">
            <text:p>La Courneuve Shooting Range</text:p>
          </table:table-cell>
          <table:table-cell table:style-name="ce35" table:formula="of:=VLOOKUP([.B102];[$Venues.$A$1:.$D$206]; 3)" office:value-type="string" office:string-value="La Courneuve (Metro 13)">
            <text:p>La Courneuve (Metro 13)</text:p>
          </table:table-cell>
          <table:table-cell table:style-name="ce35" table:formula="of:=LEFT([.D102];4)" office:value-type="string" office:string-value="1230">
            <text:p>1230</text:p>
          </table:table-cell>
          <table:table-cell table:style-name="ce35" table:formula="of:=LEFT([.H102];2)&amp;&quot;:&quot;&amp;RIGHT([.H102];2)" office:value-type="string" office:string-value="12:30">
            <text:p>12:30</text:p>
          </table:table-cell>
          <table:table-cell table:style-name="ce35" table:formula="of:=RIGHT([.D102];4)" office:value-type="string" office:string-value="1600">
            <text:p>1600</text:p>
          </table:table-cell>
          <table:table-cell table:style-name="ce35" table:formula="of:=LEFT([.J102];2)&amp;&quot;:&quot;&amp;RIGHT([.J102];2)" office:value-type="string" office:string-value="16:00">
            <text:p>16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7">
            <text:p>august 7</text:p>
          </table:table-cell>
          <table:table-cell table:style-name="ce9" office:value-type="string">
            <text:p>Skateboard</text:p>
          </table:table-cell>
          <table:table-cell table:style-name="ce9" office:value-type="string">
            <text:p>M park medal final</text:p>
          </table:table-cell>
          <table:table-cell table:style-name="ce9" office:value-type="string">
            <text:p>1730-1900</text:p>
          </table:table-cell>
          <table:table-cell/>
          <table:table-cell table:style-name="ce35" table:formula="of:=VLOOKUP([.B103];[$Venues.$A$1:.$D$206]; 2)" office:value-type="string" office:string-value="La Courneuve Shooting Range">
            <text:p>La Courneuve Shooting Range</text:p>
          </table:table-cell>
          <table:table-cell table:style-name="ce35" table:formula="of:=VLOOKUP([.B103];[$Venues.$A$1:.$D$206]; 3)" office:value-type="string" office:string-value="La Courneuve (Metro 13)">
            <text:p>La Courneuve (Metro 13)</text:p>
          </table:table-cell>
          <table:table-cell table:style-name="ce35" table:formula="of:=LEFT([.D103];4)" office:value-type="string" office:string-value="1730">
            <text:p>1730</text:p>
          </table:table-cell>
          <table:table-cell table:style-name="ce35" table:formula="of:=LEFT([.H103];2)&amp;&quot;:&quot;&amp;RIGHT([.H103];2)" office:value-type="string" office:string-value="17:30">
            <text:p>17:30</text:p>
          </table:table-cell>
          <table:table-cell table:style-name="ce35" table:formula="of:=RIGHT([.D103];4)" office:value-type="string" office:string-value="1900">
            <text:p>1900</text:p>
          </table:table-cell>
          <table:table-cell table:style-name="ce35" table:formula="of:=LEFT([.J103];2)&amp;&quot;:&quot;&amp;RIGHT([.J103];2)" office:value-type="string" office:string-value="19:00">
            <text:p>19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bronze-medal game</text:p>
          </table:table-cell>
          <table:table-cell table:style-name="ce9" office:value-type="string">
            <text:p>1400-1600</text:p>
          </table:table-cell>
          <table:table-cell/>
          <table:table-cell table:style-name="ce35" table:formula="of:=VLOOKUP([.B104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04];[$Venues.$A$1:.$D$206]; 3)" office:value-type="string" office:string-value="Porte d'Auteuil (Metro 10)">
            <text:p>Porte d'Auteuil (Metro 10)</text:p>
          </table:table-cell>
          <table:table-cell table:style-name="ce35" table:formula="of:=LEFT([.D104];4)" office:value-type="string" office:string-value="1400">
            <text:p>1400</text:p>
          </table:table-cell>
          <table:table-cell table:style-name="ce35" table:formula="of:=LEFT([.H104];2)&amp;&quot;:&quot;&amp;RIGHT([.H104];2)" office:value-type="string" office:string-value="14:00">
            <text:p>14:00</text:p>
          </table:table-cell>
          <table:table-cell table:style-name="ce35" table:formula="of:=RIGHT([.D104];4)" office:value-type="string" office:string-value="1600">
            <text:p>1600</text:p>
          </table:table-cell>
          <table:table-cell table:style-name="ce35" table:formula="of:=LEFT([.J104];2)&amp;&quot;:&quot;&amp;RIGHT([.J104];2)" office:value-type="string" office:string-value="16:00">
            <text:p>16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M gold-medal game</text:p>
          </table:table-cell>
          <table:table-cell table:style-name="ce9" office:value-type="string">
            <text:p>1900-2130</text:p>
          </table:table-cell>
          <table:table-cell/>
          <table:table-cell table:style-name="ce35" table:formula="of:=VLOOKUP([.B105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05];[$Venues.$A$1:.$D$206]; 3)" office:value-type="string" office:string-value="Porte d'Auteuil (Metro 10)">
            <text:p>Porte d'Auteuil (Metro 10)</text:p>
          </table:table-cell>
          <table:table-cell table:style-name="ce35" table:formula="of:=LEFT([.D105];4)" office:value-type="string" office:string-value="1900">
            <text:p>1900</text:p>
          </table:table-cell>
          <table:table-cell table:style-name="ce35" table:formula="of:=LEFT([.H105];2)&amp;&quot;:&quot;&amp;RIGHT([.H105];2)" office:value-type="string" office:string-value="19:00">
            <text:p>19:00</text:p>
          </table:table-cell>
          <table:table-cell table:style-name="ce35" table:formula="of:=RIGHT([.D105];4)" office:value-type="string" office:string-value="2130">
            <text:p>2130</text:p>
          </table:table-cell>
          <table:table-cell table:style-name="ce35" table:formula="of:=LEFT([.J105];2)&amp;&quot;:&quot;&amp;RIGHT([.J105];2)" office:value-type="string" office:string-value="21:30">
            <text:p>21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100m hurdles</text:p>
          </table:table-cell>
          <table:table-cell table:style-name="ce9" office:value-type="float" office:value="1005">
            <text:p>1005</text:p>
          </table:table-cell>
          <table:table-cell/>
          <table:table-cell table:style-name="ce35" table:formula="of:=VLOOKUP([.B106];[$Venues.$A$1:.$D$206]; 2)" office:value-type="string" office:string-value="Stade de France">
            <text:p>Stade de France</text:p>
          </table:table-cell>
          <table:table-cell table:style-name="ce35" table:formula="of:=VLOOKUP([.B10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06];4)" office:value-type="string" office:string-value="1005">
            <text:p>1005</text:p>
          </table:table-cell>
          <table:table-cell table:style-name="ce35" table:formula="of:=LEFT([.H106];2)&amp;&quot;:&quot;&amp;RIGHT([.H106];2)" office:value-type="string" office:string-value="10:05">
            <text:p>10:05</text:p>
          </table:table-cell>
          <table:table-cell table:style-name="ce35" table:formula="of:=RIGHT([.D106];4)" office:value-type="string" office:string-value="1005">
            <text:p>1005</text:p>
          </table:table-cell>
          <table:table-cell table:style-name="ce35" table:formula="of:=LEFT([.J106];2)&amp;&quot;:&quot;&amp;RIGHT([.J106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shot put qualification</text:p>
          </table:table-cell>
          <table:table-cell table:style-name="ce9" office:value-type="float" office:value="1025">
            <text:p>1025</text:p>
          </table:table-cell>
          <table:table-cell/>
          <table:table-cell table:style-name="ce35" table:formula="of:=VLOOKUP([.B107];[$Venues.$A$1:.$D$206]; 2)" office:value-type="string" office:string-value="Stade de France">
            <text:p>Stade de France</text:p>
          </table:table-cell>
          <table:table-cell table:style-name="ce35" table:formula="of:=VLOOKUP([.B10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07];4)" office:value-type="string" office:string-value="1025">
            <text:p>1025</text:p>
          </table:table-cell>
          <table:table-cell table:style-name="ce35" table:formula="of:=LEFT([.H107];2)&amp;&quot;:&quot;&amp;RIGHT([.H107];2)" office:value-type="string" office:string-value="10:25">
            <text:p>10:25</text:p>
          </table:table-cell>
          <table:table-cell table:style-name="ce35" table:formula="of:=RIGHT([.D107];4)" office:value-type="string" office:string-value="1025">
            <text:p>1025</text:p>
          </table:table-cell>
          <table:table-cell table:style-name="ce35" table:formula="of:=LEFT([.J107];2)&amp;&quot;:&quot;&amp;RIGHT([.J107];2)" office:value-type="string" office:string-value="10:25">
            <text:p>10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long jump final</text:p>
          </table:table-cell>
          <table:table-cell table:style-name="ce9" office:value-type="float" office:value="2000">
            <text:p>2000</text:p>
          </table:table-cell>
          <table:table-cell/>
          <table:table-cell table:style-name="ce35" table:formula="of:=VLOOKUP([.B108];[$Venues.$A$1:.$D$206]; 2)" office:value-type="string" office:string-value="Stade de France">
            <text:p>Stade de France</text:p>
          </table:table-cell>
          <table:table-cell table:style-name="ce35" table:formula="of:=VLOOKUP([.B10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08];4)" office:value-type="string" office:string-value="2000">
            <text:p>2000</text:p>
          </table:table-cell>
          <table:table-cell table:style-name="ce35" table:formula="of:=LEFT([.H108];2)&amp;&quot;:&quot;&amp;RIGHT([.H108];2)" office:value-type="string" office:string-value="20:00">
            <text:p>20:00</text:p>
          </table:table-cell>
          <table:table-cell table:style-name="ce35" table:formula="of:=RIGHT([.D108];4)" office:value-type="string" office:string-value="2000">
            <text:p>2000</text:p>
          </table:table-cell>
          <table:table-cell table:style-name="ce35" table:formula="of:=LEFT([.J108];2)&amp;&quot;:&quot;&amp;RIGHT([.J108];2)" office:value-type="string" office:string-value="20:00">
            <text:p>20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javelin throw final</text:p>
          </table:table-cell>
          <table:table-cell table:style-name="ce9" office:value-type="float" office:value="2025">
            <text:p>2025</text:p>
          </table:table-cell>
          <table:table-cell/>
          <table:table-cell table:style-name="ce35" table:formula="of:=VLOOKUP([.B109];[$Venues.$A$1:.$D$206]; 2)" office:value-type="string" office:string-value="Stade de France">
            <text:p>Stade de France</text:p>
          </table:table-cell>
          <table:table-cell table:style-name="ce35" table:formula="of:=VLOOKUP([.B10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09];4)" office:value-type="string" office:string-value="2025">
            <text:p>2025</text:p>
          </table:table-cell>
          <table:table-cell table:style-name="ce35" table:formula="of:=LEFT([.H109];2)&amp;&quot;:&quot;&amp;RIGHT([.H109];2)" office:value-type="string" office:string-value="20:25">
            <text:p>20:25</text:p>
          </table:table-cell>
          <table:table-cell table:style-name="ce35" table:formula="of:=RIGHT([.D109];4)" office:value-type="string" office:string-value="2025">
            <text:p>2025</text:p>
          </table:table-cell>
          <table:table-cell table:style-name="ce35" table:formula="of:=LEFT([.J109];2)&amp;&quot;:&quot;&amp;RIGHT([.J109];2)" office:value-type="string" office:string-value="20:25">
            <text:p>20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200m final</text:p>
          </table:table-cell>
          <table:table-cell table:style-name="ce9" office:value-type="float" office:value="2030">
            <text:p>2030</text:p>
          </table:table-cell>
          <table:table-cell/>
          <table:table-cell table:style-name="ce35" table:formula="of:=VLOOKUP([.B110];[$Venues.$A$1:.$D$206]; 2)" office:value-type="string" office:string-value="Stade de France">
            <text:p>Stade de France</text:p>
          </table:table-cell>
          <table:table-cell table:style-name="ce35" table:formula="of:=VLOOKUP([.B11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0];4)" office:value-type="string" office:string-value="2030">
            <text:p>2030</text:p>
          </table:table-cell>
          <table:table-cell table:style-name="ce35" table:formula="of:=LEFT([.H110];2)&amp;&quot;:&quot;&amp;RIGHT([.H110];2)" office:value-type="string" office:string-value="20:30">
            <text:p>20:30</text:p>
          </table:table-cell>
          <table:table-cell table:style-name="ce35" table:formula="of:=RIGHT([.D110];4)" office:value-type="string" office:string-value="2030">
            <text:p>2030</text:p>
          </table:table-cell>
          <table:table-cell table:style-name="ce35" table:formula="of:=LEFT([.J110];2)&amp;&quot;:&quot;&amp;RIGHT([.J110];2)" office:value-type="string" office:string-value="20:30">
            <text:p>20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200m</text:p>
          </table:table-cell>
          <table:table-cell table:style-name="ce9" office:value-type="float" office:value="2055">
            <text:p>2055</text:p>
          </table:table-cell>
          <table:table-cell/>
          <table:table-cell table:style-name="ce35" table:formula="of:=VLOOKUP([.B111];[$Venues.$A$1:.$D$206]; 2)" office:value-type="string" office:string-value="Stade de France">
            <text:p>Stade de France</text:p>
          </table:table-cell>
          <table:table-cell table:style-name="ce35" table:formula="of:=VLOOKUP([.B11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1];4)" office:value-type="string" office:string-value="2055">
            <text:p>2055</text:p>
          </table:table-cell>
          <table:table-cell table:style-name="ce35" table:formula="of:=LEFT([.H111];2)&amp;&quot;:&quot;&amp;RIGHT([.H111];2)" office:value-type="string" office:string-value="20:55">
            <text:p>20:55</text:p>
          </table:table-cell>
          <table:table-cell table:style-name="ce35" table:formula="of:=RIGHT([.D111];4)" office:value-type="string" office:string-value="2055">
            <text:p>2055</text:p>
          </table:table-cell>
          <table:table-cell table:style-name="ce35" table:formula="of:=LEFT([.J111];2)&amp;&quot;:&quot;&amp;RIGHT([.J111];2)" office:value-type="string" office:string-value="20:55">
            <text:p>20:5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00m hurdles final</text:p>
          </table:table-cell>
          <table:table-cell table:style-name="ce9" office:value-type="float" office:value="2125">
            <text:p>2125</text:p>
          </table:table-cell>
          <table:table-cell/>
          <table:table-cell table:style-name="ce35" table:formula="of:=VLOOKUP([.B112];[$Venues.$A$1:.$D$206]; 2)" office:value-type="string" office:string-value="Stade de France">
            <text:p>Stade de France</text:p>
          </table:table-cell>
          <table:table-cell table:style-name="ce35" table:formula="of:=VLOOKUP([.B11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2];4)" office:value-type="string" office:string-value="2125">
            <text:p>2125</text:p>
          </table:table-cell>
          <table:table-cell table:style-name="ce35" table:formula="of:=LEFT([.H112];2)&amp;&quot;:&quot;&amp;RIGHT([.H112];2)" office:value-type="string" office:string-value="21:25">
            <text:p>21:25</text:p>
          </table:table-cell>
          <table:table-cell table:style-name="ce35" table:formula="of:=RIGHT([.D112];4)" office:value-type="string" office:string-value="2125">
            <text:p>2125</text:p>
          </table:table-cell>
          <table:table-cell table:style-name="ce35" table:formula="of:=LEFT([.J112];2)&amp;&quot;:&quot;&amp;RIGHT([.J112];2)" office:value-type="string" office:string-value="21:25">
            <text:p>21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110m hurdles final</text:p>
          </table:table-cell>
          <table:table-cell table:style-name="ce9" office:value-type="float" office:value="2145">
            <text:p>2145</text:p>
          </table:table-cell>
          <table:table-cell/>
          <table:table-cell table:style-name="ce35" table:formula="of:=VLOOKUP([.B113];[$Venues.$A$1:.$D$206]; 2)" office:value-type="string" office:string-value="Stade de France">
            <text:p>Stade de France</text:p>
          </table:table-cell>
          <table:table-cell table:style-name="ce35" table:formula="of:=VLOOKUP([.B11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3];4)" office:value-type="string" office:string-value="2145">
            <text:p>2145</text:p>
          </table:table-cell>
          <table:table-cell table:style-name="ce35" table:formula="of:=LEFT([.H113];2)&amp;&quot;:&quot;&amp;RIGHT([.H113];2)" office:value-type="string" office:string-value="21:45">
            <text:p>21:45</text:p>
          </table:table-cell>
          <table:table-cell table:style-name="ce35" table:formula="of:=RIGHT([.D113];4)" office:value-type="string" office:string-value="2145">
            <text:p>2145</text:p>
          </table:table-cell>
          <table:table-cell table:style-name="ce35" table:formula="of:=LEFT([.J113];2)&amp;&quot;:&quot;&amp;RIGHT([.J113];2)" office:value-type="string" office:string-value="21:45">
            <text:p>21:4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8">
            <text:p>august 8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W 10km marathon final</text:p>
          </table:table-cell>
          <table:table-cell table:style-name="ce9" office:value-type="string">
            <text:p>0730-1030</text:p>
          </table:table-cell>
          <table:table-cell/>
          <table:table-cell table:style-name="ce35" table:formula="of:=VLOOKUP([.B114];[$Venues.$A$1:.$D$206]; 2)" office:value-type="string" office:string-value="Place de la Concorde">
            <text:p>Place de la Concorde</text:p>
          </table:table-cell>
          <table:table-cell table:style-name="ce35" table:formula="of:=VLOOKUP([.B114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114];4)" office:value-type="string" office:string-value="0730">
            <text:p>0730</text:p>
          </table:table-cell>
          <table:table-cell table:style-name="ce35" table:formula="of:=LEFT([.H114];2)&amp;&quot;:&quot;&amp;RIGHT([.H114];2)" office:value-type="string" office:string-value="07:30">
            <text:p>07:30</text:p>
          </table:table-cell>
          <table:table-cell table:style-name="ce35" table:formula="of:=RIGHT([.D114];4)" office:value-type="string" office:string-value="1030">
            <text:p>1030</text:p>
          </table:table-cell>
          <table:table-cell table:style-name="ce35" table:formula="of:=LEFT([.J114];2)&amp;&quot;:&quot;&amp;RIGHT([.J114];2)" office:value-type="string" office:string-value="10:30">
            <text:p>10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bronze-medal game</text:p>
          </table:table-cell>
          <table:table-cell table:style-name="ce9" office:value-type="string">
            <text:p>1400-1600</text:p>
          </table:table-cell>
          <table:table-cell/>
          <table:table-cell table:style-name="ce35" table:formula="of:=VLOOKUP([.B115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15];[$Venues.$A$1:.$D$206]; 3)" office:value-type="string" office:string-value="Porte d'Auteuil (Metro 10)">
            <text:p>Porte d'Auteuil (Metro 10)</text:p>
          </table:table-cell>
          <table:table-cell table:style-name="ce35" table:formula="of:=LEFT([.D115];4)" office:value-type="string" office:string-value="1400">
            <text:p>1400</text:p>
          </table:table-cell>
          <table:table-cell table:style-name="ce35" table:formula="of:=LEFT([.H115];2)&amp;&quot;:&quot;&amp;RIGHT([.H115];2)" office:value-type="string" office:string-value="14:00">
            <text:p>14:00</text:p>
          </table:table-cell>
          <table:table-cell table:style-name="ce35" table:formula="of:=RIGHT([.D115];4)" office:value-type="string" office:string-value="1600">
            <text:p>1600</text:p>
          </table:table-cell>
          <table:table-cell table:style-name="ce35" table:formula="of:=LEFT([.J115];2)&amp;&quot;:&quot;&amp;RIGHT([.J115];2)" office:value-type="string" office:string-value="16:00">
            <text:p>16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Hockey</text:p>
          </table:table-cell>
          <table:table-cell table:style-name="ce9" office:value-type="string">
            <text:p>W gold-medal game</text:p>
          </table:table-cell>
          <table:table-cell table:style-name="ce9" office:value-type="string">
            <text:p>2000-2230</text:p>
          </table:table-cell>
          <table:table-cell/>
          <table:table-cell table:style-name="ce35" table:formula="of:=VLOOKUP([.B116];[$Venues.$A$1:.$D$206]; 2)" office:value-type="string" office:string-value="Stade Roland Garros (Court Suzanne Lenglen)">
            <text:p>Stade Roland Garros (Court Suzanne Lenglen)</text:p>
          </table:table-cell>
          <table:table-cell table:style-name="ce35" table:formula="of:=VLOOKUP([.B116];[$Venues.$A$1:.$D$206]; 3)" office:value-type="string" office:string-value="Porte d'Auteuil (Metro 10)">
            <text:p>Porte d'Auteuil (Metro 10)</text:p>
          </table:table-cell>
          <table:table-cell table:style-name="ce35" table:formula="of:=LEFT([.D116];4)" office:value-type="string" office:string-value="2000">
            <text:p>2000</text:p>
          </table:table-cell>
          <table:table-cell table:style-name="ce35" table:formula="of:=LEFT([.H116];2)&amp;&quot;:&quot;&amp;RIGHT([.H116];2)" office:value-type="string" office:string-value="20:00">
            <text:p>20:00</text:p>
          </table:table-cell>
          <table:table-cell table:style-name="ce35" table:formula="of:=RIGHT([.D116];4)" office:value-type="string" office:string-value="2230">
            <text:p>2230</text:p>
          </table:table-cell>
          <table:table-cell table:style-name="ce35" table:formula="of:=LEFT([.J116];2)&amp;&quot;:&quot;&amp;RIGHT([.J116];2)" office:value-type="string" office:string-value="22:30">
            <text:p>2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long jump</text:p>
          </table:table-cell>
          <table:table-cell table:style-name="ce9" office:value-type="float" office:value="1005">
            <text:p>1005</text:p>
          </table:table-cell>
          <table:table-cell/>
          <table:table-cell table:style-name="ce35" table:formula="of:=VLOOKUP([.B117];[$Venues.$A$1:.$D$206]; 2)" office:value-type="string" office:string-value="Stade de France">
            <text:p>Stade de France</text:p>
          </table:table-cell>
          <table:table-cell table:style-name="ce35" table:formula="of:=VLOOKUP([.B11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7];4)" office:value-type="string" office:string-value="1005">
            <text:p>1005</text:p>
          </table:table-cell>
          <table:table-cell table:style-name="ce35" table:formula="of:=LEFT([.H117];2)&amp;&quot;:&quot;&amp;RIGHT([.H117];2)" office:value-type="string" office:string-value="10:05">
            <text:p>10:05</text:p>
          </table:table-cell>
          <table:table-cell table:style-name="ce35" table:formula="of:=RIGHT([.D117];4)" office:value-type="string" office:string-value="1005">
            <text:p>1005</text:p>
          </table:table-cell>
          <table:table-cell table:style-name="ce35" table:formula="of:=LEFT([.J117];2)&amp;&quot;:&quot;&amp;RIGHT([.J117];2)" office:value-type="string" office:string-value="10:05">
            <text:p>10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x400m relay round 1</text:p>
          </table:table-cell>
          <table:table-cell table:style-name="ce9" office:value-type="float" office:value="1040">
            <text:p>1040</text:p>
          </table:table-cell>
          <table:table-cell/>
          <table:table-cell table:style-name="ce35" table:formula="of:=VLOOKUP([.B118];[$Venues.$A$1:.$D$206]; 2)" office:value-type="string" office:string-value="Stade de France">
            <text:p>Stade de France</text:p>
          </table:table-cell>
          <table:table-cell table:style-name="ce35" table:formula="of:=VLOOKUP([.B11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8];4)" office:value-type="string" office:string-value="1040">
            <text:p>1040</text:p>
          </table:table-cell>
          <table:table-cell table:style-name="ce35" table:formula="of:=LEFT([.H118];2)&amp;&quot;:&quot;&amp;RIGHT([.H118];2)" office:value-type="string" office:string-value="10:40">
            <text:p>10:40</text:p>
          </table:table-cell>
          <table:table-cell table:style-name="ce35" table:formula="of:=RIGHT([.D118];4)" office:value-type="string" office:string-value="1040">
            <text:p>1040</text:p>
          </table:table-cell>
          <table:table-cell table:style-name="ce35" table:formula="of:=LEFT([.J118];2)&amp;&quot;:&quot;&amp;RIGHT([.J118];2)" office:value-type="string" office:string-value="10:40">
            <text:p>10:4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x400m relay round 1</text:p>
          </table:table-cell>
          <table:table-cell table:style-name="ce9" office:value-type="float" office:value="1105">
            <text:p>1105</text:p>
          </table:table-cell>
          <table:table-cell/>
          <table:table-cell table:style-name="ce35" table:formula="of:=VLOOKUP([.B119];[$Venues.$A$1:.$D$206]; 2)" office:value-type="string" office:string-value="Stade de France">
            <text:p>Stade de France</text:p>
          </table:table-cell>
          <table:table-cell table:style-name="ce35" table:formula="of:=VLOOKUP([.B11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19];4)" office:value-type="string" office:string-value="1105">
            <text:p>1105</text:p>
          </table:table-cell>
          <table:table-cell table:style-name="ce35" table:formula="of:=LEFT([.H119];2)&amp;&quot;:&quot;&amp;RIGHT([.H119];2)" office:value-type="string" office:string-value="11:05">
            <text:p>11:05</text:p>
          </table:table-cell>
          <table:table-cell table:style-name="ce35" table:formula="of:=RIGHT([.D119];4)" office:value-type="string" office:string-value="1105">
            <text:p>1105</text:p>
          </table:table-cell>
          <table:table-cell table:style-name="ce35" table:formula="of:=LEFT([.J119];2)&amp;&quot;:&quot;&amp;RIGHT([.J119];2)" office:value-type="string" office:string-value="11:05">
            <text:p>11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javelin throw A</text:p>
          </table:table-cell>
          <table:table-cell table:style-name="ce9" office:value-type="float" office:value="1120">
            <text:p>1120</text:p>
          </table:table-cell>
          <table:table-cell/>
          <table:table-cell table:style-name="ce35" table:formula="of:=VLOOKUP([.B120];[$Venues.$A$1:.$D$206]; 2)" office:value-type="string" office:string-value="Stade de France">
            <text:p>Stade de France</text:p>
          </table:table-cell>
          <table:table-cell table:style-name="ce35" table:formula="of:=VLOOKUP([.B12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0];4)" office:value-type="string" office:string-value="1120">
            <text:p>1120</text:p>
          </table:table-cell>
          <table:table-cell table:style-name="ce35" table:formula="of:=LEFT([.H120];2)&amp;&quot;:&quot;&amp;RIGHT([.H120];2)" office:value-type="string" office:string-value="11:20">
            <text:p>11:20</text:p>
          </table:table-cell>
          <table:table-cell table:style-name="ce35" table:formula="of:=RIGHT([.D120];4)" office:value-type="string" office:string-value="1120">
            <text:p>1120</text:p>
          </table:table-cell>
          <table:table-cell table:style-name="ce35" table:formula="of:=LEFT([.J120];2)&amp;&quot;:&quot;&amp;RIGHT([.J120];2)" office:value-type="string" office:string-value="11:20">
            <text:p>11:2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800m semis</text:p>
          </table:table-cell>
          <table:table-cell table:style-name="ce9" office:value-type="float" office:value="1130">
            <text:p>1130</text:p>
          </table:table-cell>
          <table:table-cell/>
          <table:table-cell table:style-name="ce35" table:formula="of:=VLOOKUP([.B121];[$Venues.$A$1:.$D$206]; 2)" office:value-type="string" office:string-value="Stade de France">
            <text:p>Stade de France</text:p>
          </table:table-cell>
          <table:table-cell table:style-name="ce35" table:formula="of:=VLOOKUP([.B12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1];4)" office:value-type="string" office:string-value="1130">
            <text:p>1130</text:p>
          </table:table-cell>
          <table:table-cell table:style-name="ce35" table:formula="of:=LEFT([.H121];2)&amp;&quot;:&quot;&amp;RIGHT([.H121];2)" office:value-type="string" office:string-value="11:30">
            <text:p>11:30</text:p>
          </table:table-cell>
          <table:table-cell table:style-name="ce35" table:formula="of:=RIGHT([.D121];4)" office:value-type="string" office:string-value="1130">
            <text:p>1130</text:p>
          </table:table-cell>
          <table:table-cell table:style-name="ce35" table:formula="of:=LEFT([.J121];2)&amp;&quot;:&quot;&amp;RIGHT([.J121];2)" office:value-type="string" office:string-value="11:30">
            <text:p>11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00m hurdles semis</text:p>
          </table:table-cell>
          <table:table-cell table:style-name="ce9" office:value-type="float" office:value="1205">
            <text:p>1205</text:p>
          </table:table-cell>
          <table:table-cell/>
          <table:table-cell table:style-name="ce35" table:formula="of:=VLOOKUP([.B122];[$Venues.$A$1:.$D$206]; 2)" office:value-type="string" office:string-value="Stade de France">
            <text:p>Stade de France</text:p>
          </table:table-cell>
          <table:table-cell table:style-name="ce35" table:formula="of:=VLOOKUP([.B12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2];4)" office:value-type="string" office:string-value="1205">
            <text:p>1205</text:p>
          </table:table-cell>
          <table:table-cell table:style-name="ce35" table:formula="of:=LEFT([.H122];2)&amp;&quot;:&quot;&amp;RIGHT([.H122];2)" office:value-type="string" office:string-value="12:05">
            <text:p>12:05</text:p>
          </table:table-cell>
          <table:table-cell table:style-name="ce35" table:formula="of:=RIGHT([.D122];4)" office:value-type="string" office:string-value="1205">
            <text:p>1205</text:p>
          </table:table-cell>
          <table:table-cell table:style-name="ce35" table:formula="of:=LEFT([.J122];2)&amp;&quot;:&quot;&amp;RIGHT([.J122];2)" office:value-type="string" office:string-value="12:05">
            <text:p>12:0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heptathlon javelin throw B</text:p>
          </table:table-cell>
          <table:table-cell table:style-name="ce9" office:value-type="float" office:value="1230">
            <text:p>1230</text:p>
          </table:table-cell>
          <table:table-cell/>
          <table:table-cell table:style-name="ce35" table:formula="of:=VLOOKUP([.B123];[$Venues.$A$1:.$D$206]; 2)" office:value-type="string" office:string-value="Stade de France">
            <text:p>Stade de France</text:p>
          </table:table-cell>
          <table:table-cell table:style-name="ce35" table:formula="of:=VLOOKUP([.B12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3];4)" office:value-type="string" office:string-value="1230">
            <text:p>1230</text:p>
          </table:table-cell>
          <table:table-cell table:style-name="ce35" table:formula="of:=LEFT([.H123];2)&amp;&quot;:&quot;&amp;RIGHT([.H123];2)" office:value-type="string" office:string-value="12:30">
            <text:p>12:30</text:p>
          </table:table-cell>
          <table:table-cell table:style-name="ce35" table:formula="of:=RIGHT([.D123];4)" office:value-type="string" office:string-value="1230">
            <text:p>1230</text:p>
          </table:table-cell>
          <table:table-cell table:style-name="ce35" table:formula="of:=LEFT([.J123];2)&amp;&quot;:&quot;&amp;RIGHT([.J123];2)" office:value-type="string" office:string-value="12:30">
            <text:p>12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09">
            <text:p>august 9</text:p>
          </table:table-cell>
          <table:table-cell table:style-name="ce9" office:value-type="string">
            <text:p>Swimming</text:p>
          </table:table-cell>
          <table:table-cell table:style-name="ce9" office:value-type="string">
            <text:p>M 10km marathon final</text:p>
          </table:table-cell>
          <table:table-cell table:style-name="ce9" office:value-type="string">
            <text:p>0730-1030</text:p>
          </table:table-cell>
          <table:table-cell/>
          <table:table-cell table:style-name="ce35" table:formula="of:=VLOOKUP([.B124];[$Venues.$A$1:.$D$206]; 2)" office:value-type="string" office:string-value="Place de la Concorde">
            <text:p>Place de la Concorde</text:p>
          </table:table-cell>
          <table:table-cell table:style-name="ce35" table:formula="of:=VLOOKUP([.B124];[$Venues.$A$1:.$D$206]; 3)" office:value-type="string" office:string-value="Palais Royal-Musée du Louvre (Metro 1/7) closed 3-4 August. Second best: Auber (RER)">
            <text:p>Palais Royal-Musée du Louvre (Metro 1/7) closed 3-4 August. Second best: Auber (RER)</text:p>
          </table:table-cell>
          <table:table-cell table:style-name="ce35" table:formula="of:=LEFT([.D124];4)" office:value-type="string" office:string-value="0730">
            <text:p>0730</text:p>
          </table:table-cell>
          <table:table-cell table:style-name="ce35" table:formula="of:=LEFT([.H124];2)&amp;&quot;:&quot;&amp;RIGHT([.H124];2)" office:value-type="string" office:string-value="07:30">
            <text:p>07:30</text:p>
          </table:table-cell>
          <table:table-cell table:style-name="ce35" table:formula="of:=RIGHT([.D124];4)" office:value-type="string" office:string-value="1030">
            <text:p>1030</text:p>
          </table:table-cell>
          <table:table-cell table:style-name="ce35" table:formula="of:=LEFT([.J124];2)&amp;&quot;:&quot;&amp;RIGHT([.J124];2)" office:value-type="string" office:string-value="10:30">
            <text:p>10:3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marathon final</text:p>
          </table:table-cell>
          <table:table-cell table:style-name="ce9" office:value-type="string">
            <text:p>0800-1100</text:p>
          </table:table-cell>
          <table:table-cell table:style-name="ce9"/>
          <table:table-cell table:style-name="ce35" table:formula="of:=VLOOKUP([.B125];[$Venues.$A$1:.$D$206]; 2)" office:value-type="string" office:string-value="Stade de France">
            <text:p>Stade de France</text:p>
          </table:table-cell>
          <table:table-cell table:style-name="ce35" table:formula="of:=VLOOKUP([.B125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5];4)" office:value-type="string" office:string-value="0800">
            <text:p>0800</text:p>
          </table:table-cell>
          <table:table-cell table:style-name="ce35" table:formula="of:=LEFT([.H125];2)&amp;&quot;:&quot;&amp;RIGHT([.H125];2)" office:value-type="string" office:string-value="08:00">
            <text:p>08:00</text:p>
          </table:table-cell>
          <table:table-cell table:style-name="ce35" table:formula="of:=RIGHT([.D125];4)" office:value-type="string" office:string-value="1100">
            <text:p>1100</text:p>
          </table:table-cell>
          <table:table-cell table:style-name="ce35" table:formula="of:=LEFT([.J125];2)&amp;&quot;:&quot;&amp;RIGHT([.J125];2)" office:value-type="string" office:string-value="11:00">
            <text:p>11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high jump final</text:p>
          </table:table-cell>
          <table:table-cell table:style-name="ce9" office:value-type="float" office:value="1910">
            <text:p>1910</text:p>
          </table:table-cell>
          <table:table-cell table:style-name="ce9"/>
          <table:table-cell table:style-name="ce35" table:formula="of:=VLOOKUP([.B126];[$Venues.$A$1:.$D$206]; 2)" office:value-type="string" office:string-value="Stade de France">
            <text:p>Stade de France</text:p>
          </table:table-cell>
          <table:table-cell table:style-name="ce35" table:formula="of:=VLOOKUP([.B126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6];4)" office:value-type="string" office:string-value="1910">
            <text:p>1910</text:p>
          </table:table-cell>
          <table:table-cell table:style-name="ce35" table:formula="of:=LEFT([.H126];2)&amp;&quot;:&quot;&amp;RIGHT([.H126];2)" office:value-type="string" office:string-value="19:10">
            <text:p>19:10</text:p>
          </table:table-cell>
          <table:table-cell table:style-name="ce35" table:formula="of:=RIGHT([.D126];4)" office:value-type="string" office:string-value="1910">
            <text:p>1910</text:p>
          </table:table-cell>
          <table:table-cell table:style-name="ce35" table:formula="of:=LEFT([.J126];2)&amp;&quot;:&quot;&amp;RIGHT([.J126];2)" office:value-type="string" office:string-value="19:10">
            <text:p>19:1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800m final</text:p>
          </table:table-cell>
          <table:table-cell table:style-name="ce9" office:value-type="float" office:value="1925">
            <text:p>1925</text:p>
          </table:table-cell>
          <table:table-cell table:style-name="ce9"/>
          <table:table-cell table:style-name="ce35" table:formula="of:=VLOOKUP([.B127];[$Venues.$A$1:.$D$206]; 2)" office:value-type="string" office:string-value="Stade de France">
            <text:p>Stade de France</text:p>
          </table:table-cell>
          <table:table-cell table:style-name="ce35" table:formula="of:=VLOOKUP([.B127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7];4)" office:value-type="string" office:string-value="1925">
            <text:p>1925</text:p>
          </table:table-cell>
          <table:table-cell table:style-name="ce35" table:formula="of:=LEFT([.H127];2)&amp;&quot;:&quot;&amp;RIGHT([.H127];2)" office:value-type="string" office:string-value="19:25">
            <text:p>19:25</text:p>
          </table:table-cell>
          <table:table-cell table:style-name="ce35" table:formula="of:=RIGHT([.D127];4)" office:value-type="string" office:string-value="1925">
            <text:p>1925</text:p>
          </table:table-cell>
          <table:table-cell table:style-name="ce35" table:formula="of:=LEFT([.J127];2)&amp;&quot;:&quot;&amp;RIGHT([.J127];2)" office:value-type="string" office:string-value="19:25">
            <text:p>19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javelin throw final</text:p>
          </table:table-cell>
          <table:table-cell table:style-name="ce9" office:value-type="float" office:value="1940">
            <text:p>1940</text:p>
          </table:table-cell>
          <table:table-cell table:style-name="ce9"/>
          <table:table-cell table:style-name="ce35" table:formula="of:=VLOOKUP([.B128];[$Venues.$A$1:.$D$206]; 2)" office:value-type="string" office:string-value="Stade de France">
            <text:p>Stade de France</text:p>
          </table:table-cell>
          <table:table-cell table:style-name="ce35" table:formula="of:=VLOOKUP([.B128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8];4)" office:value-type="string" office:string-value="1940">
            <text:p>1940</text:p>
          </table:table-cell>
          <table:table-cell table:style-name="ce35" table:formula="of:=LEFT([.H128];2)&amp;&quot;:&quot;&amp;RIGHT([.H128];2)" office:value-type="string" office:string-value="19:40">
            <text:p>19:40</text:p>
          </table:table-cell>
          <table:table-cell table:style-name="ce35" table:formula="of:=RIGHT([.D128];4)" office:value-type="string" office:string-value="1940">
            <text:p>1940</text:p>
          </table:table-cell>
          <table:table-cell table:style-name="ce35" table:formula="of:=LEFT([.J128];2)&amp;&quot;:&quot;&amp;RIGHT([.J128];2)" office:value-type="string" office:string-value="19:40">
            <text:p>19:4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00m hurdles final</text:p>
          </table:table-cell>
          <table:table-cell table:style-name="ce9" office:value-type="float" office:value="1945">
            <text:p>1945</text:p>
          </table:table-cell>
          <table:table-cell table:style-name="ce9"/>
          <table:table-cell table:style-name="ce35" table:formula="of:=VLOOKUP([.B129];[$Venues.$A$1:.$D$206]; 2)" office:value-type="string" office:string-value="Stade de France">
            <text:p>Stade de France</text:p>
          </table:table-cell>
          <table:table-cell table:style-name="ce35" table:formula="of:=VLOOKUP([.B129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29];4)" office:value-type="string" office:string-value="1945">
            <text:p>1945</text:p>
          </table:table-cell>
          <table:table-cell table:style-name="ce35" table:formula="of:=LEFT([.H129];2)&amp;&quot;:&quot;&amp;RIGHT([.H129];2)" office:value-type="string" office:string-value="19:45">
            <text:p>19:45</text:p>
          </table:table-cell>
          <table:table-cell table:style-name="ce35" table:formula="of:=RIGHT([.D129];4)" office:value-type="string" office:string-value="1945">
            <text:p>1945</text:p>
          </table:table-cell>
          <table:table-cell table:style-name="ce35" table:formula="of:=LEFT([.J129];2)&amp;&quot;:&quot;&amp;RIGHT([.J129];2)" office:value-type="string" office:string-value="19:45">
            <text:p>19:4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5000m final</text:p>
          </table:table-cell>
          <table:table-cell table:style-name="ce9" office:value-type="float" office:value="2000">
            <text:p>2000</text:p>
          </table:table-cell>
          <table:table-cell table:style-name="ce9"/>
          <table:table-cell table:style-name="ce35" table:formula="of:=VLOOKUP([.B130];[$Venues.$A$1:.$D$206]; 2)" office:value-type="string" office:string-value="Stade de France">
            <text:p>Stade de France</text:p>
          </table:table-cell>
          <table:table-cell table:style-name="ce35" table:formula="of:=VLOOKUP([.B130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30];4)" office:value-type="string" office:string-value="2000">
            <text:p>2000</text:p>
          </table:table-cell>
          <table:table-cell table:style-name="ce35" table:formula="of:=LEFT([.H130];2)&amp;&quot;:&quot;&amp;RIGHT([.H130];2)" office:value-type="string" office:string-value="20:00">
            <text:p>20:00</text:p>
          </table:table-cell>
          <table:table-cell table:style-name="ce35" table:formula="of:=RIGHT([.D130];4)" office:value-type="string" office:string-value="2000">
            <text:p>2000</text:p>
          </table:table-cell>
          <table:table-cell table:style-name="ce35" table:formula="of:=LEFT([.J130];2)&amp;&quot;:&quot;&amp;RIGHT([.J130];2)" office:value-type="string" office:string-value="20:00">
            <text:p>20:00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1500m final</text:p>
          </table:table-cell>
          <table:table-cell table:style-name="ce9" office:value-type="float" office:value="2025">
            <text:p>2025</text:p>
          </table:table-cell>
          <table:table-cell table:style-name="ce9"/>
          <table:table-cell table:style-name="ce35" table:formula="of:=VLOOKUP([.B131];[$Venues.$A$1:.$D$206]; 2)" office:value-type="string" office:string-value="Stade de France">
            <text:p>Stade de France</text:p>
          </table:table-cell>
          <table:table-cell table:style-name="ce35" table:formula="of:=VLOOKUP([.B131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31];4)" office:value-type="string" office:string-value="2025">
            <text:p>2025</text:p>
          </table:table-cell>
          <table:table-cell table:style-name="ce35" table:formula="of:=LEFT([.H131];2)&amp;&quot;:&quot;&amp;RIGHT([.H131];2)" office:value-type="string" office:string-value="20:25">
            <text:p>20:25</text:p>
          </table:table-cell>
          <table:table-cell table:style-name="ce35" table:formula="of:=RIGHT([.D131];4)" office:value-type="string" office:string-value="2025">
            <text:p>2025</text:p>
          </table:table-cell>
          <table:table-cell table:style-name="ce35" table:formula="of:=LEFT([.J131];2)&amp;&quot;:&quot;&amp;RIGHT([.J131];2)" office:value-type="string" office:string-value="20:25">
            <text:p>20:25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M 4x400m relay final</text:p>
          </table:table-cell>
          <table:table-cell table:style-name="ce9" office:value-type="float" office:value="2112">
            <text:p>2112</text:p>
          </table:table-cell>
          <table:table-cell table:style-name="ce9"/>
          <table:table-cell table:style-name="ce35" table:formula="of:=VLOOKUP([.B132];[$Venues.$A$1:.$D$206]; 2)" office:value-type="string" office:string-value="Stade de France">
            <text:p>Stade de France</text:p>
          </table:table-cell>
          <table:table-cell table:style-name="ce35" table:formula="of:=VLOOKUP([.B132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32];4)" office:value-type="string" office:string-value="2112">
            <text:p>2112</text:p>
          </table:table-cell>
          <table:table-cell table:style-name="ce35" table:formula="of:=LEFT([.H132];2)&amp;&quot;:&quot;&amp;RIGHT([.H132];2)" office:value-type="string" office:string-value="21:12">
            <text:p>21:12</text:p>
          </table:table-cell>
          <table:table-cell table:style-name="ce35" table:formula="of:=RIGHT([.D132];4)" office:value-type="string" office:string-value="2112">
            <text:p>2112</text:p>
          </table:table-cell>
          <table:table-cell table:style-name="ce35" table:formula="of:=LEFT([.J132];2)&amp;&quot;:&quot;&amp;RIGHT([.J132];2)" office:value-type="string" office:string-value="21:12">
            <text:p>21:12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0">
            <text:p>august 10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4x400m relay final</text:p>
          </table:table-cell>
          <table:table-cell table:style-name="ce9" office:value-type="float" office:value="2122">
            <text:p>2122</text:p>
          </table:table-cell>
          <table:table-cell table:style-name="ce9"/>
          <table:table-cell table:style-name="ce35" table:formula="of:=VLOOKUP([.B133];[$Venues.$A$1:.$D$206]; 2)" office:value-type="string" office:string-value="Stade de France">
            <text:p>Stade de France</text:p>
          </table:table-cell>
          <table:table-cell table:style-name="ce35" table:formula="of:=VLOOKUP([.B133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33];4)" office:value-type="string" office:string-value="2122">
            <text:p>2122</text:p>
          </table:table-cell>
          <table:table-cell table:style-name="ce35" table:formula="of:=LEFT([.H133];2)&amp;&quot;:&quot;&amp;RIGHT([.H133];2)" office:value-type="string" office:string-value="21:22">
            <text:p>21:22</text:p>
          </table:table-cell>
          <table:table-cell table:style-name="ce35" table:formula="of:=RIGHT([.D133];4)" office:value-type="string" office:string-value="2122">
            <text:p>2122</text:p>
          </table:table-cell>
          <table:table-cell table:style-name="ce35" table:formula="of:=LEFT([.J133];2)&amp;&quot;:&quot;&amp;RIGHT([.J133];2)" office:value-type="string" office:string-value="21:22">
            <text:p>21:22</text:p>
          </table:table-cell>
          <table:table-cell table:number-columns-repeated="1013"/>
        </table:table-row>
        <table:table-row table:style-name="ro4">
          <table:table-cell table:style-name="ce32" office:value-type="date" office:date-value="2024-08-11">
            <text:p>august 11</text:p>
          </table:table-cell>
          <table:table-cell table:style-name="ce9" office:value-type="string">
            <text:p>Athletics (track and field)</text:p>
          </table:table-cell>
          <table:table-cell table:style-name="ce9" office:value-type="string">
            <text:p>W marathon final</text:p>
          </table:table-cell>
          <table:table-cell table:style-name="ce9" office:value-type="string">
            <text:p>0800-1115</text:p>
          </table:table-cell>
          <table:table-cell table:style-name="ce9"/>
          <table:table-cell table:style-name="ce35" table:formula="of:=VLOOKUP([.B134];[$Venues.$A$1:.$D$206]; 2)" office:value-type="string" office:string-value="Stade de France">
            <text:p>Stade de France</text:p>
          </table:table-cell>
          <table:table-cell table:style-name="ce35" table:formula="of:=VLOOKUP([.B134];[$Venues.$A$1:.$D$206]; 3)" office:value-type="string" office:string-value="Stade de France - Saint-Denis (RER D)">
            <text:p>Stade de France - Saint-Denis (RER D)</text:p>
          </table:table-cell>
          <table:table-cell table:style-name="ce35" table:formula="of:=LEFT([.D134];4)" office:value-type="string" office:string-value="0800">
            <text:p>0800</text:p>
          </table:table-cell>
          <table:table-cell table:style-name="ce35" table:formula="of:=LEFT([.H134];2)&amp;&quot;:&quot;&amp;RIGHT([.H134];2)" office:value-type="string" office:string-value="08:00">
            <text:p>08:00</text:p>
          </table:table-cell>
          <table:table-cell table:style-name="ce35" table:formula="of:=RIGHT([.D134];4)" office:value-type="string" office:string-value="1115">
            <text:p>1115</text:p>
          </table:table-cell>
          <table:table-cell table:style-name="ce35" table:formula="of:=LEFT([.J134];2)&amp;&quot;:&quot;&amp;RIGHT([.J134];2)" office:value-type="string" office:string-value="11:15">
            <text:p>11:15</text:p>
          </table:table-cell>
          <table:table-cell table:number-columns-repeated="1013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Instructions '.$A$1" table:cell-range-address="$'My Picks'.$A$1:.$K$932"/>
        </table:named-expressions>
      </table:table>
      <table:table table:name="GoogleCal.csv" table:style-name="ta6" table:print="false">
        <table:table-column table:style-name="co7" table:default-cell-style-name="Excel_20_Built-in_20_Normal"/>
        <table:table-column table:style-name="co2" table:number-columns-repeated="4" table:default-cell-style-name="Excel_20_Built-in_20_Normal"/>
        <table:table-column table:style-name="co8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26" office:value-type="string">
            <text:p>Subject</text:p>
          </table:table-cell>
          <table:table-cell table:style-name="ce28" office:value-type="string">
            <text:p>Start date</text:p>
          </table:table-cell>
          <table:table-cell table:style-name="ce26" office:value-type="string">
            <text:p>Start time</text:p>
          </table:table-cell>
          <table:table-cell table:style-name="ce28" office:value-type="string">
            <text:p>End date</text:p>
          </table:table-cell>
          <table:table-cell table:style-name="ce26" office:value-type="string">
            <text:p>End time</text:p>
          </table:table-cell>
          <table:table-cell table:style-name="ce26" office:value-type="string">
            <text:p>Description</text:p>
          </table:table-cell>
          <table:table-cell table:style-name="ce26" office:value-type="string">
            <text:p>Location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Pool Stage (M/W) - Hockey">
            <text:p>Pool Stage (M/W) - Hockey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Pool Stage (M/W) - Hockey">
            <text:p>Pool Stage (M/W) - Hockey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I$1:.I$1048576]" office:value-type="string" office:string-value="10:30">
            <text:p>10:30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K$1:.K$1048576]" office:value-type="string" office:string-value="15:30">
            <text:p>15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Pool Stage (M/W) - Hockey">
            <text:p>Pool Stage (M/W) - Hockey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K$1:.K$1048576]" office:value-type="string" office:string-value="22:00">
            <text:p>22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Pool Stage (M/W) - Hockey">
            <text:p>Pool Stage (M/W) - Hockey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I$1:.I$1048576]" office:value-type="string" office:string-value="17:30">
            <text:p>17:30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100m fly, W 400m free, M 100m breast, M 400m free, W 4x100m free relay, M 4x100m free relay heats - Swimming">
            <text:p>W 100m fly, W 400m free, M 100m breast, M 400m free, W 4x100m free relay, M 4x100m free relay heats - Swimming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7-27">
            <text:p>7-27-2024</text:p>
          </table:table-cell>
          <table:table-cell table:style-name="ce30" table:formula="of:=[$'My Picks'.K$1:.K$1048576]" office:value-type="string" office:string-value="13:00">
            <text:p>13:0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200m free, M 400m IM, W 100m breast, M 100m back, W 200m free heats - Swimming">
            <text:p>M 200m free, M 400m IM, W 100m breast, M 100m back, W 200m free heats - Swimming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K$1:.K$1048576]" office:value-type="string" office:string-value="13:00">
            <text:p>13:0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400m IM, W 100m fly finals, M 200m free, W 100m breast, M 100m back semis, M 100m breast final, W 200m free semis - Swimming">
            <text:p>M 400m IM, W 100m fly finals, M 200m free, W 100m breast, M 100m back semis, M 100m breast final, W 200m free semis - Swimming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street preliminaries - Skateboard">
            <text:p>W street preliminaries - Skateboard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I$1:.I$1048576]" office:value-type="string" office:string-value="12:00">
            <text:p>12:00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K$1:.K$1048576]" office:value-type="string" office:string-value="15:30">
            <text:p>15:30</text:p>
          </table:table-cell>
          <table:table-cell table:style-name="ce27" table:formula="of:=([$'My Picks'.G$1:.G$1048576]&amp;&quot; is the closest station&quot;)" office:value-type="string" office:string-value="La Courneuve (Metro 13) is the closest station">
            <text:p>La Courneuve (Metro 13) is the closest station</text:p>
          </table:table-cell>
          <table:table-cell table:style-name="ce30" table:formula="of:=[$'My Picks'.F$1:.F$1048576]" office:value-type="string" office:string-value="La Courneuve Shooting Range">
            <text:p>La Courneuve Shooting Rang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street medal final - Skateboard">
            <text:p>W street medal final - Skateboard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7-28">
            <text:p>7-28-2024</text:p>
          </table:table-cell>
          <table:table-cell table:style-name="ce30" table:formula="of:=[$'My Picks'.K$1:.K$1048576]" office:value-type="string" office:string-value="19:00">
            <text:p>19:00</text:p>
          </table:table-cell>
          <table:table-cell table:style-name="ce27" table:formula="of:=([$'My Picks'.G$1:.G$1048576]&amp;&quot; is the closest station&quot;)" office:value-type="string" office:string-value="La Courneuve (Metro 13) is the closest station">
            <text:p>La Courneuve (Metro 13) is the closest station</text:p>
          </table:table-cell>
          <table:table-cell table:style-name="ce30" table:formula="of:=[$'My Picks'.F$1:.F$1048576]" office:value-type="string" office:string-value="La Courneuve Shooting Range">
            <text:p>La Courneuve Shooting Rang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ol stage (2 matches) - Hockey">
            <text:p>M pool stage (2 matches) - Hockey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I$1:.I$1048576]" office:value-type="string" office:string-value="10:30">
            <text:p>10:30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K$1:.K$1048576]" office:value-type="string" office:string-value="15:30">
            <text:p>15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K$1:.K$1048576]" office:value-type="string" office:string-value="22:00">
            <text:p>22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I$1:.I$1048576]" office:value-type="string" office:string-value="17:30">
            <text:p>17:30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Swimming: W 400m IM, W 100m back, M 800m free heats - Swimming">
            <text:p>Swimming: W 400m IM, W 100m back, M 800m free heats - Swimming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K$1:.K$1048576]" office:value-type="string" office:string-value="13:00">
            <text:p>13:0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Swimming: W 400m IM, M 200m free finals, W 100m back semis, M 100m back, W 100m breast, W 200m free finals - Swimming">
            <text:p>Swimming: W 400m IM, M 200m free finals, W 100m back semis, M 100m back, W 100m breast, W 200m free finals - Swimming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7-29">
            <text:p>7-29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ol stage (2 matches) - Hockey">
            <text:p>M pool stage (2 matches) - Hockey</text:p>
          </table:table-cell>
          <table:table-cell table:style-name="ce29" table:formula="of:=[$'My Picks'.A$1:.A$1048576]" office:value-type="date" office:date-value="2024-07-30">
            <text:p>7-30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7-30">
            <text:p>7-30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200m fly, M 100m free, W 1500m free, W 100m free, M 200m breast, M 4x200m free relay heats - Swimming">
            <text:p>W 200m fly, M 100m free, W 1500m free, W 100m free, M 200m breast, M 4x200m free relay heats - Swimming</text:p>
          </table:table-cell>
          <table:table-cell table:style-name="ce29" table:formula="of:=[$'My Picks'.A$1:.A$1048576]" office:value-type="date" office:date-value="2024-07-30">
            <text:p>7-30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7-30">
            <text:p>7-30-2024</text:p>
          </table:table-cell>
          <table:table-cell table:style-name="ce30" table:formula="of:=[$'My Picks'.K$1:.K$1048576]" office:value-type="string" office:string-value="13:00">
            <text:p>13:0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00m free, W 200m fly semis, W 100m back, M 800m free finals, W 100m free, M 200m breast semis, M 4x200m free relay final - Swimming">
            <text:p>M 100m free, W 200m fly semis, W 100m back, M 800m free finals, W 100m free, M 200m breast semis, M 4x200m free relay final - Swimming</text:p>
          </table:table-cell>
          <table:table-cell table:style-name="ce29" table:formula="of:=[$'My Picks'.A$1:.A$1048576]" office:value-type="date" office:date-value="2024-07-30">
            <text:p>7-30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7-30">
            <text:p>7-30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4 matches) - Hockey">
            <text:p>W pool stage (4 matches) - Hockey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K$1:.K$1048576]" office:value-type="string" office:string-value="22:00">
            <text:p>22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/W pool stage (4 matches) - Hockey">
            <text:p>M/W pool stage (4 matches) - Hockey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200m breast, M 200m back, W 200m fly heats - Swimming">
            <text:p>W 200m breast, M 200m back, W 200m fly heats - Swimming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K$1:.K$1048576]" office:value-type="string" office:string-value="13:00">
            <text:p>13:0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100m free, M 200m fly finals, W 200m fly… - Swimming">
            <text:p>W 100m free, M 200m fly finals, W 200m fly… - Swimming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7-31">
            <text:p>7-31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ol stage (4 matches) - Hockey">
            <text:p>M pool stage (4 matches) - Hockey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K$1:.K$1048576]" office:value-type="string" office:string-value="22:00">
            <text:p>22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Athletics: M 20km race walk final - Athletics">
            <text:p>Athletics: M 20km race walk final - Athletics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I$1:.I$1048576]" office:value-type="string" office:string-value="07:30">
            <text:p>07:30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K$1:.K$1048576]" office:value-type="string" office:string-value="09:05">
            <text:p>09:0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Athletics: W 20km race walk final - Athletics">
            <text:p>Athletics: W 20km race walk final - Athletics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I$1:.I$1048576]" office:value-type="string" office:string-value="09:20">
            <text:p>09:20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K$1:.K$1048576]" office:value-type="string" office:string-value="11:05">
            <text:p>11:0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Swimming heats and finals - Swimming">
            <text:p>Swimming heats and finals - Swimming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K$1:.K$1048576]" office:value-type="string" office:string-value="30:0,">
            <text:p>30:0,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Swimming heats and finals - Swimming">
            <text:p>Swimming heats and finals - Swimming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8-01">
            <text:p>8-1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- Hockey">
            <text:p>W pool stage - Hockey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ol stage - Hockey">
            <text:p>M pool stage - Hockey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30">
            <text:p>10:3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5:30">
            <text:p>15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ol stage - Hockey">
            <text:p>M pool stage - Hockey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22:00">
            <text:p>22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decathlon 100m - Athletics">
            <text:p>M decathlon 100m - Athletics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05">
            <text:p>10:05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0:05">
            <text:p>10:0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hammer throw qualification A - Athletics">
            <text:p>M hammer throw qualification A - Athletics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10">
            <text:p>10:1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0:10">
            <text:p>10:1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high jump qualification - Athletics">
            <text:p>W high jump qualification - Athletics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15">
            <text:p>10:15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0:15">
            <text:p>10:1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100m preliminary round - Athletics">
            <text:p>W 100m preliminary round - Athletics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35">
            <text:p>10:35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0:35">
            <text:p>10:3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decathlon long jump - Athletics">
            <text:p>M decathlon long jump - Athletics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0:55">
            <text:p>10:55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0:55">
            <text:p>10:5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0,000m final - Athletics">
            <text:p>M 10,000m final - Athletics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21:20">
            <text:p>21:2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21:20">
            <text:p>21:2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00m fly, W 200m IM, W 800m free, Mixed 4x100m medley relay heats - Swimming">
            <text:p>M 100m fly, W 200m IM, W 800m free, Mixed 4x100m medley relay heats - Swimming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11:00">
            <text:p>11:0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13:00">
            <text:p>13:0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50m free, W 200m back, M 200m IM finals, M 100m fly, W 200m IM semis - Swimming">
            <text:p>M 50m free, W 200m back, M 200m IM finals, M 100m fly, W 200m IM semis - Swimming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8-02">
            <text:p>8-2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0:30">
            <text:p>10:30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15:30">
            <text:p>15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ol stage (2 matches) - Hockey">
            <text:p>W pool stage (2 matches) - Hockey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7:00">
            <text:p>17:00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22:00">
            <text:p>22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decathlon 110m hurdles - Athletics">
            <text:p>M decathlon 110m hurdles - Athletics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0:05">
            <text:p>10:05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10:05">
            <text:p>10:0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le vault qualification - Athletics">
            <text:p>M pole vault qualification - Athletics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0:10">
            <text:p>10:10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10:10">
            <text:p>10:1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00m preliminary round - Athletics">
            <text:p>M 100m preliminary round - Athletics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0:35">
            <text:p>10:35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10:35">
            <text:p>10:3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decathlon discus throw A - Athletics">
            <text:p>M decathlon discus throw A - Athletics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I$1:.I$1048576]" office:value-type="string" office:string-value="10:55">
            <text:p>10:55</text:p>
          </table:table-cell>
          <table:table-cell table:style-name="ce29" table:formula="of:=[$'My Picks'.A$1:.A$1048576]" office:value-type="date" office:date-value="2024-08-03">
            <text:p>8-3-2024</text:p>
          </table:table-cell>
          <table:table-cell table:style-name="ce30" table:formula="of:=[$'My Picks'.K$1:.K$1048576]" office:value-type="string" office:string-value="10:55">
            <text:p>10:5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400m hurdles round 1 - Athletics">
            <text:p>W 400m hurdles round 1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12:35">
            <text:p>12:35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12:35">
            <text:p>12:3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400m round 1 - Athletics">
            <text:p>M 400m round 1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19:05">
            <text:p>19:05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19:05">
            <text:p>19:0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high jump final - Athletics">
            <text:p>W high jump final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19:50">
            <text:p>19:50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19:50">
            <text:p>19:5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00m semis - Athletics">
            <text:p>M 100m semis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20:00">
            <text:p>20:00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20:00">
            <text:p>20:0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hammer throw final - Athletics">
            <text:p>M hammer throw final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20:30">
            <text:p>20:30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20:30">
            <text:p>20:3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800m semis - Athletics">
            <text:p>W 800m semis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20:35">
            <text:p>20:35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20:35">
            <text:p>20:3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500m semis - Athletics">
            <text:p>M 1500m semis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21:10">
            <text:p>21:10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21:10">
            <text:p>21:1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100m final - Athletics">
            <text:p>M 100m final - Athletics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21:50">
            <text:p>21:50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21:50">
            <text:p>21:5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50m free, M 1500m free, M 4x100m medley relay, W 4x100m medley relay finals - Swimming">
            <text:p>W 50m free, M 1500m free, M 4x100m medley relay, W 4x100m medley relay finals - Swimming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I$1:.I$1048576]" office:value-type="string" office:string-value="18:30">
            <text:p>18:30</text:p>
          </table:table-cell>
          <table:table-cell table:style-name="ce29" table:formula="of:=[$'My Picks'.A$1:.A$1048576]" office:value-type="date" office:date-value="2024-08-04">
            <text:p>8-4-2024</text:p>
          </table:table-cell>
          <table:table-cell table:style-name="ce30" table:formula="of:=[$'My Picks'.K$1:.K$1048576]" office:value-type="string" office:string-value="20:30">
            <text:p>20:30</text:p>
          </table:table-cell>
          <table:table-cell table:style-name="ce27" table:formula="of:=([$'My Picks'.G$1:.G$1048576]&amp;&quot; is the closest station&quot;)" office:value-type="string" office:string-value="Palais Royal-Musée du Louvre (Metro 1/7) closed 3-4 August. Second best: Auber (RER) is the closest station">
            <text:p>Palais Royal-Musée du Louvre (Metro 1/7) closed 3-4 August. Second best: Auber (RER) is the closest station</text:p>
          </table:table-cell>
          <table:table-cell table:style-name="ce30" table:formula="of:=[$'My Picks'.F$1:.F$1048576]" office:value-type="string" office:string-value="Place de la Concorde">
            <text:p>Place de la Concord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quarters (2 matches) - Hockey">
            <text:p>W quarters (2 matches) - Hockey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0:00">
            <text:p>10:0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5:00">
            <text:p>15:0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quarters (2 matches) - Hockey">
            <text:p>W quarters (2 matches) - Hockey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7:30">
            <text:p>17:3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22:30">
            <text:p>22:30</text:p>
          </table:table-cell>
          <table:table-cell table:style-name="ce27" table:formula="of:=([$'My Picks'.G$1:.G$1048576]&amp;&quot; is the closest station&quot;)" office:value-type="string" office:string-value="Porte d'Auteuil (Metro 10) is the closest station">
            <text:p>Porte d'Auteuil (Metro 10) is the closest station</text:p>
          </table:table-cell>
          <table:table-cell table:style-name="ce30" table:formula="of:=[$'My Picks'.F$1:.F$1048576]" office:value-type="string" office:string-value="Stade Roland Garros (Court Suzanne Lenglen)">
            <text:p>Stade Roland Garros (Court Suzanne Lenglen)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400m hurdles round 1 - Athletics (track and field)">
            <text:p>M 400m hurdles round 1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0:05">
            <text:p>10:05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0:05">
            <text:p>10:0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discus throw qualification A - Athletics (track and field)">
            <text:p>M discus throw qualification A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0:10">
            <text:p>10:1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0:10">
            <text:p>10:1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pole vault qualification - Athletics (track and field)">
            <text:p>W pole vault qualification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0:40">
            <text:p>10:4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0:40">
            <text:p>10:4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400m hurdles repechage - Athletics (track and field)">
            <text:p>W 400m hurdles repechage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0:50">
            <text:p>10:5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0:50">
            <text:p>10:5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400m repechage - Athletics (track and field)">
            <text:p>M 400m repechage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1:20">
            <text:p>11:2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1:20">
            <text:p>11:2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discus throw qualification B - Athletics (track and field)">
            <text:p>M discus throw qualification B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1:35">
            <text:p>11:35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1:35">
            <text:p>11:3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400m round 1 - Athletics (track and field)">
            <text:p>W 400m round 1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1:55">
            <text:p>11:55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1:55">
            <text:p>11:5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200m repechage - Athletics (track and field)">
            <text:p>W 200m repechage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2:50">
            <text:p>12:5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2:50">
            <text:p>12:5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pole vault final - Athletics (track and field)">
            <text:p>M pole vault final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9:00">
            <text:p>19:00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9:00">
            <text:p>19:00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3000m steeplechase round 1 - Athletics (track and field)">
            <text:p>M 3000m steeplechase round 1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9:04">
            <text:p>19:04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9:04">
            <text:p>19:04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M 200m round 1 - Athletics (track and field)">
            <text:p>M 200m round 1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19:55">
            <text:p>19:55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19:55">
            <text:p>19:5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discus throw final - Athletics (track and field)">
            <text:p>W discus throw final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20:35">
            <text:p>20:35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20:35">
            <text:p>20:3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1">
          <table:table-cell table:style-name="ce27" table:formula="of:=[$'My Picks'.C$1:.C$1048576]&amp;&quot; - &quot;&amp;[$'My Picks'.B$1:.B$1048576]" office:value-type="string" office:string-value="W 200m semis - Athletics (track and field)">
            <text:p>W 200m semis - Athletics (track and field)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I$1:.I$1048576]" office:value-type="string" office:string-value="20:45">
            <text:p>20:45</text:p>
          </table:table-cell>
          <table:table-cell table:style-name="ce29" table:formula="of:=[$'My Picks'.A$1:.A$1048576]" office:value-type="date" office:date-value="2024-08-05">
            <text:p>8-5-2024</text:p>
          </table:table-cell>
          <table:table-cell table:style-name="ce30" table:formula="of:=[$'My Picks'.K$1:.K$1048576]" office:value-type="string" office:string-value="20:45">
            <text:p>20:45</text:p>
          </table:table-cell>
          <table:table-cell table:style-name="ce27" table:formula="of:=([$'My Picks'.G$1:.G$1048576]&amp;&quot; is the closest station&quot;)" office:value-type="string" office:string-value="Stade de France - Saint-Denis (RER D) is the closest station">
            <text:p>Stade de France - Saint-Denis (RER D) is the closest station</text:p>
          </table:table-cell>
          <table:table-cell table:style-name="ce30" table:formula="of:=[$'My Picks'.F$1:.F$1048576]" office:value-type="string" office:string-value="Stade de France">
            <text:p>Stade de France</text:p>
          </table:table-cell>
          <table:table-cell table:number-columns-repeated="1017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All events'.A2:'All events'.H813"/>
        <table:database-range table:name="_xlnm._FilterDatabase_1" table:target-range-address="Venues.A1:Venues.E1000" table:display-filter-buttons="true"/>
        <table:database-range table:name="_xlnm._FilterDatabase_2" table:target-range-address="'My Picks'.A1:'My Picks'.K9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Source Sans Pro Paris2024&quot;" svg:font-family="'&quot;Source Sans Pro Paris2024&quot;'" style:font-pitch="variable"/>
    <style:font-face style:name="Arial1" svg:font-family="Arial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a" number:country="DK">
      <number:number number:min-integer-digits="1"/>
    </number:number-style>
    <number:date-style style:name="N108">
      <number:month number:style="long" number:textual="true"/>
      <number:text> </number:text>
      <number:day/>
    </number:date-style>
    <number:time-style style:name="N109">
      <number:hours/>
      <number:text>:</number:text>
      <number:minutes number:style="long"/>
      <number:text>:</number:text>
      <number:seconds number:style="long"/>
    </number:time-style>
    <number:date-style style:name="N110">
      <number:month/>
      <number:text>-</number:text>
      <number:day/>
      <number:text>-</number:text>
      <number:year number:style="long"/>
    </number:date-style>
    <number:number-style style:name="N8107P0" style:volatile="true" number:language="da" number:country="DK">
      <number:text>kr </number:text>
      <number:number number:decimal-places="0" number:min-integer-digits="1" number:grouping="true"/>
    </number:number-style>
    <number:number-style style:name="N8107" number:language="da" number:country="DK"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a" number:country="DK">
      <number:text>kr </number:text>
      <number:number number:decimal-places="0" number:min-integer-digits="1" number:grouping="true"/>
    </number:number-style>
    <number:number-style style:name="N8108" number:language="da" number:country="DK">
      <style:text-properties fo:color="#ff0000"/>
      <number:text>k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a" number:country="DK">
      <number:text>kr </number:text>
      <number:number number:decimal-places="2" number:min-integer-digits="1" number:grouping="true"/>
    </number:number-style>
    <number:number-style style:name="N8110" number:language="da" number:country="DK">
      <number:text>k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a" number:country="DK">
      <number:text>kr </number:text>
      <number:number number:decimal-places="2" number:min-integer-digits="1" number:grouping="true"/>
    </number:number-style>
    <number:number-style style:name="N8111" number:language="da" number:country="DK">
      <style:text-properties fo:color="#ff0000"/>
      <number:text>k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8113" number:language="da" number:country="DK">
      <number:month number:textual="true"/>
      <number:text>-</number:text>
      <number:year/>
    </number:date-style>
    <number:time-style style:name="N8114" number:language="da" number:country="DK">
      <number:hours/>
      <number:text>:</number:text>
      <number:minutes number:style="long"/>
      <number:text> </number:text>
      <number:am-pm/>
    </number:time-style>
    <number:time-style style:name="N8115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da" number:country="DK">
      <number:number number:decimal-places="0" number:min-integer-digits="1" number:grouping="true"/>
    </number:number-style>
    <number:number-style style:name="N8117" number:language="da" number:country="DK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da" number:country="DK">
      <number:number number:decimal-places="0" number:min-integer-digits="1" number:grouping="true"/>
    </number:number-style>
    <number:number-style style:name="N8118" number:language="da" number:country="DK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a" number:country="DK">
      <number:number number:decimal-places="2" number:min-integer-digits="1" number:grouping="true"/>
    </number:number-style>
    <number:number-style style:name="N8119" number:language="da" number:country="DK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da" number:country="DK">
      <number:number number:decimal-places="2" number:min-integer-digits="1" number:grouping="true"/>
    </number:number-style>
    <number:number-style style:name="N8120" number:language="da" number:country="DK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da" number:country="DK">
      <number:number number:decimal-places="0" number:min-integer-digits="1" number:grouping="true"/>
      <number:text> </number:text>
    </number:number-style>
    <number:number-style style:name="N8124P1" style:volatile="true" number:language="da" number:country="DK">
      <number:text> -</number:text>
      <number:number number:decimal-places="0" number:min-integer-digits="1" number:grouping="true"/>
      <number:text> </number:text>
    </number:number-style>
    <number:number-style style:name="N8124P2" style:volatile="true" number:language="da" number:country="DK">
      <number:text> - </number:text>
    </number:number-style>
    <number:text-style style:name="N8124" number:language="da" number:country="DK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da" number:country="DK">
      <number:text> kr </number:text>
      <number:number number:decimal-places="0" number:min-integer-digits="1" number:grouping="true"/>
      <number:text> </number:text>
    </number:number-style>
    <number:number-style style:name="N8128P1" style:volatile="true" number:language="da" number:country="DK">
      <number:text> kr -</number:text>
      <number:number number:decimal-places="0" number:min-integer-digits="1" number:grouping="true"/>
      <number:text> </number:text>
    </number:number-style>
    <number:number-style style:name="N8128P2" style:volatile="true" number:language="da" number:country="DK">
      <number:text> kr - </number:text>
    </number:number-style>
    <number:text-style style:name="N8128" number:language="da" number:country="DK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da" number:country="DK">
      <number:number number:decimal-places="2" number:min-integer-digits="1" number:grouping="true"/>
      <number:text> </number:text>
    </number:number-style>
    <number:number-style style:name="N8132P1" style:volatile="true" number:language="da" number:country="DK">
      <number:text> -</number:text>
      <number:number number:decimal-places="2" number:min-integer-digits="1" number:grouping="true"/>
      <number:text> </number:text>
    </number:number-style>
    <number:number-style style:name="N8132P2" style:volatile="true" number:language="da" number:country="DK">
      <number:text> -</number:text>
      <number:number number:decimal-places="0" number:min-integer-digits="0"/>
      <number:text> </number:text>
    </number:number-style>
    <number:text-style style:name="N8132" number:language="da" number:country="DK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da" number:country="DK">
      <number:text> kr </number:text>
      <number:number number:decimal-places="2" number:min-integer-digits="1" number:grouping="true"/>
      <number:text> </number:text>
    </number:number-style>
    <number:number-style style:name="N8136P1" style:volatile="true" number:language="da" number:country="DK">
      <number:text> kr -</number:text>
      <number:number number:decimal-places="2" number:min-integer-digits="1" number:grouping="true"/>
      <number:text> </number:text>
    </number:number-style>
    <number:number-style style:name="N8136P2" style:volatile="true" number:language="da" number:country="DK">
      <number:text> kr -</number:text>
      <number:number number:decimal-places="0" number:min-integer-digits="0"/>
      <number:text> </number:text>
    </number:number-style>
    <number:text-style style:name="N8136" number:language="da" number:country="DK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da" number:country="DK">
      <number:minutes number:style="long"/>
      <number:text>:</number:text>
      <number:seconds number:style="long"/>
    </number:time-style>
    <number:time-style style:name="N8138" number:language="da" number:country="D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da" number:country="DK">
      <number:minutes number:style="long"/>
      <number:text>:</number:text>
      <number:seconds number:style="long" number:decimal-places="1"/>
    </number:time-style>
    <number:number-style style:name="N8140" number:language="da" number:country="DK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8">28-06-2024</text:date>, <text:time>21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_20_" style:display-name="PageStyle_Instruction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events" style:display-name="PageStyle_All ev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ues" style:display-name="PageStyle_Ven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_20_Picks" style:display-name="PageStyle_My Pi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Cal.csv" style:display-name="PageStyle_GoogleCal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6-28T21:53:04.67</dc:date>
    <meta:editing-duration>PT31M27S</meta:editing-duration>
    <meta:editing-cycles>17</meta:editing-cycles>
    <meta:document-statistic meta:table-count="6" meta:cell-count="8610" meta:object-count="0"/>
  </office:meta>
</office:document-meta>
</file>